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194.77mm"/>
    </style:style>
    <style:style style:name="co3" style:family="table-column">
      <style:table-column-properties fo:break-before="auto" style:column-width="122.78mm"/>
    </style:style>
    <style:style style:name="co4" style:family="table-column">
      <style:table-column-properties fo:break-before="auto" style:column-width="70.93mm"/>
    </style:style>
    <style:style style:name="co5" style:family="table-column">
      <style:table-column-properties fo:break-before="auto" style:column-width="55.03mm"/>
    </style:style>
    <style:style style:name="co6" style:family="table-column">
      <style:table-column-properties fo:break-before="auto" style:column-width="46.94mm"/>
    </style:style>
    <style:style style:name="co7" style:family="table-column">
      <style:table-column-properties fo:break-before="auto" style:column-width="80.8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63.52mm"/>
    </style:style>
    <style:style style:name="co11" style:family="table-column">
      <style:table-column-properties fo:break-before="auto" style:column-width="33.51mm"/>
    </style:style>
    <style:style style:name="co12" style:family="table-column">
      <style:table-column-properties fo:break-before="auto" style:column-width="8.11mm"/>
    </style:style>
    <style:style style:name="co13" style:family="table-column">
      <style:table-column-properties fo:break-before="auto" style:column-width="24.69mm"/>
    </style:style>
    <style:style style:name="co14" style:family="table-column">
      <style:table-column-properties fo:break-before="auto" style:column-width="34.22mm"/>
    </style:style>
    <style:style style:name="co15" style:family="table-column">
      <style:table-column-properties fo:break-before="auto" style:column-width="14.11mm"/>
    </style:style>
    <style:style style:name="co16" style:family="table-column">
      <style:table-column-properties fo:break-before="auto" style:column-width="52.23mm"/>
    </style:style>
    <style:style style:name="co17" style:family="table-column">
      <style:table-column-properties fo:break-before="auto" style:column-width="58.91mm"/>
    </style:style>
    <style:style style:name="co18" style:family="table-column">
      <style:table-column-properties fo:break-before="auto" style:column-width="47.9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21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PageStyle_5f_Organisation_20_summary_20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Normal_5f_Compiled_5f_tables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" style:family="table-cell" style:parent-style-name="Normal_5f_Compiled_5f_tables">
      <style:table-cell-properties style:diagonal-bl-tr="none" style:diagonal-tl-br="none" style:text-align-source="value-type" style:repeat-content="false" fo:background-color="transparent" fo:wrap-option="no-wrap" fo:border="0.74pt solid #d0d7e5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d0d7e5" style:rotation-align="none"/>
    </style:style>
    <style:style style:name="ce9" style:family="table-cell" style:parent-style-name="Default">
      <style:table-cell-properties style:diagonal-bl-tr="none" style:diagonal-tl-br="none" fo:border="0.74pt solid #d0d7e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d0d7e5" style:direction="ltr" fo:border-right="0.74pt solid #d0d7e5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16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17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882" style:base-cell-address="'Organisation summary report'.H479"/>
      <style:map style:condition="cell-content()=&quot;Yes&quot;" style:apply-style-name="ConditionalStyle_5f_881" style:base-cell-address="'Organisation summary report'.H479"/>
    </style:style>
    <style:style style:name="ce18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765" style:base-cell-address="'Organisation summary report'.H481"/>
      <style:map style:condition="cell-content()=&quot;Yes&quot;" style:apply-style-name="ConditionalStyle_5f_764" style:base-cell-address="'Organisation summary report'.H481"/>
    </style:style>
    <style:style style:name="ce19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869" style:base-cell-address="'Organisation summary report'.I479"/>
      <style:map style:condition="cell-content()=&quot;Yes&quot;" style:apply-style-name="ConditionalStyle_5f_868" style:base-cell-address="'Organisation summary report'.I479"/>
    </style:style>
    <style:style style:name="ce20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748" style:base-cell-address="'Organisation summary report'.I481"/>
      <style:map style:condition="cell-content()=&quot;Yes&quot;" style:apply-style-name="ConditionalStyle_5f_747" style:base-cell-address="'Organisation summary report'.I481"/>
    </style:style>
    <style:style style:name="ce21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994" style:base-cell-address="'Organisation summary report'.J2"/>
      <style:map style:condition="cell-content()=&quot;Yes&quot;" style:apply-style-name="ConditionalStyle_5f_993" style:base-cell-address="'Organisation summary report'.J2"/>
    </style:style>
    <style:style style:name="ce22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828" style:base-cell-address="'Organisation summary report'.J479"/>
      <style:map style:condition="cell-content()=&quot;Yes&quot;" style:apply-style-name="ConditionalStyle_5f_827" style:base-cell-address="'Organisation summary report'.J479"/>
    </style:style>
    <style:style style:name="ce23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23" style:base-cell-address="'Organisation summary report'.J480"/>
      <style:map style:condition="cell-content()=&quot;Yes&quot;" style:apply-style-name="ConditionalStyle_5f_22" style:base-cell-address="'Organisation summary report'.J480"/>
    </style:style>
    <style:style style:name="ce24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731" style:base-cell-address="'Organisation summary report'.J483"/>
      <style:map style:condition="cell-content()=&quot;Yes&quot;" style:apply-style-name="ConditionalStyle_5f_730" style:base-cell-address="'Organisation summary report'.J483"/>
    </style:style>
    <style:style style:name="ce25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843" style:base-cell-address="'Organisation summary report'.K479"/>
      <style:map style:condition="cell-content()=&quot;Yes&quot;" style:apply-style-name="ConditionalStyle_5f_842" style:base-cell-address="'Organisation summary report'.K479"/>
    </style:style>
    <style:style style:name="ce26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714" style:base-cell-address="'Organisation summary report'.K481"/>
      <style:map style:condition="cell-content()=&quot;Yes&quot;" style:apply-style-name="ConditionalStyle_5f_713" style:base-cell-address="'Organisation summary report'.K481"/>
    </style:style>
    <style:style style:name="ce2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856" style:base-cell-address="'Organisation summary report'.M479"/>
      <style:map style:condition="cell-content()=&quot;Yes&quot;" style:apply-style-name="ConditionalStyle_5f_855" style:base-cell-address="'Organisation summary report'.M479"/>
    </style:style>
    <style:style style:name="ce29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697" style:base-cell-address="'Organisation summary report'.M481"/>
      <style:map style:condition="cell-content()=&quot;Yes&quot;" style:apply-style-name="ConditionalStyle_5f_696" style:base-cell-address="'Organisation summary report'.M481"/>
    </style:style>
    <style:style style:name="ce30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31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897" style:base-cell-address="'Organisation summary report'.P470"/>
      <style:map style:condition="cell-content()=&quot;Yes&quot;" style:apply-style-name="ConditionalStyle_5f_896" style:base-cell-address="'Organisation summary report'.P470"/>
    </style:style>
    <style:style style:name="ce32" style:family="table-cell" style:parent-style-name="Default"/>
    <style:style style:name="ce33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797" style:base-cell-address="'Organisation summary report'.P483"/>
      <style:map style:condition="cell-content()=&quot;Yes&quot;" style:apply-style-name="ConditionalStyle_5f_796" style:base-cell-address="'Organisation summary report'.P483"/>
    </style:style>
    <style:style style:name="ce34" style:family="table-cell" style:parent-style-name="Excel_20_Built-in_20_Percent" style:data-style-name="N115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35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36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897" style:base-cell-address="'Organisation summary report'.P470"/>
      <style:map style:condition="cell-content()=&quot;Yes&quot;" style:apply-style-name="ConditionalStyle_5f_896" style:base-cell-address="'Organisation summary report'.P470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Excel_20_Built-in_20_Percent" style:data-style-name="N115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39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42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949" style:base-cell-address="'Organisation summary report'.T211"/>
      <style:map style:condition="cell-content()=&quot;Yes&quot;" style:apply-style-name="ConditionalStyle_5f_948" style:base-cell-address="'Organisation summary report'.T211"/>
    </style:style>
    <style:style style:name="ce43" style:family="table-cell" style:parent-style-name="Default">
      <style:map style:condition="cell-content()=&quot;No&quot;" style:apply-style-name="ConditionalStyle_5f_648" style:base-cell-address="'Organisation summary report'.T486"/>
      <style:map style:condition="cell-content()=&quot;Yes&quot;" style:apply-style-name="ConditionalStyle_5f_647" style:base-cell-address="'Organisation summary report'.T486"/>
    </style:style>
    <style:style style:name="ce44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45" style:family="table-cell" style:parent-style-name="Default" style:data-style-name="N116">
      <style:table-cell-properties style:rotation-align="none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46" style:family="table-cell" style:parent-style-name="Default">
      <style:table-cell-properties fo:background-color="#dcec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661" style:base-cell-address="'Organisation summary report'.U479"/>
      <style:map style:condition="cell-content()=&quot;Yes&quot;" style:apply-style-name="ConditionalStyle_5f_660" style:base-cell-address="'Organisation summary report'.U479"/>
    </style:style>
    <style:style style:name="ce47" style:family="table-cell" style:parent-style-name="Default">
      <style:table-cell-properties fo:background-color="#edf5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661" style:base-cell-address="'Organisation summary report'.U479"/>
      <style:map style:condition="cell-content()=&quot;Yes&quot;" style:apply-style-name="ConditionalStyle_5f_660" style:base-cell-address="'Organisation summary report'.U479"/>
    </style:style>
    <style:style style:name="ce48" style:family="table-cell" style:parent-style-name="Default">
      <style:table-cell-properties fo:background-color="#ffcbb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661" style:base-cell-address="'Organisation summary report'.U479"/>
      <style:map style:condition="cell-content()=&quot;Yes&quot;" style:apply-style-name="ConditionalStyle_5f_660" style:base-cell-address="'Organisation summary report'.U479"/>
    </style:style>
    <style:style style:name="ce49" style:family="table-cell" style:parent-style-name="Default">
      <style:table-cell-properties fo:background-color="#ffb1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661" style:base-cell-address="'Organisation summary report'.U479"/>
      <style:map style:condition="cell-content()=&quot;Yes&quot;" style:apply-style-name="ConditionalStyle_5f_660" style:base-cell-address="'Organisation summary report'.U479"/>
    </style:style>
    <style:style style:name="ce50" style:family="table-cell" style:parent-style-name="Default">
      <style:map style:condition="cell-content()=&quot;No&quot;" style:apply-style-name="ConditionalStyle_5f_635" style:base-cell-address="'Organisation summary report'.U483"/>
      <style:map style:condition="cell-content()=&quot;Yes&quot;" style:apply-style-name="ConditionalStyle_5f_634" style:base-cell-address="'Organisation summary report'.U483"/>
    </style:style>
    <style:style style:name="ce51" style:family="table-cell" style:parent-style-name="Default" style:data-style-name="N116">
      <style:table-cell-properties style:rotation-align="none"/>
      <style:map style:condition="cell-content()=&quot;No&quot;" style:apply-style-name="ConditionalStyle_5f_682" style:base-cell-address="'Organisation summary report'.U486"/>
      <style:map style:condition="cell-content()=&quot;Yes&quot;" style:apply-style-name="ConditionalStyle_5f_681" style:base-cell-address="'Organisation summary report'.U486"/>
    </style:style>
    <style:style style:name="ce52" style:family="table-cell" style:parent-style-name="Default" style:data-style-name="N116">
      <style:table-cell-properties style:rotation-align="none"/>
    </style:style>
    <style:style style:name="ce53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934" style:base-cell-address="'Organisation summary report'.V211"/>
      <style:map style:condition="cell-content()=&quot;Yes&quot;" style:apply-style-name="ConditionalStyle_5f_933" style:base-cell-address="'Organisation summary report'.V211"/>
    </style:style>
    <style:style style:name="ce54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973" style:base-cell-address="'Organisation summary report'.W2"/>
      <style:map style:condition="cell-content()=&quot;Yes&quot;" style:apply-style-name="ConditionalStyle_5f_972" style:base-cell-address="'Organisation summary report'.W2"/>
    </style:style>
    <style:style style:name="ce55" style:family="table-cell" style:parent-style-name="Default" style:data-style-name="N1">
      <style:table-cell-properties style:rotation-align="none"/>
      <style:map style:condition="cell-content()=&quot;No&quot;" style:apply-style-name="ConditionalStyle_5f_973" style:base-cell-address="'Organisation summary report'.W2"/>
      <style:map style:condition="cell-content()=&quot;Yes&quot;" style:apply-style-name="ConditionalStyle_5f_972" style:base-cell-address="'Organisation summary report'.W2"/>
    </style:style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able-cell-properties fo:background-color="#dcec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96" style:base-cell-address="'Organisation summary report'.W479"/>
      <style:map style:condition="cell-content()=&quot;Yes&quot;" style:apply-style-name="ConditionalStyle_5f_595" style:base-cell-address="'Organisation summary report'.W479"/>
    </style:style>
    <style:style style:name="ce58" style:family="table-cell" style:parent-style-name="Default">
      <style:table-cell-properties fo:background-color="#edf5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96" style:base-cell-address="'Organisation summary report'.W479"/>
      <style:map style:condition="cell-content()=&quot;Yes&quot;" style:apply-style-name="ConditionalStyle_5f_595" style:base-cell-address="'Organisation summary report'.W479"/>
    </style:style>
    <style:style style:name="ce59" style:family="table-cell" style:parent-style-name="Default">
      <style:table-cell-properties fo:background-color="#ffcbb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96" style:base-cell-address="'Organisation summary report'.W479"/>
      <style:map style:condition="cell-content()=&quot;Yes&quot;" style:apply-style-name="ConditionalStyle_5f_595" style:base-cell-address="'Organisation summary report'.W479"/>
    </style:style>
    <style:style style:name="ce60" style:family="table-cell" style:parent-style-name="Default">
      <style:table-cell-properties fo:background-color="#ffb1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96" style:base-cell-address="'Organisation summary report'.W479"/>
      <style:map style:condition="cell-content()=&quot;Yes&quot;" style:apply-style-name="ConditionalStyle_5f_595" style:base-cell-address="'Organisation summary report'.W479"/>
    </style:style>
    <style:style style:name="ce61" style:family="table-cell" style:parent-style-name="Default">
      <style:map style:condition="cell-content()=&quot;No&quot;" style:apply-style-name="ConditionalStyle_5f_609" style:base-cell-address="'Organisation summary report'.W483"/>
      <style:map style:condition="cell-content()=&quot;Yes&quot;" style:apply-style-name="ConditionalStyle_5f_608" style:base-cell-address="'Organisation summary report'.W483"/>
    </style:style>
    <style:style style:name="ce62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63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&quot;" style:apply-style-name="ConditionalStyle_5f_919" style:base-cell-address="'Organisation summary report'.X211"/>
      <style:map style:condition="cell-content()=&quot;Yes&quot;" style:apply-style-name="ConditionalStyle_5f_918" style:base-cell-address="'Organisation summary report'.X211"/>
    </style:style>
    <style:style style:name="ce64" style:family="table-cell" style:parent-style-name="Default">
      <style:map style:condition="cell-content()=&quot;No&quot;" style:apply-style-name="ConditionalStyle_5f_1009" style:base-cell-address="'Organisation summary report'.H2"/>
      <style:map style:condition="cell-content()=&quot;Yes&quot;" style:apply-style-name="ConditionalStyle_5f_1008" style:base-cell-address="'Organisation summary report'.H2"/>
    </style:style>
    <style:style style:name="ce65" style:family="table-cell" style:parent-style-name="Default">
      <style:map style:condition="cell-content()&lt;=59.9999999999999" style:apply-style-name="ConditionalStyle_5f_917" style:base-cell-address="'Organisation summary report'.Z238"/>
      <style:map style:condition="cell-content-is-between(60,74.9999999999999)" style:apply-style-name="ConditionalStyle_5f_916" style:base-cell-address="'Organisation summary report'.Z238"/>
      <style:map style:condition="cell-content-is-between(75,89.999999999999)" style:apply-style-name="ConditionalStyle_5f_915" style:base-cell-address="'Organisation summary report'.Z238"/>
      <style:map style:condition="cell-content()&gt;90" style:apply-style-name="ConditionalStyle_5f_914" style:base-cell-address="'Organisation summary report'.Z238"/>
    </style:style>
    <style:style style:name="ce66" style:family="table-cell" style:parent-style-name="Default">
      <style:table-cell-properties fo:background-color="#dcec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70" style:base-cell-address="'Organisation summary report'.Z479"/>
      <style:map style:condition="cell-content()=&quot;Yes&quot;" style:apply-style-name="ConditionalStyle_5f_569" style:base-cell-address="'Organisation summary report'.Z479"/>
    </style:style>
    <style:style style:name="ce67" style:family="table-cell" style:parent-style-name="Default">
      <style:table-cell-properties fo:background-color="#edf5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70" style:base-cell-address="'Organisation summary report'.Z479"/>
      <style:map style:condition="cell-content()=&quot;Yes&quot;" style:apply-style-name="ConditionalStyle_5f_569" style:base-cell-address="'Organisation summary report'.Z479"/>
    </style:style>
    <style:style style:name="ce68" style:family="table-cell" style:parent-style-name="Default">
      <style:table-cell-properties fo:background-color="#ffcbb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70" style:base-cell-address="'Organisation summary report'.Z479"/>
      <style:map style:condition="cell-content()=&quot;Yes&quot;" style:apply-style-name="ConditionalStyle_5f_569" style:base-cell-address="'Organisation summary report'.Z479"/>
    </style:style>
    <style:style style:name="ce69" style:family="table-cell" style:parent-style-name="Default">
      <style:table-cell-properties fo:background-color="#ffb1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70" style:base-cell-address="'Organisation summary report'.Z479"/>
      <style:map style:condition="cell-content()=&quot;Yes&quot;" style:apply-style-name="ConditionalStyle_5f_569" style:base-cell-address="'Organisation summary report'.Z479"/>
    </style:style>
    <style:style style:name="ce70" style:family="table-cell" style:parent-style-name="Default">
      <style:map style:condition="cell-content()=&quot;No&quot;" style:apply-style-name="ConditionalStyle_5f_583" style:base-cell-address="'Organisation summary report'.Z483"/>
      <style:map style:condition="cell-content()=&quot;Yes&quot;" style:apply-style-name="ConditionalStyle_5f_582" style:base-cell-address="'Organisation summary report'.Z483"/>
    </style:style>
    <style:style style:name="ce71" style:family="table-cell" style:parent-style-name="Default">
      <style:map style:condition="is-true-formula([.Z238]=0)" style:apply-style-name="ConditionalStyle_5f_913" style:base-cell-address="'Organisation summary report'.AA238"/>
      <style:map style:condition="cell-content()=0" style:apply-style-name="ConditionalStyle_5f_912" style:base-cell-address="'Organisation summary report'.AA238"/>
      <style:map style:condition="cell-content()&gt;0" style:apply-style-name="ConditionalStyle_5f_911" style:base-cell-address="'Organisation summary report'.AA238"/>
    </style:style>
    <style:style style:name="ce72" style:family="table-cell" style:parent-style-name="Default">
      <style:table-cell-properties fo:background-color="#edf5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44" style:base-cell-address="'Organisation summary report'.AA479"/>
      <style:map style:condition="cell-content()=&quot;Yes&quot;" style:apply-style-name="ConditionalStyle_5f_543" style:base-cell-address="'Organisation summary report'.AA479"/>
    </style:style>
    <style:style style:name="ce73" style:family="table-cell" style:parent-style-name="Default">
      <style:table-cell-properties fo:background-color="#ffcbb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44" style:base-cell-address="'Organisation summary report'.AA479"/>
      <style:map style:condition="cell-content()=&quot;Yes&quot;" style:apply-style-name="ConditionalStyle_5f_543" style:base-cell-address="'Organisation summary report'.AA479"/>
    </style:style>
    <style:style style:name="ce74" style:family="table-cell" style:parent-style-name="Default">
      <style:table-cell-properties fo:background-color="#ffb18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map style:condition="cell-content()=&quot;No&quot;" style:apply-style-name="ConditionalStyle_5f_557" style:base-cell-address="'Organisation summary report'.AA481"/>
      <style:map style:condition="cell-content()=&quot;Yes&quot;" style:apply-style-name="ConditionalStyle_5f_556" style:base-cell-address="'Organisation summary report'.AA481"/>
    </style:style>
    <style:style style:name="ce75" style:family="table-cell" style:parent-style-name="Default">
      <style:map style:condition="cell-content()=&quot;No&quot;" style:apply-style-name="ConditionalStyle_5f_531" style:base-cell-address="'Organisation summary report'.AA482"/>
      <style:map style:condition="cell-content()=&quot;Yes&quot;" style:apply-style-name="ConditionalStyle_5f_530" style:base-cell-address="'Organisation summary report'.AA48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ganisation summary 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2"/>
        <table:table-column table:style-name="co17" table:default-cell-style-name="ce37"/>
        <table:table-column table:style-name="co18" table:default-cell-style-name="ce32"/>
        <table:table-column table:style-name="co19" table:default-cell-style-name="Default"/>
        <table:table-column table:style-name="co5" table:number-columns-repeated="8" table:default-cell-style-name="Default"/>
        <table:table-column table:style-name="co20" table:number-columns-repeated="997" table:default-cell-style-name="Default"/>
        <table:table-row table:style-name="ro1">
          <table:table-cell office:value-type="string" calcext:value-type="string">
            <text:p>c_org_cod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_nhs_area</text:p>
          </table:table-cell>
          <table:table-cell office:value-type="string" calcext:value-type="string">
            <text:p>c_phe_centre</text:p>
          </table:table-cell>
          <table:table-cell office:value-type="string" calcext:value-type="string">
            <text:p>c_region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c_sdmp</text:p>
          </table:table-cell>
          <table:table-cell office:value-type="string" calcext:value-type="string">
            <text:p>c_adaptation</text:p>
          </table:table-cell>
          <table:table-cell office:value-type="string" calcext:value-type="string">
            <text:p>c_on_track_34_pct</text:p>
          </table:table-cell>
          <table:table-cell office:value-type="string" calcext:value-type="string">
            <text:p>c_healthy_tp</text:p>
          </table:table-cell>
          <table:table-cell office:value-type="string" calcext:value-type="string">
            <text:p>c_gcc</text:p>
          </table:table-cell>
          <table:table-cell office:value-type="string" calcext:value-type="string">
            <text:p>c_sr_score</text:p>
          </table:table-cell>
          <table:table-cell office:value-type="string" calcext:value-type="string">
            <text:p>c_sr_pct</text:p>
          </table:table-cell>
          <table:table-cell office:value-type="string" calcext:value-type="string">
            <text:p>c_nrg</text:p>
          </table:table-cell>
          <table:table-cell office:value-type="string" calcext:value-type="string">
            <text:p>c_nrg_fte</text:p>
          </table:table-cell>
          <table:table-cell table:style-name="Default" office:value-type="string" calcext:value-type="string">
            <text:p>c_water</text:p>
          </table:table-cell>
          <table:table-cell table:style-name="Default" office:value-type="string" calcext:value-type="string">
            <text:p>c_water_fte</text:p>
          </table:table-cell>
          <table:table-cell table:style-name="Default" office:value-type="string" calcext:value-type="string">
            <text:p>c_waste</text:p>
          </table:table-cell>
          <table:table-cell office:value-type="string" calcext:value-type="string">
            <text:p>c_waste_change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00C</text:p>
          </table:table-cell>
          <table:table-cell table:style-name="ce1" office:value-type="string" calcext:value-type="string">
            <text:p>NHS Darlington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C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D</text:p>
          </table:table-cell>
          <table:table-cell table:style-name="ce1" office:value-type="string" calcext:value-type="string">
            <text:p>NHS Durham Dales, Easington and Sedgefield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D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J</text:p>
          </table:table-cell>
          <table:table-cell table:style-name="ce1" office:value-type="string" calcext:value-type="string">
            <text:p>NHS North Durham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J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K</text:p>
          </table:table-cell>
          <table:table-cell table:style-name="ce1" office:value-type="string" calcext:value-type="string">
            <text:p>NHS Hartlepool and Stockton-On-Tees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K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42307692307692" calcext:value-type="percentage">
            <text:p>44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L</text:p>
          </table:table-cell>
          <table:table-cell table:style-name="ce1" office:value-type="string" calcext:value-type="string">
            <text:p>NHS Northumberland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L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M</text:p>
          </table:table-cell>
          <table:table-cell table:style-name="ce1" office:value-type="string" calcext:value-type="string">
            <text:p>NHS South Tees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M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N</text:p>
          </table:table-cell>
          <table:table-cell table:style-name="ce1" office:value-type="string" calcext:value-type="string">
            <text:p>NHS South Tyneside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N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65384615384615" calcext:value-type="percentage">
            <text:p>36.5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P</text:p>
          </table:table-cell>
          <table:table-cell table:style-name="ce1" office:value-type="string" calcext:value-type="string">
            <text:p>NHS Sunderland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P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23076923076923" calcext:value-type="percentage">
            <text:p>42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Q</text:p>
          </table:table-cell>
          <table:table-cell table:style-name="ce1" office:value-type="string" calcext:value-type="string">
            <text:p>NHS Blackburn with Darwen CCG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Q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R</text:p>
          </table:table-cell>
          <table:table-cell table:style-name="ce1" office:value-type="string" calcext:value-type="string">
            <text:p>NHS Blackpool CCG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R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T</text:p>
          </table:table-cell>
          <table:table-cell table:style-name="ce1" office:value-type="string" calcext:value-type="string">
            <text:p>NHS Bolton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T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V</text:p>
          </table:table-cell>
          <table:table-cell table:style-name="ce1" office:value-type="string" calcext:value-type="string">
            <text:p>NHS Bury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V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42307692307692" calcext:value-type="percentage">
            <text:p>44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W</text:p>
          </table:table-cell>
          <table:table-cell table:style-name="ce1" office:value-type="string" calcext:value-type="string">
            <text:p>NHS Central Manchester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W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X</text:p>
          </table:table-cell>
          <table:table-cell table:style-name="ce1" office:value-type="string" calcext:value-type="string">
            <text:p>NHS Chorley and South Ribble CCG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X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57692307692308" calcext:value-type="percentage">
            <text:p>55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0Y</text:p>
          </table:table-cell>
          <table:table-cell table:style-name="ce1" office:value-type="string" calcext:value-type="string">
            <text:p>NHS Oldham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0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0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A</text:p>
          </table:table-cell>
          <table:table-cell table:style-name="ce1" office:value-type="string" calcext:value-type="string">
            <text:p>NHS East Lancashire CCG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C</text:p>
          </table:table-cell>
          <table:table-cell table:style-name="ce1" office:value-type="string" calcext:value-type="string">
            <text:p>NHS Eastern Cheshire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C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D</text:p>
          </table:table-cell>
          <table:table-cell table:style-name="ce1" office:value-type="string" calcext:value-type="string">
            <text:p>NHS Heywood, Middleton and Rochdale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D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1" calcext:value-type="float">
            <text:p>51</text:p>
          </table:table-cell>
          <table:table-cell table:style-name="ce27" office:value-type="string" calcext:value-type="string">
            <text:p>01D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65384615384615" calcext:value-type="percentage">
            <text:p>36.5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E</text:p>
          </table:table-cell>
          <table:table-cell table:style-name="ce1" office:value-type="string" calcext:value-type="string">
            <text:p>NHS Greater Preston CCG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E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38461538461538" calcext:value-type="percentage">
            <text:p>53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F</text:p>
          </table:table-cell>
          <table:table-cell table:style-name="ce1" office:value-type="string" calcext:value-type="string">
            <text:p>NHS Halton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G</text:p>
          </table:table-cell>
          <table:table-cell table:style-name="ce1" office:value-type="string" calcext:value-type="string">
            <text:p>NHS Salford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G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H</text:p>
          </table:table-cell>
          <table:table-cell table:style-name="ce12" office:value-type="string" calcext:value-type="string">
            <text:p>NHS North Cumbria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H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J</text:p>
          </table:table-cell>
          <table:table-cell table:style-name="ce1" office:value-type="string" calcext:value-type="string">
            <text:p>NHS Knowsley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In Draft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J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K</text:p>
          </table:table-cell>
          <table:table-cell table:style-name="ce12" office:value-type="string" calcext:value-type="string">
            <text:p>NHS Morecambe Bay CCG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K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769230769230769" calcext:value-type="percentage">
            <text:p>7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M</text:p>
          </table:table-cell>
          <table:table-cell table:style-name="ce1" office:value-type="string" calcext:value-type="string">
            <text:p>NHS North Manchester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M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N</text:p>
          </table:table-cell>
          <table:table-cell table:style-name="ce1" office:value-type="string" calcext:value-type="string">
            <text:p>NHS South Manchester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R</text:p>
          </table:table-cell>
          <table:table-cell table:style-name="ce1" office:value-type="string" calcext:value-type="string">
            <text:p>NHS South Cheshire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R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T</text:p>
          </table:table-cell>
          <table:table-cell table:style-name="ce1" office:value-type="string" calcext:value-type="string">
            <text:p>NHS South Sefton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T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V</text:p>
          </table:table-cell>
          <table:table-cell table:style-name="ce1" office:value-type="string" calcext:value-type="string">
            <text:p>NHS Southport and Formby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W</text:p>
          </table:table-cell>
          <table:table-cell table:style-name="ce1" office:value-type="string" calcext:value-type="string">
            <text:p>NHS Stockport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W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X</text:p>
          </table:table-cell>
          <table:table-cell table:style-name="ce1" office:value-type="string" calcext:value-type="string">
            <text:p>NHS St Helens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X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1Y</text:p>
          </table:table-cell>
          <table:table-cell table:style-name="ce1" office:value-type="string" calcext:value-type="string">
            <text:p>NHS Tameside and Glossop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1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1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A</text:p>
          </table:table-cell>
          <table:table-cell table:style-name="ce1" office:value-type="string" calcext:value-type="string">
            <text:p>NHS Trafford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A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769230769230769" calcext:value-type="percentage">
            <text:p>7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D</text:p>
          </table:table-cell>
          <table:table-cell table:style-name="ce1" office:value-type="string" calcext:value-type="string">
            <text:p>NHS Vale Royal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D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E</text:p>
          </table:table-cell>
          <table:table-cell table:style-name="ce1" office:value-type="string" calcext:value-type="string">
            <text:p>NHS Warrington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E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961538461538462" calcext:value-type="percentage">
            <text:p>9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F</text:p>
          </table:table-cell>
          <table:table-cell table:style-name="ce1" office:value-type="string" calcext:value-type="string">
            <text:p>NHS West Cheshire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G</text:p>
          </table:table-cell>
          <table:table-cell table:style-name="ce1" office:value-type="string" calcext:value-type="string">
            <text:p>NHS West Lancashire CCG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G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H</text:p>
          </table:table-cell>
          <table:table-cell table:style-name="ce1" office:value-type="string" calcext:value-type="string">
            <text:p>NHS Wigan Borough CCG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H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63" calcext:value-type="float">
            <text:p>63</text:p>
          </table:table-cell>
          <table:table-cell table:style-name="ce27" office:value-type="string" calcext:value-type="string">
            <text:p>02H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57692307692308" calcext:value-type="percentage">
            <text:p>55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M</text:p>
          </table:table-cell>
          <table:table-cell table:style-name="ce1" office:value-type="string" calcext:value-type="string">
            <text:p>NHS Fylde &amp; Wyre CCG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M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N</text:p>
          </table:table-cell>
          <table:table-cell table:style-name="ce1" office:value-type="string" calcext:value-type="string">
            <text:p>NHS Airedale, Wharfedale and Craven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N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8461538461538" calcext:value-type="percentage">
            <text:p>28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P</text:p>
          </table:table-cell>
          <table:table-cell table:style-name="ce1" office:value-type="string" calcext:value-type="string">
            <text:p>NHS Barnsley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Q</text:p>
          </table:table-cell>
          <table:table-cell table:style-name="ce1" office:value-type="string" calcext:value-type="string">
            <text:p>NHS Bassetlaw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Q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R</text:p>
          </table:table-cell>
          <table:table-cell table:style-name="ce1" office:value-type="string" calcext:value-type="string">
            <text:p>NHS Bradford Districts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R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T</text:p>
          </table:table-cell>
          <table:table-cell table:style-name="ce1" office:value-type="string" calcext:value-type="string">
            <text:p>NHS Calderdale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T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V</text:p>
          </table:table-cell>
          <table:table-cell table:style-name="ce1" office:value-type="string" calcext:value-type="string">
            <text:p>NHS Leeds North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V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W</text:p>
          </table:table-cell>
          <table:table-cell table:style-name="ce1" office:value-type="string" calcext:value-type="string">
            <text:p>NHS Bradford City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W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X</text:p>
          </table:table-cell>
          <table:table-cell table:style-name="ce1" office:value-type="string" calcext:value-type="string">
            <text:p>NHS Doncaster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X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2Y</text:p>
          </table:table-cell>
          <table:table-cell table:style-name="ce1" office:value-type="string" calcext:value-type="string">
            <text:p>NHS East Riding Of Yorkshire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2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2Y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A</text:p>
          </table:table-cell>
          <table:table-cell table:style-name="ce1" office:value-type="string" calcext:value-type="string">
            <text:p>NHS Greater Huddersfield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A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03A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61538461538462" calcext:value-type="percentage">
            <text:p>46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C</text:p>
          </table:table-cell>
          <table:table-cell table:style-name="ce1" office:value-type="string" calcext:value-type="string">
            <text:p>NHS Leeds West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C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23076923076923" calcext:value-type="percentage">
            <text:p>42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D</text:p>
          </table:table-cell>
          <table:table-cell table:style-name="ce1" office:value-type="string" calcext:value-type="string">
            <text:p>NHS Hambleton, Richmondshire and Whitby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D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961538461538462" calcext:value-type="percentage">
            <text:p>9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E</text:p>
          </table:table-cell>
          <table:table-cell table:style-name="ce1" office:value-type="string" calcext:value-type="string">
            <text:p>NHS Harrogate and Rural District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F</text:p>
          </table:table-cell>
          <table:table-cell table:style-name="ce1" office:value-type="string" calcext:value-type="string">
            <text:p>NHS Hull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G</text:p>
          </table:table-cell>
          <table:table-cell table:style-name="ce1" office:value-type="string" calcext:value-type="string">
            <text:p>NHS Leeds South and East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G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H</text:p>
          </table:table-cell>
          <table:table-cell table:style-name="ce1" office:value-type="string" calcext:value-type="string">
            <text:p>NHS North East Lincolnshire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H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J</text:p>
          </table:table-cell>
          <table:table-cell table:style-name="ce1" office:value-type="string" calcext:value-type="string">
            <text:p>NHS North Kirklees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J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K</text:p>
          </table:table-cell>
          <table:table-cell table:style-name="ce1" office:value-type="string" calcext:value-type="string">
            <text:p>NHS North Lincolnshire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K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8461538461538" calcext:value-type="percentage">
            <text:p>28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L</text:p>
          </table:table-cell>
          <table:table-cell table:style-name="ce1" office:value-type="string" calcext:value-type="string">
            <text:p>NHS Rotherham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L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M</text:p>
          </table:table-cell>
          <table:table-cell table:style-name="ce1" office:value-type="string" calcext:value-type="string">
            <text:p>NHS Scarborough and Ryedale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M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03M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23076923076923" calcext:value-type="percentage">
            <text:p>42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N</text:p>
          </table:table-cell>
          <table:table-cell table:style-name="ce1" office:value-type="string" calcext:value-type="string">
            <text:p>NHS Sheffield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Q</text:p>
          </table:table-cell>
          <table:table-cell table:style-name="ce1" office:value-type="string" calcext:value-type="string">
            <text:p>NHS Vale Of York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Q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03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R</text:p>
          </table:table-cell>
          <table:table-cell table:style-name="ce1" office:value-type="string" calcext:value-type="string">
            <text:p>NHS Wakefield CCG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R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T</text:p>
          </table:table-cell>
          <table:table-cell table:style-name="ce1" office:value-type="string" calcext:value-type="string">
            <text:p>NHS Lincolnshire East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T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V</text:p>
          </table:table-cell>
          <table:table-cell table:style-name="ce1" office:value-type="string" calcext:value-type="string">
            <text:p>NHS Corby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W</text:p>
          </table:table-cell>
          <table:table-cell table:style-name="ce1" office:value-type="string" calcext:value-type="string">
            <text:p>NHS East Leicestershire and Rutland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W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X</text:p>
          </table:table-cell>
          <table:table-cell table:style-name="ce1" office:value-type="string" calcext:value-type="string">
            <text:p>NHS Erewash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X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3Y</text:p>
          </table:table-cell>
          <table:table-cell table:style-name="ce1" office:value-type="string" calcext:value-type="string">
            <text:p>NHS Hardwick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3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3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C</text:p>
          </table:table-cell>
          <table:table-cell table:style-name="ce1" office:value-type="string" calcext:value-type="string">
            <text:p>NHS Leicester City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C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961538461538462" calcext:value-type="percentage">
            <text:p>9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D</text:p>
          </table:table-cell>
          <table:table-cell table:style-name="ce1" office:value-type="string" calcext:value-type="string">
            <text:p>NHS Lincolnshire West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D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E</text:p>
          </table:table-cell>
          <table:table-cell table:style-name="ce1" office:value-type="string" calcext:value-type="string">
            <text:p>NHS Mansfield and Ashfield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E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03846153846154" calcext:value-type="percentage">
            <text:p>40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F</text:p>
          </table:table-cell>
          <table:table-cell table:style-name="ce1" office:value-type="string" calcext:value-type="string">
            <text:p>NHS Milton Keynes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F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76923076923077" calcext:value-type="percentage">
            <text:p>57.7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G</text:p>
          </table:table-cell>
          <table:table-cell table:style-name="ce1" office:value-type="string" calcext:value-type="string">
            <text:p>NHS Nene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In Draft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04G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84615384615385" calcext:value-type="percentage">
            <text:p>38.5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H</text:p>
          </table:table-cell>
          <table:table-cell table:style-name="ce1" office:value-type="string" calcext:value-type="string">
            <text:p>NHS Newark &amp; Sherwood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H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42307692307692" calcext:value-type="percentage">
            <text:p>44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J</text:p>
          </table:table-cell>
          <table:table-cell table:style-name="ce1" office:value-type="string" calcext:value-type="string">
            <text:p>NHS North Derbyshire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J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8461538461538" calcext:value-type="percentage">
            <text:p>28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K</text:p>
          </table:table-cell>
          <table:table-cell table:style-name="ce1" office:value-type="string" calcext:value-type="string">
            <text:p>NHS Nottingham City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K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19230769230769" calcext:value-type="percentage">
            <text:p>51.9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L</text:p>
          </table:table-cell>
          <table:table-cell table:style-name="ce1" office:value-type="string" calcext:value-type="string">
            <text:p>NHS Nottingham North and East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L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80769230769231" calcext:value-type="percentage">
            <text:p>48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M</text:p>
          </table:table-cell>
          <table:table-cell table:style-name="ce1" office:value-type="string" calcext:value-type="string">
            <text:p>NHS Nottingham West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M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61538461538462" calcext:value-type="percentage">
            <text:p>46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N</text:p>
          </table:table-cell>
          <table:table-cell table:style-name="ce1" office:value-type="string" calcext:value-type="string">
            <text:p>NHS Rushcliffe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N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42307692307692" calcext:value-type="percentage">
            <text:p>44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Q</text:p>
          </table:table-cell>
          <table:table-cell table:style-name="ce1" office:value-type="string" calcext:value-type="string">
            <text:p>NHS South West Lincolnshire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R</text:p>
          </table:table-cell>
          <table:table-cell table:style-name="ce1" office:value-type="string" calcext:value-type="string">
            <text:p>NHS Southern Derbyshire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R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61538461538462" calcext:value-type="percentage">
            <text:p>46.2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V</text:p>
          </table:table-cell>
          <table:table-cell table:style-name="ce1" office:value-type="string" calcext:value-type="string">
            <text:p>NHS West Leicestershire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X</text:p>
          </table:table-cell>
          <table:table-cell table:style-name="ce1" office:value-type="string" calcext:value-type="string">
            <text:p>NHS Birmingham South and Central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X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4Y</text:p>
          </table:table-cell>
          <table:table-cell table:style-name="ce1" office:value-type="string" calcext:value-type="string">
            <text:p>NHS Cannock Chase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4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4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A</text:p>
          </table:table-cell>
          <table:table-cell table:style-name="ce1" office:value-type="string" calcext:value-type="string">
            <text:p>NHS Coventry and Rugby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A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769230769230769" calcext:value-type="percentage">
            <text:p>7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C</text:p>
          </table:table-cell>
          <table:table-cell table:style-name="ce1" office:value-type="string" calcext:value-type="string">
            <text:p>NHS Dudley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C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D</text:p>
          </table:table-cell>
          <table:table-cell table:style-name="ce1" office:value-type="string" calcext:value-type="string">
            <text:p>NHS East Staffordshire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D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F</text:p>
          </table:table-cell>
          <table:table-cell table:style-name="ce1" office:value-type="string" calcext:value-type="string">
            <text:p>NHS Herefordshire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F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73" calcext:value-type="float">
            <text:p>73</text:p>
          </table:table-cell>
          <table:table-cell table:style-name="ce27" office:value-type="string" calcext:value-type="string">
            <text:p>05F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G</text:p>
          </table:table-cell>
          <table:table-cell table:style-name="ce1" office:value-type="string" calcext:value-type="string">
            <text:p>NHS North Staffordshire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G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H</text:p>
          </table:table-cell>
          <table:table-cell table:style-name="ce1" office:value-type="string" calcext:value-type="string">
            <text:p>NHS Warwickshire North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H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J</text:p>
          </table:table-cell>
          <table:table-cell table:style-name="ce1" office:value-type="string" calcext:value-type="string">
            <text:p>NHS Redditch and Bromsgrove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J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L</text:p>
          </table:table-cell>
          <table:table-cell table:style-name="ce1" office:value-type="string" calcext:value-type="string">
            <text:p>NHS Sandwell and West Birmingham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L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N</text:p>
          </table:table-cell>
          <table:table-cell table:style-name="ce1" office:value-type="string" calcext:value-type="string">
            <text:p>NHS Shropshire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P</text:p>
          </table:table-cell>
          <table:table-cell table:style-name="ce1" office:value-type="string" calcext:value-type="string">
            <text:p>NHS Solihull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Q</text:p>
          </table:table-cell>
          <table:table-cell table:style-name="ce1" office:value-type="string" calcext:value-type="string">
            <text:p>NHS South East Staffordshire and Seisdon Peninsula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R</text:p>
          </table:table-cell>
          <table:table-cell table:style-name="ce1" office:value-type="string" calcext:value-type="string">
            <text:p>NHS South Warwickshire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R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T</text:p>
          </table:table-cell>
          <table:table-cell table:style-name="ce1" office:value-type="string" calcext:value-type="string">
            <text:p>NHS South Worcestershire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T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V</text:p>
          </table:table-cell>
          <table:table-cell table:style-name="ce1" office:value-type="string" calcext:value-type="string">
            <text:p>NHS Stafford and Surrounds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W</text:p>
          </table:table-cell>
          <table:table-cell table:style-name="ce1" office:value-type="string" calcext:value-type="string">
            <text:p>NHS Stoke On Trent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W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X</text:p>
          </table:table-cell>
          <table:table-cell table:style-name="ce1" office:value-type="string" calcext:value-type="string">
            <text:p>NHS Telford and Wrekin CCG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X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5Y</text:p>
          </table:table-cell>
          <table:table-cell table:style-name="ce1" office:value-type="string" calcext:value-type="string">
            <text:p>NHS Walsall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5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5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A</text:p>
          </table:table-cell>
          <table:table-cell table:style-name="ce1" office:value-type="string" calcext:value-type="string">
            <text:p>NHS Wolverhampton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D</text:p>
          </table:table-cell>
          <table:table-cell table:style-name="ce1" office:value-type="string" calcext:value-type="string">
            <text:p>NHS Wyre Forest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D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F</text:p>
          </table:table-cell>
          <table:table-cell table:style-name="ce1" office:value-type="string" calcext:value-type="string">
            <text:p>NHS Bedfordshire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F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8461538461538" calcext:value-type="percentage">
            <text:p>28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H</text:p>
          </table:table-cell>
          <table:table-cell table:style-name="ce1" office:value-type="string" calcext:value-type="string">
            <text:p>NHS Cambridgeshire and Peterborough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H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K</text:p>
          </table:table-cell>
          <table:table-cell table:style-name="ce1" office:value-type="string" calcext:value-type="string">
            <text:p>NHS East and North Hertfordshire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K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L</text:p>
          </table:table-cell>
          <table:table-cell table:style-name="ce1" office:value-type="string" calcext:value-type="string">
            <text:p>NHS Ipswich and East Suffolk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L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8461538461538" calcext:value-type="percentage">
            <text:p>28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06M</text:p>
          </table:table-cell>
          <table:table-cell table:style-name="ce1" office:value-type="string" calcext:value-type="string">
            <text:p>NHS Great Yarmouth and Waveney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M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N</text:p>
          </table:table-cell>
          <table:table-cell table:style-name="ce1" office:value-type="string" calcext:value-type="string">
            <text:p>NHS Herts Valleys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N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44" calcext:value-type="float">
            <text:p>44</text:p>
          </table:table-cell>
          <table:table-cell table:style-name="ce27" office:value-type="string" calcext:value-type="string">
            <text:p>06N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711538461538462" calcext:value-type="percentage">
            <text:p>71.2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P</text:p>
          </table:table-cell>
          <table:table-cell table:style-name="ce1" office:value-type="string" calcext:value-type="string">
            <text:p>NHS Luton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Q</text:p>
          </table:table-cell>
          <table:table-cell table:style-name="ce1" office:value-type="string" calcext:value-type="string">
            <text:p>NHS Mid Essex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Q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8461538461538" calcext:value-type="percentage">
            <text:p>28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T</text:p>
          </table:table-cell>
          <table:table-cell table:style-name="ce1" office:value-type="string" calcext:value-type="string">
            <text:p>NHS North East Essex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T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V</text:p>
          </table:table-cell>
          <table:table-cell table:style-name="ce1" office:value-type="string" calcext:value-type="string">
            <text:p>NHS North Norfolk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W</text:p>
          </table:table-cell>
          <table:table-cell table:style-name="ce1" office:value-type="string" calcext:value-type="string">
            <text:p>NHS Norwich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W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06W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6Y</text:p>
          </table:table-cell>
          <table:table-cell table:style-name="ce1" office:value-type="string" calcext:value-type="string">
            <text:p>NHS South Norfolk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6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6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G</text:p>
          </table:table-cell>
          <table:table-cell table:style-name="ce1" office:value-type="string" calcext:value-type="string">
            <text:p>NHS Thurrock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G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07G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H</text:p>
          </table:table-cell>
          <table:table-cell table:style-name="ce1" office:value-type="string" calcext:value-type="string">
            <text:p>NHS West Essex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H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07H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J</text:p>
          </table:table-cell>
          <table:table-cell table:style-name="ce1" office:value-type="string" calcext:value-type="string">
            <text:p>NHS West Norfolk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J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07J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K</text:p>
          </table:table-cell>
          <table:table-cell table:style-name="ce1" office:value-type="string" calcext:value-type="string">
            <text:p>NHS West Suffolk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K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L</text:p>
          </table:table-cell>
          <table:table-cell table:style-name="ce1" office:value-type="string" calcext:value-type="string">
            <text:p>NHS Barking and Dagenham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L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M</text:p>
          </table:table-cell>
          <table:table-cell table:style-name="ce1" office:value-type="string" calcext:value-type="string">
            <text:p>NHS Barnet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M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N</text:p>
          </table:table-cell>
          <table:table-cell table:style-name="ce1" office:value-type="string" calcext:value-type="string">
            <text:p>NHS Bexley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P</text:p>
          </table:table-cell>
          <table:table-cell table:style-name="ce1" office:value-type="string" calcext:value-type="string">
            <text:p>NHS Brent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Q</text:p>
          </table:table-cell>
          <table:table-cell table:style-name="ce1" office:value-type="string" calcext:value-type="string">
            <text:p>NHS Bromley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Q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42307692307692" calcext:value-type="percentage">
            <text:p>44.2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R</text:p>
          </table:table-cell>
          <table:table-cell table:style-name="ce1" office:value-type="string" calcext:value-type="string">
            <text:p>NHS Camden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R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T</text:p>
          </table:table-cell>
          <table:table-cell table:style-name="ce1" office:value-type="string" calcext:value-type="string">
            <text:p>NHS City and Hackney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T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42307692307692" calcext:value-type="percentage">
            <text:p>44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V</text:p>
          </table:table-cell>
          <table:table-cell table:style-name="ce1" office:value-type="string" calcext:value-type="string">
            <text:p>NHS Croydon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W</text:p>
          </table:table-cell>
          <table:table-cell table:style-name="ce1" office:value-type="string" calcext:value-type="string">
            <text:p>NHS Ealing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W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769230769230769" calcext:value-type="percentage">
            <text:p>7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X</text:p>
          </table:table-cell>
          <table:table-cell table:style-name="ce1" office:value-type="string" calcext:value-type="string">
            <text:p>NHS Enfield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X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7Y</text:p>
          </table:table-cell>
          <table:table-cell table:style-name="ce1" office:value-type="string" calcext:value-type="string">
            <text:p>NHS Hounslow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7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7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A</text:p>
          </table:table-cell>
          <table:table-cell table:style-name="ce1" office:value-type="string" calcext:value-type="string">
            <text:p>NHS Greenwich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C</text:p>
          </table:table-cell>
          <table:table-cell table:style-name="ce1" office:value-type="string" calcext:value-type="string">
            <text:p>NHS Hammersmith and Fulham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C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D</text:p>
          </table:table-cell>
          <table:table-cell table:style-name="ce1" office:value-type="string" calcext:value-type="string">
            <text:p>NHS Haringey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D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E</text:p>
          </table:table-cell>
          <table:table-cell table:style-name="ce1" office:value-type="string" calcext:value-type="string">
            <text:p>NHS Harrow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F</text:p>
          </table:table-cell>
          <table:table-cell table:style-name="ce1" office:value-type="string" calcext:value-type="string">
            <text:p>NHS Havering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G</text:p>
          </table:table-cell>
          <table:table-cell table:style-name="ce1" office:value-type="string" calcext:value-type="string">
            <text:p>NHS Hillingdon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G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H</text:p>
          </table:table-cell>
          <table:table-cell table:style-name="ce1" office:value-type="string" calcext:value-type="string">
            <text:p>NHS Islington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H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769230769230769" calcext:value-type="percentage">
            <text:p>7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J</text:p>
          </table:table-cell>
          <table:table-cell table:style-name="ce1" office:value-type="string" calcext:value-type="string">
            <text:p>NHS Kingston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J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K</text:p>
          </table:table-cell>
          <table:table-cell table:style-name="ce1" office:value-type="string" calcext:value-type="string">
            <text:p>NHS Lambeth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K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L</text:p>
          </table:table-cell>
          <table:table-cell table:style-name="ce1" office:value-type="string" calcext:value-type="string">
            <text:p>NHS Lewisham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L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M</text:p>
          </table:table-cell>
          <table:table-cell table:style-name="ce1" office:value-type="string" calcext:value-type="string">
            <text:p>NHS Newham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M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N</text:p>
          </table:table-cell>
          <table:table-cell table:style-name="ce1" office:value-type="string" calcext:value-type="string">
            <text:p>NHS Redbridge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P</text:p>
          </table:table-cell>
          <table:table-cell table:style-name="ce1" office:value-type="string" calcext:value-type="string">
            <text:p>NHS Richmond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P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Q</text:p>
          </table:table-cell>
          <table:table-cell table:style-name="ce1" office:value-type="string" calcext:value-type="string">
            <text:p>NHS Southwark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R</text:p>
          </table:table-cell>
          <table:table-cell table:style-name="ce1" office:value-type="string" calcext:value-type="string">
            <text:p>NHS Merton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R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T</text:p>
          </table:table-cell>
          <table:table-cell table:style-name="ce1" office:value-type="string" calcext:value-type="string">
            <text:p>NHS Sutton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T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V</text:p>
          </table:table-cell>
          <table:table-cell table:style-name="ce1" office:value-type="string" calcext:value-type="string">
            <text:p>NHS Tower Hamlets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W</text:p>
          </table:table-cell>
          <table:table-cell table:style-name="ce1" office:value-type="string" calcext:value-type="string">
            <text:p>NHS Waltham Forest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W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384615384615385" calcext:value-type="percentage">
            <text:p>3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X</text:p>
          </table:table-cell>
          <table:table-cell table:style-name="ce1" office:value-type="string" calcext:value-type="string">
            <text:p>NHS Wandsworth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X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8Y</text:p>
          </table:table-cell>
          <table:table-cell table:style-name="ce1" office:value-type="string" calcext:value-type="string">
            <text:p>NHS West London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8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8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A</text:p>
          </table:table-cell>
          <table:table-cell table:style-name="ce1" office:value-type="string" calcext:value-type="string">
            <text:p>NHS Central London (Westminster) CCG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15384615384615" calcext:value-type="percentage">
            <text:p>11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C</text:p>
          </table:table-cell>
          <table:table-cell table:style-name="ce1" office:value-type="string" calcext:value-type="string">
            <text:p>NHS Ashford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C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576923076923077" calcext:value-type="percentage">
            <text:p>5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D</text:p>
          </table:table-cell>
          <table:table-cell table:style-name="ce1" office:value-type="string" calcext:value-type="string">
            <text:p>NHS Brighton and Hove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D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23076923076923" calcext:value-type="percentage">
            <text:p>42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E</text:p>
          </table:table-cell>
          <table:table-cell table:style-name="ce1" office:value-type="string" calcext:value-type="string">
            <text:p>NHS Canterbury and Coastal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E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576923076923077" calcext:value-type="percentage">
            <text:p>5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F</text:p>
          </table:table-cell>
          <table:table-cell table:style-name="ce1" office:value-type="string" calcext:value-type="string">
            <text:p>NHS Eastbourne, Hailsham and Seaford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G</text:p>
          </table:table-cell>
          <table:table-cell table:style-name="ce1" office:value-type="string" calcext:value-type="string">
            <text:p>NHS Coastal West Sussex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G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42307692307692" calcext:value-type="percentage">
            <text:p>44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H</text:p>
          </table:table-cell>
          <table:table-cell table:style-name="ce1" office:value-type="string" calcext:value-type="string">
            <text:p>NHS Crawley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H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J</text:p>
          </table:table-cell>
          <table:table-cell table:style-name="ce1" office:value-type="string" calcext:value-type="string">
            <text:p>NHS Dartford, Gravesham and Swanley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J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84615384615385" calcext:value-type="percentage">
            <text:p>38.5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L</text:p>
          </table:table-cell>
          <table:table-cell table:style-name="ce1" office:value-type="string" calcext:value-type="string">
            <text:p>NHS East Surrey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L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923076923077" calcext:value-type="percentage">
            <text:p>32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N</text:p>
          </table:table-cell>
          <table:table-cell table:style-name="ce1" office:value-type="string" calcext:value-type="string">
            <text:p>NHS Guildford and Waverley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N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P</text:p>
          </table:table-cell>
          <table:table-cell table:style-name="ce1" office:value-type="string" calcext:value-type="string">
            <text:p>NHS Hastings and Rother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W</text:p>
          </table:table-cell>
          <table:table-cell table:style-name="ce1" office:value-type="string" calcext:value-type="string">
            <text:p>NHS Medway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W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8461538461538" calcext:value-type="percentage">
            <text:p>28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X</text:p>
          </table:table-cell>
          <table:table-cell table:style-name="ce1" office:value-type="string" calcext:value-type="string">
            <text:p>NHS Horsham and Mid Sussex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X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09Y</text:p>
          </table:table-cell>
          <table:table-cell table:style-name="ce1" office:value-type="string" calcext:value-type="string">
            <text:p>NHS North West Surrey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09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09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NHS South Kent Coast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C</text:p>
          </table:table-cell>
          <table:table-cell table:style-name="ce1" office:value-type="string" calcext:value-type="string">
            <text:p>NHS Surrey Heath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C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D</text:p>
          </table:table-cell>
          <table:table-cell table:style-name="ce1" office:value-type="string" calcext:value-type="string">
            <text:p>NHS Swale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D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84615384615385" calcext:value-type="percentage">
            <text:p>38.5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NHS Thanet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G</text:p>
          </table:table-cell>
          <table:table-cell table:style-name="ce1" office:value-type="string" calcext:value-type="string">
            <text:p>NHS Bracknell and Ascot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G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H</text:p>
          </table:table-cell>
          <table:table-cell table:style-name="ce1" office:value-type="string" calcext:value-type="string">
            <text:p>NHS Chiltern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H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J</text:p>
          </table:table-cell>
          <table:table-cell table:style-name="ce1" office:value-type="string" calcext:value-type="string">
            <text:p>NHS North Hampshire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J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84615384615385" calcext:value-type="percentage">
            <text:p>38.5%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NHS Fareham and Gosport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K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8461538461538" calcext:value-type="percentage">
            <text:p>28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L</text:p>
          </table:table-cell>
          <table:table-cell table:style-name="ce1" office:value-type="string" calcext:value-type="string">
            <text:p>NHS Isle Of Wight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L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NHS Newbury and District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M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NHS North &amp; West Reading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Q</text:p>
          </table:table-cell>
          <table:table-cell table:style-name="ce1" office:value-type="string" calcext:value-type="string">
            <text:p>NHS Oxfordshire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R</text:p>
          </table:table-cell>
          <table:table-cell table:style-name="ce1" office:value-type="string" calcext:value-type="string">
            <text:p>NHS Portsmouth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R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T</text:p>
          </table:table-cell>
          <table:table-cell table:style-name="ce1" office:value-type="string" calcext:value-type="string">
            <text:p>NHS Slough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T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65384615384615" calcext:value-type="percentage">
            <text:p>36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V</text:p>
          </table:table-cell>
          <table:table-cell table:style-name="ce1" office:value-type="string" calcext:value-type="string">
            <text:p>NHS South Eastern Hampshire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NHS South Reading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W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3846153846154" calcext:value-type="percentage">
            <text:p>15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0X</text:p>
          </table:table-cell>
          <table:table-cell table:style-name="ce1" office:value-type="string" calcext:value-type="string">
            <text:p>NHS Southampton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X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65384615384615" calcext:value-type="percentage">
            <text:p>36.5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0Y</text:p>
          </table:table-cell>
          <table:table-cell table:style-name="ce1" office:value-type="string" calcext:value-type="string">
            <text:p>NHS Aylesbury Vale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0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0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1A</text:p>
          </table:table-cell>
          <table:table-cell table:style-name="ce1" office:value-type="string" calcext:value-type="string">
            <text:p>NHS West Hampshire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1C</text:p>
          </table:table-cell>
          <table:table-cell table:style-name="ce1" office:value-type="string" calcext:value-type="string">
            <text:p>NHS Windsor, Ascot and Maidenhead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C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65384615384615" calcext:value-type="percentage">
            <text:p>36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1D</text:p>
          </table:table-cell>
          <table:table-cell table:style-name="ce1" office:value-type="string" calcext:value-type="string">
            <text:p>NHS Wokingham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D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34615384615385" calcext:value-type="percentage">
            <text:p>1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1E</text:p>
          </table:table-cell>
          <table:table-cell table:style-name="ce1" office:value-type="string" calcext:value-type="string">
            <text:p>NHS Bath and North East Somerset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E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23076923076923" calcext:value-type="percentage">
            <text:p>42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1H</text:p>
          </table:table-cell>
          <table:table-cell table:style-name="ce1" office:value-type="string" calcext:value-type="string">
            <text:p>NHS Bristol CCG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H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1J</text:p>
          </table:table-cell>
          <table:table-cell table:style-name="ce1" office:value-type="string" calcext:value-type="string">
            <text:p>NHS Dorset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J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634615384615385" calcext:value-type="percentage">
            <text:p>63.5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1M</text:p>
          </table:table-cell>
          <table:table-cell table:style-name="ce1" office:value-type="string" calcext:value-type="string">
            <text:p>NHS Gloucestershire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5" calcext:value-type="float">
            <text:p>55</text:p>
          </table:table-cell>
          <table:table-cell table:style-name="ce27" office:value-type="string" calcext:value-type="string">
            <text:p>11M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1N</text:p>
          </table:table-cell>
          <table:table-cell table:style-name="ce1" office:value-type="string" calcext:value-type="string">
            <text:p>NHS Kernow CCG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11T</text:p>
          </table:table-cell>
          <table:table-cell table:style-name="ce1" office:value-type="string" calcext:value-type="string">
            <text:p>NHS North Somerset CCG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T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11X</text:p>
          </table:table-cell>
          <table:table-cell table:style-name="ce1" office:value-type="string" calcext:value-type="string">
            <text:p>NHS Somerset CCG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1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1X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12A</text:p>
          </table:table-cell>
          <table:table-cell table:style-name="ce1" office:value-type="string" calcext:value-type="string">
            <text:p>NHS South Gloucestershire CCG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2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2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12D</text:p>
          </table:table-cell>
          <table:table-cell table:style-name="ce1" office:value-type="string" calcext:value-type="string">
            <text:p>NHS Swindon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2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2D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12F</text:p>
          </table:table-cell>
          <table:table-cell table:style-name="ce1" office:value-type="string" calcext:value-type="string">
            <text:p>NHS Wirral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2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2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13P</text:p>
          </table:table-cell>
          <table:table-cell table:style-name="ce1" office:value-type="string" calcext:value-type="string">
            <text:p>NHS Birmingham Crosscity CCG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3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3P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961538461538462" calcext:value-type="percentage">
            <text:p>9.6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13T</text:p>
          </table:table-cell>
          <table:table-cell table:style-name="ce1" office:value-type="string" calcext:value-type="string">
            <text:p>NHS Newcastle Gateshead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13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13T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A</text:p>
          </table:table-cell>
          <table:table-cell table:style-name="ce1" office:value-type="string" calcext:value-type="string">
            <text:p>NHS Liverpool CCG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In Draft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A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23076923076923" calcext:value-type="percentage">
            <text:p>42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C</text:p>
          </table:table-cell>
          <table:table-cell table:style-name="ce1" office:value-type="string" calcext:value-type="string">
            <text:p>NHS North Tyneside CCG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C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6153846153846" calcext:value-type="percentage">
            <text:p>34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D</text:p>
          </table:table-cell>
          <table:table-cell table:style-name="ce1" office:value-type="string" calcext:value-type="string">
            <text:p>NHS South Lincolnshire CCG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D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E</text:p>
          </table:table-cell>
          <table:table-cell table:style-name="ce1" office:value-type="string" calcext:value-type="string">
            <text:p>NHS Basildon and Brentwood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E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99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F</text:p>
          </table:table-cell>
          <table:table-cell table:style-name="ce1" office:value-type="string" calcext:value-type="string">
            <text:p>NHS Castle Point and Rochford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F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99F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7692307692308" calcext:value-type="percentage">
            <text:p>30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G</text:p>
          </table:table-cell>
          <table:table-cell table:style-name="ce1" office:value-type="string" calcext:value-type="string">
            <text:p>NHS Southend CCG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G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0769230769230769" calcext:value-type="percentage">
            <text:p>7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H</text:p>
          </table:table-cell>
          <table:table-cell table:style-name="ce1" office:value-type="string" calcext:value-type="string">
            <text:p>NHS Surrey Downs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H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92307692307692" calcext:value-type="percentage">
            <text:p>19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J</text:p>
          </table:table-cell>
          <table:table-cell table:style-name="ce1" office:value-type="string" calcext:value-type="string">
            <text:p>NHS West Kent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J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076923076923" calcext:value-type="percentage">
            <text:p>17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K</text:p>
          </table:table-cell>
          <table:table-cell table:style-name="ce1" office:value-type="string" calcext:value-type="string">
            <text:p>NHS High Weald Lewes Havens CCG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K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0769230769231" calcext:value-type="percentage">
            <text:p>23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M</text:p>
          </table:table-cell>
          <table:table-cell table:style-name="ce1" office:value-type="string" calcext:value-type="string">
            <text:p>NHS North East Hampshire and Farnham CCG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M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N</text:p>
          </table:table-cell>
          <table:table-cell table:style-name="ce1" office:value-type="string" calcext:value-type="string">
            <text:p>NHS Wiltshire CCG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N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9230769230769" calcext:value-type="percentage">
            <text:p>26.9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P</text:p>
          </table:table-cell>
          <table:table-cell table:style-name="ce1" office:value-type="string" calcext:value-type="string">
            <text:p>NHS Northern, Eastern and Western Devon CCG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99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1538461538462" calcext:value-type="percentage">
            <text:p>21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99Q</text:p>
          </table:table-cell>
          <table:table-cell table:style-name="ce1" office:value-type="string" calcext:value-type="string">
            <text:p>NHS South Devon and Torbay CCG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Clinical Commissioning Group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99Q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99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5" calcext:value-type="percentage">
            <text:p>25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16" office:value-type="string" calcext:value-type="string">
            <text:p>Data not available</text:p>
          </table:table-cell>
          <table:table-cell table:style-name="ce44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54" office:value-type="string" calcext:value-type="string">
            <text:p>Data not available</text:p>
          </table:table-cell>
          <table:table-cell table:style-name="ce62" office:value-type="string" calcext:value-type="string">
            <text:p>Data not available</text:p>
          </table:table-cell>
          <table:table-cell table:number-columns-repeated="3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AX</text:p>
          </table:table-cell>
          <table:table-cell table:style-name="ce1" office:value-type="string" calcext:value-type="string">
            <text:p>EAST COAST COMMUNITY HEALTHCARE C.I.C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dependent Sector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A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AX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CM</text:p>
          </table:table-cell>
          <table:table-cell table:style-name="ce1" office:value-type="string" calcext:value-type="string">
            <text:p>SIX DEGREES SOCIAL ENTERPRISE CIC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C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CM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DA</text:p>
          </table:table-cell>
          <table:table-cell table:style-name="ce1" office:value-type="string" calcext:value-type="string">
            <text:p>VIRGIN CARE SERVICES LTD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D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DA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DJ</text:p>
          </table:table-cell>
          <table:table-cell table:style-name="ce1" office:value-type="string" calcext:value-type="string">
            <text:p>FIRST COMMUNITY HEALTH AND CARE CIC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D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DJ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DK</text:p>
          </table:table-cell>
          <table:table-cell table:style-name="ce1" office:value-type="string" calcext:value-type="string">
            <text:p>YARBOROUGH CLEE CARE LIMITED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D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DK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DR</text:p>
          </table:table-cell>
          <table:table-cell table:style-name="ce1" office:value-type="string" calcext:value-type="string">
            <text:p>VIRGIN CARE PROVIDER SERVICES LTD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D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DR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EN</text:p>
          </table:table-cell>
          <table:table-cell table:style-name="ce1" office:value-type="string" calcext:value-type="string">
            <text:p>SERCO LTD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E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EN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NHM</text:p>
          </table:table-cell>
          <table:table-cell table:style-name="ce1" office:value-type="string" calcext:value-type="string">
            <text:p>SUFFOLK COMMUNITY HEALTHCARE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H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HM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L8</text:p>
          </table:table-cell>
          <table:table-cell table:style-name="ce1" office:value-type="string" calcext:value-type="string">
            <text:p>LOCALA COMMUNITY PARTNERSHIPS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L8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L8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LL</text:p>
          </table:table-cell>
          <table:table-cell table:style-name="ce1" office:value-type="string" calcext:value-type="string">
            <text:p>PENINSULA COMMUNITY HEALTH C.I.C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L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LL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LT</text:p>
          </table:table-cell>
          <table:table-cell table:style-name="ce1" office:value-type="string" calcext:value-type="string">
            <text:p>NORTH SOMERSET COMMUNITY PARTNERSHIP C.I.C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L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LT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LW</text:p>
          </table:table-cell>
          <table:table-cell table:style-name="ce1" office:value-type="string" calcext:value-type="string">
            <text:p>BRISTOL COMMUNITY HEALTH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L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LW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LX</text:p>
          </table:table-cell>
          <table:table-cell table:style-name="ce1" office:value-type="string" calcext:value-type="string">
            <text:p>SIRONA CARE AND HEALTH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L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LX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LY</text:p>
          </table:table-cell>
          <table:table-cell table:style-name="ce1" office:value-type="string" calcext:value-type="string">
            <text:p>CARE AND SUPPORT PARTNERSHIP (SEQOL)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dependent Sector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L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LY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NF</text:p>
          </table:table-cell>
          <table:table-cell table:style-name="ce1" office:value-type="string" calcext:value-type="string">
            <text:p>CITY HEALTHCARE PARTNERSHIP C.I.C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N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NF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NV</text:p>
          </table:table-cell>
          <table:table-cell table:style-name="ce1" office:value-type="string" calcext:value-type="string">
            <text:p>YOUR HEALTHCARE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dependent Sector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N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NV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Q1</text:p>
          </table:table-cell>
          <table:table-cell table:style-name="ce1" office:value-type="string" calcext:value-type="string">
            <text:p>ANGLIAN COMMUNITY ENTERPRISE COMMUNITY INTEREST COMPANY (ACE CIC)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Q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Q1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Q7</text:p>
          </table:table-cell>
          <table:table-cell table:style-name="ce1" office:value-type="string" calcext:value-type="string">
            <text:p>MEDWAY COMMUNITY HEALTHCARE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dependent Sector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Q7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Q7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QA</text:p>
          </table:table-cell>
          <table:table-cell table:style-name="ce1" office:value-type="string" calcext:value-type="string">
            <text:p>CENTRAL ESSEX COMMUNITY SERVICES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Q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QA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QL</text:p>
          </table:table-cell>
          <table:table-cell table:style-name="ce1" office:value-type="string" calcext:value-type="string">
            <text:p>NAVIGO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dependent Sector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Q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QL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NQT</text:p>
          </table:table-cell>
          <table:table-cell table:style-name="ce1" office:value-type="string" calcext:value-type="string">
            <text:p>VIRGIN CARE LTD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Q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QT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QV</text:p>
          </table:table-cell>
          <table:table-cell table:style-name="ce1" office:value-type="string" calcext:value-type="string">
            <text:p>BROMLEY HEALTHCARE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Q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QV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R3</text:p>
          </table:table-cell>
          <table:table-cell table:style-name="ce1" office:value-type="string" calcext:value-type="string">
            <text:p>NOTTINGHAM CITYCARE PARTNERSHIP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R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R3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R5</text:p>
          </table:table-cell>
          <table:table-cell table:style-name="ce1" office:value-type="string" calcext:value-type="string">
            <text:p>PLYMOUTH COMMUNITY HEALTHCARE (CIC)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dependent Sector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R5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R5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TP</text:p>
          </table:table-cell>
          <table:table-cell table:style-name="ce1" office:value-type="string" calcext:value-type="string">
            <text:p>CARE UK PLC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T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TP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TV</text:p>
          </table:table-cell>
          <table:table-cell table:style-name="ce1" office:value-type="string" calcext:value-type="string">
            <text:p>CENTRAL SURREY HEALTH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T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TV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NWX</text:p>
          </table:table-cell>
          <table:table-cell table:style-name="ce1" office:value-type="string" calcext:value-type="string">
            <text:p>BRIGHTON &amp; HOVE INTEGRATED CARE SERVICE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Data not available</text:p>
          </table:table-cell>
          <table:table-cell table:style-name="ce21" office:value-type="string" calcext:value-type="string">
            <text:p>Data not available</text:p>
          </table:table-cell>
          <table:table-cell table:style-name="ce16" office:value-type="string" calcext:value-type="string">
            <text:p>Data not available</text:p>
          </table:table-cell>
          <table:table-cell table:style-name="ce27" office:value-type="string" calcext:value-type="string">
            <text:p>NW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NWX</text:p>
          </table:table-cell>
          <table:table-cell table:style-name="ce30" office:value-type="string" calcext:value-type="string">
            <text:p>Data not available</text:p>
          </table:table-cell>
          <table:table-cell table:style-name="ce35" office:value-type="string" calcext:value-type="string">
            <text:p>Data not available</text:p>
          </table:table-cell>
          <table:table-cell table:style-name="ce30" office:value-type="string" calcext:value-type="string">
            <text:p>Data not available</text:p>
          </table:table-cell>
          <table:table-cell table:style-name="ce41"/>
          <table:table-cell table:number-columns-repeated="2" table:style-name="ce42" office:value-type="string" calcext:value-type="string">
            <text:p>Data not available</text:p>
          </table:table-cell>
          <table:table-cell table:number-columns-repeated="2" table:style-name="ce53" office:value-type="string" calcext:value-type="string">
            <text:p>Data not available</text:p>
          </table:table-cell>
          <table:table-cell table:number-columns-repeated="2" table:style-name="ce63" office:value-type="string" calcext:value-type="string">
            <text:p>Data not available</text:p>
          </table:table-cell>
          <table:table-cell table:number-columns-repeated="2" table:style-name="ce41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R1A</text:p>
          </table:table-cell>
          <table:table-cell table:style-name="ce1" office:value-type="string" calcext:value-type="string">
            <text:p>WORCESTERSHIRE HEALTH AND CARE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1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1A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8695652173913" calcext:value-type="percentage">
            <text:p>58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87101336417139" calcext:value-type="float">
            <text:p>1.9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8.9828402294329" calcext:value-type="float">
            <text:p>1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81" calcext:value-type="float">
            <text:p>8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R1C</text:p>
          </table:table-cell>
          <table:table-cell table:style-name="ce1" office:value-type="string" calcext:value-type="string">
            <text:p>SOLENT NHS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1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1C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60869565217391" calcext:value-type="percentage">
            <text:p>26.1%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948797191563907" calcext:value-type="float">
            <text:p>0.9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6.55244286279663" calcext:value-type="float">
            <text:p>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R1D</text:p>
          </table:table-cell>
          <table:table-cell table:style-name="ce1" office:value-type="string" calcext:value-type="string">
            <text:p>SHROPSHIRE COMMUNITY HEALTH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1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1D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393980162536323" calcext:value-type="float">
            <text:p>0.4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9.9670326018804" calcext:value-type="float">
            <text:p>30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R1E</text:p>
          </table:table-cell>
          <table:table-cell table:style-name="ce1" office:value-type="string" calcext:value-type="string">
            <text:p>STAFFORDSHIRE AND STOKE ON TRENT PARTNERSHIP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1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1E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60869565217391" calcext:value-type="percentage">
            <text:p>26.1%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24175052050184" calcext:value-type="float">
            <text:p>1.2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13.0908268828541" calcext:value-type="float">
            <text:p>1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1F</text:p>
          </table:table-cell>
          <table:table-cell table:style-name="ce1" office:value-type="string" calcext:value-type="string">
            <text:p>ISLE OF WIGHT NHS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ulti-Servic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1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1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08695652173913" calcext:value-type="percentage">
            <text:p>60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2.81504699057276" calcext:value-type="float">
            <text:p>2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9.0528262951387" calcext:value-type="float">
            <text:p>2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1H</text:p>
          </table:table-cell>
          <table:table-cell table:style-name="ce1" office:value-type="string" calcext:value-type="string">
            <text:p>BARTS HEALTH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1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1H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34782608695652" calcext:value-type="percentage">
            <text:p>43.5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5.49342696612754" calcext:value-type="float">
            <text:p>5.5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53.2924641971094" calcext:value-type="float">
            <text:p>53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1J</text:p>
          </table:table-cell>
          <table:table-cell table:style-name="ce1" office:value-type="string" calcext:value-type="string">
            <text:p>GLOUCESTERSHIRE CARE SERVICES NHS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are Tru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1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1J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1304347826087" calcext:value-type="percentage">
            <text:p>41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38021539391432" calcext:value-type="float">
            <text:p>1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2.0960869709751" calcext:value-type="float">
            <text:p>12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1K</text:p>
          </table:table-cell>
          <table:table-cell table:style-name="ce1" office:value-type="string" calcext:value-type="string">
            <text:p>LONDON NORTH WEST HEALTHCARE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1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1K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130434782608696" calcext:value-type="percentage">
            <text:p>13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4.78793725897395" calcext:value-type="float">
            <text:p>4.8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8.2755084545739" calcext:value-type="float">
            <text:p>48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30" calcext:value-type="float">
            <text:p>30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A2</text:p>
          </table:table-cell>
          <table:table-cell table:style-name="ce1" office:value-type="string" calcext:value-type="string">
            <text:p>ROYAL SURREY COUNTY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2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2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61133209657816" calcext:value-type="float">
            <text:p>3.6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59.8891887883421" calcext:value-type="float">
            <text:p>6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A3</text:p>
          </table:table-cell>
          <table:table-cell table:style-name="ce1" office:value-type="string" calcext:value-type="string">
            <text:p>WESTON AREA HEALTH NHS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A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3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48421119475784" calcext:value-type="float">
            <text:p>2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3.8301107326215" calcext:value-type="float">
            <text:p>34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A4</text:p>
          </table:table-cell>
          <table:table-cell table:style-name="ce1" office:value-type="string" calcext:value-type="string">
            <text:p>YEOVIL DISTRICT HOSPITAL NHS FOUNDATION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4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4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82608695652174" calcext:value-type="percentage">
            <text:p>28.3%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3.55780428327524" calcext:value-type="float">
            <text:p>3.6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6.7745190943912" calcext:value-type="float">
            <text:p>27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56.4" calcext:value-type="float">
            <text:p>56.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A7</text:p>
          </table:table-cell>
          <table:table-cell table:style-name="ce1" office:value-type="string" calcext:value-type="string">
            <text:p>UNIVERSITY HOSPITALS BRISTOL NHS FOUNDATION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7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7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8695652173913" calcext:value-type="percentage">
            <text:p>58.7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3.6072404935838" calcext:value-type="float">
            <text:p>3.6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2.9992090240181" calcext:value-type="float">
            <text:p>33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42" calcext:value-type="float">
            <text:p>42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A9</text:p>
          </table:table-cell>
          <table:table-cell table:style-name="ce1" office:value-type="string" calcext:value-type="string">
            <text:p>TORBAY AND SOUTH DEVON HEALTH CARE NHS FOUNDATION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9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9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1304347826087" calcext:value-type="percentage">
            <text:p>41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54125782244053" calcext:value-type="float">
            <text:p>2.5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8.6329997204988" calcext:value-type="float">
            <text:p>2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80" calcext:value-type="float">
            <text:p>80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AE</text:p>
          </table:table-cell>
          <table:table-cell table:style-name="ce1" office:value-type="string" calcext:value-type="string">
            <text:p>BRADFORD TEACHING HOSPITALS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A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717391304347826" calcext:value-type="percentage">
            <text:p>71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83858105383887" calcext:value-type="float">
            <text:p>2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8.7770998785259" calcext:value-type="float">
            <text:p>29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RAJ</text:p>
          </table:table-cell>
          <table:table-cell table:style-name="ce1" office:value-type="string" calcext:value-type="string">
            <text:p>SOUTHEND UNIVERSITY HOSPITAL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J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45" calcext:value-type="float">
            <text:p>45</text:p>
          </table:table-cell>
          <table:table-cell table:style-name="ce27" office:value-type="string" calcext:value-type="string">
            <text:p>RAJ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7391304347826" calcext:value-type="percentage">
            <text:p>21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99434069397192" calcext:value-type="float">
            <text:p>3.0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40.6421099933784" calcext:value-type="float">
            <text:p>41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75" calcext:value-type="float">
            <text:p>7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AL</text:p>
          </table:table-cell>
          <table:table-cell table:style-name="ce1" office:value-type="string" calcext:value-type="string">
            <text:p>ROYAL FREE LONDO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L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8695652173913" calcext:value-type="percentage">
            <text:p>58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6.39579419114189" calcext:value-type="float">
            <text:p>6.4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53.3717781683191" calcext:value-type="float">
            <text:p>53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80" calcext:value-type="float">
            <text:p>80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AN</text:p>
          </table:table-cell>
          <table:table-cell table:style-name="ce1" office:value-type="string" calcext:value-type="string">
            <text:p>ROYAL NATIONAL ORTHOPAEDIC HOSPITAL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A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N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695652173913043" calcext:value-type="percentage">
            <text:p>69.6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6.26048376397399" calcext:value-type="float">
            <text:p>6.3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54.5569509621298" calcext:value-type="float">
            <text:p>5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8" calcext:value-type="float">
            <text:p>1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AP</text:p>
          </table:table-cell>
          <table:table-cell table:style-name="ce1" office:value-type="string" calcext:value-type="string">
            <text:p>NORTH MIDDLESEX UNIVERSITY HOSPITAL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73913043478261" calcext:value-type="percentage">
            <text:p>67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4.15808328067816" calcext:value-type="float">
            <text:p>4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59.6901305261114" calcext:value-type="float">
            <text:p>6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AS</text:p>
          </table:table-cell>
          <table:table-cell table:style-name="ce1" office:value-type="string" calcext:value-type="string">
            <text:p>THE HILLINGDON HOSPITALS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ulti-Service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S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S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23306998263319" calcext:value-type="float">
            <text:p>2.2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52.8558004488602" calcext:value-type="float">
            <text:p>5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3" calcext:value-type="float">
            <text:p>1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AT</text:p>
          </table:table-cell>
          <table:table-cell table:style-name="ce1" office:value-type="string" calcext:value-type="string">
            <text:p>NORTH EAST LONDO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A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T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82608695652174" calcext:value-type="percentage">
            <text:p>28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05316745034462" calcext:value-type="float">
            <text:p>1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17.042165687852" calcext:value-type="float">
            <text:p>17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AX</text:p>
          </table:table-cell>
          <table:table-cell table:style-name="ce1" office:value-type="string" calcext:value-type="string">
            <text:p>KINGSTON HOSPITAL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A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AX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195652173913043" calcext:value-type="percentage">
            <text:p>19.6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67722338546509" calcext:value-type="float">
            <text:p>3.7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2.1621068859936" calcext:value-type="float">
            <text:p>12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BA</text:p>
          </table:table-cell>
          <table:table-cell table:style-name="ce1" office:value-type="string" calcext:value-type="string">
            <text:p>TAUNTON AND SOMERSET NHS FOUNDATION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B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2.89964456541201" calcext:value-type="float">
            <text:p>2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2.7971440615" calcext:value-type="float">
            <text:p>33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BD</text:p>
          </table:table-cell>
          <table:table-cell table:style-name="ce1" office:value-type="string" calcext:value-type="string">
            <text:p>DORSET COUNTY HOSPITAL NHS FOUNDATION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B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D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1304347826087" calcext:value-type="percentage">
            <text:p>41.3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94045277225066" calcext:value-type="float">
            <text:p>2.9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8.1069869051006" calcext:value-type="float">
            <text:p>2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BK</text:p>
          </table:table-cell>
          <table:table-cell table:style-name="ce1" office:value-type="string" calcext:value-type="string">
            <text:p>WALSALL HEALTHCARE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B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K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19702533645738" calcext:value-type="float">
            <text:p>3.2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3.8932373131444" calcext:value-type="float">
            <text:p>24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BL</text:p>
          </table:table-cell>
          <table:table-cell table:style-name="ce1" office:value-type="string" calcext:value-type="string">
            <text:p>WIRRAL UNIVERSITY TEACHING HOSPITAL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B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L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717391304347826" calcext:value-type="percentage">
            <text:p>71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44702831773155" calcext:value-type="float">
            <text:p>2.4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9.963174687194" calcext:value-type="float">
            <text:p>50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RBN</text:p>
          </table:table-cell>
          <table:table-cell table:style-name="ce1" office:value-type="string" calcext:value-type="string">
            <text:p>ST HELENS AND KNOWSLEY TEACHING HOSPITALS NHS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B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N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70539853004605" calcext:value-type="float">
            <text:p>3.7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8.6218948097201" calcext:value-type="float">
            <text:p>2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95" calcext:value-type="float">
            <text:p>95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RBQ</text:p>
          </table:table-cell>
          <table:table-cell table:style-name="ce1" office:value-type="string" calcext:value-type="string">
            <text:p>LIVERPOOL HEART AND CHEST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B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Q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03000345307398" calcext:value-type="float">
            <text:p>3.0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1.4199714398886" calcext:value-type="float">
            <text:p>31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RBS</text:p>
          </table:table-cell>
          <table:table-cell table:style-name="ce1" office:value-type="string" calcext:value-type="string">
            <text:p>ALDER HEY CHILDRENS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BS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S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4043780190736" calcext:value-type="float">
            <text:p>1.4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58.7901084184877" calcext:value-type="float">
            <text:p>59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98" calcext:value-type="float">
            <text:p>98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BT</text:p>
          </table:table-cell>
          <table:table-cell table:style-name="ce1" office:value-type="string" calcext:value-type="string">
            <text:p>THE MID CHESHIRE HOSPITALS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BT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BT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10852779030679" calcext:value-type="float">
            <text:p>3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2.1830493706403" calcext:value-type="float">
            <text:p>42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98.46" calcext:value-type="float">
            <text:p>98.46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BV</text:p>
          </table:table-cell>
          <table:table-cell table:style-name="ce1" office:value-type="string" calcext:value-type="string">
            <text:p>THE CHRISTIE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B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V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05208839562793" calcext:value-type="float">
            <text:p>4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1.1337027263328" calcext:value-type="float">
            <text:p>41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BZ</text:p>
          </table:table-cell>
          <table:table-cell table:style-name="ce1" office:value-type="string" calcext:value-type="string">
            <text:p>NORTHERN DEVON HEALTHCARE NHS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B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BZ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478260869565218" calcext:value-type="percentage">
            <text:p>47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97667188820015" calcext:value-type="float">
            <text:p>2.0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20.154725562109" calcext:value-type="float">
            <text:p>20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70" calcext:value-type="float">
            <text:p>70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C1</text:p>
          </table:table-cell>
          <table:table-cell table:style-name="ce1" office:value-type="string" calcext:value-type="string">
            <text:p>BEDFORD HOSPITAL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C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C1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45967268580179" calcext:value-type="float">
            <text:p>3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5.5300570603418" calcext:value-type="float">
            <text:p>36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C9</text:p>
          </table:table-cell>
          <table:table-cell table:style-name="ce1" office:value-type="string" calcext:value-type="string">
            <text:p>LUTON AND DUNSTABLE UNIVERSITY HOSPITAL NHS FOUNDATION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C9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C9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195652173913043" calcext:value-type="percentage">
            <text:p>19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09391522577259" calcext:value-type="float">
            <text:p>3.1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6.8847802805537" calcext:value-type="float">
            <text:p>37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CB</text:p>
          </table:table-cell>
          <table:table-cell table:style-name="ce1" office:value-type="string" calcext:value-type="string">
            <text:p>YORK TEACHING HOSPITAL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CB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44" calcext:value-type="float">
            <text:p>44</text:p>
          </table:table-cell>
          <table:table-cell table:style-name="ce27" office:value-type="string" calcext:value-type="string">
            <text:p>RCB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0217391304347826" calcext:value-type="percentage">
            <text:p>2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81670429777732" calcext:value-type="float">
            <text:p>2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8.7774049923491" calcext:value-type="float">
            <text:p>3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95" calcext:value-type="float">
            <text:p>9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CD</text:p>
          </table:table-cell>
          <table:table-cell table:style-name="ce1" office:value-type="string" calcext:value-type="string">
            <text:p>HARROGATE AND DISTRICT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C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CD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2.87830519990247" calcext:value-type="float">
            <text:p>2.9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8.9264369843112" calcext:value-type="float">
            <text:p>2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98" calcext:value-type="float">
            <text:p>9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CF</text:p>
          </table:table-cell>
          <table:table-cell table:style-name="ce1" office:value-type="string" calcext:value-type="string">
            <text:p>AIREDALE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C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CF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217391304347826" calcext:value-type="percentage">
            <text:p>21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54463844229821" calcext:value-type="float">
            <text:p>2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1.5709594323765" calcext:value-type="float">
            <text:p>32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66.2" calcext:value-type="float">
            <text:p>66.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CU</text:p>
          </table:table-cell>
          <table:table-cell table:style-name="ce1" office:value-type="string" calcext:value-type="string">
            <text:p>SHEFFIELD CHILDRENS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CU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CU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46072987286672" calcext:value-type="float">
            <text:p>2.5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14.9608402134023" calcext:value-type="float">
            <text:p>1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CX</text:p>
          </table:table-cell>
          <table:table-cell table:style-name="ce1" office:value-type="string" calcext:value-type="string">
            <text:p>THE QUEEN ELIZABETH HOSPITAL KING'S LYNN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C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CX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2.97744993071267" calcext:value-type="float">
            <text:p>3.0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30.3051810901432" calcext:value-type="float">
            <text:p>3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33" calcext:value-type="float">
            <text:p>33</text:p>
          </table:table-cell>
          <table:table-cell table:style-name="ce71" office:value-type="float" office:value="62" calcext:value-type="float">
            <text:p>62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D1</text:p>
          </table:table-cell>
          <table:table-cell table:style-name="ce1" office:value-type="string" calcext:value-type="string">
            <text:p>ROYAL UNITED HOSPITAL BATH NHS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D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D1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2608695652174" calcext:value-type="percentage">
            <text:p>28.3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25421077065497" calcext:value-type="float">
            <text:p>3.3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43.2775874463589" calcext:value-type="float">
            <text:p>43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D3</text:p>
          </table:table-cell>
          <table:table-cell table:style-name="ce1" office:value-type="string" calcext:value-type="string">
            <text:p>POOLE HOSPITAL NHS FOUNDATION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D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D3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68965493154952" calcext:value-type="float">
            <text:p>2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4.6462465936548" calcext:value-type="float">
            <text:p>35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60.43" calcext:value-type="float">
            <text:p>60.43</text:p>
          </table:table-cell>
          <table:table-cell table:style-name="ce71"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D8</text:p>
          </table:table-cell>
          <table:table-cell table:style-name="ce1" office:value-type="string" calcext:value-type="string">
            <text:p>MILTON KEYNES HOSPITAL NHS FOUNDATION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D8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D8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36967049040245" calcext:value-type="float">
            <text:p>3.4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47.7615985159627" calcext:value-type="float">
            <text:p>48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DD</text:p>
          </table:table-cell>
          <table:table-cell table:style-name="ce1" office:value-type="string" calcext:value-type="string">
            <text:p>BASILDON AND THURROCK UNIVERSITY HOSPITALS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D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DD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43478260869565" calcext:value-type="percentage">
            <text:p>54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7478624208946" calcext:value-type="float">
            <text:p>3.7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9.7203340584033" calcext:value-type="float">
            <text:p>5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55" calcext:value-type="float">
            <text:p>5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DE</text:p>
          </table:table-cell>
          <table:table-cell table:style-name="ce1" office:value-type="string" calcext:value-type="string">
            <text:p>COLCHESTER HOSPITAL UNIVERSITY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D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DE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50974811330146" calcext:value-type="float">
            <text:p>3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8.8860080472369" calcext:value-type="float">
            <text:p>2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DR</text:p>
          </table:table-cell>
          <table:table-cell table:style-name="ce1" office:value-type="string" calcext:value-type="string">
            <text:p>SUSSEX COMMUNITY NHS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D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DR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0.592598641602709" calcext:value-type="float">
            <text:p>0.6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8.11110096652921" calcext:value-type="float">
            <text:p>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DU</text:p>
          </table:table-cell>
          <table:table-cell table:style-name="ce1" office:value-type="string" calcext:value-type="string">
            <text:p>FRIMLEY PARK HOSPITAL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DU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DU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1444613373335" calcext:value-type="float">
            <text:p>3.1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50.1670298293775" calcext:value-type="float">
            <text:p>50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58" calcext:value-type="float">
            <text:p>58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DY</text:p>
          </table:table-cell>
          <table:table-cell table:style-name="ce1" office:value-type="string" calcext:value-type="string">
            <text:p>DORSET HEALTHCARE NHS FOUNDATION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D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DY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740908050231" calcext:value-type="float">
            <text:p>1.7</text:p>
          </table:table-cell>
          <table:table-cell table:style-name="ce41" office:value-type="string" calcext:value-type="string">
            <text:p>Data not available</text:p>
          </table:table-cell>
          <table:table-cell table:style-name="ce55" office:value-type="float" office:value="87.2076544788001" calcext:value-type="float">
            <text:p>8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DZ</text:p>
          </table:table-cell>
          <table:table-cell table:style-name="ce1" office:value-type="string" calcext:value-type="string">
            <text:p>THE ROYAL BOURNEMOUTH AND CHRISTCHURCH HOSPITALS NHS FOUNDATION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D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DZ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18762902953404" calcext:value-type="float">
            <text:p>3.2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1.2715728459009" calcext:value-type="float">
            <text:p>31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60" calcext:value-type="float">
            <text:p>6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E9</text:p>
          </table:table-cell>
          <table:table-cell table:style-name="ce1" office:value-type="string" calcext:value-type="string">
            <text:p>SOUTH TYNESIDE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E9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E9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44515123753023" calcext:value-type="float">
            <text:p>2.4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38.6742014327828" calcext:value-type="float">
            <text:p>3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11.1" calcext:value-type="float">
            <text:p>11.1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YAL CORNWALL HOSPITALS NHS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E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EF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04758686466251" calcext:value-type="float">
            <text:p>3.0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3.8440129095281" calcext:value-type="float">
            <text:p>34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EM</text:p>
          </table:table-cell>
          <table:table-cell table:style-name="ce1" office:value-type="string" calcext:value-type="string">
            <text:p>AINTREE UNIVERSITY HOSPITAL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EM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EM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0869565217391" calcext:value-type="percentage">
            <text:p>26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4.08819165204979" calcext:value-type="float">
            <text:p>4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51.0060307401755" calcext:value-type="float">
            <text:p>51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98" calcext:value-type="float">
            <text:p>9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EN</text:p>
          </table:table-cell>
          <table:table-cell table:style-name="ce1" office:value-type="string" calcext:value-type="string">
            <text:p>CLATTERBRIDGE CANCER CENTRE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E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E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826086956521739" calcext:value-type="percentage">
            <text:p>82.6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4444812549679" calcext:value-type="float">
            <text:p>3.4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9.84167656629136" calcext:value-type="float">
            <text:p>10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LIVERPOOL WOMEN'S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E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E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02457272921476" calcext:value-type="float">
            <text:p>3.0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5.3492435760346" calcext:value-type="float">
            <text:p>2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50" calcext:value-type="float">
            <text:p>50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ET</text:p>
          </table:table-cell>
          <table:table-cell table:style-name="ce1" office:value-type="string" calcext:value-type="string">
            <text:p>WALTON CENTRE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E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ET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3.20472478870331" calcext:value-type="float">
            <text:p>3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4.0680164875771" calcext:value-type="float">
            <text:p>24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F4</text:p>
          </table:table-cell>
          <table:table-cell table:style-name="ce1" office:value-type="string" calcext:value-type="string">
            <text:p>BARKING, HAVERING AND REDBRIDGE UNIVERSITY HOSPITALS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F4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85" calcext:value-type="float">
            <text:p>85</text:p>
          </table:table-cell>
          <table:table-cell table:style-name="ce27" office:value-type="string" calcext:value-type="string">
            <text:p>RF4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43478260869565" calcext:value-type="percentage">
            <text:p>54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72012991093795" calcext:value-type="float">
            <text:p>3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6.8524228180902" calcext:value-type="float">
            <text:p>3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FF</text:p>
          </table:table-cell>
          <table:table-cell table:style-name="ce1" office:value-type="string" calcext:value-type="string">
            <text:p>BARNSLEY HOSPITAL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FF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65" calcext:value-type="float">
            <text:p>65</text:p>
          </table:table-cell>
          <table:table-cell table:style-name="ce27" office:value-type="string" calcext:value-type="string">
            <text:p>RFF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1815084213393" calcext:value-type="float">
            <text:p>3.2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45.9939850263932" calcext:value-type="float">
            <text:p>46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60.3" calcext:value-type="float">
            <text:p>60.3</text:p>
          </table:table-cell>
          <table:table-cell table:style-name="ce71"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FR</text:p>
          </table:table-cell>
          <table:table-cell table:style-name="ce1" office:value-type="string" calcext:value-type="string">
            <text:p>THE ROTHERHAM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F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FR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78439468070963" calcext:value-type="float">
            <text:p>2.8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25.3930024194066" calcext:value-type="float">
            <text:p>2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FS</text:p>
          </table:table-cell>
          <table:table-cell table:style-name="ce1" office:value-type="string" calcext:value-type="string">
            <text:p>CHESTERFIELD ROYAL HOSPITAL NHS FOUNDATION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FS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FS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60869565217391" calcext:value-type="percentage">
            <text:p>26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47966615393401" calcext:value-type="float">
            <text:p>3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3.7321053785672" calcext:value-type="float">
            <text:p>3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GD</text:p>
          </table:table-cell>
          <table:table-cell table:style-name="ce1" office:value-type="string" calcext:value-type="string">
            <text:p>LEEDS AND YORK PARTNERSHIP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G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GD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21739130434783" calcext:value-type="percentage">
            <text:p>52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06794316307768" calcext:value-type="float">
            <text:p>2.1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21.5358215962764" calcext:value-type="float">
            <text:p>22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GM</text:p>
          </table:table-cell>
          <table:table-cell table:style-name="ce1" office:value-type="string" calcext:value-type="string">
            <text:p>PAPWORTH HOSPITAL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G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GM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34782608695652" calcext:value-type="percentage">
            <text:p>4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13070102748513" calcext:value-type="float">
            <text:p>3.1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3.5151386662444" calcext:value-type="float">
            <text:p>3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GN</text:p>
          </table:table-cell>
          <table:table-cell table:style-name="ce12" office:value-type="string" calcext:value-type="string">
            <text:p>NORTH WEST ANGLIA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G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GN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21739130434783" calcext:value-type="percentage">
            <text:p>52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4.06466402466069" calcext:value-type="float">
            <text:p>4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3.1370475434775" calcext:value-type="float">
            <text:p>43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GP</text:p>
          </table:table-cell>
          <table:table-cell table:style-name="ce1" office:value-type="string" calcext:value-type="string">
            <text:p>JAMES PAGET UNIVERSITY HOSPITALS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G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G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5508464616599" calcext:value-type="float">
            <text:p>2.6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5.1521039206559" calcext:value-type="float">
            <text:p>35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GQ</text:p>
          </table:table-cell>
          <table:table-cell table:style-name="ce1" office:value-type="string" calcext:value-type="string">
            <text:p>IPSWICH HOSPITAL NHS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GQ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GQ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3840816828969" calcext:value-type="float">
            <text:p>2.4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0.961977243913" calcext:value-type="float">
            <text:p>41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90" calcext:value-type="float">
            <text:p>90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GR</text:p>
          </table:table-cell>
          <table:table-cell table:style-name="ce1" office:value-type="string" calcext:value-type="string">
            <text:p>WEST SUFFOLK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GR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45" calcext:value-type="float">
            <text:p>45</text:p>
          </table:table-cell>
          <table:table-cell table:style-name="ce27" office:value-type="string" calcext:value-type="string">
            <text:p>RGR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66153159684674" calcext:value-type="float">
            <text:p>2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4.9825449796357" calcext:value-type="float">
            <text:p>25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22" calcext:value-type="float">
            <text:p>2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GT</text:p>
          </table:table-cell>
          <table:table-cell table:style-name="ce1" office:value-type="string" calcext:value-type="string">
            <text:p>CAMBRIDGE UNIVERSITY HOSPITALS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G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GT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260869565217391" calcext:value-type="percentage">
            <text:p>26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88183379785526" calcext:value-type="float">
            <text:p>2.9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39.4257805021108" calcext:value-type="float">
            <text:p>39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H5</text:p>
          </table:table-cell>
          <table:table-cell table:style-name="ce1" office:value-type="string" calcext:value-type="string">
            <text:p>SOMERSET PARTNERSHIP NHS FOUNDATION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H5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2" calcext:value-type="float">
            <text:p>52</text:p>
          </table:table-cell>
          <table:table-cell table:style-name="ce27" office:value-type="string" calcext:value-type="string">
            <text:p>RH5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2.12752254675605" calcext:value-type="float">
            <text:p>2.1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24.9042526950179" calcext:value-type="float">
            <text:p>2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H8</text:p>
          </table:table-cell>
          <table:table-cell table:style-name="ce1" office:value-type="string" calcext:value-type="string">
            <text:p>ROYAL DEVON AND EXETER NHS FOUNDATION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H8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RH8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695652173913043" calcext:value-type="percentage">
            <text:p>69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8717944814239" calcext:value-type="float">
            <text:p>2.9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2.6855577592973" calcext:value-type="float">
            <text:p>33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96" calcext:value-type="float">
            <text:p>96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HA</text:p>
          </table:table-cell>
          <table:table-cell table:style-name="ce1" office:value-type="string" calcext:value-type="string">
            <text:p>NOTTINGHAMSHIRE HEALTHCARE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H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HA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85539999522057" calcext:value-type="float">
            <text:p>1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1.8053998048637" calcext:value-type="float">
            <text:p>22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HM</text:p>
          </table:table-cell>
          <table:table-cell table:style-name="ce1" office:value-type="string" calcext:value-type="string">
            <text:p>UNIVERSITY HOSPITAL SOUTHAMPTON NHS FOUNDATION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H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HM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" calcext:value-type="percentage">
            <text:p>0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3.07578129396694" calcext:value-type="float">
            <text:p>3.1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37.2146350587314" calcext:value-type="float">
            <text:p>37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HQ</text:p>
          </table:table-cell>
          <table:table-cell table:style-name="ce1" office:value-type="string" calcext:value-type="string">
            <text:p>SHEFFIELD TEACHING HOSPITALS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H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H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04591929270916" calcext:value-type="float">
            <text:p>3.0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8.9904386428524" calcext:value-type="float">
            <text:p>3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95" calcext:value-type="float">
            <text:p>95</text:p>
          </table:table-cell>
          <table:table-cell table:style-name="ce71" office:value-type="float" office:value="44" calcext:value-type="float">
            <text:p>44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HU</text:p>
          </table:table-cell>
          <table:table-cell table:style-name="ce1" office:value-type="string" calcext:value-type="string">
            <text:p>PORTSMOUTH HOSPITALS NHS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HU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HU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4.35733414357165" calcext:value-type="float">
            <text:p>4.4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7.632700925923" calcext:value-type="float">
            <text:p>48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HW</text:p>
          </table:table-cell>
          <table:table-cell table:style-name="ce1" office:value-type="string" calcext:value-type="string">
            <text:p>ROYAL BERKSHIRE NHS FOUNDATION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H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HW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73913043478261" calcext:value-type="percentage">
            <text:p>17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20459696035317" calcext:value-type="float">
            <text:p>3.2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53.4977222449977" calcext:value-type="float">
            <text:p>53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1</text:p>
          </table:table-cell>
          <table:table-cell table:style-name="ce1" office:value-type="string" calcext:value-type="string">
            <text:p>GUY'S AND ST THOMAS'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J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1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17391304347826" calcext:value-type="percentage">
            <text:p>21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5.13657300885349" calcext:value-type="float">
            <text:p>5.1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44.9936931360067" calcext:value-type="float">
            <text:p>4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59" calcext:value-type="float">
            <text:p>59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J2</text:p>
          </table:table-cell>
          <table:table-cell table:style-name="ce12" office:value-type="string" calcext:value-type="string">
            <text:p>LEWISHAM AND GREENWICH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J2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2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478260869565218" calcext:value-type="percentage">
            <text:p>47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3.78863973818232" calcext:value-type="float">
            <text:p>3.8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53.977247974787" calcext:value-type="float">
            <text:p>5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6</text:p>
          </table:table-cell>
          <table:table-cell table:style-name="ce1" office:value-type="string" calcext:value-type="string">
            <text:p>CROYDON HEALTH SERVICES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J6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6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31455954063467" calcext:value-type="float">
            <text:p>3.3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38.0444737271882" calcext:value-type="float">
            <text:p>38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4" calcext:value-type="float">
            <text:p>14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RJ7</text:p>
          </table:table-cell>
          <table:table-cell table:style-name="ce13" office:value-type="string" calcext:value-type="string">
            <text:p>ST GEORGE'S UNIVERSITY HOSPITALS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J7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7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804347826086956" calcext:value-type="percentage">
            <text:p>80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57007805270052" calcext:value-type="float">
            <text:p>2.6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59.1715498999734" calcext:value-type="float">
            <text:p>59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8</text:p>
          </table:table-cell>
          <table:table-cell table:style-name="ce1" office:value-type="string" calcext:value-type="string">
            <text:p>CORNWALL PARTNERSHIP NHS FOUNDATION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J8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8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1.10392393970634" calcext:value-type="float">
            <text:p>1.1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11.7327442784396" calcext:value-type="float">
            <text:p>12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37.64" calcext:value-type="float">
            <text:p>37.64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C</text:p>
          </table:table-cell>
          <table:table-cell table:style-name="ce1" office:value-type="string" calcext:value-type="string">
            <text:p>SOUTH WARWICKSHIRE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J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C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2001617465877" calcext:value-type="float">
            <text:p>2.2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0.8411167082135" calcext:value-type="float">
            <text:p>21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40.55" calcext:value-type="float">
            <text:p>40.5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JE</text:p>
          </table:table-cell>
          <table:table-cell table:style-name="ce1" office:value-type="string" calcext:value-type="string">
            <text:p>UNIVERSITY HOSPITAL OF NORTH MIDLANDS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J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17391304347826" calcext:value-type="percentage">
            <text:p>21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66842789769876" calcext:value-type="float">
            <text:p>3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6.3904244678114" calcext:value-type="float">
            <text:p>36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F</text:p>
          </table:table-cell>
          <table:table-cell table:style-name="ce1" office:value-type="string" calcext:value-type="string">
            <text:p>BURTON HOSPITALS NHS FOUNDATION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J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F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50851866360298" calcext:value-type="float">
            <text:p>3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5.8269468396809" calcext:value-type="float">
            <text:p>36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L</text:p>
          </table:table-cell>
          <table:table-cell table:style-name="ce1" office:value-type="string" calcext:value-type="string">
            <text:p>NORTHERN LINCOLNSHIRE AND GOOLE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JL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JL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4.32282008573319" calcext:value-type="float">
            <text:p>4.3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46.0726758818876" calcext:value-type="float">
            <text:p>46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N</text:p>
          </table:table-cell>
          <table:table-cell table:style-name="ce1" office:value-type="string" calcext:value-type="string">
            <text:p>EAST CHESHIRE NHS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J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78260869565218" calcext:value-type="percentage">
            <text:p>47.8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9404739903952" calcext:value-type="float">
            <text:p>1.9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31.066408549946" calcext:value-type="float">
            <text:p>31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R</text:p>
          </table:table-cell>
          <table:table-cell table:style-name="ce1" office:value-type="string" calcext:value-type="string">
            <text:p>COUNTESS OF CHESTER HOSPITAL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J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R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58803004031844" calcext:value-type="float">
            <text:p>2.6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7.0747478717885" calcext:value-type="float">
            <text:p>2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75" calcext:value-type="float">
            <text:p>7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JZ</text:p>
          </table:table-cell>
          <table:table-cell table:style-name="ce1" office:value-type="string" calcext:value-type="string">
            <text:p>KING'S COLLEGE HOSPITAL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J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JZ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695652173913043" calcext:value-type="percentage">
            <text:p>69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49246357793451" calcext:value-type="float">
            <text:p>3.5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29.3489484178256" calcext:value-type="float">
            <text:p>2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K5</text:p>
          </table:table-cell>
          <table:table-cell table:style-name="ce1" office:value-type="string" calcext:value-type="string">
            <text:p>SHERWOOD FOREST HOSPITALS NHS FOUNDATION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K5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K5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8695652173913" calcext:value-type="percentage">
            <text:p>58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5.52509437443562" calcext:value-type="float">
            <text:p>5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2.7625854699152" calcext:value-type="float">
            <text:p>43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K9</text:p>
          </table:table-cell>
          <table:table-cell table:style-name="ce1" office:value-type="string" calcext:value-type="string">
            <text:p>PLYMOUTH HOSPITALS NHS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K9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K9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739130434782609" calcext:value-type="percentage">
            <text:p>73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36236337269909" calcext:value-type="float">
            <text:p>3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2.330016757512" calcext:value-type="float">
            <text:p>32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KB</text:p>
          </table:table-cell>
          <table:table-cell table:style-name="ce1" office:value-type="string" calcext:value-type="string">
            <text:p>UNIVERSITY HOSPITALS COVENTRY AND WARWICKSHIRE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KB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KB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760869565217391" calcext:value-type="percentage">
            <text:p>76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60215441003259" calcext:value-type="float">
            <text:p>4.6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51.5596388737491" calcext:value-type="float">
            <text:p>52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75" calcext:value-type="float">
            <text:p>75</text:p>
          </table:table-cell>
          <table:table-cell table:style-name="ce71" office:value-type="float" office:value="104" calcext:value-type="float">
            <text:p>10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KE</text:p>
          </table:table-cell>
          <table:table-cell table:style-name="ce1" office:value-type="string" calcext:value-type="string">
            <text:p>THE WHITTINGTON HOSPITAL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K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K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717391304347826" calcext:value-type="percentage">
            <text:p>71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2.90520034077265" calcext:value-type="float">
            <text:p>2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8.7346834153868" calcext:value-type="float">
            <text:p>39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KL</text:p>
          </table:table-cell>
          <table:table-cell table:style-name="ce1" office:value-type="string" calcext:value-type="string">
            <text:p>WEST LONDON MENTAL HEALTH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K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KL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71475041396676" calcext:value-type="float">
            <text:p>3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59.2608385391059" calcext:value-type="float">
            <text:p>5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20.99" calcext:value-type="float">
            <text:p>20.99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L1</text:p>
          </table:table-cell>
          <table:table-cell table:style-name="ce1" office:value-type="string" calcext:value-type="string">
            <text:p>ROBERT JONES AND AGNES HUNT ORTHOPAEDIC HOSPITAL NHS FOUNDATION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L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L1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21739130434783" calcext:value-type="percentage">
            <text:p>52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5.70824065966998" calcext:value-type="float">
            <text:p>5.7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94.4929655133043" calcext:value-type="float">
            <text:p>94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81.6" calcext:value-type="float">
            <text:p>81.6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L4</text:p>
          </table:table-cell>
          <table:table-cell table:style-name="ce1" office:value-type="string" calcext:value-type="string">
            <text:p>THE ROYAL WOLVERHAMPTON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L4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L4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3.2821850731606" calcext:value-type="float">
            <text:p>3.3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8.7954158134731" calcext:value-type="float">
            <text:p>3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LN</text:p>
          </table:table-cell>
          <table:table-cell table:style-name="ce1" office:value-type="string" calcext:value-type="string">
            <text:p>CITY HOSPITALS SUNDERLAND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L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LN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65217391304348" calcext:value-type="percentage">
            <text:p>56.5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30450262656917" calcext:value-type="float">
            <text:p>3.3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56.8217293837928" calcext:value-type="float">
            <text:p>5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90" calcext:value-type="float">
            <text:p>9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LQ</text:p>
          </table:table-cell>
          <table:table-cell table:style-name="ce1" office:value-type="string" calcext:value-type="string">
            <text:p>WYE VALLEY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L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LQ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43182068919719" calcext:value-type="float">
            <text:p>3.4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2.9826695951121" calcext:value-type="float">
            <text:p>3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LT</text:p>
          </table:table-cell>
          <table:table-cell table:style-name="ce1" office:value-type="string" calcext:value-type="string">
            <text:p>GEORGE ELIOT HOSPITAL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L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LT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08345084325199" calcext:value-type="float">
            <text:p>4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5.3179067303658" calcext:value-type="float">
            <text:p>4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.78" calcext:value-type="float">
            <text:p>0.7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LU</text:p>
          </table:table-cell>
          <table:table-cell table:style-name="ce1" office:value-type="string" calcext:value-type="string">
            <text:p>BIRMINGHAM WOMEN'S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LU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LU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65217391304348" calcext:value-type="percentage">
            <text:p>56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15811370042986" calcext:value-type="float">
            <text:p>3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9.2359815670498" calcext:value-type="float">
            <text:p>2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LY</text:p>
          </table:table-cell>
          <table:table-cell table:style-name="ce1" office:value-type="string" calcext:value-type="string">
            <text:p>NORTH STAFFORDSHIRE COMBINED HEALTHCARE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L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LY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751389146205592" calcext:value-type="float">
            <text:p>0.8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5.7715047343553" calcext:value-type="float">
            <text:p>16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M1</text:p>
          </table:table-cell>
          <table:table-cell table:style-name="ce1" office:value-type="string" calcext:value-type="string">
            <text:p>NORFOLK AND NORWICH UNIVERSITY HOSPITALS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M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M1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65217391304348" calcext:value-type="percentage">
            <text:p>56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41433033754454" calcext:value-type="float">
            <text:p>3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7.2690471138835" calcext:value-type="float">
            <text:p>37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31.36" calcext:value-type="float">
            <text:p>31.36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M2</text:p>
          </table:table-cell>
          <table:table-cell table:style-name="ce1" office:value-type="string" calcext:value-type="string">
            <text:p>UNIVERSITY HOSPITAL OF SOUTH MANCHESTER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M2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M2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478260869565217" calcext:value-type="percentage">
            <text:p>47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77306048414289" calcext:value-type="float">
            <text:p>2.8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6.7840233885166" calcext:value-type="float">
            <text:p>37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M3</text:p>
          </table:table-cell>
          <table:table-cell table:style-name="ce1" office:value-type="string" calcext:value-type="string">
            <text:p>SALFORD ROYAL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M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M3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3.5193712906949" calcext:value-type="float">
            <text:p>3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8.8162581290606" calcext:value-type="float">
            <text:p>2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MC</text:p>
          </table:table-cell>
          <table:table-cell table:style-name="ce1" office:value-type="string" calcext:value-type="string">
            <text:p>BOLTON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M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MC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38363338396919" calcext:value-type="float">
            <text:p>3.4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0.384784081112" calcext:value-type="float">
            <text:p>30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98" calcext:value-type="float">
            <text:p>9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MP</text:p>
          </table:table-cell>
          <table:table-cell table:style-name="ce1" office:value-type="string" calcext:value-type="string">
            <text:p>TAMESIDE HOSPITAL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M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MP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60869565217391" calcext:value-type="percentage">
            <text:p>26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264910085667" calcext:value-type="float">
            <text:p>3.3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0.0629114423316" calcext:value-type="float">
            <text:p>3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MY</text:p>
          </table:table-cell>
          <table:table-cell table:style-name="ce1" office:value-type="string" calcext:value-type="string">
            <text:p>NORFOLK AND SUFFOLK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MY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MY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630434782608696" calcext:value-type="percentage">
            <text:p>63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18703365825933" calcext:value-type="float">
            <text:p>2.2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2.6516358761987" calcext:value-type="float">
            <text:p>23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3</text:p>
          </table:table-cell>
          <table:table-cell table:style-name="ce1" office:value-type="string" calcext:value-type="string">
            <text:p>GREAT WESTERN HOSPITALS NHS FOUNDATION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N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3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4469938016873" calcext:value-type="float">
            <text:p>3.4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60.4496886265161" calcext:value-type="float">
            <text:p>60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5</text:p>
          </table:table-cell>
          <table:table-cell table:style-name="ce1" office:value-type="string" calcext:value-type="string">
            <text:p>HAMPSHIRE HOSPITALS NHS FOUNDATION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N5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N5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7346719028293" calcext:value-type="float">
            <text:p>3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9.2751326176581" calcext:value-type="float">
            <text:p>39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70.45" calcext:value-type="float">
            <text:p>70.45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7</text:p>
          </table:table-cell>
          <table:table-cell table:style-name="ce1" office:value-type="string" calcext:value-type="string">
            <text:p>DARTFORD AND GRAVESHAM NHS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N7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7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90487856705318" calcext:value-type="float">
            <text:p>2.9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2.8002768330965" calcext:value-type="float">
            <text:p>3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NA</text:p>
          </table:table-cell>
          <table:table-cell table:style-name="ce1" office:value-type="string" calcext:value-type="string">
            <text:p>THE DUDLEY GROUP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N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A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5.03616925477049" calcext:value-type="float">
            <text:p>5.0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50.4488209825786" calcext:value-type="float">
            <text:p>5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3.2" calcext:value-type="float">
            <text:p>3.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9" office:value-type="string" calcext:value-type="string">
            <text:p>RNK</text:p>
          </table:table-cell>
          <table:table-cell table:style-name="ce1" office:value-type="string" calcext:value-type="string">
            <text:p>TAVISTOCK AND PORTMA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N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K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43478260869565" calcext:value-type="percentage">
            <text:p>54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1.40829572560602" calcext:value-type="float">
            <text:p>1.4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2.7898533314872" calcext:value-type="float">
            <text:p>1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L</text:p>
          </table:table-cell>
          <table:table-cell table:style-name="ce1" office:value-type="string" calcext:value-type="string">
            <text:p>NORTH CUMBRIA UNIVERSITY HOSPITALS NHS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N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L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4.55201638864209" calcext:value-type="float">
            <text:p>4.6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9.1430123494318" calcext:value-type="float">
            <text:p>3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50" calcext:value-type="float">
            <text:p>5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N</text:p>
          </table:table-cell>
          <table:table-cell table:style-name="ce1" office:value-type="string" calcext:value-type="string">
            <text:p>CUMBRIA PARTNERSHIP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N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N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45082913221691" calcext:value-type="float">
            <text:p>1.5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3.7703563869475" calcext:value-type="float">
            <text:p>14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Q</text:p>
          </table:table-cell>
          <table:table-cell table:style-name="ce1" office:value-type="string" calcext:value-type="string">
            <text:p>KETTERING GENERAL HOSPITAL NHS FOUNDATION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N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Q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43478260869565" calcext:value-type="percentage">
            <text:p>54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5.37312066870933" calcext:value-type="float">
            <text:p>5.4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33.2062058888838" calcext:value-type="float">
            <text:p>33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36.53" calcext:value-type="float">
            <text:p>36.5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S</text:p>
          </table:table-cell>
          <table:table-cell table:style-name="ce1" office:value-type="string" calcext:value-type="string">
            <text:p>NORTHAMPTON GENERAL HOSPITAL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NS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string" calcext:value-type="string">
            <text:p>RNS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195652173913043" calcext:value-type="percentage">
            <text:p>19.6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93404198103852" calcext:value-type="float">
            <text:p>2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6.5565452715334" calcext:value-type="float">
            <text:p>3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U</text:p>
          </table:table-cell>
          <table:table-cell table:style-name="ce1" office:value-type="string" calcext:value-type="string">
            <text:p>OXFORD HEALTH NHS FOUNDATION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NU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U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33637195672153" calcext:value-type="float">
            <text:p>1.3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30.6784518870596" calcext:value-type="float">
            <text:p>31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NZ</text:p>
          </table:table-cell>
          <table:table-cell table:style-name="ce1" office:value-type="string" calcext:value-type="string">
            <text:p>SALISBURY NHS FOUNDATION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N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NZ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78260869565218" calcext:value-type="percentage">
            <text:p>47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80262777422687" calcext:value-type="float">
            <text:p>3.8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61.5082163431377" calcext:value-type="float">
            <text:p>62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P1</text:p>
          </table:table-cell>
          <table:table-cell table:style-name="ce1" office:value-type="string" calcext:value-type="string">
            <text:p>NORTHAMPTONSHIRE HEALTHCARE NHS FOUNDATION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P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P1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65217391304348" calcext:value-type="percentage">
            <text:p>56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76677829968784" calcext:value-type="float">
            <text:p>0.8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9.21846142482399" calcext:value-type="float">
            <text:p>9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P4</text:p>
          </table:table-cell>
          <table:table-cell table:style-name="ce1" office:value-type="string" calcext:value-type="string">
            <text:p>GREAT ORMOND STREET HOSPITAL FOR CHILDRE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P4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67" calcext:value-type="float">
            <text:p>67</text:p>
          </table:table-cell>
          <table:table-cell table:style-name="ce27" office:value-type="string" calcext:value-type="string">
            <text:p>RP4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5128352389715" calcext:value-type="float">
            <text:p>3.5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3.2179305780506" calcext:value-type="float">
            <text:p>23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51.4" calcext:value-type="float">
            <text:p>51.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P5</text:p>
          </table:table-cell>
          <table:table-cell table:style-name="ce1" office:value-type="string" calcext:value-type="string">
            <text:p>DONCASTER AND BASSETLAW HOSPITALS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P5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P5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434782608695652" calcext:value-type="percentage">
            <text:p>43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65133876982268" calcext:value-type="float">
            <text:p>3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45.9281910860315" calcext:value-type="float">
            <text:p>46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59.2" calcext:value-type="float">
            <text:p>59.2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P6</text:p>
          </table:table-cell>
          <table:table-cell table:style-name="ce1" office:value-type="string" calcext:value-type="string">
            <text:p>MOORFIELDS EYE HOSPITAL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P6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P6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5.28086230473863" calcext:value-type="float">
            <text:p>5.3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25.1920037088135" calcext:value-type="float">
            <text:p>2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98" calcext:value-type="float">
            <text:p>9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P7</text:p>
          </table:table-cell>
          <table:table-cell table:style-name="ce1" office:value-type="string" calcext:value-type="string">
            <text:p>LINCOLNSHIRE PARTNERSHIP NHS FOUNDATION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P7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P7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1.12627209293287" calcext:value-type="float">
            <text:p>1.1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9.2111564663683" calcext:value-type="float">
            <text:p>1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PA</text:p>
          </table:table-cell>
          <table:table-cell table:style-name="ce1" office:value-type="string" calcext:value-type="string">
            <text:p>MEDWAY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P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P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78260869565218" calcext:value-type="percentage">
            <text:p>47.8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41498325774309" calcext:value-type="float">
            <text:p>3.4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49.2460254409157" calcext:value-type="float">
            <text:p>49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38.5" calcext:value-type="float">
            <text:p>38.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PC</text:p>
          </table:table-cell>
          <table:table-cell table:style-name="ce1" office:value-type="string" calcext:value-type="string">
            <text:p>QUEEN VICTORIA HOSPITAL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P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PC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" calcext:value-type="percentage">
            <text:p>0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71081831405517" calcext:value-type="float">
            <text:p>3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8.4898715706519" calcext:value-type="float">
            <text:p>18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PG</text:p>
          </table:table-cell>
          <table:table-cell table:style-name="ce1" office:value-type="string" calcext:value-type="string">
            <text:p>OXLEAS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P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PG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760869565217391" calcext:value-type="percentage">
            <text:p>76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46578891566558" calcext:value-type="float">
            <text:p>2.5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23.2210809430486" calcext:value-type="float">
            <text:p>23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PY</text:p>
          </table:table-cell>
          <table:table-cell table:style-name="ce1" office:value-type="string" calcext:value-type="string">
            <text:p>THE ROYAL MARSDE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P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PY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95602882995977" calcext:value-type="float">
            <text:p>4.0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5.5067346141589" calcext:value-type="float">
            <text:p>26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92" calcext:value-type="float">
            <text:p>92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Q3</text:p>
          </table:table-cell>
          <table:table-cell table:style-name="ce1" office:value-type="string" calcext:value-type="string">
            <text:p>BIRMINGHAM CHILDREN'S HOSPITAL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Q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Q3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65217391304348" calcext:value-type="percentage">
            <text:p>56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08028689986259" calcext:value-type="float">
            <text:p>3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4.4929356381697" calcext:value-type="float">
            <text:p>2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98" calcext:value-type="float">
            <text:p>98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Q6</text:p>
          </table:table-cell>
          <table:table-cell table:style-name="ce1" office:value-type="string" calcext:value-type="string">
            <text:p>ROYAL LIVERPOOL AND BROADGREEN UNIVERSITY HOSPITALS NHS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Q6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Q6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49218772554001" calcext:value-type="float">
            <text:p>3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0.6614470603244" calcext:value-type="float">
            <text:p>41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Q8</text:p>
          </table:table-cell>
          <table:table-cell table:style-name="ce1" office:value-type="string" calcext:value-type="string">
            <text:p>MID ESSEX HOSPITAL SERVICES NHS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Q8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6" calcext:value-type="float">
            <text:p>56</text:p>
          </table:table-cell>
          <table:table-cell table:style-name="ce27" office:value-type="string" calcext:value-type="string">
            <text:p>RQ8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4.31024527302379" calcext:value-type="float">
            <text:p>4.3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6.2090952553019" calcext:value-type="float">
            <text:p>36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52.3" calcext:value-type="float">
            <text:p>52.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QM</text:p>
          </table:table-cell>
          <table:table-cell table:style-name="ce1" office:value-type="string" calcext:value-type="string">
            <text:p>CHELSEA AND WESTMINSTER HOSPITAL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Q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QM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2.41160686308269" calcext:value-type="float">
            <text:p>2.4</text:p>
          </table:table-cell>
          <table:table-cell table:style-name="ce41" office:value-type="string" calcext:value-type="string">
            <text:p>Data not available</text:p>
          </table:table-cell>
          <table:table-cell table:style-name="ce55" office:value-type="float" office:value="143.025660559723" calcext:value-type="float">
            <text:p>143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QQ</text:p>
          </table:table-cell>
          <table:table-cell table:style-name="ce1" office:value-type="string" calcext:value-type="string">
            <text:p>HINCHINGBROOKE HEALTH CARE NHS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Q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Q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1304347826087" calcext:value-type="percentage">
            <text:p>41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93785274932462" calcext:value-type="float">
            <text:p>2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7.3472565979672" calcext:value-type="float">
            <text:p>37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3.2" calcext:value-type="float">
            <text:p>3.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QW</text:p>
          </table:table-cell>
          <table:table-cell table:style-name="ce1" office:value-type="string" calcext:value-type="string">
            <text:p>THE PRINCESS ALEXANDRA HOSPITAL NHS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Q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QW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95618905809465" calcext:value-type="float">
            <text:p>3.0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7.245567682679" calcext:value-type="float">
            <text:p>47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65" calcext:value-type="float">
            <text:p>6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QX</text:p>
          </table:table-cell>
          <table:table-cell table:style-name="ce1" office:value-type="string" calcext:value-type="string">
            <text:p>HOMERTON UNIVERSITY HOSPITAL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Q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QX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20491346803517" calcext:value-type="float">
            <text:p>2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8.7498751124809" calcext:value-type="float">
            <text:p>29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80" calcext:value-type="float">
            <text:p>8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QY</text:p>
          </table:table-cell>
          <table:table-cell table:style-name="ce1" office:value-type="string" calcext:value-type="string">
            <text:p>SOUTH WEST LONDON AND ST GEORGE'S MENTAL HEALTH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Q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QY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8695652173913" calcext:value-type="percentage">
            <text:p>58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75893739801136" calcext:value-type="float">
            <text:p>3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41.0625689927681" calcext:value-type="float">
            <text:p>41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90" calcext:value-type="float">
            <text:p>9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R1</text:p>
          </table:table-cell>
          <table:table-cell table:style-name="ce1" office:value-type="string" calcext:value-type="string">
            <text:p>HEART OF ENGLAND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R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1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91529334301913" calcext:value-type="float">
            <text:p>2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3.3875368826489" calcext:value-type="float">
            <text:p>3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R7</text:p>
          </table:table-cell>
          <table:table-cell table:style-name="ce1" office:value-type="string" calcext:value-type="string">
            <text:p>GATESHEAD HEALTH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R7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R7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695652173913043" calcext:value-type="percentage">
            <text:p>69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21952867410857" calcext:value-type="float">
            <text:p>3.2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1.3717341715002" calcext:value-type="float">
            <text:p>31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R8</text:p>
          </table:table-cell>
          <table:table-cell table:style-name="ce1" office:value-type="string" calcext:value-type="string">
            <text:p>LEEDS TEACHING HOSPITALS NHS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R8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8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-0.0817703068493927" calcext:value-type="float">
            <text:p>-0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55.1144041450027" calcext:value-type="float">
            <text:p>5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40.98" calcext:value-type="float">
            <text:p>40.9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RD</text:p>
          </table:table-cell>
          <table:table-cell table:style-name="ce13" office:value-type="string" calcext:value-type="string">
            <text:p>NORTH ESSEX PARTNERSHIP UNIVERSITY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R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D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17391304347826" calcext:value-type="percentage">
            <text:p>21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18445914895085" calcext:value-type="float">
            <text:p>2.2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24.6029392172494" calcext:value-type="float">
            <text:p>2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70" calcext:value-type="float">
            <text:p>7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RE</text:p>
          </table:table-cell>
          <table:table-cell table:style-name="ce1" office:value-type="string" calcext:value-type="string">
            <text:p>SOUTH STAFFORDSHIRE AND SHROPSHIRE HEALTHCARE NHS FOUNDATION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R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E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21739130434783" calcext:value-type="percentage">
            <text:p>52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47031114417059" calcext:value-type="float">
            <text:p>1.5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8.0825221384423" calcext:value-type="float">
            <text:p>1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RF</text:p>
          </table:table-cell>
          <table:table-cell table:style-name="ce1" office:value-type="string" calcext:value-type="string">
            <text:p>WRIGHTINGTON, WIGAN AND LEIGH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R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08695652173913" calcext:value-type="percentage">
            <text:p>60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22327288133117" calcext:value-type="float">
            <text:p>3.2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8.3675655508249" calcext:value-type="float">
            <text:p>1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936" calcext:value-type="float">
            <text:p>936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RJ</text:p>
          </table:table-cell>
          <table:table-cell table:style-name="ce13" office:value-type="string" calcext:value-type="string">
            <text:p>THE ROYAL ORTHOPAEDIC HOSPITAL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R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J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434782608695652" calcext:value-type="percentage">
            <text:p>43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8351273057237" calcext:value-type="float">
            <text:p>3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5.8573348171716" calcext:value-type="float">
            <text:p>26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RK</text:p>
          </table:table-cell>
          <table:table-cell table:style-name="ce1" office:value-type="string" calcext:value-type="string">
            <text:p>UNIVERSITY HOSPITAL BIRMINGHAM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R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K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0869565217391304" calcext:value-type="percentage">
            <text:p>8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4.91237350098723" calcext:value-type="float">
            <text:p>4.9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8.8000825830872" calcext:value-type="float">
            <text:p>39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RP</text:p>
          </table:table-cell>
          <table:table-cell table:style-name="ce1" office:value-type="string" calcext:value-type="string">
            <text:p>BARNET, ENFIELD AND HARINGEY MENTAL HEALTH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R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21739130434783" calcext:value-type="percentage">
            <text:p>52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9037024770037" calcext:value-type="float">
            <text:p>1.9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42.751415067383" calcext:value-type="float">
            <text:p>43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87.68" calcext:value-type="float">
            <text:p>87.68</text:p>
          </table:table-cell>
          <table:table-cell table:style-name="ce71" office:value-type="float" office:value="23" calcext:value-type="float">
            <text:p>2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RU</text:p>
          </table:table-cell>
          <table:table-cell table:style-name="ce1" office:value-type="string" calcext:value-type="string">
            <text:p>LONDON AMBULANCE SERVICE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RU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U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1.43792091391207" calcext:value-type="float">
            <text:p>1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5.9393800828893" calcext:value-type="float">
            <text:p>16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RV</text:p>
          </table:table-cell>
          <table:table-cell table:style-name="ce1" office:value-type="string" calcext:value-type="string">
            <text:p>UNIVERSITY COLLEGE LONDO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R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RV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83313463740866" calcext:value-type="float">
            <text:p>3.8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6.9610185558082" calcext:value-type="float">
            <text:p>27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1</text:p>
          </table:table-cell>
          <table:table-cell table:style-name="ce1" office:value-type="string" calcext:value-type="string">
            <text:p>CAMBRIDGESHIRE AND PETERBOROUGH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T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1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608695652173913" calcext:value-type="percentage">
            <text:p>60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63368038005547" calcext:value-type="float">
            <text:p>1.6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1.0708258455584" calcext:value-type="float">
            <text:p>11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2</text:p>
          </table:table-cell>
          <table:table-cell table:style-name="ce1" office:value-type="string" calcext:value-type="string">
            <text:p>PENNINE CARE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T2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2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47738263458885" calcext:value-type="float">
            <text:p>1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15.644335709544" calcext:value-type="float">
            <text:p>16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3</text:p>
          </table:table-cell>
          <table:table-cell table:style-name="ce1" office:value-type="string" calcext:value-type="string">
            <text:p>ROYAL BROMPTON AND HAREFIELD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peciali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3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08695652173913" calcext:value-type="percentage">
            <text:p>10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7733341582656" calcext:value-type="float">
            <text:p>4.8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35.4391471577326" calcext:value-type="float">
            <text:p>3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71" calcext:value-type="float">
            <text:p>7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5</text:p>
          </table:table-cell>
          <table:table-cell table:style-name="ce1" office:value-type="string" calcext:value-type="string">
            <text:p>LEICESTERSHIRE PARTNERSHIP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T5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5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49428835690414" calcext:value-type="float">
            <text:p>2.5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8.2208601078589" calcext:value-type="float">
            <text:p>1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TD</text:p>
          </table:table-cell>
          <table:table-cell table:style-name="ce1" office:value-type="string" calcext:value-type="string">
            <text:p>THE NEWCASTLE UPON TYNE HOSPITALS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D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8" calcext:value-type="float">
            <text:p>58</text:p>
          </table:table-cell>
          <table:table-cell table:style-name="ce27" office:value-type="string" calcext:value-type="string">
            <text:p>RTD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1304347826087" calcext:value-type="percentage">
            <text:p>41.3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5.05015862131499" calcext:value-type="float">
            <text:p>5.1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8.1541898991595" calcext:value-type="float">
            <text:p>38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58.92" calcext:value-type="float">
            <text:p>58.92</text:p>
          </table:table-cell>
          <table:table-cell table:style-name="ce71" office:value-type="float" office:value="683" calcext:value-type="float">
            <text:p>68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E</text:p>
          </table:table-cell>
          <table:table-cell table:style-name="ce1" office:value-type="string" calcext:value-type="string">
            <text:p>GLOUCESTERSHIRE HOSPITALS NHS FOUNDATION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E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61677336424862" calcext:value-type="float">
            <text:p>3.6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41.1248650294811" calcext:value-type="float">
            <text:p>41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90" calcext:value-type="float">
            <text:p>90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F</text:p>
          </table:table-cell>
          <table:table-cell table:style-name="ce1" office:value-type="string" calcext:value-type="string">
            <text:p>NORTHUMBRIA HEALTHCARE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F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0652173913043478" calcext:value-type="percentage">
            <text:p>6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3.09766331622229" calcext:value-type="float">
            <text:p>3.1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7.4065326102368" calcext:value-type="float">
            <text:p>27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G</text:p>
          </table:table-cell>
          <table:table-cell table:style-name="ce13" office:value-type="string" calcext:value-type="string">
            <text:p>DERBY TEACHING HOSPITALS NHS FOUNDATION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G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TG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81758395353884" calcext:value-type="float">
            <text:p>3.8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9.0410125661388" calcext:value-type="float">
            <text:p>39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H</text:p>
          </table:table-cell>
          <table:table-cell table:style-name="ce1" office:value-type="string" calcext:value-type="string">
            <text:p>OXFORD UNIVERSITY HOSPITALS NHS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H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8695652173913" calcext:value-type="percentage">
            <text:p>58.7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5.6254741381687" calcext:value-type="float">
            <text:p>5.6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54.8376833450693" calcext:value-type="float">
            <text:p>5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81" calcext:value-type="float">
            <text:p>8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K</text:p>
          </table:table-cell>
          <table:table-cell table:style-name="ce1" office:value-type="string" calcext:value-type="string">
            <text:p>ASHFORD AND ST. PETER'S HOSPITALS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K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93338591553574" calcext:value-type="float">
            <text:p>3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2.6702228720355" calcext:value-type="float">
            <text:p>43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47" calcext:value-type="float">
            <text:p>4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TP</text:p>
          </table:table-cell>
          <table:table-cell table:style-name="ce1" office:value-type="string" calcext:value-type="string">
            <text:p>SURREY AND SUSSEX HEALTHCARE NHS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P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34782608695652" calcext:value-type="percentage">
            <text:p>43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1228525652911" calcext:value-type="float">
            <text:p>3.1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45.2681743903556" calcext:value-type="float">
            <text:p>45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80" calcext:value-type="float">
            <text:p>8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Q</text:p>
          </table:table-cell>
          <table:table-cell table:style-name="ce1" office:value-type="string" calcext:value-type="string">
            <text:p>2GETHER NHS FOUNDATION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T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Q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78323831425305" calcext:value-type="float">
            <text:p>1.8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17.728858956992" calcext:value-type="float">
            <text:p>1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R</text:p>
          </table:table-cell>
          <table:table-cell table:style-name="ce1" office:value-type="string" calcext:value-type="string">
            <text:p>SOUTH TEES HOSPITALS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TR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TR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8435934997923" calcext:value-type="float">
            <text:p>3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7.0620675626388" calcext:value-type="float">
            <text:p>37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TV</text:p>
          </table:table-cell>
          <table:table-cell table:style-name="ce13" office:value-type="string" calcext:value-type="string">
            <text:p>NORTH WEST BOROUGHS HEALTHCARE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V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2608695652174" calcext:value-type="percentage">
            <text:p>28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18656919111358" calcext:value-type="float">
            <text:p>1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14.7218973070164" calcext:value-type="float">
            <text:p>1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TX</text:p>
          </table:table-cell>
          <table:table-cell table:style-name="ce1" office:value-type="string" calcext:value-type="string">
            <text:p>UNIVERSITY HOSPITALS OF MORECAMBE BAY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T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TX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77981521868033" calcext:value-type="float">
            <text:p>3.8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9.5264137396378" calcext:value-type="float">
            <text:p>40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V3</text:p>
          </table:table-cell>
          <table:table-cell table:style-name="ce1" office:value-type="string" calcext:value-type="string">
            <text:p>CENTRAL AND NORTH WEST LONDO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V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V3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1.66090668940403" calcext:value-type="float">
            <text:p>1.7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4.4018637867505" calcext:value-type="float">
            <text:p>2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V5</text:p>
          </table:table-cell>
          <table:table-cell table:style-name="ce1" office:value-type="string" calcext:value-type="string">
            <text:p>SOUTH LONDON AND MAUDSLEY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V5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V5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4.46777048338813" calcext:value-type="float">
            <text:p>4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2.1345050068601" calcext:value-type="float">
            <text:p>32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23" calcext:value-type="float">
            <text:p>23</text:p>
          </table:table-cell>
          <table:table-cell table:style-name="ce71" office:value-type="float" office:value="286" calcext:value-type="float">
            <text:p>286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V9</text:p>
          </table:table-cell>
          <table:table-cell table:style-name="ce1" office:value-type="string" calcext:value-type="string">
            <text:p>HUMBER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V9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V9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43478260869565" calcext:value-type="percentage">
            <text:p>54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97371860224262" calcext:value-type="float">
            <text:p>2.0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15.4813667361775" calcext:value-type="float">
            <text:p>1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VJ</text:p>
          </table:table-cell>
          <table:table-cell table:style-name="ce1" office:value-type="string" calcext:value-type="string">
            <text:p>NORTH BRISTOL NHS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VJ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5" calcext:value-type="float">
            <text:p>55</text:p>
          </table:table-cell>
          <table:table-cell table:style-name="ce27" office:value-type="string" calcext:value-type="string">
            <text:p>RVJ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15864904615471" calcext:value-type="float">
            <text:p>4.2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34.6223955064932" calcext:value-type="float">
            <text:p>3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VN</text:p>
          </table:table-cell>
          <table:table-cell table:style-name="ce1" office:value-type="string" calcext:value-type="string">
            <text:p>AVON AND WILTSHIRE MENTAL HEALTH PARTNERSHIP NHS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V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VN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739130434782609" calcext:value-type="percentage">
            <text:p>73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41982306828813" calcext:value-type="float">
            <text:p>2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2.2284815652273" calcext:value-type="float">
            <text:p>22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VR</text:p>
          </table:table-cell>
          <table:table-cell table:style-name="ce1" office:value-type="string" calcext:value-type="string">
            <text:p>EPSOM AND ST HELIER UNIVERSITY HOSPITALS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VR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VR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43478260869565" calcext:value-type="percentage">
            <text:p>54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78555246805413" calcext:value-type="float">
            <text:p>3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8.829171882142" calcext:value-type="float">
            <text:p>39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VV</text:p>
          </table:table-cell>
          <table:table-cell table:style-name="ce1" office:value-type="string" calcext:value-type="string">
            <text:p>EAST KENT HOSPITALS UNIVERSITY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V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V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34782608695652" calcext:value-type="percentage">
            <text:p>43.5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4.46145505715341" calcext:value-type="float">
            <text:p>4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56.4269432453618" calcext:value-type="float">
            <text:p>56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70" calcext:value-type="float">
            <text:p>70</text:p>
          </table:table-cell>
          <table:table-cell table:style-name="ce71"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VW</text:p>
          </table:table-cell>
          <table:table-cell table:style-name="ce1" office:value-type="string" calcext:value-type="string">
            <text:p>NORTH TEES AND HARTLEPOOL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V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VW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71612662920498" calcext:value-type="float">
            <text:p>2.7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8.2203521406735" calcext:value-type="float">
            <text:p>28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RVY</text:p>
          </table:table-cell>
          <table:table-cell table:style-name="ce1" office:value-type="string" calcext:value-type="string">
            <text:p>SOUTHPORT AND ORMSKIRK HOSPITAL NHS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V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V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57481183146233" calcext:value-type="float">
            <text:p>2.6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2.4696443641826" calcext:value-type="float">
            <text:p>32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RW1</text:p>
          </table:table-cell>
          <table:table-cell table:style-name="ce1" office:value-type="string" calcext:value-type="string">
            <text:p>SOUTHERN HEALTH NHS FOUNDATION TRUST</text:p>
          </table:table-cell>
          <table:table-cell table:style-name="ce1" office:value-type="string" calcext:value-type="string">
            <text:p>NHS England South (Wessex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W1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W1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34363846964952" calcext:value-type="float">
            <text:p>1.3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2.8146730636164" calcext:value-type="float">
            <text:p>1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3</text:p>
          </table:table-cell>
          <table:table-cell table:style-name="ce1" office:value-type="string" calcext:value-type="string">
            <text:p>CENTRAL MANCHESTER UNIVERSITY HOSPITALS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3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65" calcext:value-type="float">
            <text:p>65</text:p>
          </table:table-cell>
          <table:table-cell table:style-name="ce27" office:value-type="string" calcext:value-type="string">
            <text:p>RW3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130434782608696" calcext:value-type="percentage">
            <text:p>13.0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87671598214317" calcext:value-type="float">
            <text:p>4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7.2277476416081" calcext:value-type="float">
            <text:p>37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4</text:p>
          </table:table-cell>
          <table:table-cell table:style-name="ce1" office:value-type="string" calcext:value-type="string">
            <text:p>MERSEY CARE NHS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W4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4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04347826086957" calcext:value-type="percentage">
            <text:p>30.4%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92630371414686" calcext:value-type="float">
            <text:p>2.9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54.8231350759364" calcext:value-type="float">
            <text:p>5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5</text:p>
          </table:table-cell>
          <table:table-cell table:style-name="ce1" office:value-type="string" calcext:value-type="string">
            <text:p>LANCASHIRE CARE NHS FOUNDATION TRUST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5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5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03717266401104" calcext:value-type="float">
            <text:p>2.0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19.8297296902465" calcext:value-type="float">
            <text:p>2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6</text:p>
          </table:table-cell>
          <table:table-cell table:style-name="ce1" office:value-type="string" calcext:value-type="string">
            <text:p>PENNINE ACUTE HOSPITALS NHS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6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6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478260869565218" calcext:value-type="percentage">
            <text:p>47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4.27547382079706" calcext:value-type="float">
            <text:p>4.3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52.3717474917773" calcext:value-type="float">
            <text:p>52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A</text:p>
          </table:table-cell>
          <table:table-cell table:style-name="ce1" office:value-type="string" calcext:value-type="string">
            <text:p>HULL AND EAST YORKSHIRE HOSPITALS NHS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W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A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78260869565218" calcext:value-type="percentage">
            <text:p>47.8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36562573382802" calcext:value-type="float">
            <text:p>4.4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7.0562099028029" calcext:value-type="float">
            <text:p>4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WD</text:p>
          </table:table-cell>
          <table:table-cell table:style-name="ce1" office:value-type="string" calcext:value-type="string">
            <text:p>UNITED LINCOLNSHIRE HOSPITALS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W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D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17391304347826" calcext:value-type="percentage">
            <text:p>21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63658746696824" calcext:value-type="float">
            <text:p>2.6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8.2840993102477" calcext:value-type="float">
            <text:p>38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WE</text:p>
          </table:table-cell>
          <table:table-cell table:style-name="ce1" office:value-type="string" calcext:value-type="string">
            <text:p>UNIVERSITY HOSPITALS OF LEICESTER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389488007085" calcext:value-type="float">
            <text:p>3.4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39.4132892325545" calcext:value-type="float">
            <text:p>3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F</text:p>
          </table:table-cell>
          <table:table-cell table:style-name="ce1" office:value-type="string" calcext:value-type="string">
            <text:p>MAIDSTONE AND TUNBRIDGE WELLS NHS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F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61539041710912" calcext:value-type="float">
            <text:p>3.6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9.7059829972672" calcext:value-type="float">
            <text:p>40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WG</text:p>
          </table:table-cell>
          <table:table-cell table:style-name="ce1" office:value-type="string" calcext:value-type="string">
            <text:p>WEST HERTFORDSHIRE HOSPITALS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WG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G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36553359924966" calcext:value-type="float">
            <text:p>4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49.7562286007487" calcext:value-type="float">
            <text:p>50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53" calcext:value-type="float">
            <text:p>5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H</text:p>
          </table:table-cell>
          <table:table-cell table:style-name="ce1" office:value-type="string" calcext:value-type="string">
            <text:p>EAST AND NORTH HERTFORDSHIRE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H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70" calcext:value-type="float">
            <text:p>70</text:p>
          </table:table-cell>
          <table:table-cell table:style-name="ce27" office:value-type="string" calcext:value-type="string">
            <text:p>RWH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4.21602429134065" calcext:value-type="float">
            <text:p>4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3.195455178114" calcext:value-type="float">
            <text:p>43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5" calcext:value-type="float">
            <text:p>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RWJ</text:p>
          </table:table-cell>
          <table:table-cell table:style-name="ce1" office:value-type="string" calcext:value-type="string">
            <text:p>STOCKPORT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J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173913043478261" calcext:value-type="percentage">
            <text:p>17.4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2.86546795204079" calcext:value-type="float">
            <text:p>2.9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2.1598846471845" calcext:value-type="float">
            <text:p>32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93" calcext:value-type="float">
            <text:p>9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K</text:p>
          </table:table-cell>
          <table:table-cell table:style-name="ce1" office:value-type="string" calcext:value-type="string">
            <text:p>EAST LONDO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K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82608695652174" calcext:value-type="percentage">
            <text:p>28.3%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26634239871804" calcext:value-type="float">
            <text:p>1.3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14.2891814019993" calcext:value-type="float">
            <text:p>14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N</text:p>
          </table:table-cell>
          <table:table-cell table:style-name="ce1" office:value-type="string" calcext:value-type="string">
            <text:p>SOUTH ESSEX PARTNERSHIP UNIVERSITY NHS FOUNDATION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W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N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37359192905296" calcext:value-type="float">
            <text:p>2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0.9276419527542" calcext:value-type="float">
            <text:p>31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48" calcext:value-type="float">
            <text:p>4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WP</text:p>
          </table:table-cell>
          <table:table-cell table:style-name="ce1" office:value-type="string" calcext:value-type="string">
            <text:p>WORCESTERSHIRE ACUTE HOSPITALS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W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P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4.76959265632666" calcext:value-type="float">
            <text:p>4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46.8885679077405" calcext:value-type="float">
            <text:p>47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R</text:p>
          </table:table-cell>
          <table:table-cell table:style-name="ce1" office:value-type="string" calcext:value-type="string">
            <text:p>HERTFORDSHIRE PARTNERSHIP NHS FOUNDATION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R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8695652173913" calcext:value-type="percentage">
            <text:p>58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2.3283111357796" calcext:value-type="float">
            <text:p>2.3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30.6300032193684" calcext:value-type="float">
            <text:p>31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V</text:p>
          </table:table-cell>
          <table:table-cell table:style-name="ce1" office:value-type="string" calcext:value-type="string">
            <text:p>DEVON PARTNERSHIP NHS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W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V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695652173913043" calcext:value-type="percentage">
            <text:p>69.6%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39694418879534" calcext:value-type="float">
            <text:p>1.4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2.2914516023537" calcext:value-type="float">
            <text:p>12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WW</text:p>
          </table:table-cell>
          <table:table-cell table:style-name="ce1" office:value-type="string" calcext:value-type="string">
            <text:p>WARRINGTON AND HALTON HOSPITALS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Small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W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1733292853505" calcext:value-type="float">
            <text:p>3.2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24.7931236137308" calcext:value-type="float">
            <text:p>2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40" calcext:value-type="float">
            <text:p>4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X</text:p>
          </table:table-cell>
          <table:table-cell table:style-name="ce1" office:value-type="string" calcext:value-type="string">
            <text:p>BERKSHIRE HEALTHCARE NHS FOUNDATION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X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804347826086956" calcext:value-type="percentage">
            <text:p>80.4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1.20877401977767" calcext:value-type="float">
            <text:p>1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11.0898051329539" calcext:value-type="float">
            <text:p>11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WY</text:p>
          </table:table-cell>
          <table:table-cell table:style-name="ce1" office:value-type="string" calcext:value-type="string">
            <text:p>CALDERDALE AND HUDDERSFIELD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W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WY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73913043478261" calcext:value-type="percentage">
            <text:p>67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48652576944267" calcext:value-type="float">
            <text:p>3.5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7.2794810543783" calcext:value-type="float">
            <text:p>37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1</text:p>
          </table:table-cell>
          <table:table-cell table:style-name="ce1" office:value-type="string" calcext:value-type="string">
            <text:p>NOTTINGHAM UNIVERSITY HOSPITALS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1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21739130434783" calcext:value-type="percentage">
            <text:p>52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5.02523482354782" calcext:value-type="float">
            <text:p>5.0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58.1815595919804" calcext:value-type="float">
            <text:p>58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X2</text:p>
          </table:table-cell>
          <table:table-cell table:style-name="ce1" office:value-type="string" calcext:value-type="string">
            <text:p>SUSSEX PARTNERSHIP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2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2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84032329101476" calcext:value-type="float">
            <text:p>1.8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28.4199275908101" calcext:value-type="float">
            <text:p>28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X3</text:p>
          </table:table-cell>
          <table:table-cell table:style-name="ce1" office:value-type="string" calcext:value-type="string">
            <text:p>TEES, ESK AND WEAR VALLEYS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3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3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608695652173913" calcext:value-type="percentage">
            <text:p>60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83877341893055" calcext:value-type="float">
            <text:p>1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3.0720136012871" calcext:value-type="float">
            <text:p>2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4</text:p>
          </table:table-cell>
          <table:table-cell table:style-name="ce1" office:value-type="string" calcext:value-type="string">
            <text:p>NORTHUMBERLAND, TYNE AND WEAR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4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1" calcext:value-type="float">
            <text:p>51</text:p>
          </table:table-cell>
          <table:table-cell table:style-name="ce27" office:value-type="string" calcext:value-type="string">
            <text:p>RX4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73913043478261" calcext:value-type="percentage">
            <text:p>67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27260446810411" calcext:value-type="float">
            <text:p>2.3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5.8330319399252" calcext:value-type="float">
            <text:p>26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90" calcext:value-type="float">
            <text:p>9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6</text:p>
          </table:table-cell>
          <table:table-cell table:style-name="ce1" office:value-type="string" calcext:value-type="string">
            <text:p>NORTH EAST AMBULANCE SERVICE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6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X6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0.891265325011672" calcext:value-type="float">
            <text:p>0.9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5.60033643623899" calcext:value-type="float">
            <text:p>6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7</text:p>
          </table:table-cell>
          <table:table-cell table:style-name="ce1" office:value-type="string" calcext:value-type="string">
            <text:p>NORTH WEST AMBULANCE SERVICE NHS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7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84" calcext:value-type="float">
            <text:p>84</text:p>
          </table:table-cell>
          <table:table-cell table:style-name="ce27" office:value-type="string" calcext:value-type="string">
            <text:p>RX7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130434782608696" calcext:value-type="percentage">
            <text:p>13.0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0.849388923312145" calcext:value-type="float">
            <text:p>0.8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8.00626372743314" calcext:value-type="float">
            <text:p>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X8</text:p>
          </table:table-cell>
          <table:table-cell table:style-name="ce1" office:value-type="string" calcext:value-type="string">
            <text:p>YORKSHIRE AMBULANCE SERVICE NHS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8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X8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608695652173913" calcext:value-type="percentage">
            <text:p>60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2174126734862" calcext:value-type="float">
            <text:p>1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8.76177964062047" calcext:value-type="float">
            <text:p>9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9</text:p>
          </table:table-cell>
          <table:table-cell table:style-name="ce1" office:value-type="string" calcext:value-type="string">
            <text:p>EAST MIDLANDS AMBULANCE SERVICE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9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9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47826086956522" calcext:value-type="percentage">
            <text:p>34.8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15052483559414" calcext:value-type="float">
            <text:p>1.2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7.92197463486464" calcext:value-type="float">
            <text:p>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A</text:p>
          </table:table-cell>
          <table:table-cell table:style-name="ce1" office:value-type="string" calcext:value-type="string">
            <text:p>CHESHIRE AND WIRRAL PARTNERSHIP NHS FOUNDATION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65936661493506" calcext:value-type="float">
            <text:p>1.7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13.8944984145456" calcext:value-type="float">
            <text:p>14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57.85" calcext:value-type="float">
            <text:p>57.8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C</text:p>
          </table:table-cell>
          <table:table-cell table:style-name="ce1" office:value-type="string" calcext:value-type="string">
            <text:p>EAST SUSSEX HEALTHCARE NHS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C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173913043478261" calcext:value-type="percentage">
            <text:p>17.4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26088048990162" calcext:value-type="float">
            <text:p>3.3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33.920962324219" calcext:value-type="float">
            <text:p>3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E</text:p>
          </table:table-cell>
          <table:table-cell table:style-name="ce1" office:value-type="string" calcext:value-type="string">
            <text:p>ROTHERHAM DONCASTER AND SOUTH HUMBER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E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195652173913043" calcext:value-type="percentage">
            <text:p>19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43790426933065" calcext:value-type="float">
            <text:p>1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4.6025271830078" calcext:value-type="float">
            <text:p>1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F</text:p>
          </table:table-cell>
          <table:table-cell table:style-name="ce1" office:value-type="string" calcext:value-type="string">
            <text:p>MID YORKSHIRE HOSPITALS NHS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F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21739130434783" calcext:value-type="percentage">
            <text:p>52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57433741147026" calcext:value-type="float">
            <text:p>3.6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29.1065148220413" calcext:value-type="float">
            <text:p>2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G</text:p>
          </table:table-cell>
          <table:table-cell table:style-name="ce1" office:value-type="string" calcext:value-type="string">
            <text:p>SOUTH WEST YORKSHIRE PARTNERSHIP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G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XG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82608695652174" calcext:value-type="percentage">
            <text:p>28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92532593983659" calcext:value-type="float">
            <text:p>1.9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8.1941459457398" calcext:value-type="float">
            <text:p>1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H</text:p>
          </table:table-cell>
          <table:table-cell table:style-name="ce1" office:value-type="string" calcext:value-type="string">
            <text:p>BRIGHTON AND SUSSEX UNIVERSITY HOSPITALS NHS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H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30415851832996" calcext:value-type="float">
            <text:p>3.3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4.4814966685159" calcext:value-type="float">
            <text:p>3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K</text:p>
          </table:table-cell>
          <table:table-cell table:style-name="ce1" office:value-type="string" calcext:value-type="string">
            <text:p>SANDWELL AND WEST BIRMINGHAM HOSPITALS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K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XK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17391304347826" calcext:value-type="percentage">
            <text:p>21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00290725264849" calcext:value-type="float">
            <text:p>4.0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7.637797028753" calcext:value-type="float">
            <text:p>3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68" calcext:value-type="float">
            <text:p>68</text:p>
          </table:table-cell>
          <table:table-cell table:style-name="ce71" office:value-type="float" office:value="147" calcext:value-type="float">
            <text:p>147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L</text:p>
          </table:table-cell>
          <table:table-cell table:style-name="ce1" office:value-type="string" calcext:value-type="string">
            <text:p>BLACKPOOL TEACHING HOSPITALS NHS FOUNDATION TRUST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L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L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43478260869565" calcext:value-type="percentage">
            <text:p>54.3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40203874275456" calcext:value-type="float">
            <text:p>2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0.3531531065627" calcext:value-type="float">
            <text:p>3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85" calcext:value-type="float">
            <text:p>8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M</text:p>
          </table:table-cell>
          <table:table-cell table:style-name="ce1" office:value-type="string" calcext:value-type="string">
            <text:p>DERBYSHIRE HEALTHCARE NHS FOUNDATION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M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M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152173913043478" calcext:value-type="percentage">
            <text:p>15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70265585646729" calcext:value-type="float">
            <text:p>1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3.7953090666949" calcext:value-type="float">
            <text:p>14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84" calcext:value-type="float">
            <text:p>8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N</text:p>
          </table:table-cell>
          <table:table-cell table:style-name="ce1" office:value-type="string" calcext:value-type="string">
            <text:p>LANCASHIRE TEACHING HOSPITALS NHS FOUNDATION TRUST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N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N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565217391304348" calcext:value-type="percentage">
            <text:p>56.5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50184855132876" calcext:value-type="float">
            <text:p>3.5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3.5758954201698" calcext:value-type="float">
            <text:p>4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28.5" calcext:value-type="float">
            <text:p>28.5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P</text:p>
          </table:table-cell>
          <table:table-cell table:style-name="ce1" office:value-type="string" calcext:value-type="string">
            <text:p>COUNTY DURHAM AND DARLINGTON NHS FOUNDATION TRUST</text:p>
          </table:table-cell>
          <table:table-cell table:style-name="ce1" office:value-type="string" calcext:value-type="string">
            <text:p>NHS England North (Cumbria and North East)</text:p>
          </table:table-cell>
          <table:table-cell table:style-name="ce1" office:value-type="string" calcext:value-type="string">
            <text:p>North Ea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P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P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3.45473216829373" calcext:value-type="float">
            <text:p>3.5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0.8890828545328" calcext:value-type="float">
            <text:p>31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Q</text:p>
          </table:table-cell>
          <table:table-cell table:style-name="ce1" office:value-type="string" calcext:value-type="string">
            <text:p>BUCKINGHAMSHIRE HEALTHCARE NHS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Multi-Servic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Q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Q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4.44078983969355" calcext:value-type="float">
            <text:p>4.4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26.3461324569872" calcext:value-type="float">
            <text:p>26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50" calcext:value-type="float">
            <text:p>5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R</text:p>
          </table:table-cell>
          <table:table-cell table:style-name="ce1" office:value-type="string" calcext:value-type="string">
            <text:p>EAST LANCASHIRE HOSPITALS NHS TRUST</text:p>
          </table:table-cell>
          <table:table-cell table:style-name="ce1" office:value-type="string" calcext:value-type="string">
            <text:p>NHS England North (Lancashire and South Cumbria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R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R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673913043478261" calcext:value-type="percentage">
            <text:p>67.4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3.98685462395134" calcext:value-type="float">
            <text:p>4.0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8.5624784155424" calcext:value-type="float">
            <text:p>49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85" calcext:value-type="float">
            <text:p>85</text:p>
          </table:table-cell>
          <table:table-cell table:style-name="ce71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T</text:p>
          </table:table-cell>
          <table:table-cell table:style-name="ce1" office:value-type="string" calcext:value-type="string">
            <text:p>BIRMINGHAM AND SOLIHULL MENTAL HEALTH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T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21739130434783" calcext:value-type="percentage">
            <text:p>52.2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47699325766465" calcext:value-type="float">
            <text:p>2.5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7.3996912767306" calcext:value-type="float">
            <text:p>2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V</text:p>
          </table:table-cell>
          <table:table-cell table:style-name="ce1" office:value-type="string" calcext:value-type="string">
            <text:p>GREATER MANCHESTER WEST MENTAL HEALTH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V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V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43153326835628" calcext:value-type="float">
            <text:p>2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31.9766856261645" calcext:value-type="float">
            <text:p>32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W</text:p>
          </table:table-cell>
          <table:table-cell table:style-name="ce1" office:value-type="string" calcext:value-type="string">
            <text:p>SHREWSBURY AND TELFORD HOSPITAL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W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65" calcext:value-type="float">
            <text:p>65</text:p>
          </table:table-cell>
          <table:table-cell table:style-name="ce27" office:value-type="string" calcext:value-type="string">
            <text:p>RXW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478260869565218" calcext:value-type="percentage">
            <text:p>47.8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9355210453831" calcext:value-type="float">
            <text:p>3.9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43.7839850080925" calcext:value-type="float">
            <text:p>44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RXX</text:p>
          </table:table-cell>
          <table:table-cell table:style-name="ce1" office:value-type="string" calcext:value-type="string">
            <text:p>SURREY AND BORDERS PARTNERSHIP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X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X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695652173913043" calcext:value-type="percentage">
            <text:p>69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1.65222411712643" calcext:value-type="float">
            <text:p>1.7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22.0161644404299" calcext:value-type="float">
            <text:p>22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XY</text:p>
          </table:table-cell>
          <table:table-cell table:style-name="ce1" office:value-type="string" calcext:value-type="string">
            <text:p>KENT AND MEDWAY NHS AND SOCIAL CARE PARTNERSHIP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X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XY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69085031400446" calcext:value-type="float">
            <text:p>1.7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3.3918974189069" calcext:value-type="float">
            <text:p>1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1</text:p>
          </table:table-cell>
          <table:table-cell table:style-name="ce1" office:value-type="string" calcext:value-type="string">
            <text:p>LIVERPOOL COMMUNITY HEALTH NHS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1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1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195652173913043" calcext:value-type="percentage">
            <text:p>19.6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703524654253737" calcext:value-type="float">
            <text:p>0.7</text:p>
          </table:table-cell>
          <table:table-cell table:style-name="ce41" office:value-type="string" calcext:value-type="string">
            <text:p>Data not available</text:p>
          </table:table-cell>
          <table:table-cell table:style-name="ce55" office:value-type="float" office:value="9.56017597072467" calcext:value-type="float">
            <text:p>10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2</text:p>
          </table:table-cell>
          <table:table-cell table:style-name="ce13" office:value-type="string" calcext:value-type="string">
            <text:p>BRIDGEWATER COMMUNITY HEALTHCARE NHS FOUNDATION TRUST</text:p>
          </table:table-cell>
          <table:table-cell table:style-name="ce1" office:value-type="string" calcext:value-type="string">
            <text:p>NHS England North (Greater Manchester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2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2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95652173913043" calcext:value-type="percentage">
            <text:p>69.6%</text:p>
          </table:table-cell>
          <table:table-cell table:style-name="ce38" office:value-type="string" calcext:value-type="string">
            <text:p>Good</text:p>
          </table:table-cell>
          <table:table-cell table:style-name="ce41"/>
          <table:table-cell table:style-name="ce41" office:value-type="string" calcext:value-type="string">
            <text:p>&gt;10% increase</text:p>
          </table:table-cell>
          <table:table-cell table:style-name="ce45" office:value-type="float" office:value="1.15094964311652" calcext:value-type="float">
            <text:p>1.2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0.4392292018774" calcext:value-type="float">
            <text:p>10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3</text:p>
          </table:table-cell>
          <table:table-cell table:style-name="ce1" office:value-type="string" calcext:value-type="string">
            <text:p>NORFOLK COMMUNITY HEALTH AND CARE NHS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3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72" calcext:value-type="float">
            <text:p>72</text:p>
          </table:table-cell>
          <table:table-cell table:style-name="ce27" office:value-type="string" calcext:value-type="string">
            <text:p>RY3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37980842321993" calcext:value-type="float">
            <text:p>1.4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4.5358172238972" calcext:value-type="float">
            <text:p>1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4</text:p>
          </table:table-cell>
          <table:table-cell table:style-name="ce1" office:value-type="string" calcext:value-type="string">
            <text:p>HERTFORDSHIRE COMMUNITY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4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4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433518451350686" calcext:value-type="float">
            <text:p>0.4</text:p>
          </table:table-cell>
          <table:table-cell table:style-name="ce41" office:value-type="string" calcext:value-type="string">
            <text:p>&gt;20% increase</text:p>
          </table:table-cell>
          <table:table-cell table:style-name="ce55" office:value-type="float" office:value="16.059957734636" calcext:value-type="float">
            <text:p>16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5</text:p>
          </table:table-cell>
          <table:table-cell table:style-name="ce1" office:value-type="string" calcext:value-type="string">
            <text:p>LINCOLNSHIRE COMMUNITY HEALTH SERVICES NHS TRUST</text:p>
          </table:table-cell>
          <table:table-cell table:style-name="ce1" office:value-type="string" calcext:value-type="string">
            <text:p>NHS England Midlands and East (Central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5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5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69565217391304" calcext:value-type="percentage">
            <text:p>37.0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388005284472683" calcext:value-type="float">
            <text:p>0.4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6.23617660012646" calcext:value-type="float">
            <text:p>6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.5" calcext:value-type="float">
            <text:p>1.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6</text:p>
          </table:table-cell>
          <table:table-cell table:style-name="ce1" office:value-type="string" calcext:value-type="string">
            <text:p>LEEDS COMMUNITY HEALTHCARE NHS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6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6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5" calcext:value-type="percentage">
            <text:p>50.0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0792611076216" calcext:value-type="float">
            <text:p>1.1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6.54009723010723" calcext:value-type="float">
            <text:p>7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Y7</text:p>
          </table:table-cell>
          <table:table-cell table:style-name="ce1" office:value-type="string" calcext:value-type="string">
            <text:p>WIRRAL COMMUNITY NHS TRUST</text:p>
          </table:table-cell>
          <table:table-cell table:style-name="ce1" office:value-type="string" calcext:value-type="string">
            <text:p>NHS England North (Cheshire and Merseyside)</text:p>
          </table:table-cell>
          <table:table-cell table:style-name="ce1" office:value-type="string" calcext:value-type="string">
            <text:p>North West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7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7</text:p>
          </table:table-cell>
          <table:table-cell table:style-name="ce30" office:value-type="string" calcext:value-type="string">
            <text:p>Good</text:p>
          </table:table-cell>
          <table:table-cell table:style-name="ce34" office:value-type="percentage" office:value="0.282608695652174" calcext:value-type="percentage">
            <text:p>28.3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61569087609195" calcext:value-type="float">
            <text:p>0.6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6.73082953758983" calcext:value-type="float">
            <text:p>7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60" calcext:value-type="float">
            <text:p>6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8</text:p>
          </table:table-cell>
          <table:table-cell table:style-name="ce1" office:value-type="string" calcext:value-type="string">
            <text:p>DERBYSHIRE COMMUNITY HEALTH SERVICES NHS TRUST</text:p>
          </table:table-cell>
          <table:table-cell table:style-name="ce1" office:value-type="string" calcext:value-type="string">
            <text:p>NHS England Midlands and East (North Midlands)</text:p>
          </table:table-cell>
          <table:table-cell table:style-name="ce1" office:value-type="string" calcext:value-type="string">
            <text:p>Ea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8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8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195652173913043" calcext:value-type="percentage">
            <text:p>19.6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26230710380174" calcext:value-type="float">
            <text:p>2.3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5.2998401112524" calcext:value-type="float">
            <text:p>15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9</text:p>
          </table:table-cell>
          <table:table-cell table:style-name="ce1" office:value-type="string" calcext:value-type="string">
            <text:p>HOUNSLOW AND RICHMOND COMMUNITY HEALTHCARE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3. No target included i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9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9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847826086956522" calcext:value-type="percentage">
            <text:p>84.8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0.827341351213403" calcext:value-type="float">
            <text:p>0.8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5.7073689423835" calcext:value-type="float">
            <text:p>16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20" calcext:value-type="float">
            <text:p>2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YA</text:p>
          </table:table-cell>
          <table:table-cell table:style-name="ce1" office:value-type="string" calcext:value-type="string">
            <text:p>WEST MIDLANDS AMBULANCE SERVICE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A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A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03730490959558" calcext:value-type="float">
            <text:p>1.0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6.03960713616928" calcext:value-type="float">
            <text:p>6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C</text:p>
          </table:table-cell>
          <table:table-cell table:style-name="ce1" office:value-type="string" calcext:value-type="string">
            <text:p>EAST OF ENGLAND AMBULANCE SERVICE NHS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C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C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39130434782609" calcext:value-type="percentage">
            <text:p>23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decrease</text:p>
          </table:table-cell>
          <table:table-cell table:style-name="ce45" office:value-type="float" office:value="1.25244076812719" calcext:value-type="float">
            <text:p>1.3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8.91639013233828" calcext:value-type="float">
            <text:p>9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D</text:p>
          </table:table-cell>
          <table:table-cell table:style-name="ce1" office:value-type="string" calcext:value-type="string">
            <text:p>SOUTH EAST COAST AMBULANCE SERVICE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D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456521739130435" calcext:value-type="percentage">
            <text:p>45.7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28398679022898" calcext:value-type="float">
            <text:p>1.3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5.2384978100306" calcext:value-type="float">
            <text:p>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E</text:p>
          </table:table-cell>
          <table:table-cell table:style-name="ce1" office:value-type="string" calcext:value-type="string">
            <text:p>SOUTH CENTRAL AMBULANCE SERVICE NHS FOUNDATION TRUST</text:p>
          </table:table-cell>
          <table:table-cell table:style-name="ce1" office:value-type="string" calcext:value-type="string">
            <text:p>NHS England South (South Central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E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E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260869565217391" calcext:value-type="percentage">
            <text:p>26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14914542580983" calcext:value-type="float">
            <text:p>1.1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5.74194096131368" calcext:value-type="float">
            <text:p>6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RYF</text:p>
          </table:table-cell>
          <table:table-cell table:style-name="ce1" office:value-type="string" calcext:value-type="string">
            <text:p>SOUTH WESTERN AMBULANCE SERVICE NHS FOUNDATION TRUST</text:p>
          </table:table-cell>
          <table:table-cell table:style-name="ce1" office:value-type="string" calcext:value-type="string">
            <text:p>NHS England South (South West)</text:p>
          </table:table-cell>
          <table:table-cell table:style-name="ce1" office:value-type="string" calcext:value-type="string">
            <text:p>South 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mbulance Tru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F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543478260869565" calcext:value-type="percentage">
            <text:p>54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0.954990437545611" calcext:value-type="float">
            <text:p>1.0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7.3401211335381" calcext:value-type="float">
            <text:p>7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G</text:p>
          </table:table-cell>
          <table:table-cell table:style-name="ce1" office:value-type="string" calcext:value-type="string">
            <text:p>COVENTRY AND WARWICKSHIRE PARTNERSHIP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G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YG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565217391304348" calcext:value-type="percentage">
            <text:p>56.5%</text:p>
          </table:table-cell>
          <table:table-cell table:style-name="ce38" office:value-type="string" calcext:value-type="string">
            <text:p>Excellent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45672369689294" calcext:value-type="float">
            <text:p>1.5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4.9013127660519" calcext:value-type="float">
            <text:p>15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4.13" calcext:value-type="float">
            <text:p>4.1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J</text:p>
          </table:table-cell>
          <table:table-cell table:style-name="ce1" office:value-type="string" calcext:value-type="string">
            <text:p>IMPERIAL COLLEGE HEALTHCARE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Teaching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J</text:p>
          </table:table-cell>
          <table:table-cell table:style-name="ce30" office:value-type="string" calcext:value-type="string">
            <text:p>Excellent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4.72215340101698" calcext:value-type="float">
            <text:p>4.7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7.8517832210989" calcext:value-type="float">
            <text:p>48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K</text:p>
          </table:table-cell>
          <table:table-cell table:style-name="ce1" office:value-type="string" calcext:value-type="string">
            <text:p>DUDLEY AND WALSALL MENTAL HEALTH PARTNERSHIP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ental Health and Learning Disabil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K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K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41304347826087" calcext:value-type="percentage">
            <text:p>41.3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2.15356367372827" calcext:value-type="float">
            <text:p>2.2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4.4353275566892" calcext:value-type="float">
            <text:p>24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RYR</text:p>
          </table:table-cell>
          <table:table-cell table:style-name="ce1" office:value-type="string" calcext:value-type="string">
            <text:p>WESTERN SUSSEX HOSPITALS NHS FOUNDATION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Acute - Large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R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7" office:value-type="string" calcext:value-type="string">
            <text:p>RYR</text:p>
          </table:table-cell>
          <table:table-cell table:style-name="ce30" office:value-type="string" calcext:value-type="string">
            <text:p>Minimum</text:p>
          </table:table-cell>
          <table:table-cell table:style-name="ce34" office:value-type="percentage" office:value="0.326086956521739" calcext:value-type="percentage">
            <text:p>32.6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3.27042677523464" calcext:value-type="float">
            <text:p>3.3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42.839823103352" calcext:value-type="float">
            <text:p>43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80" calcext:value-type="float">
            <text:p>80</text:p>
          </table:table-cell>
          <table:table-cell table:style-name="ce71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V</text:p>
          </table:table-cell>
          <table:table-cell table:style-name="ce1" office:value-type="string" calcext:value-type="string">
            <text:p>CAMBRIDGESHIRE COMMUNITY SERVICES NHS TRUST</text:p>
          </table:table-cell>
          <table:table-cell table:style-name="ce1" office:value-type="string" calcext:value-type="string">
            <text:p>NHS England Midlands and East (East)</text:p>
          </table:table-cell>
          <table:table-cell table:style-name="ce1" office:value-type="string" calcext:value-type="string">
            <text:p>East of England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V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YV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108695652173913" calcext:value-type="percentage">
            <text:p>10.9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1.2259551993087" calcext:value-type="float">
            <text:p>1.2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10.1696609731017" calcext:value-type="float">
            <text:p>10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W</text:p>
          </table:table-cell>
          <table:table-cell table:style-name="ce1" office:value-type="string" calcext:value-type="string">
            <text:p>BIRMINGHAM COMMUNITY HEALTHCARE NHS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RYW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W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217391304347826" calcext:value-type="percentage">
            <text:p>21.7%</text:p>
          </table:table-cell>
          <table:table-cell table:style-name="ce38" office:value-type="string" calcext:value-type="string">
            <text:p>Minimum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24126445747397" calcext:value-type="float">
            <text:p>1.2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13.4489840517202" calcext:value-type="float">
            <text:p>13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X</text:p>
          </table:table-cell>
          <table:table-cell table:style-name="ce1" office:value-type="string" calcext:value-type="string">
            <text:p>CENTRAL LONDON COMMUNITY HEALTHCARE NHS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X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X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391304347826087" calcext:value-type="percentage">
            <text:p>39.1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204608130150012" calcext:value-type="float">
            <text:p>0.2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6.17108719416738" calcext:value-type="float">
            <text:p>6</text:p>
          </table:table-cell>
          <table:table-cell table:style-name="ce64" office:value-type="string" calcext:value-type="string">
            <text:p>Data not available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" office:value-type="string" calcext:value-type="string">
            <text:p>RYY</text:p>
          </table:table-cell>
          <table:table-cell table:style-name="ce1" office:value-type="string" calcext:value-type="string">
            <text:p>KENT COMMUNITY HEALTH NHS TRUST</text:p>
          </table:table-cell>
          <table:table-cell table:style-name="ce1" office:value-type="string" calcext:value-type="string">
            <text:p>NHS England South (South East)</text:p>
          </table:table-cell>
          <table:table-cell table:style-name="ce1" office:value-type="string" calcext:value-type="string">
            <text:p>South Ea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ommunity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RYY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RYY</text:p>
          </table:table-cell>
          <table:table-cell table:style-name="ce30" office:value-type="string" calcext:value-type="string">
            <text:p>Poor</text:p>
          </table:table-cell>
          <table:table-cell table:style-name="ce34" office:value-type="percentage" office:value="0.652173913043478" calcext:value-type="percentage">
            <text:p>65.2%</text:p>
          </table:table-cell>
          <table:table-cell table:style-name="ce38" office:value-type="string" calcext:value-type="string">
            <text:p>Poor</text:p>
          </table:table-cell>
          <table:table-cell table:style-name="ce41"/>
          <table:table-cell table:style-name="ce41" office:value-type="string" calcext:value-type="string">
            <text:p>Data not available</text:p>
          </table:table-cell>
          <table:table-cell table:style-name="ce45" office:value-type="float" office:value="0.468360908028357" calcext:value-type="float">
            <text:p>0.5</text:p>
          </table:table-cell>
          <table:table-cell table:style-name="ce41" office:value-type="string" calcext:value-type="string">
            <text:p>&gt;20% decrease</text:p>
          </table:table-cell>
          <table:table-cell table:style-name="ce55" office:value-type="float" office:value="8.00498792761109" calcext:value-type="float">
            <text:p>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TAD</text:p>
          </table:table-cell>
          <table:table-cell table:style-name="ce1" office:value-type="string" calcext:value-type="string">
            <text:p>BRADFORD DISTRICT CARE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are Trust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TAD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TAD</text:p>
          </table:table-cell>
          <table:table-cell table:style-name="ce31" office:value-type="string" calcext:value-type="string">
            <text:p>Data not available</text:p>
          </table:table-cell>
          <table:table-cell table:style-name="ce36" office:value-type="string" calcext:value-type="string">
            <text:p>Data not available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1.6107446185617" calcext:value-type="float">
            <text:p>1.6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14.445371242081" calcext:value-type="float">
            <text:p>14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TAF</text:p>
          </table:table-cell>
          <table:table-cell table:style-name="ce1" office:value-type="string" calcext:value-type="string">
            <text:p>CAMDEN AND ISLINGTON NHS FOUNDATION TRUST</text:p>
          </table:table-cell>
          <table:table-cell table:style-name="ce1" office:value-type="string" calcext:value-type="string">
            <text:p>NHS England London</text:p>
          </table:table-cell>
          <table:table-cell table:number-columns-repeated="2" table:style-name="ce1" office:value-type="string" calcext:value-type="string">
            <text:p>Lond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are Tru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4. No Sustainable Development Management Plan or Carbon reduction Plan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TAF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TAF</text:p>
          </table:table-cell>
          <table:table-cell table:style-name="ce31" office:value-type="string" calcext:value-type="string">
            <text:p>Data not available</text:p>
          </table:table-cell>
          <table:table-cell table:style-name="ce36" office:value-type="string" calcext:value-type="string">
            <text:p>Data not available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0-10% increase</text:p>
          </table:table-cell>
          <table:table-cell table:style-name="ce45" office:value-type="float" office:value="2.38658937514432" calcext:value-type="float">
            <text:p>2.4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7.5089090175591" calcext:value-type="float">
            <text:p>28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Data not available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TAH</text:p>
          </table:table-cell>
          <table:table-cell table:style-name="ce1" office:value-type="string" calcext:value-type="string">
            <text:p>SHEFFIELD HEALTH AND SOCIAL CARE NHS FOUNDATION TRUST</text:p>
          </table:table-cell>
          <table:table-cell table:style-name="ce1" office:value-type="string" calcext:value-type="string">
            <text:p>NHS England North (Yorkshire and Humber)</text:p>
          </table:table-cell>
          <table:table-cell table:style-name="ce1" office:value-type="string" calcext:value-type="string">
            <text:p>Yorkshire and Humber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are Tru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1. On track to meet targ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TAH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TAH</text:p>
          </table:table-cell>
          <table:table-cell table:style-name="ce31" office:value-type="string" calcext:value-type="string">
            <text:p>Data not available</text:p>
          </table:table-cell>
          <table:table-cell table:style-name="ce36" office:value-type="string" calcext:value-type="string">
            <text:p>Data not available</text:p>
          </table:table-cell>
          <table:table-cell table:style-name="ce38" office:value-type="string" calcext:value-type="string">
            <text:p>Data not available</text:p>
          </table:table-cell>
          <table:table-cell table:style-name="ce41"/>
          <table:table-cell table:style-name="ce41" office:value-type="string" calcext:value-type="string">
            <text:p>&gt;10% decrease</text:p>
          </table:table-cell>
          <table:table-cell table:style-name="ce45" office:value-type="float" office:value="1.74882638401966" calcext:value-type="float">
            <text:p>1.7</text:p>
          </table:table-cell>
          <table:table-cell table:style-name="ce41" office:value-type="string" calcext:value-type="string">
            <text:p>0-20% decrease</text:p>
          </table:table-cell>
          <table:table-cell table:style-name="ce55" office:value-type="float" office:value="20.5823155298016" calcext:value-type="float">
            <text:p>21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5" office:value-type="float" office:value="99" calcext:value-type="float">
            <text:p>99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11" office:value-type="string" calcext:value-type="string">
            <text:p>TAJ</text:p>
          </table:table-cell>
          <table:table-cell table:style-name="ce1" office:value-type="string" calcext:value-type="string">
            <text:p>BLACK COUNTRY PARTNERSHIP NHS FOUNDATION TRUST</text:p>
          </table:table-cell>
          <table:table-cell table:style-name="ce1" office:value-type="string" calcext:value-type="string">
            <text:p>NHS England Midlands and East (West Midlands)</text:p>
          </table:table-cell>
          <table:table-cell table:style-name="ce1" office:value-type="string" calcext:value-type="string">
            <text:p>West Midlands</text:p>
          </table:table-cell>
          <table:table-cell table:style-name="ce1" office:value-type="string" calcext:value-type="string">
            <text:p>Midlands and East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Care Trust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2. Target included but not on track to be met</text:p>
          </table:table-cell>
          <table:table-cell table:style-name="ce16" office:value-type="string" calcext:value-type="string">
            <text:p>No</text:p>
          </table:table-cell>
          <table:table-cell table:style-name="ce27" office:value-type="string" calcext:value-type="string">
            <text:p>TAJ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27" office:value-type="string" calcext:value-type="string">
            <text:p>TAJ</text:p>
          </table:table-cell>
          <table:table-cell table:style-name="ce31" office:value-type="string" calcext:value-type="string">
            <text:p>Data not available</text:p>
          </table:table-cell>
          <table:table-cell table:style-name="ce36" office:value-type="string" calcext:value-type="string">
            <text:p>Data not available</text:p>
          </table:table-cell>
          <table:table-cell table:style-name="ce38" office:value-type="string" calcext:value-type="string">
            <text:p>Data not available</text:p>
          </table:table-cell>
          <table:table-cell/>
          <table:table-cell table:style-name="ce41" office:value-type="string" calcext:value-type="string">
            <text:p>&gt;10% increase</text:p>
          </table:table-cell>
          <table:table-cell table:style-name="ce45" office:value-type="float" office:value="2.23935010365988" calcext:value-type="float">
            <text:p>2.2</text:p>
          </table:table-cell>
          <table:table-cell table:style-name="ce41" office:value-type="string" calcext:value-type="string">
            <text:p>0-20% increase</text:p>
          </table:table-cell>
          <table:table-cell table:style-name="ce55" office:value-type="float" office:value="37.8285232367554" calcext:value-type="float">
            <text:p>38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5" office:value-type="float" office:value="100" calcext:value-type="float">
            <text:p>1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2"/>
          <table:table-cell table:style-name="ce5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table:number-columns-repeated="6"/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22" office:value-type="string" calcext:value-type="string">
            <text:p>1. On track to meet target</text:p>
          </table:table-cell>
          <table:table-cell table:style-name="ce25" office:value-type="string" calcext:value-type="string">
            <text:p>Yes</text:p>
          </table:table-cell>
          <table:table-cell/>
          <table:table-cell table:style-name="ce28" office:value-type="string" calcext:value-type="string">
            <text:p>Yes</text:p>
          </table:table-cell>
          <table:table-cell table:number-columns-repeated="2"/>
          <table:table-cell table:style-name="ce30" office:value-type="string" calcext:value-type="string">
            <text:p>Excellent</text:p>
          </table:table-cell>
          <table:table-cell/>
          <table:table-cell table:style-name="ce39" office:value-type="string" calcext:value-type="string">
            <text:p>Excellent</text:p>
          </table:table-cell>
          <table:table-cell/>
          <table:table-cell table:style-name="ce41" office:value-type="string" calcext:value-type="string">
            <text:p>&gt;10% decrease</text:p>
          </table:table-cell>
          <table:table-cell table:style-name="ce46" office:value-type="string" calcext:value-type="string">
            <text:p>&gt;1.5</text:p>
          </table:table-cell>
          <table:table-cell table:style-name="ce41" office:value-type="string" calcext:value-type="string">
            <text:p>&gt;20% decrease</text:p>
          </table:table-cell>
          <table:table-cell table:style-name="ce57" office:value-type="string" calcext:value-type="string">
            <text:p>&gt;16</text:p>
          </table:table-cell>
          <table:table-cell table:style-name="ce64" office:value-type="string" calcext:value-type="string">
            <text:p>&lt;=75% high cost</text:p>
          </table:table-cell>
          <table:table-cell table:style-name="ce41" office:value-type="string" calcext:value-type="string">
            <text:p>&gt;20% decrease</text:p>
          </table:table-cell>
          <table:table-cell table:style-name="ce66" office:value-type="string" calcext:value-type="string">
            <text:p>&lt;9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number-columns-repeated="7"/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3" office:value-type="string" calcext:value-type="string">
            <text:p>2. Target included but not on track to be met</text:p>
          </table:table-cell>
          <table:table-cell table:style-name="ce25" office:value-type="string" calcext:value-type="string">
            <text:p>No</text:p>
          </table:table-cell>
          <table:table-cell/>
          <table:table-cell table:style-name="ce28" office:value-type="string" calcext:value-type="string">
            <text:p>No</text:p>
          </table:table-cell>
          <table:table-cell table:number-columns-repeated="2"/>
          <table:table-cell table:style-name="ce30" office:value-type="string" calcext:value-type="string">
            <text:p>Good</text:p>
          </table:table-cell>
          <table:table-cell/>
          <table:table-cell table:style-name="ce39" office:value-type="string" calcext:value-type="string">
            <text:p>Good</text:p>
          </table:table-cell>
          <table:table-cell/>
          <table:table-cell table:style-name="ce41" office:value-type="string" calcext:value-type="string">
            <text:p>0-10% decrease</text:p>
          </table:table-cell>
          <table:table-cell table:style-name="ce47" office:value-type="string" calcext:value-type="string">
            <text:p>1.6 - 2.5</text:p>
          </table:table-cell>
          <table:table-cell table:style-name="ce41" office:value-type="string" calcext:value-type="string">
            <text:p>0-20% decrease</text:p>
          </table:table-cell>
          <table:table-cell table:style-name="ce58" office:value-type="string" calcext:value-type="string">
            <text:p>17 - 31</text:p>
          </table:table-cell>
          <table:table-cell table:style-name="ce64" office:value-type="string" calcext:value-type="string">
            <text:p>&gt;75% high cost</text:p>
          </table:table-cell>
          <table:table-cell table:style-name="ce41" office:value-type="string" calcext:value-type="string">
            <text:p>0-20% decrease</text:p>
          </table:table-cell>
          <table:table-cell table:style-name="ce67" office:value-type="string" calcext:value-type="string">
            <text:p>75 - 89</text:p>
          </table:table-cell>
          <table:table-cell table:style-name="ce73" office:value-type="string" calcext:value-type="string">
            <text:p>more than 0</text:p>
          </table:table-cell>
          <table:table-cell table:number-columns-repeated="997"/>
        </table:table-row>
        <table:table-row table:style-name="ro3">
          <table:table-cell table:number-columns-repeated="7"/>
          <table:table-cell table:style-name="ce18" office:value-type="string" calcext:value-type="string">
            <text:p>Data not available</text:p>
          </table:table-cell>
          <table:table-cell table:style-name="ce20" office:value-type="string" calcext:value-type="string">
            <text:p>Data not available</text:p>
          </table:table-cell>
          <table:table-cell table:style-name="ce22" office:value-type="string" calcext:value-type="string">
            <text:p>3. No target included in plan</text:p>
          </table:table-cell>
          <table:table-cell table:style-name="ce26" office:value-type="string" calcext:value-type="string">
            <text:p>Data not available</text:p>
          </table:table-cell>
          <table:table-cell/>
          <table:table-cell table:style-name="ce29" office:value-type="string" calcext:value-type="string">
            <text:p>Data not available</text:p>
          </table:table-cell>
          <table:table-cell table:number-columns-repeated="2"/>
          <table:table-cell table:style-name="ce30" office:value-type="string" calcext:value-type="string">
            <text:p>Minimum</text:p>
          </table:table-cell>
          <table:table-cell/>
          <table:table-cell table:style-name="ce39" office:value-type="string" calcext:value-type="string">
            <text:p>Minimum</text:p>
          </table:table-cell>
          <table:table-cell/>
          <table:table-cell table:style-name="ce41" office:value-type="string" calcext:value-type="string">
            <text:p>0-10% increase</text:p>
          </table:table-cell>
          <table:table-cell table:style-name="ce48" office:value-type="string" calcext:value-type="string">
            <text:p>2.6 - 3.5</text:p>
          </table:table-cell>
          <table:table-cell table:style-name="ce41" office:value-type="string" calcext:value-type="string">
            <text:p>0-20% increase</text:p>
          </table:table-cell>
          <table:table-cell table:style-name="ce59" office:value-type="string" calcext:value-type="string">
            <text:p>32 - 49</text:p>
          </table:table-cell>
          <table:table-cell table:style-name="ce64" office:value-type="string" calcext:value-type="string">
            <text:p>&gt;89% high cost</text:p>
          </table:table-cell>
          <table:table-cell table:style-name="ce41" office:value-type="string" calcext:value-type="string">
            <text:p>0-20% increase</text:p>
          </table:table-cell>
          <table:table-cell table:style-name="ce68" office:value-type="string" calcext:value-type="string">
            <text:p>60 - 74</text:p>
          </table:table-cell>
          <table:table-cell table:style-name="ce74" office:value-type="string" calcext:value-type="string">
            <text:p>If monitoring less than 60%</text:p>
          </table:table-cell>
          <table:table-cell table:number-columns-repeated="997"/>
        </table:table-row>
        <table:table-row table:style-name="ro4">
          <table:table-cell table:number-columns-repeated="9"/>
          <table:table-cell table:style-name="ce22" office:value-type="string" calcext:value-type="string">
            <text:p>4. No Sustainable Development Management Plan or Carbon reduction Plan</text:p>
          </table:table-cell>
          <table:table-cell table:number-columns-repeated="5"/>
          <table:table-cell table:style-name="ce30" office:value-type="string" calcext:value-type="string">
            <text:p>Poor</text:p>
          </table:table-cell>
          <table:table-cell/>
          <table:table-cell table:style-name="ce39" office:value-type="string" calcext:value-type="string">
            <text:p>Poor</text:p>
          </table:table-cell>
          <table:table-cell/>
          <table:table-cell table:style-name="ce41" office:value-type="string" calcext:value-type="string">
            <text:p>&gt;10% increase</text:p>
          </table:table-cell>
          <table:table-cell table:style-name="ce49" office:value-type="string" calcext:value-type="string">
            <text:p>&lt;3.6</text:p>
          </table:table-cell>
          <table:table-cell table:style-name="ce41" office:value-type="string" calcext:value-type="string">
            <text:p>&gt;20% increase</text:p>
          </table:table-cell>
          <table:table-cell table:style-name="ce60" office:value-type="string" calcext:value-type="string">
            <text:p>&lt;50</text:p>
          </table:table-cell>
          <table:table-cell table:style-name="ce64" office:value-type="string" calcext:value-type="string">
            <text:p>&gt;97% high cost</text:p>
          </table:table-cell>
          <table:table-cell table:style-name="ce41" office:value-type="string" calcext:value-type="string">
            <text:p>&gt;20% increase</text:p>
          </table:table-cell>
          <table:table-cell table:style-name="ce69" office:value-type="string" calcext:value-type="string">
            <text:p>&gt;60</text:p>
          </table:table-cell>
          <table:table-cell table:style-name="ce75" office:value-type="string" calcext:value-type="string">
            <text:p>Data not available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24" office:value-type="string" calcext:value-type="string">
            <text:p>Data not available</text:p>
          </table:table-cell>
          <table:table-cell table:number-columns-repeated="5"/>
          <table:table-cell table:style-name="ce33" office:value-type="string" calcext:value-type="string">
            <text:p>Data not available</text:p>
          </table:table-cell>
          <table:table-cell/>
          <table:table-cell table:style-name="ce40" office:value-type="string" calcext:value-type="string">
            <text:p>Data not available</text:p>
          </table:table-cell>
          <table:table-cell/>
          <table:table-cell table:style-name="ce41" office:value-type="string" calcext:value-type="string">
            <text:p>Data not available</text:p>
          </table:table-cell>
          <table:table-cell table:number-columns-repeated="2" table:style-name="ce50" office:value-type="string" calcext:value-type="string">
            <text:p>Data not available</text:p>
          </table:table-cell>
          <table:table-cell table:style-name="ce61" office:value-type="string" calcext:value-type="string">
            <text:p>Data not available</text:p>
          </table:table-cell>
          <table:table-cell table:style-name="ce64" office:value-type="string" calcext:value-type="string">
            <text:p>Data not available</text:p>
          </table:table-cell>
          <table:table-cell table:style-name="ce41" office:value-type="string" calcext:value-type="string">
            <text:p>Data not available</text:p>
          </table:table-cell>
          <table:table-cell table:style-name="ce70" office:value-type="string" calcext:value-type="string">
            <text:p>Data not available</text:p>
          </table:table-cell>
          <table:table-cell table:number-columns-repeated="998"/>
        </table:table-row>
        <table:table-row table:style-name="ro2" table:number-rows-repeated="2">
          <table:table-cell table:number-columns-repeated="15"/>
          <table:table-cell table:style-name="Default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Default"/>
          <table:table-cell table:number-columns-repeated="3"/>
          <table:table-cell table:style-name="ce43"/>
          <table:table-cell table:style-name="ce51"/>
          <table:table-cell table:number-columns-repeated="1003"/>
        </table:table-row>
        <table:table-row table:style-name="ro2">
          <table:table-cell table:number-columns-repeated="15"/>
          <table:table-cell table:style-name="Default"/>
          <table:table-cell table:number-columns-repeated="3"/>
          <table:table-cell table:style-name="ce43"/>
          <table:table-cell table:style-name="ce52"/>
          <table:table-cell table:number-columns-repeated="1003"/>
        </table:table-row>
        <table:table-row table:style-name="ro2">
          <table:table-cell table:number-columns-repeated="15"/>
          <table:table-cell table:style-name="Default"/>
          <table:table-cell table:number-columns-repeated="3"/>
          <table:table-cell table:style-name="ce43"/>
          <table:table-cell table:number-columns-repeated="1004"/>
        </table:table-row>
        <table:table-row table:style-name="ro2" table:number-rows-repeated="6">
          <table:table-cell table:number-columns-repeated="15"/>
          <table:table-cell table:style-name="Default"/>
          <table:table-cell table:number-columns-repeated="1008"/>
        </table:table-row>
        <table:table-row table:style-name="ro2" table:number-rows-repeated="10480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CCGs" table:base-cell-address="" table:cell-range-address="$'Organisation summary report'.$B$267:.$B$472"/>
          <table:named-range table:name="NHS_Providers" table:base-cell-address="" table:cell-range-address="$'Organisation summary report'.$B$2:.$B$266"/>
          <table:named-range table:name="Organisation_List" table:base-cell-address="" table:cell-range-address="$'Organisation summary report'.$B$2:.$B$472"/>
          <table:named-range table:name="_xlnm._FilterDatabase" table:base-cell-address="" table:cell-range-address="$'Organisation summary report'.$A$2:.$AA$473"/>
        </table:named-expressions>
        <calcext:conditional-formats>
          <calcext:conditional-format calcext:target-range-address="'Organisation summary report'.K2:'Organisation summary report'.K473 'Organisation summary report'.M2:'Organisation summary report'.N473 'Organisation summary report'.S239:'Organisation summary report'.S472 'Organisation summary report'.X2:'Organisation summary report'.Y210 'Organisation summary report'.S238:'Organisation summary report'.V238 'Organisation summary report'.T239:'Organisation summary report'.V473 'Organisation summary report'.X238:'Organisation summary report'.Y473 'Organisation summary report'.Z2:'Organisation summary report'.AA237 'Organisation summary report'.P2:'Organisation summary report'.V2 'Organisation summary report'.S211:'Organisation summary report'.S237 'Organisation summary report'.S3:'Organisation summary report'.V210 'Organisation summary report'.P3:'Organisation summary report'.R238 'Organisation summary report'.P239:'Organisation summary report'.Q469 'Organisation summary report'.R239:'Organisation summary report'.R473 'Organisation summary report'.H2:'Organisation summary report'.I473 'Organisation summary report'.P479:'Organisation summary report'.P482 'Organisation summary report'.T479:'Organisation summary report'.T483 'Organisation summary report'.V479:'Organisation summary report'.V482 'Organisation summary report'.X479:'Organisation summary report'.Y483">
            <calcext:condition calcext:apply-style-name="ConditionalStyle_1020" calcext:value="contains-text(&quot;Excellent&quot;)" calcext:base-cell-address="'Organisation summary report'.H2"/>
            <calcext:condition calcext:apply-style-name="ConditionalStyle_1019" calcext:value="contains-text(&quot;Good&quot;)" calcext:base-cell-address="'Organisation summary report'.H2"/>
            <calcext:condition calcext:apply-style-name="ConditionalStyle_1018" calcext:value="contains-text(&quot;Data not available&quot;)" calcext:base-cell-address="'Organisation summary report'.H2"/>
            <calcext:condition calcext:apply-style-name="ConditionalStyle_1017" calcext:value="contains-text(&quot;&gt;10% decrease&quot;)" calcext:base-cell-address="'Organisation summary report'.H2"/>
            <calcext:condition calcext:apply-style-name="ConditionalStyle_1016" calcext:value="contains-text(&quot;&gt;20% decrease&quot;)" calcext:base-cell-address="'Organisation summary report'.H2"/>
            <calcext:condition calcext:apply-style-name="ConditionalStyle_1015" calcext:value="contains-text(&quot;0-10% decrease&quot;)" calcext:base-cell-address="'Organisation summary report'.H2"/>
            <calcext:condition calcext:apply-style-name="ConditionalStyle_1014" calcext:value="contains-text(&quot;0-20% decrease&quot;)" calcext:base-cell-address="'Organisation summary report'.H2"/>
            <calcext:condition calcext:apply-style-name="ConditionalStyle_1013" calcext:value="contains-text(&quot;0-10% increase&quot;)" calcext:base-cell-address="'Organisation summary report'.H2"/>
            <calcext:condition calcext:apply-style-name="ConditionalStyle_1012" calcext:value="contains-text(&quot;0-20% increase&quot;)" calcext:base-cell-address="'Organisation summary report'.H2"/>
            <calcext:condition calcext:apply-style-name="ConditionalStyle_1011" calcext:value="contains-text(&quot;&gt;10% increase&quot;)" calcext:base-cell-address="'Organisation summary report'.H2"/>
            <calcext:condition calcext:apply-style-name="ConditionalStyle_1010" calcext:value="contains-text(&quot;&gt;20% increase&quot;)" calcext:base-cell-address="'Organisation summary report'.H2"/>
            <calcext:condition calcext:apply-style-name="ConditionalStyle_1009" calcext:value="=&quot;No&quot;" calcext:base-cell-address="'Organisation summary report'.H2"/>
            <calcext:condition calcext:apply-style-name="ConditionalStyle_1008" calcext:value="=&quot;Yes&quot;" calcext:base-cell-address="'Organisation summary report'.H2"/>
          </calcext:conditional-format>
          <calcext:conditional-format calcext:target-range-address="'Organisation summary report'.J2:'Organisation summary report'.J473">
            <calcext:condition calcext:apply-style-name="ConditionalStyle_1007" calcext:value="contains-text(&quot;Excellent&quot;)" calcext:base-cell-address="'Organisation summary report'.J2"/>
            <calcext:condition calcext:apply-style-name="ConditionalStyle_1006" calcext:value="contains-text(&quot;Good&quot;)" calcext:base-cell-address="'Organisation summary report'.J2"/>
            <calcext:condition calcext:apply-style-name="ConditionalStyle_1005" calcext:value="contains-text(&quot;Poor&quot;)" calcext:base-cell-address="'Organisation summary report'.J2"/>
            <calcext:condition calcext:apply-style-name="ConditionalStyle_1004" calcext:value="contains-text(&quot;Minimum&quot;)" calcext:base-cell-address="'Organisation summary report'.J2"/>
            <calcext:condition calcext:apply-style-name="ConditionalStyle_1003" calcext:value="contains-text(&quot;Data not available&quot;)" calcext:base-cell-address="'Organisation summary report'.J2"/>
            <calcext:condition calcext:apply-style-name="ConditionalStyle_1002" calcext:value="contains-text(&quot;&gt;10% decrease&quot;)" calcext:base-cell-address="'Organisation summary report'.J2"/>
            <calcext:condition calcext:apply-style-name="ConditionalStyle_1001" calcext:value="contains-text(&quot;&gt;20% decrease&quot;)" calcext:base-cell-address="'Organisation summary report'.J2"/>
            <calcext:condition calcext:apply-style-name="ConditionalStyle_1000" calcext:value="contains-text(&quot;0-10% decrease&quot;)" calcext:base-cell-address="'Organisation summary report'.J2"/>
            <calcext:condition calcext:apply-style-name="ConditionalStyle_999" calcext:value="contains-text(&quot;0-20% decrease&quot;)" calcext:base-cell-address="'Organisation summary report'.J2"/>
            <calcext:condition calcext:apply-style-name="ConditionalStyle_998" calcext:value="contains-text(&quot;0-10% increase&quot;)" calcext:base-cell-address="'Organisation summary report'.J2"/>
            <calcext:condition calcext:apply-style-name="ConditionalStyle_997" calcext:value="contains-text(&quot;0-20% increase&quot;)" calcext:base-cell-address="'Organisation summary report'.J2"/>
            <calcext:condition calcext:apply-style-name="ConditionalStyle_996" calcext:value="contains-text(&quot;&gt;10% increase&quot;)" calcext:base-cell-address="'Organisation summary report'.J2"/>
            <calcext:condition calcext:apply-style-name="ConditionalStyle_995" calcext:value="contains-text(&quot;&gt;20% increase&quot;)" calcext:base-cell-address="'Organisation summary report'.J2"/>
            <calcext:condition calcext:apply-style-name="ConditionalStyle_994" calcext:value="=&quot;No&quot;" calcext:base-cell-address="'Organisation summary report'.J2"/>
            <calcext:condition calcext:apply-style-name="ConditionalStyle_993" calcext:value="=&quot;Yes&quot;" calcext:base-cell-address="'Organisation summary report'.J2"/>
          </calcext:conditional-format>
          <calcext:conditional-format calcext:target-range-address="'Organisation summary report'.J2:'Organisation summary report'.J473">
            <calcext:condition calcext:apply-style-name="ConditionalStyle_992" calcext:value="formula-is(LEFT([.J2];1)=&quot;1&quot;)" calcext:base-cell-address="'Organisation summary report'.J2"/>
            <calcext:condition calcext:apply-style-name="ConditionalStyle_529" calcext:value="formula-is(LEFT([.J2];1)=&quot;2&quot;)" calcext:base-cell-address="'Organisation summary report'.J2"/>
            <calcext:condition calcext:apply-style-name="ConditionalStyle_991" calcext:value="formula-is(OR(LEFT([.J2];1)=&quot;3&quot;;LEFT([.J2];1)=&quot;4&quot;))" calcext:base-cell-address="'Organisation summary report'.J2"/>
          </calcext:conditional-format>
          <calcext:conditional-format calcext:target-range-address="'Organisation summary report'.U2:'Organisation summary report'.U210 'Organisation summary report'.U238:'Organisation summary report'.U473">
            <calcext:condition calcext:apply-style-name="ConditionalStyle_990" calcext:value="below-average" calcext:base-cell-address="'Organisation summary report'.U2"/>
            <calcext:condition calcext:apply-style-name="ConditionalStyle_989" calcext:value="below-average" calcext:base-cell-address="'Organisation summary report'.U2"/>
            <calcext:condition calcext:apply-style-name="ConditionalStyle_988" calcext:value="above-average" calcext:base-cell-address="'Organisation summary report'.U2"/>
            <calcext:condition calcext:apply-style-name="ConditionalStyle_987" calcext:value="above-average" calcext:base-cell-address="'Organisation summary report'.U2"/>
          </calcext:conditional-format>
          <calcext:conditional-format calcext:target-range-address="'Organisation summary report'.W2:'Organisation summary report'.W210 'Organisation summary report'.W238:'Organisation summary report'.W473">
            <calcext:condition calcext:apply-style-name="ConditionalStyle_986" calcext:value="contains-text(&quot;Excellent&quot;)" calcext:base-cell-address="'Organisation summary report'.W2"/>
            <calcext:condition calcext:apply-style-name="ConditionalStyle_985" calcext:value="contains-text(&quot;Good&quot;)" calcext:base-cell-address="'Organisation summary report'.W2"/>
            <calcext:condition calcext:apply-style-name="ConditionalStyle_984" calcext:value="contains-text(&quot;Poor&quot;)" calcext:base-cell-address="'Organisation summary report'.W2"/>
            <calcext:condition calcext:apply-style-name="ConditionalStyle_983" calcext:value="contains-text(&quot;Minimum&quot;)" calcext:base-cell-address="'Organisation summary report'.W2"/>
            <calcext:condition calcext:apply-style-name="ConditionalStyle_982" calcext:value="contains-text(&quot;Data not available&quot;)" calcext:base-cell-address="'Organisation summary report'.W2"/>
            <calcext:condition calcext:apply-style-name="ConditionalStyle_981" calcext:value="contains-text(&quot;&gt;10% decrease&quot;)" calcext:base-cell-address="'Organisation summary report'.W2"/>
            <calcext:condition calcext:apply-style-name="ConditionalStyle_980" calcext:value="contains-text(&quot;&gt;20% decrease&quot;)" calcext:base-cell-address="'Organisation summary report'.W2"/>
            <calcext:condition calcext:apply-style-name="ConditionalStyle_979" calcext:value="contains-text(&quot;0-10% decrease&quot;)" calcext:base-cell-address="'Organisation summary report'.W2"/>
            <calcext:condition calcext:apply-style-name="ConditionalStyle_978" calcext:value="contains-text(&quot;0-20% decrease&quot;)" calcext:base-cell-address="'Organisation summary report'.W2"/>
            <calcext:condition calcext:apply-style-name="ConditionalStyle_977" calcext:value="contains-text(&quot;0-10% increase&quot;)" calcext:base-cell-address="'Organisation summary report'.W2"/>
            <calcext:condition calcext:apply-style-name="ConditionalStyle_976" calcext:value="contains-text(&quot;0-20% increase&quot;)" calcext:base-cell-address="'Organisation summary report'.W2"/>
            <calcext:condition calcext:apply-style-name="ConditionalStyle_975" calcext:value="contains-text(&quot;&gt;10% increase&quot;)" calcext:base-cell-address="'Organisation summary report'.W2"/>
            <calcext:condition calcext:apply-style-name="ConditionalStyle_974" calcext:value="contains-text(&quot;&gt;20% increase&quot;)" calcext:base-cell-address="'Organisation summary report'.W2"/>
            <calcext:condition calcext:apply-style-name="ConditionalStyle_973" calcext:value="=&quot;No&quot;" calcext:base-cell-address="'Organisation summary report'.W2"/>
            <calcext:condition calcext:apply-style-name="ConditionalStyle_972" calcext:value="=&quot;Yes&quot;" calcext:base-cell-address="'Organisation summary report'.W2"/>
          </calcext:conditional-format>
          <calcext:conditional-format calcext:target-range-address="'Organisation summary report'.W2:'Organisation summary report'.W210 'Organisation summary report'.W238:'Organisation summary report'.W473">
            <calcext:condition calcext:apply-style-name="ConditionalStyle_971" calcext:value="below-average" calcext:base-cell-address="'Organisation summary report'.W2"/>
            <calcext:condition calcext:apply-style-name="ConditionalStyle_970" calcext:value="below-average" calcext:base-cell-address="'Organisation summary report'.W2"/>
            <calcext:condition calcext:apply-style-name="ConditionalStyle_969" calcext:value="above-average" calcext:base-cell-address="'Organisation summary report'.W2"/>
            <calcext:condition calcext:apply-style-name="ConditionalStyle_968" calcext:value="above-average" calcext:base-cell-address="'Organisation summary report'.W2"/>
          </calcext:conditional-format>
          <calcext:conditional-format calcext:target-range-address="'Organisation summary report'.X2:'Organisation summary report'.X210 'Organisation summary report'.X238:'Organisation summary report'.X473 'Organisation summary report'.X479:'Organisation summary report'.X483">
            <calcext:condition calcext:apply-style-name="ConditionalStyle_967" calcext:value="formula-is([.X2]=&quot;&lt;=75% high cost&quot;)" calcext:base-cell-address="'Organisation summary report'.X2"/>
            <calcext:condition calcext:apply-style-name="ConditionalStyle_966" calcext:value="formula-is([.X2]=&quot;&gt;75% high cost&quot;)" calcext:base-cell-address="'Organisation summary report'.X2"/>
            <calcext:condition calcext:apply-style-name="ConditionalStyle_965" calcext:value="formula-is([.X2]=&quot;&gt;89% high cost&quot;)" calcext:base-cell-address="'Organisation summary report'.X2"/>
            <calcext:condition calcext:apply-style-name="ConditionalStyle_964" calcext:value="formula-is([.X2]=&quot;&gt;97% high cost&quot;)" calcext:base-cell-address="'Organisation summary report'.X2"/>
          </calcext:conditional-format>
          <calcext:conditional-format calcext:target-range-address="'Organisation summary report'.H2:'Organisation summary report'.H210">
            <calcext:condition calcext:apply-style-name="ConditionalStyle_963" calcext:value="contains-text(&quot;IN DRAFT&quot;)" calcext:base-cell-address="'Organisation summary report'.H2"/>
          </calcext:conditional-format>
          <calcext:conditional-format calcext:target-range-address="'Organisation summary report'.T211:'Organisation summary report'.U237">
            <calcext:condition calcext:apply-style-name="ConditionalStyle_962" calcext:value="contains-text(&quot;Excellent&quot;)" calcext:base-cell-address="'Organisation summary report'.T211"/>
            <calcext:condition calcext:apply-style-name="ConditionalStyle_961" calcext:value="contains-text(&quot;Good&quot;)" calcext:base-cell-address="'Organisation summary report'.T211"/>
            <calcext:condition calcext:apply-style-name="ConditionalStyle_960" calcext:value="contains-text(&quot;Poor&quot;)" calcext:base-cell-address="'Organisation summary report'.T211"/>
            <calcext:condition calcext:apply-style-name="ConditionalStyle_959" calcext:value="contains-text(&quot;Minimum&quot;)" calcext:base-cell-address="'Organisation summary report'.T211"/>
            <calcext:condition calcext:apply-style-name="ConditionalStyle_958" calcext:value="contains-text(&quot;Data not available&quot;)" calcext:base-cell-address="'Organisation summary report'.T211"/>
            <calcext:condition calcext:apply-style-name="ConditionalStyle_957" calcext:value="contains-text(&quot;&gt;10% decrease&quot;)" calcext:base-cell-address="'Organisation summary report'.T211"/>
            <calcext:condition calcext:apply-style-name="ConditionalStyle_956" calcext:value="contains-text(&quot;&gt;20% decrease&quot;)" calcext:base-cell-address="'Organisation summary report'.T211"/>
            <calcext:condition calcext:apply-style-name="ConditionalStyle_955" calcext:value="contains-text(&quot;0-10% decrease&quot;)" calcext:base-cell-address="'Organisation summary report'.T211"/>
            <calcext:condition calcext:apply-style-name="ConditionalStyle_954" calcext:value="contains-text(&quot;0-20% decrease&quot;)" calcext:base-cell-address="'Organisation summary report'.T211"/>
            <calcext:condition calcext:apply-style-name="ConditionalStyle_953" calcext:value="contains-text(&quot;0-10% increase&quot;)" calcext:base-cell-address="'Organisation summary report'.T211"/>
            <calcext:condition calcext:apply-style-name="ConditionalStyle_952" calcext:value="contains-text(&quot;0-20% increase&quot;)" calcext:base-cell-address="'Organisation summary report'.T211"/>
            <calcext:condition calcext:apply-style-name="ConditionalStyle_951" calcext:value="contains-text(&quot;&gt;10% increase&quot;)" calcext:base-cell-address="'Organisation summary report'.T211"/>
            <calcext:condition calcext:apply-style-name="ConditionalStyle_950" calcext:value="contains-text(&quot;&gt;20% increase&quot;)" calcext:base-cell-address="'Organisation summary report'.T211"/>
            <calcext:condition calcext:apply-style-name="ConditionalStyle_949" calcext:value="=&quot;No&quot;" calcext:base-cell-address="'Organisation summary report'.T211"/>
            <calcext:condition calcext:apply-style-name="ConditionalStyle_948" calcext:value="=&quot;Yes&quot;" calcext:base-cell-address="'Organisation summary report'.T211"/>
          </calcext:conditional-format>
          <calcext:conditional-format calcext:target-range-address="'Organisation summary report'.V211:'Organisation summary report'.W237">
            <calcext:condition calcext:apply-style-name="ConditionalStyle_947" calcext:value="contains-text(&quot;Excellent&quot;)" calcext:base-cell-address="'Organisation summary report'.V211"/>
            <calcext:condition calcext:apply-style-name="ConditionalStyle_946" calcext:value="contains-text(&quot;Good&quot;)" calcext:base-cell-address="'Organisation summary report'.V211"/>
            <calcext:condition calcext:apply-style-name="ConditionalStyle_945" calcext:value="contains-text(&quot;Poor&quot;)" calcext:base-cell-address="'Organisation summary report'.V211"/>
            <calcext:condition calcext:apply-style-name="ConditionalStyle_944" calcext:value="contains-text(&quot;Minimum&quot;)" calcext:base-cell-address="'Organisation summary report'.V211"/>
            <calcext:condition calcext:apply-style-name="ConditionalStyle_943" calcext:value="contains-text(&quot;Data not available&quot;)" calcext:base-cell-address="'Organisation summary report'.V211"/>
            <calcext:condition calcext:apply-style-name="ConditionalStyle_942" calcext:value="contains-text(&quot;&gt;10% decrease&quot;)" calcext:base-cell-address="'Organisation summary report'.V211"/>
            <calcext:condition calcext:apply-style-name="ConditionalStyle_941" calcext:value="contains-text(&quot;&gt;20% decrease&quot;)" calcext:base-cell-address="'Organisation summary report'.V211"/>
            <calcext:condition calcext:apply-style-name="ConditionalStyle_940" calcext:value="contains-text(&quot;0-10% decrease&quot;)" calcext:base-cell-address="'Organisation summary report'.V211"/>
            <calcext:condition calcext:apply-style-name="ConditionalStyle_939" calcext:value="contains-text(&quot;0-20% decrease&quot;)" calcext:base-cell-address="'Organisation summary report'.V211"/>
            <calcext:condition calcext:apply-style-name="ConditionalStyle_938" calcext:value="contains-text(&quot;0-10% increase&quot;)" calcext:base-cell-address="'Organisation summary report'.V211"/>
            <calcext:condition calcext:apply-style-name="ConditionalStyle_937" calcext:value="contains-text(&quot;0-20% increase&quot;)" calcext:base-cell-address="'Organisation summary report'.V211"/>
            <calcext:condition calcext:apply-style-name="ConditionalStyle_936" calcext:value="contains-text(&quot;&gt;10% increase&quot;)" calcext:base-cell-address="'Organisation summary report'.V211"/>
            <calcext:condition calcext:apply-style-name="ConditionalStyle_935" calcext:value="contains-text(&quot;&gt;20% increase&quot;)" calcext:base-cell-address="'Organisation summary report'.V211"/>
            <calcext:condition calcext:apply-style-name="ConditionalStyle_934" calcext:value="=&quot;No&quot;" calcext:base-cell-address="'Organisation summary report'.V211"/>
            <calcext:condition calcext:apply-style-name="ConditionalStyle_933" calcext:value="=&quot;Yes&quot;" calcext:base-cell-address="'Organisation summary report'.V211"/>
          </calcext:conditional-format>
          <calcext:conditional-format calcext:target-range-address="'Organisation summary report'.X211:'Organisation summary report'.Y237">
            <calcext:condition calcext:apply-style-name="ConditionalStyle_932" calcext:value="contains-text(&quot;Excellent&quot;)" calcext:base-cell-address="'Organisation summary report'.X211"/>
            <calcext:condition calcext:apply-style-name="ConditionalStyle_931" calcext:value="contains-text(&quot;Good&quot;)" calcext:base-cell-address="'Organisation summary report'.X211"/>
            <calcext:condition calcext:apply-style-name="ConditionalStyle_930" calcext:value="contains-text(&quot;Poor&quot;)" calcext:base-cell-address="'Organisation summary report'.X211"/>
            <calcext:condition calcext:apply-style-name="ConditionalStyle_929" calcext:value="contains-text(&quot;Minimum&quot;)" calcext:base-cell-address="'Organisation summary report'.X211"/>
            <calcext:condition calcext:apply-style-name="ConditionalStyle_928" calcext:value="contains-text(&quot;Data not available&quot;)" calcext:base-cell-address="'Organisation summary report'.X211"/>
            <calcext:condition calcext:apply-style-name="ConditionalStyle_927" calcext:value="contains-text(&quot;&gt;10% decrease&quot;)" calcext:base-cell-address="'Organisation summary report'.X211"/>
            <calcext:condition calcext:apply-style-name="ConditionalStyle_926" calcext:value="contains-text(&quot;&gt;20% decrease&quot;)" calcext:base-cell-address="'Organisation summary report'.X211"/>
            <calcext:condition calcext:apply-style-name="ConditionalStyle_925" calcext:value="contains-text(&quot;0-10% decrease&quot;)" calcext:base-cell-address="'Organisation summary report'.X211"/>
            <calcext:condition calcext:apply-style-name="ConditionalStyle_924" calcext:value="contains-text(&quot;0-20% decrease&quot;)" calcext:base-cell-address="'Organisation summary report'.X211"/>
            <calcext:condition calcext:apply-style-name="ConditionalStyle_923" calcext:value="contains-text(&quot;0-10% increase&quot;)" calcext:base-cell-address="'Organisation summary report'.X211"/>
            <calcext:condition calcext:apply-style-name="ConditionalStyle_922" calcext:value="contains-text(&quot;0-20% increase&quot;)" calcext:base-cell-address="'Organisation summary report'.X211"/>
            <calcext:condition calcext:apply-style-name="ConditionalStyle_921" calcext:value="contains-text(&quot;&gt;10% increase&quot;)" calcext:base-cell-address="'Organisation summary report'.X211"/>
            <calcext:condition calcext:apply-style-name="ConditionalStyle_920" calcext:value="contains-text(&quot;&gt;20% increase&quot;)" calcext:base-cell-address="'Organisation summary report'.X211"/>
            <calcext:condition calcext:apply-style-name="ConditionalStyle_919" calcext:value="=&quot;No&quot;" calcext:base-cell-address="'Organisation summary report'.X211"/>
            <calcext:condition calcext:apply-style-name="ConditionalStyle_918" calcext:value="=&quot;Yes&quot;" calcext:base-cell-address="'Organisation summary report'.X211"/>
          </calcext:conditional-format>
          <calcext:conditional-format calcext:target-range-address="'Organisation summary report'.Z238:'Organisation summary report'.Z473">
            <calcext:condition calcext:apply-style-name="ConditionalStyle_917" calcext:value="&lt;=59.9999999999999" calcext:base-cell-address="'Organisation summary report'.Z238"/>
            <calcext:condition calcext:apply-style-name="ConditionalStyle_916" calcext:value="between(60,74.9999999999999)" calcext:base-cell-address="'Organisation summary report'.Z238"/>
            <calcext:condition calcext:apply-style-name="ConditionalStyle_915" calcext:value="between(75,89.999999999999)" calcext:base-cell-address="'Organisation summary report'.Z238"/>
            <calcext:condition calcext:apply-style-name="ConditionalStyle_914" calcext:value="&gt;90" calcext:base-cell-address="'Organisation summary report'.Z238"/>
          </calcext:conditional-format>
          <calcext:conditional-format calcext:target-range-address="'Organisation summary report'.AA238:'Organisation summary report'.AA473">
            <calcext:condition calcext:apply-style-name="ConditionalStyle_913" calcext:value="formula-is([.Z238]=0)" calcext:base-cell-address="'Organisation summary report'.AA238"/>
            <calcext:condition calcext:apply-style-name="ConditionalStyle_912" calcext:value="=0" calcext:base-cell-address="'Organisation summary report'.AA238"/>
            <calcext:condition calcext:apply-style-name="ConditionalStyle_911" calcext:value="&gt;0" calcext:base-cell-address="'Organisation summary report'.AA238"/>
          </calcext:conditional-format>
          <calcext:conditional-format calcext:target-range-address="'Organisation summary report'.P470:'Organisation summary report'.Q473">
            <calcext:condition calcext:apply-style-name="ConditionalStyle_910" calcext:value="contains-text(&quot;Excellent&quot;)" calcext:base-cell-address="'Organisation summary report'.P470"/>
            <calcext:condition calcext:apply-style-name="ConditionalStyle_909" calcext:value="contains-text(&quot;Good&quot;)" calcext:base-cell-address="'Organisation summary report'.P470"/>
            <calcext:condition calcext:apply-style-name="ConditionalStyle_908" calcext:value="contains-text(&quot;Poor&quot;)" calcext:base-cell-address="'Organisation summary report'.P470"/>
            <calcext:condition calcext:apply-style-name="ConditionalStyle_907" calcext:value="contains-text(&quot;Minimum&quot;)" calcext:base-cell-address="'Organisation summary report'.P470"/>
            <calcext:condition calcext:apply-style-name="ConditionalStyle_906" calcext:value="contains-text(&quot;Data not available&quot;)" calcext:base-cell-address="'Organisation summary report'.P470"/>
            <calcext:condition calcext:apply-style-name="ConditionalStyle_905" calcext:value="contains-text(&quot;&gt;10% decrease&quot;)" calcext:base-cell-address="'Organisation summary report'.P470"/>
            <calcext:condition calcext:apply-style-name="ConditionalStyle_904" calcext:value="contains-text(&quot;&gt;20% decrease&quot;)" calcext:base-cell-address="'Organisation summary report'.P470"/>
            <calcext:condition calcext:apply-style-name="ConditionalStyle_903" calcext:value="contains-text(&quot;0-10% decrease&quot;)" calcext:base-cell-address="'Organisation summary report'.P470"/>
            <calcext:condition calcext:apply-style-name="ConditionalStyle_902" calcext:value="contains-text(&quot;0-20% decrease&quot;)" calcext:base-cell-address="'Organisation summary report'.P470"/>
            <calcext:condition calcext:apply-style-name="ConditionalStyle_901" calcext:value="contains-text(&quot;0-10% increase&quot;)" calcext:base-cell-address="'Organisation summary report'.P470"/>
            <calcext:condition calcext:apply-style-name="ConditionalStyle_900" calcext:value="contains-text(&quot;0-20% increase&quot;)" calcext:base-cell-address="'Organisation summary report'.P470"/>
            <calcext:condition calcext:apply-style-name="ConditionalStyle_899" calcext:value="contains-text(&quot;&gt;10% increase&quot;)" calcext:base-cell-address="'Organisation summary report'.P470"/>
            <calcext:condition calcext:apply-style-name="ConditionalStyle_898" calcext:value="contains-text(&quot;&gt;20% increase&quot;)" calcext:base-cell-address="'Organisation summary report'.P470"/>
            <calcext:condition calcext:apply-style-name="ConditionalStyle_897" calcext:value="=&quot;No&quot;" calcext:base-cell-address="'Organisation summary report'.P470"/>
            <calcext:condition calcext:apply-style-name="ConditionalStyle_896" calcext:value="=&quot;Yes&quot;" calcext:base-cell-address="'Organisation summary report'.P470"/>
          </calcext:conditional-format>
          <calcext:conditional-format calcext:target-range-address="'Organisation summary report'.P2:'Organisation summary report'.R478 'Organisation summary report'.P479:'Organisation summary report'.P482 'Organisation summary report'.P496:'Organisation summary report'.P1048576 'Organisation summary report'.Q479:'Organisation summary report'.R1048576">
            <calcext:condition calcext:apply-style-name="ConditionalStyle_895" calcext:value="contains-text(&quot;Poor&quot;)" calcext:base-cell-address="'Organisation summary report'.P2"/>
            <calcext:condition calcext:apply-style-name="ConditionalStyle_894" calcext:value="contains-text(&quot;Minimum&quot;)" calcext:base-cell-address="'Organisation summary report'.P2"/>
          </calcext:conditional-format>
          <calcext:conditional-format calcext:target-range-address="'Organisation summary report'.H479:'Organisation summary report'.H480">
            <calcext:condition calcext:apply-style-name="ConditionalStyle_893" calcext:value="contains-text(&quot;Excellent&quot;)" calcext:base-cell-address="'Organisation summary report'.H479"/>
            <calcext:condition calcext:apply-style-name="ConditionalStyle_892" calcext:value="contains-text(&quot;Good&quot;)" calcext:base-cell-address="'Organisation summary report'.H479"/>
            <calcext:condition calcext:apply-style-name="ConditionalStyle_891" calcext:value="contains-text(&quot;Data not available&quot;)" calcext:base-cell-address="'Organisation summary report'.H479"/>
            <calcext:condition calcext:apply-style-name="ConditionalStyle_890" calcext:value="contains-text(&quot;&gt;10% decrease&quot;)" calcext:base-cell-address="'Organisation summary report'.H479"/>
            <calcext:condition calcext:apply-style-name="ConditionalStyle_889" calcext:value="contains-text(&quot;&gt;20% decrease&quot;)" calcext:base-cell-address="'Organisation summary report'.H479"/>
            <calcext:condition calcext:apply-style-name="ConditionalStyle_888" calcext:value="contains-text(&quot;0-10% decrease&quot;)" calcext:base-cell-address="'Organisation summary report'.H479"/>
            <calcext:condition calcext:apply-style-name="ConditionalStyle_887" calcext:value="contains-text(&quot;0-20% decrease&quot;)" calcext:base-cell-address="'Organisation summary report'.H479"/>
            <calcext:condition calcext:apply-style-name="ConditionalStyle_886" calcext:value="contains-text(&quot;0-10% increase&quot;)" calcext:base-cell-address="'Organisation summary report'.H479"/>
            <calcext:condition calcext:apply-style-name="ConditionalStyle_885" calcext:value="contains-text(&quot;0-20% increase&quot;)" calcext:base-cell-address="'Organisation summary report'.H479"/>
            <calcext:condition calcext:apply-style-name="ConditionalStyle_884" calcext:value="contains-text(&quot;&gt;10% increase&quot;)" calcext:base-cell-address="'Organisation summary report'.H479"/>
            <calcext:condition calcext:apply-style-name="ConditionalStyle_883" calcext:value="contains-text(&quot;&gt;20% increase&quot;)" calcext:base-cell-address="'Organisation summary report'.H479"/>
            <calcext:condition calcext:apply-style-name="ConditionalStyle_882" calcext:value="=&quot;No&quot;" calcext:base-cell-address="'Organisation summary report'.H479"/>
            <calcext:condition calcext:apply-style-name="ConditionalStyle_881" calcext:value="=&quot;Yes&quot;" calcext:base-cell-address="'Organisation summary report'.H479"/>
          </calcext:conditional-format>
          <calcext:conditional-format calcext:target-range-address="'Organisation summary report'.I479:'Organisation summary report'.I480">
            <calcext:condition calcext:apply-style-name="ConditionalStyle_880" calcext:value="contains-text(&quot;Excellent&quot;)" calcext:base-cell-address="'Organisation summary report'.I479"/>
            <calcext:condition calcext:apply-style-name="ConditionalStyle_879" calcext:value="contains-text(&quot;Good&quot;)" calcext:base-cell-address="'Organisation summary report'.I479"/>
            <calcext:condition calcext:apply-style-name="ConditionalStyle_878" calcext:value="contains-text(&quot;Data not available&quot;)" calcext:base-cell-address="'Organisation summary report'.I479"/>
            <calcext:condition calcext:apply-style-name="ConditionalStyle_877" calcext:value="contains-text(&quot;&gt;10% decrease&quot;)" calcext:base-cell-address="'Organisation summary report'.I479"/>
            <calcext:condition calcext:apply-style-name="ConditionalStyle_876" calcext:value="contains-text(&quot;&gt;20% decrease&quot;)" calcext:base-cell-address="'Organisation summary report'.I479"/>
            <calcext:condition calcext:apply-style-name="ConditionalStyle_875" calcext:value="contains-text(&quot;0-10% decrease&quot;)" calcext:base-cell-address="'Organisation summary report'.I479"/>
            <calcext:condition calcext:apply-style-name="ConditionalStyle_874" calcext:value="contains-text(&quot;0-20% decrease&quot;)" calcext:base-cell-address="'Organisation summary report'.I479"/>
            <calcext:condition calcext:apply-style-name="ConditionalStyle_873" calcext:value="contains-text(&quot;0-10% increase&quot;)" calcext:base-cell-address="'Organisation summary report'.I479"/>
            <calcext:condition calcext:apply-style-name="ConditionalStyle_872" calcext:value="contains-text(&quot;0-20% increase&quot;)" calcext:base-cell-address="'Organisation summary report'.I479"/>
            <calcext:condition calcext:apply-style-name="ConditionalStyle_871" calcext:value="contains-text(&quot;&gt;10% increase&quot;)" calcext:base-cell-address="'Organisation summary report'.I479"/>
            <calcext:condition calcext:apply-style-name="ConditionalStyle_870" calcext:value="contains-text(&quot;&gt;20% increase&quot;)" calcext:base-cell-address="'Organisation summary report'.I479"/>
            <calcext:condition calcext:apply-style-name="ConditionalStyle_869" calcext:value="=&quot;No&quot;" calcext:base-cell-address="'Organisation summary report'.I479"/>
            <calcext:condition calcext:apply-style-name="ConditionalStyle_868" calcext:value="=&quot;Yes&quot;" calcext:base-cell-address="'Organisation summary report'.I479"/>
          </calcext:conditional-format>
          <calcext:conditional-format calcext:target-range-address="'Organisation summary report'.M479:'Organisation summary report'.M480">
            <calcext:condition calcext:apply-style-name="ConditionalStyle_867" calcext:value="contains-text(&quot;Excellent&quot;)" calcext:base-cell-address="'Organisation summary report'.M479"/>
            <calcext:condition calcext:apply-style-name="ConditionalStyle_866" calcext:value="contains-text(&quot;Good&quot;)" calcext:base-cell-address="'Organisation summary report'.M479"/>
            <calcext:condition calcext:apply-style-name="ConditionalStyle_865" calcext:value="contains-text(&quot;Data not available&quot;)" calcext:base-cell-address="'Organisation summary report'.M479"/>
            <calcext:condition calcext:apply-style-name="ConditionalStyle_864" calcext:value="contains-text(&quot;&gt;10% decrease&quot;)" calcext:base-cell-address="'Organisation summary report'.M479"/>
            <calcext:condition calcext:apply-style-name="ConditionalStyle_863" calcext:value="contains-text(&quot;&gt;20% decrease&quot;)" calcext:base-cell-address="'Organisation summary report'.M479"/>
            <calcext:condition calcext:apply-style-name="ConditionalStyle_862" calcext:value="contains-text(&quot;0-10% decrease&quot;)" calcext:base-cell-address="'Organisation summary report'.M479"/>
            <calcext:condition calcext:apply-style-name="ConditionalStyle_861" calcext:value="contains-text(&quot;0-20% decrease&quot;)" calcext:base-cell-address="'Organisation summary report'.M479"/>
            <calcext:condition calcext:apply-style-name="ConditionalStyle_860" calcext:value="contains-text(&quot;0-10% increase&quot;)" calcext:base-cell-address="'Organisation summary report'.M479"/>
            <calcext:condition calcext:apply-style-name="ConditionalStyle_859" calcext:value="contains-text(&quot;0-20% increase&quot;)" calcext:base-cell-address="'Organisation summary report'.M479"/>
            <calcext:condition calcext:apply-style-name="ConditionalStyle_858" calcext:value="contains-text(&quot;&gt;10% increase&quot;)" calcext:base-cell-address="'Organisation summary report'.M479"/>
            <calcext:condition calcext:apply-style-name="ConditionalStyle_857" calcext:value="contains-text(&quot;&gt;20% increase&quot;)" calcext:base-cell-address="'Organisation summary report'.M479"/>
            <calcext:condition calcext:apply-style-name="ConditionalStyle_856" calcext:value="=&quot;No&quot;" calcext:base-cell-address="'Organisation summary report'.M479"/>
            <calcext:condition calcext:apply-style-name="ConditionalStyle_855" calcext:value="=&quot;Yes&quot;" calcext:base-cell-address="'Organisation summary report'.M479"/>
          </calcext:conditional-format>
          <calcext:conditional-format calcext:target-range-address="'Organisation summary report'.K479:'Organisation summary report'.K480">
            <calcext:condition calcext:apply-style-name="ConditionalStyle_854" calcext:value="contains-text(&quot;Excellent&quot;)" calcext:base-cell-address="'Organisation summary report'.K479"/>
            <calcext:condition calcext:apply-style-name="ConditionalStyle_853" calcext:value="contains-text(&quot;Good&quot;)" calcext:base-cell-address="'Organisation summary report'.K479"/>
            <calcext:condition calcext:apply-style-name="ConditionalStyle_852" calcext:value="contains-text(&quot;Data not available&quot;)" calcext:base-cell-address="'Organisation summary report'.K479"/>
            <calcext:condition calcext:apply-style-name="ConditionalStyle_851" calcext:value="contains-text(&quot;&gt;10% decrease&quot;)" calcext:base-cell-address="'Organisation summary report'.K479"/>
            <calcext:condition calcext:apply-style-name="ConditionalStyle_850" calcext:value="contains-text(&quot;&gt;20% decrease&quot;)" calcext:base-cell-address="'Organisation summary report'.K479"/>
            <calcext:condition calcext:apply-style-name="ConditionalStyle_849" calcext:value="contains-text(&quot;0-10% decrease&quot;)" calcext:base-cell-address="'Organisation summary report'.K479"/>
            <calcext:condition calcext:apply-style-name="ConditionalStyle_848" calcext:value="contains-text(&quot;0-20% decrease&quot;)" calcext:base-cell-address="'Organisation summary report'.K479"/>
            <calcext:condition calcext:apply-style-name="ConditionalStyle_847" calcext:value="contains-text(&quot;0-10% increase&quot;)" calcext:base-cell-address="'Organisation summary report'.K479"/>
            <calcext:condition calcext:apply-style-name="ConditionalStyle_846" calcext:value="contains-text(&quot;0-20% increase&quot;)" calcext:base-cell-address="'Organisation summary report'.K479"/>
            <calcext:condition calcext:apply-style-name="ConditionalStyle_845" calcext:value="contains-text(&quot;&gt;10% increase&quot;)" calcext:base-cell-address="'Organisation summary report'.K479"/>
            <calcext:condition calcext:apply-style-name="ConditionalStyle_844" calcext:value="contains-text(&quot;&gt;20% increase&quot;)" calcext:base-cell-address="'Organisation summary report'.K479"/>
            <calcext:condition calcext:apply-style-name="ConditionalStyle_843" calcext:value="=&quot;No&quot;" calcext:base-cell-address="'Organisation summary report'.K479"/>
            <calcext:condition calcext:apply-style-name="ConditionalStyle_842" calcext:value="=&quot;Yes&quot;" calcext:base-cell-address="'Organisation summary report'.K479"/>
          </calcext:conditional-format>
          <calcext:conditional-format calcext:target-range-address="'Organisation summary report'.J479:'Organisation summary report'.J479 'Organisation summary report'.J481:'Organisation summary report'.J482">
            <calcext:condition calcext:apply-style-name="ConditionalStyle_841" calcext:value="contains-text(&quot;Excellent&quot;)" calcext:base-cell-address="'Organisation summary report'.J479"/>
            <calcext:condition calcext:apply-style-name="ConditionalStyle_840" calcext:value="contains-text(&quot;Good&quot;)" calcext:base-cell-address="'Organisation summary report'.J479"/>
            <calcext:condition calcext:apply-style-name="ConditionalStyle_839" calcext:value="contains-text(&quot;Poor&quot;)" calcext:base-cell-address="'Organisation summary report'.J479"/>
            <calcext:condition calcext:apply-style-name="ConditionalStyle_838" calcext:value="contains-text(&quot;Minimum&quot;)" calcext:base-cell-address="'Organisation summary report'.J479"/>
            <calcext:condition calcext:apply-style-name="ConditionalStyle_837" calcext:value="contains-text(&quot;Data not available&quot;)" calcext:base-cell-address="'Organisation summary report'.J479"/>
            <calcext:condition calcext:apply-style-name="ConditionalStyle_836" calcext:value="contains-text(&quot;&gt;10% decrease&quot;)" calcext:base-cell-address="'Organisation summary report'.J479"/>
            <calcext:condition calcext:apply-style-name="ConditionalStyle_835" calcext:value="contains-text(&quot;&gt;20% decrease&quot;)" calcext:base-cell-address="'Organisation summary report'.J479"/>
            <calcext:condition calcext:apply-style-name="ConditionalStyle_834" calcext:value="contains-text(&quot;0-10% decrease&quot;)" calcext:base-cell-address="'Organisation summary report'.J479"/>
            <calcext:condition calcext:apply-style-name="ConditionalStyle_833" calcext:value="contains-text(&quot;0-20% decrease&quot;)" calcext:base-cell-address="'Organisation summary report'.J479"/>
            <calcext:condition calcext:apply-style-name="ConditionalStyle_832" calcext:value="contains-text(&quot;0-10% increase&quot;)" calcext:base-cell-address="'Organisation summary report'.J479"/>
            <calcext:condition calcext:apply-style-name="ConditionalStyle_831" calcext:value="contains-text(&quot;0-20% increase&quot;)" calcext:base-cell-address="'Organisation summary report'.J479"/>
            <calcext:condition calcext:apply-style-name="ConditionalStyle_830" calcext:value="contains-text(&quot;&gt;10% increase&quot;)" calcext:base-cell-address="'Organisation summary report'.J479"/>
            <calcext:condition calcext:apply-style-name="ConditionalStyle_829" calcext:value="contains-text(&quot;&gt;20% increase&quot;)" calcext:base-cell-address="'Organisation summary report'.J479"/>
            <calcext:condition calcext:apply-style-name="ConditionalStyle_828" calcext:value="=&quot;No&quot;" calcext:base-cell-address="'Organisation summary report'.J479"/>
            <calcext:condition calcext:apply-style-name="ConditionalStyle_827" calcext:value="=&quot;Yes&quot;" calcext:base-cell-address="'Organisation summary report'.J479"/>
          </calcext:conditional-format>
          <calcext:conditional-format calcext:target-range-address="'Organisation summary report'.J479:'Organisation summary report'.J479 'Organisation summary report'.J481:'Organisation summary report'.J482">
            <calcext:condition calcext:apply-style-name="ConditionalStyle_826" calcext:value="formula-is(LEFT([.J479];1)=&quot;1&quot;)" calcext:base-cell-address="'Organisation summary report'.J479"/>
            <calcext:condition calcext:apply-style-name="ConditionalStyle_825" calcext:value="formula-is(LEFT([.J479];1)=&quot;2&quot;)" calcext:base-cell-address="'Organisation summary report'.J479"/>
            <calcext:condition calcext:apply-style-name="ConditionalStyle_824" calcext:value="formula-is(OR(LEFT([.J479];1)=&quot;3&quot;;LEFT([.J479];1)=&quot;4&quot;))" calcext:base-cell-address="'Organisation summary report'.J479"/>
          </calcext:conditional-format>
          <calcext:conditional-format calcext:target-range-address="'Organisation summary report'.R479:'Organisation summary report'.R482">
            <calcext:condition calcext:apply-style-name="ConditionalStyle_823" calcext:value="contains-text(&quot;Excellent&quot;)" calcext:base-cell-address="'Organisation summary report'.R479"/>
            <calcext:condition calcext:apply-style-name="ConditionalStyle_822" calcext:value="contains-text(&quot;Good&quot;)" calcext:base-cell-address="'Organisation summary report'.R479"/>
            <calcext:condition calcext:apply-style-name="ConditionalStyle_821" calcext:value="contains-text(&quot;Data not available&quot;)" calcext:base-cell-address="'Organisation summary report'.R479"/>
            <calcext:condition calcext:apply-style-name="ConditionalStyle_820" calcext:value="contains-text(&quot;&gt;10% decrease&quot;)" calcext:base-cell-address="'Organisation summary report'.R479"/>
            <calcext:condition calcext:apply-style-name="ConditionalStyle_819" calcext:value="contains-text(&quot;&gt;20% decrease&quot;)" calcext:base-cell-address="'Organisation summary report'.R479"/>
            <calcext:condition calcext:apply-style-name="ConditionalStyle_818" calcext:value="contains-text(&quot;0-10% decrease&quot;)" calcext:base-cell-address="'Organisation summary report'.R479"/>
            <calcext:condition calcext:apply-style-name="ConditionalStyle_817" calcext:value="contains-text(&quot;0-20% decrease&quot;)" calcext:base-cell-address="'Organisation summary report'.R479"/>
            <calcext:condition calcext:apply-style-name="ConditionalStyle_816" calcext:value="contains-text(&quot;0-10% increase&quot;)" calcext:base-cell-address="'Organisation summary report'.R479"/>
            <calcext:condition calcext:apply-style-name="ConditionalStyle_815" calcext:value="contains-text(&quot;0-20% increase&quot;)" calcext:base-cell-address="'Organisation summary report'.R479"/>
            <calcext:condition calcext:apply-style-name="ConditionalStyle_814" calcext:value="contains-text(&quot;&gt;10% increase&quot;)" calcext:base-cell-address="'Organisation summary report'.R479"/>
            <calcext:condition calcext:apply-style-name="ConditionalStyle_813" calcext:value="contains-text(&quot;&gt;20% increase&quot;)" calcext:base-cell-address="'Organisation summary report'.R479"/>
            <calcext:condition calcext:apply-style-name="ConditionalStyle_812" calcext:value="=&quot;No&quot;" calcext:base-cell-address="'Organisation summary report'.R479"/>
            <calcext:condition calcext:apply-style-name="ConditionalStyle_811" calcext:value="=&quot;Yes&quot;" calcext:base-cell-address="'Organisation summary report'.R479"/>
          </calcext:conditional-format>
          <calcext:conditional-format calcext:target-range-address="'Organisation summary report'.P483:'Organisation summary report'.P483">
            <calcext:condition calcext:apply-style-name="ConditionalStyle_810" calcext:value="contains-text(&quot;Excellent&quot;)" calcext:base-cell-address="'Organisation summary report'.P483"/>
            <calcext:condition calcext:apply-style-name="ConditionalStyle_809" calcext:value="contains-text(&quot;Good&quot;)" calcext:base-cell-address="'Organisation summary report'.P483"/>
            <calcext:condition calcext:apply-style-name="ConditionalStyle_808" calcext:value="contains-text(&quot;Poor&quot;)" calcext:base-cell-address="'Organisation summary report'.P483"/>
            <calcext:condition calcext:apply-style-name="ConditionalStyle_807" calcext:value="contains-text(&quot;Minimum&quot;)" calcext:base-cell-address="'Organisation summary report'.P483"/>
            <calcext:condition calcext:apply-style-name="ConditionalStyle_806" calcext:value="contains-text(&quot;Data not available&quot;)" calcext:base-cell-address="'Organisation summary report'.P483"/>
            <calcext:condition calcext:apply-style-name="ConditionalStyle_805" calcext:value="contains-text(&quot;&gt;10% decrease&quot;)" calcext:base-cell-address="'Organisation summary report'.P483"/>
            <calcext:condition calcext:apply-style-name="ConditionalStyle_804" calcext:value="contains-text(&quot;&gt;20% decrease&quot;)" calcext:base-cell-address="'Organisation summary report'.P483"/>
            <calcext:condition calcext:apply-style-name="ConditionalStyle_803" calcext:value="contains-text(&quot;0-10% decrease&quot;)" calcext:base-cell-address="'Organisation summary report'.P483"/>
            <calcext:condition calcext:apply-style-name="ConditionalStyle_802" calcext:value="contains-text(&quot;0-20% decrease&quot;)" calcext:base-cell-address="'Organisation summary report'.P483"/>
            <calcext:condition calcext:apply-style-name="ConditionalStyle_801" calcext:value="contains-text(&quot;0-10% increase&quot;)" calcext:base-cell-address="'Organisation summary report'.P483"/>
            <calcext:condition calcext:apply-style-name="ConditionalStyle_800" calcext:value="contains-text(&quot;0-20% increase&quot;)" calcext:base-cell-address="'Organisation summary report'.P483"/>
            <calcext:condition calcext:apply-style-name="ConditionalStyle_799" calcext:value="contains-text(&quot;&gt;10% increase&quot;)" calcext:base-cell-address="'Organisation summary report'.P483"/>
            <calcext:condition calcext:apply-style-name="ConditionalStyle_798" calcext:value="contains-text(&quot;&gt;20% increase&quot;)" calcext:base-cell-address="'Organisation summary report'.P483"/>
            <calcext:condition calcext:apply-style-name="ConditionalStyle_797" calcext:value="=&quot;No&quot;" calcext:base-cell-address="'Organisation summary report'.P483"/>
            <calcext:condition calcext:apply-style-name="ConditionalStyle_796" calcext:value="=&quot;Yes&quot;" calcext:base-cell-address="'Organisation summary report'.P483"/>
          </calcext:conditional-format>
          <calcext:conditional-format calcext:target-range-address="'Organisation summary report'.P483:'Organisation summary report'.P483">
            <calcext:condition calcext:apply-style-name="ConditionalStyle_795" calcext:value="contains-text(&quot;Poor&quot;)" calcext:base-cell-address="'Organisation summary report'.P483"/>
            <calcext:condition calcext:apply-style-name="ConditionalStyle_794" calcext:value="contains-text(&quot;Minimum&quot;)" calcext:base-cell-address="'Organisation summary report'.P483"/>
          </calcext:conditional-format>
          <calcext:conditional-format calcext:target-range-address="'Organisation summary report'.R483:'Organisation summary report'.R483">
            <calcext:condition calcext:apply-style-name="ConditionalStyle_793" calcext:value="contains-text(&quot;Excellent&quot;)" calcext:base-cell-address="'Organisation summary report'.R483"/>
            <calcext:condition calcext:apply-style-name="ConditionalStyle_792" calcext:value="contains-text(&quot;Good&quot;)" calcext:base-cell-address="'Organisation summary report'.R483"/>
            <calcext:condition calcext:apply-style-name="ConditionalStyle_791" calcext:value="contains-text(&quot;Poor&quot;)" calcext:base-cell-address="'Organisation summary report'.R483"/>
            <calcext:condition calcext:apply-style-name="ConditionalStyle_790" calcext:value="contains-text(&quot;Minimum&quot;)" calcext:base-cell-address="'Organisation summary report'.R483"/>
            <calcext:condition calcext:apply-style-name="ConditionalStyle_789" calcext:value="contains-text(&quot;Data not available&quot;)" calcext:base-cell-address="'Organisation summary report'.R483"/>
            <calcext:condition calcext:apply-style-name="ConditionalStyle_788" calcext:value="contains-text(&quot;&gt;10% decrease&quot;)" calcext:base-cell-address="'Organisation summary report'.R483"/>
            <calcext:condition calcext:apply-style-name="ConditionalStyle_787" calcext:value="contains-text(&quot;&gt;20% decrease&quot;)" calcext:base-cell-address="'Organisation summary report'.R483"/>
            <calcext:condition calcext:apply-style-name="ConditionalStyle_786" calcext:value="contains-text(&quot;0-10% decrease&quot;)" calcext:base-cell-address="'Organisation summary report'.R483"/>
            <calcext:condition calcext:apply-style-name="ConditionalStyle_785" calcext:value="contains-text(&quot;0-20% decrease&quot;)" calcext:base-cell-address="'Organisation summary report'.R483"/>
            <calcext:condition calcext:apply-style-name="ConditionalStyle_784" calcext:value="contains-text(&quot;0-10% increase&quot;)" calcext:base-cell-address="'Organisation summary report'.R483"/>
            <calcext:condition calcext:apply-style-name="ConditionalStyle_783" calcext:value="contains-text(&quot;0-20% increase&quot;)" calcext:base-cell-address="'Organisation summary report'.R483"/>
            <calcext:condition calcext:apply-style-name="ConditionalStyle_782" calcext:value="contains-text(&quot;&gt;10% increase&quot;)" calcext:base-cell-address="'Organisation summary report'.R483"/>
            <calcext:condition calcext:apply-style-name="ConditionalStyle_781" calcext:value="contains-text(&quot;&gt;20% increase&quot;)" calcext:base-cell-address="'Organisation summary report'.R483"/>
            <calcext:condition calcext:apply-style-name="ConditionalStyle_780" calcext:value="=&quot;No&quot;" calcext:base-cell-address="'Organisation summary report'.R483"/>
            <calcext:condition calcext:apply-style-name="ConditionalStyle_779" calcext:value="=&quot;Yes&quot;" calcext:base-cell-address="'Organisation summary report'.R483"/>
          </calcext:conditional-format>
          <calcext:conditional-format calcext:target-range-address="'Organisation summary report'.H481:'Organisation summary report'.H481">
            <calcext:condition calcext:apply-style-name="ConditionalStyle_778" calcext:value="contains-text(&quot;Excellent&quot;)" calcext:base-cell-address="'Organisation summary report'.H481"/>
            <calcext:condition calcext:apply-style-name="ConditionalStyle_777" calcext:value="contains-text(&quot;Good&quot;)" calcext:base-cell-address="'Organisation summary report'.H481"/>
            <calcext:condition calcext:apply-style-name="ConditionalStyle_776" calcext:value="contains-text(&quot;Poor&quot;)" calcext:base-cell-address="'Organisation summary report'.H481"/>
            <calcext:condition calcext:apply-style-name="ConditionalStyle_775" calcext:value="contains-text(&quot;Minimum&quot;)" calcext:base-cell-address="'Organisation summary report'.H481"/>
            <calcext:condition calcext:apply-style-name="ConditionalStyle_774" calcext:value="contains-text(&quot;Data not available&quot;)" calcext:base-cell-address="'Organisation summary report'.H481"/>
            <calcext:condition calcext:apply-style-name="ConditionalStyle_773" calcext:value="contains-text(&quot;&gt;10% decrease&quot;)" calcext:base-cell-address="'Organisation summary report'.H481"/>
            <calcext:condition calcext:apply-style-name="ConditionalStyle_772" calcext:value="contains-text(&quot;&gt;20% decrease&quot;)" calcext:base-cell-address="'Organisation summary report'.H481"/>
            <calcext:condition calcext:apply-style-name="ConditionalStyle_771" calcext:value="contains-text(&quot;0-10% decrease&quot;)" calcext:base-cell-address="'Organisation summary report'.H481"/>
            <calcext:condition calcext:apply-style-name="ConditionalStyle_770" calcext:value="contains-text(&quot;0-20% decrease&quot;)" calcext:base-cell-address="'Organisation summary report'.H481"/>
            <calcext:condition calcext:apply-style-name="ConditionalStyle_769" calcext:value="contains-text(&quot;0-10% increase&quot;)" calcext:base-cell-address="'Organisation summary report'.H481"/>
            <calcext:condition calcext:apply-style-name="ConditionalStyle_768" calcext:value="contains-text(&quot;0-20% increase&quot;)" calcext:base-cell-address="'Organisation summary report'.H481"/>
            <calcext:condition calcext:apply-style-name="ConditionalStyle_767" calcext:value="contains-text(&quot;&gt;10% increase&quot;)" calcext:base-cell-address="'Organisation summary report'.H481"/>
            <calcext:condition calcext:apply-style-name="ConditionalStyle_766" calcext:value="contains-text(&quot;&gt;20% increase&quot;)" calcext:base-cell-address="'Organisation summary report'.H481"/>
            <calcext:condition calcext:apply-style-name="ConditionalStyle_765" calcext:value="=&quot;No&quot;" calcext:base-cell-address="'Organisation summary report'.H481"/>
            <calcext:condition calcext:apply-style-name="ConditionalStyle_764" calcext:value="=&quot;Yes&quot;" calcext:base-cell-address="'Organisation summary report'.H481"/>
          </calcext:conditional-format>
          <calcext:conditional-format calcext:target-range-address="'Organisation summary report'.H481:'Organisation summary report'.H481">
            <calcext:condition calcext:apply-style-name="ConditionalStyle_763" calcext:value="contains-text(&quot;Poor&quot;)" calcext:base-cell-address="'Organisation summary report'.H481"/>
            <calcext:condition calcext:apply-style-name="ConditionalStyle_762" calcext:value="contains-text(&quot;Minimum&quot;)" calcext:base-cell-address="'Organisation summary report'.H481"/>
          </calcext:conditional-format>
          <calcext:conditional-format calcext:target-range-address="'Organisation summary report'.I481:'Organisation summary report'.I481">
            <calcext:condition calcext:apply-style-name="ConditionalStyle_761" calcext:value="contains-text(&quot;Excellent&quot;)" calcext:base-cell-address="'Organisation summary report'.I481"/>
            <calcext:condition calcext:apply-style-name="ConditionalStyle_760" calcext:value="contains-text(&quot;Good&quot;)" calcext:base-cell-address="'Organisation summary report'.I481"/>
            <calcext:condition calcext:apply-style-name="ConditionalStyle_759" calcext:value="contains-text(&quot;Poor&quot;)" calcext:base-cell-address="'Organisation summary report'.I481"/>
            <calcext:condition calcext:apply-style-name="ConditionalStyle_758" calcext:value="contains-text(&quot;Minimum&quot;)" calcext:base-cell-address="'Organisation summary report'.I481"/>
            <calcext:condition calcext:apply-style-name="ConditionalStyle_757" calcext:value="contains-text(&quot;Data not available&quot;)" calcext:base-cell-address="'Organisation summary report'.I481"/>
            <calcext:condition calcext:apply-style-name="ConditionalStyle_756" calcext:value="contains-text(&quot;&gt;10% decrease&quot;)" calcext:base-cell-address="'Organisation summary report'.I481"/>
            <calcext:condition calcext:apply-style-name="ConditionalStyle_755" calcext:value="contains-text(&quot;&gt;20% decrease&quot;)" calcext:base-cell-address="'Organisation summary report'.I481"/>
            <calcext:condition calcext:apply-style-name="ConditionalStyle_754" calcext:value="contains-text(&quot;0-10% decrease&quot;)" calcext:base-cell-address="'Organisation summary report'.I481"/>
            <calcext:condition calcext:apply-style-name="ConditionalStyle_753" calcext:value="contains-text(&quot;0-20% decrease&quot;)" calcext:base-cell-address="'Organisation summary report'.I481"/>
            <calcext:condition calcext:apply-style-name="ConditionalStyle_752" calcext:value="contains-text(&quot;0-10% increase&quot;)" calcext:base-cell-address="'Organisation summary report'.I481"/>
            <calcext:condition calcext:apply-style-name="ConditionalStyle_751" calcext:value="contains-text(&quot;0-20% increase&quot;)" calcext:base-cell-address="'Organisation summary report'.I481"/>
            <calcext:condition calcext:apply-style-name="ConditionalStyle_750" calcext:value="contains-text(&quot;&gt;10% increase&quot;)" calcext:base-cell-address="'Organisation summary report'.I481"/>
            <calcext:condition calcext:apply-style-name="ConditionalStyle_749" calcext:value="contains-text(&quot;&gt;20% increase&quot;)" calcext:base-cell-address="'Organisation summary report'.I481"/>
            <calcext:condition calcext:apply-style-name="ConditionalStyle_748" calcext:value="=&quot;No&quot;" calcext:base-cell-address="'Organisation summary report'.I481"/>
            <calcext:condition calcext:apply-style-name="ConditionalStyle_747" calcext:value="=&quot;Yes&quot;" calcext:base-cell-address="'Organisation summary report'.I481"/>
          </calcext:conditional-format>
          <calcext:conditional-format calcext:target-range-address="'Organisation summary report'.I481:'Organisation summary report'.I481">
            <calcext:condition calcext:apply-style-name="ConditionalStyle_746" calcext:value="contains-text(&quot;Poor&quot;)" calcext:base-cell-address="'Organisation summary report'.I481"/>
            <calcext:condition calcext:apply-style-name="ConditionalStyle_745" calcext:value="contains-text(&quot;Minimum&quot;)" calcext:base-cell-address="'Organisation summary report'.I481"/>
          </calcext:conditional-format>
          <calcext:conditional-format calcext:target-range-address="'Organisation summary report'.J483:'Organisation summary report'.J483">
            <calcext:condition calcext:apply-style-name="ConditionalStyle_744" calcext:value="contains-text(&quot;Excellent&quot;)" calcext:base-cell-address="'Organisation summary report'.J483"/>
            <calcext:condition calcext:apply-style-name="ConditionalStyle_743" calcext:value="contains-text(&quot;Good&quot;)" calcext:base-cell-address="'Organisation summary report'.J483"/>
            <calcext:condition calcext:apply-style-name="ConditionalStyle_742" calcext:value="contains-text(&quot;Poor&quot;)" calcext:base-cell-address="'Organisation summary report'.J483"/>
            <calcext:condition calcext:apply-style-name="ConditionalStyle_741" calcext:value="contains-text(&quot;Minimum&quot;)" calcext:base-cell-address="'Organisation summary report'.J483"/>
            <calcext:condition calcext:apply-style-name="ConditionalStyle_740" calcext:value="contains-text(&quot;Data not available&quot;)" calcext:base-cell-address="'Organisation summary report'.J483"/>
            <calcext:condition calcext:apply-style-name="ConditionalStyle_739" calcext:value="contains-text(&quot;&gt;10% decrease&quot;)" calcext:base-cell-address="'Organisation summary report'.J483"/>
            <calcext:condition calcext:apply-style-name="ConditionalStyle_738" calcext:value="contains-text(&quot;&gt;20% decrease&quot;)" calcext:base-cell-address="'Organisation summary report'.J483"/>
            <calcext:condition calcext:apply-style-name="ConditionalStyle_737" calcext:value="contains-text(&quot;0-10% decrease&quot;)" calcext:base-cell-address="'Organisation summary report'.J483"/>
            <calcext:condition calcext:apply-style-name="ConditionalStyle_736" calcext:value="contains-text(&quot;0-20% decrease&quot;)" calcext:base-cell-address="'Organisation summary report'.J483"/>
            <calcext:condition calcext:apply-style-name="ConditionalStyle_735" calcext:value="contains-text(&quot;0-10% increase&quot;)" calcext:base-cell-address="'Organisation summary report'.J483"/>
            <calcext:condition calcext:apply-style-name="ConditionalStyle_734" calcext:value="contains-text(&quot;0-20% increase&quot;)" calcext:base-cell-address="'Organisation summary report'.J483"/>
            <calcext:condition calcext:apply-style-name="ConditionalStyle_733" calcext:value="contains-text(&quot;&gt;10% increase&quot;)" calcext:base-cell-address="'Organisation summary report'.J483"/>
            <calcext:condition calcext:apply-style-name="ConditionalStyle_732" calcext:value="contains-text(&quot;&gt;20% increase&quot;)" calcext:base-cell-address="'Organisation summary report'.J483"/>
            <calcext:condition calcext:apply-style-name="ConditionalStyle_731" calcext:value="=&quot;No&quot;" calcext:base-cell-address="'Organisation summary report'.J483"/>
            <calcext:condition calcext:apply-style-name="ConditionalStyle_730" calcext:value="=&quot;Yes&quot;" calcext:base-cell-address="'Organisation summary report'.J483"/>
          </calcext:conditional-format>
          <calcext:conditional-format calcext:target-range-address="'Organisation summary report'.J483:'Organisation summary report'.J483">
            <calcext:condition calcext:apply-style-name="ConditionalStyle_729" calcext:value="contains-text(&quot;Poor&quot;)" calcext:base-cell-address="'Organisation summary report'.J483"/>
            <calcext:condition calcext:apply-style-name="ConditionalStyle_728" calcext:value="contains-text(&quot;Minimum&quot;)" calcext:base-cell-address="'Organisation summary report'.J483"/>
          </calcext:conditional-format>
          <calcext:conditional-format calcext:target-range-address="'Organisation summary report'.K481:'Organisation summary report'.K481">
            <calcext:condition calcext:apply-style-name="ConditionalStyle_727" calcext:value="contains-text(&quot;Excellent&quot;)" calcext:base-cell-address="'Organisation summary report'.K481"/>
            <calcext:condition calcext:apply-style-name="ConditionalStyle_726" calcext:value="contains-text(&quot;Good&quot;)" calcext:base-cell-address="'Organisation summary report'.K481"/>
            <calcext:condition calcext:apply-style-name="ConditionalStyle_725" calcext:value="contains-text(&quot;Poor&quot;)" calcext:base-cell-address="'Organisation summary report'.K481"/>
            <calcext:condition calcext:apply-style-name="ConditionalStyle_724" calcext:value="contains-text(&quot;Minimum&quot;)" calcext:base-cell-address="'Organisation summary report'.K481"/>
            <calcext:condition calcext:apply-style-name="ConditionalStyle_723" calcext:value="contains-text(&quot;Data not available&quot;)" calcext:base-cell-address="'Organisation summary report'.K481"/>
            <calcext:condition calcext:apply-style-name="ConditionalStyle_722" calcext:value="contains-text(&quot;&gt;10% decrease&quot;)" calcext:base-cell-address="'Organisation summary report'.K481"/>
            <calcext:condition calcext:apply-style-name="ConditionalStyle_721" calcext:value="contains-text(&quot;&gt;20% decrease&quot;)" calcext:base-cell-address="'Organisation summary report'.K481"/>
            <calcext:condition calcext:apply-style-name="ConditionalStyle_720" calcext:value="contains-text(&quot;0-10% decrease&quot;)" calcext:base-cell-address="'Organisation summary report'.K481"/>
            <calcext:condition calcext:apply-style-name="ConditionalStyle_719" calcext:value="contains-text(&quot;0-20% decrease&quot;)" calcext:base-cell-address="'Organisation summary report'.K481"/>
            <calcext:condition calcext:apply-style-name="ConditionalStyle_718" calcext:value="contains-text(&quot;0-10% increase&quot;)" calcext:base-cell-address="'Organisation summary report'.K481"/>
            <calcext:condition calcext:apply-style-name="ConditionalStyle_717" calcext:value="contains-text(&quot;0-20% increase&quot;)" calcext:base-cell-address="'Organisation summary report'.K481"/>
            <calcext:condition calcext:apply-style-name="ConditionalStyle_716" calcext:value="contains-text(&quot;&gt;10% increase&quot;)" calcext:base-cell-address="'Organisation summary report'.K481"/>
            <calcext:condition calcext:apply-style-name="ConditionalStyle_715" calcext:value="contains-text(&quot;&gt;20% increase&quot;)" calcext:base-cell-address="'Organisation summary report'.K481"/>
            <calcext:condition calcext:apply-style-name="ConditionalStyle_714" calcext:value="=&quot;No&quot;" calcext:base-cell-address="'Organisation summary report'.K481"/>
            <calcext:condition calcext:apply-style-name="ConditionalStyle_713" calcext:value="=&quot;Yes&quot;" calcext:base-cell-address="'Organisation summary report'.K481"/>
          </calcext:conditional-format>
          <calcext:conditional-format calcext:target-range-address="'Organisation summary report'.K481:'Organisation summary report'.K481">
            <calcext:condition calcext:apply-style-name="ConditionalStyle_712" calcext:value="contains-text(&quot;Poor&quot;)" calcext:base-cell-address="'Organisation summary report'.K481"/>
            <calcext:condition calcext:apply-style-name="ConditionalStyle_711" calcext:value="contains-text(&quot;Minimum&quot;)" calcext:base-cell-address="'Organisation summary report'.K481"/>
          </calcext:conditional-format>
          <calcext:conditional-format calcext:target-range-address="'Organisation summary report'.M481:'Organisation summary report'.M481">
            <calcext:condition calcext:apply-style-name="ConditionalStyle_710" calcext:value="contains-text(&quot;Excellent&quot;)" calcext:base-cell-address="'Organisation summary report'.M481"/>
            <calcext:condition calcext:apply-style-name="ConditionalStyle_709" calcext:value="contains-text(&quot;Good&quot;)" calcext:base-cell-address="'Organisation summary report'.M481"/>
            <calcext:condition calcext:apply-style-name="ConditionalStyle_708" calcext:value="contains-text(&quot;Poor&quot;)" calcext:base-cell-address="'Organisation summary report'.M481"/>
            <calcext:condition calcext:apply-style-name="ConditionalStyle_707" calcext:value="contains-text(&quot;Minimum&quot;)" calcext:base-cell-address="'Organisation summary report'.M481"/>
            <calcext:condition calcext:apply-style-name="ConditionalStyle_706" calcext:value="contains-text(&quot;Data not available&quot;)" calcext:base-cell-address="'Organisation summary report'.M481"/>
            <calcext:condition calcext:apply-style-name="ConditionalStyle_705" calcext:value="contains-text(&quot;&gt;10% decrease&quot;)" calcext:base-cell-address="'Organisation summary report'.M481"/>
            <calcext:condition calcext:apply-style-name="ConditionalStyle_704" calcext:value="contains-text(&quot;&gt;20% decrease&quot;)" calcext:base-cell-address="'Organisation summary report'.M481"/>
            <calcext:condition calcext:apply-style-name="ConditionalStyle_703" calcext:value="contains-text(&quot;0-10% decrease&quot;)" calcext:base-cell-address="'Organisation summary report'.M481"/>
            <calcext:condition calcext:apply-style-name="ConditionalStyle_702" calcext:value="contains-text(&quot;0-20% decrease&quot;)" calcext:base-cell-address="'Organisation summary report'.M481"/>
            <calcext:condition calcext:apply-style-name="ConditionalStyle_701" calcext:value="contains-text(&quot;0-10% increase&quot;)" calcext:base-cell-address="'Organisation summary report'.M481"/>
            <calcext:condition calcext:apply-style-name="ConditionalStyle_700" calcext:value="contains-text(&quot;0-20% increase&quot;)" calcext:base-cell-address="'Organisation summary report'.M481"/>
            <calcext:condition calcext:apply-style-name="ConditionalStyle_699" calcext:value="contains-text(&quot;&gt;10% increase&quot;)" calcext:base-cell-address="'Organisation summary report'.M481"/>
            <calcext:condition calcext:apply-style-name="ConditionalStyle_698" calcext:value="contains-text(&quot;&gt;20% increase&quot;)" calcext:base-cell-address="'Organisation summary report'.M481"/>
            <calcext:condition calcext:apply-style-name="ConditionalStyle_697" calcext:value="=&quot;No&quot;" calcext:base-cell-address="'Organisation summary report'.M481"/>
            <calcext:condition calcext:apply-style-name="ConditionalStyle_696" calcext:value="=&quot;Yes&quot;" calcext:base-cell-address="'Organisation summary report'.M481"/>
          </calcext:conditional-format>
          <calcext:conditional-format calcext:target-range-address="'Organisation summary report'.M481:'Organisation summary report'.M481">
            <calcext:condition calcext:apply-style-name="ConditionalStyle_695" calcext:value="contains-text(&quot;Poor&quot;)" calcext:base-cell-address="'Organisation summary report'.M481"/>
            <calcext:condition calcext:apply-style-name="ConditionalStyle_694" calcext:value="contains-text(&quot;Minimum&quot;)" calcext:base-cell-address="'Organisation summary report'.M481"/>
          </calcext:conditional-format>
          <calcext:conditional-format calcext:target-range-address="'Organisation summary report'.U486:'Organisation summary report'.U487">
            <calcext:condition calcext:apply-style-name="ConditionalStyle_693" calcext:value="contains-text(&quot;Excellent&quot;)" calcext:base-cell-address="'Organisation summary report'.U486"/>
            <calcext:condition calcext:apply-style-name="ConditionalStyle_692" calcext:value="contains-text(&quot;Good&quot;)" calcext:base-cell-address="'Organisation summary report'.U486"/>
            <calcext:condition calcext:apply-style-name="ConditionalStyle_691" calcext:value="contains-text(&quot;Data not available&quot;)" calcext:base-cell-address="'Organisation summary report'.U486"/>
            <calcext:condition calcext:apply-style-name="ConditionalStyle_690" calcext:value="contains-text(&quot;&gt;10% decrease&quot;)" calcext:base-cell-address="'Organisation summary report'.U486"/>
            <calcext:condition calcext:apply-style-name="ConditionalStyle_689" calcext:value="contains-text(&quot;&gt;20% decrease&quot;)" calcext:base-cell-address="'Organisation summary report'.U486"/>
            <calcext:condition calcext:apply-style-name="ConditionalStyle_688" calcext:value="contains-text(&quot;0-10% decrease&quot;)" calcext:base-cell-address="'Organisation summary report'.U486"/>
            <calcext:condition calcext:apply-style-name="ConditionalStyle_687" calcext:value="contains-text(&quot;0-20% decrease&quot;)" calcext:base-cell-address="'Organisation summary report'.U486"/>
            <calcext:condition calcext:apply-style-name="ConditionalStyle_686" calcext:value="contains-text(&quot;0-10% increase&quot;)" calcext:base-cell-address="'Organisation summary report'.U486"/>
            <calcext:condition calcext:apply-style-name="ConditionalStyle_685" calcext:value="contains-text(&quot;0-20% increase&quot;)" calcext:base-cell-address="'Organisation summary report'.U486"/>
            <calcext:condition calcext:apply-style-name="ConditionalStyle_684" calcext:value="contains-text(&quot;&gt;10% increase&quot;)" calcext:base-cell-address="'Organisation summary report'.U486"/>
            <calcext:condition calcext:apply-style-name="ConditionalStyle_683" calcext:value="contains-text(&quot;&gt;20% increase&quot;)" calcext:base-cell-address="'Organisation summary report'.U486"/>
            <calcext:condition calcext:apply-style-name="ConditionalStyle_682" calcext:value="=&quot;No&quot;" calcext:base-cell-address="'Organisation summary report'.U486"/>
            <calcext:condition calcext:apply-style-name="ConditionalStyle_681" calcext:value="=&quot;Yes&quot;" calcext:base-cell-address="'Organisation summary report'.U486"/>
          </calcext:conditional-format>
          <calcext:conditional-format calcext:target-range-address="'Organisation summary report'.U486:'Organisation summary report'.U487">
            <calcext:condition calcext:apply-style-name="ConditionalStyle_680" calcext:value="below-average" calcext:base-cell-address="'Organisation summary report'.U486"/>
            <calcext:condition calcext:apply-style-name="ConditionalStyle_679" calcext:value="below-average" calcext:base-cell-address="'Organisation summary report'.U486"/>
            <calcext:condition calcext:apply-style-name="ConditionalStyle_678" calcext:value="above-average" calcext:base-cell-address="'Organisation summary report'.U486"/>
            <calcext:condition calcext:apply-style-name="ConditionalStyle_677" calcext:value="above-average" calcext:base-cell-address="'Organisation summary report'.U486"/>
          </calcext:conditional-format>
          <calcext:conditional-format calcext:target-range-address="'Organisation summary report'.U488:'Organisation summary report'.U488">
            <calcext:condition calcext:apply-style-name="ConditionalStyle_676" calcext:value="below-average" calcext:base-cell-address="'Organisation summary report'.U488"/>
            <calcext:condition calcext:apply-style-name="ConditionalStyle_675" calcext:value="below-average" calcext:base-cell-address="'Organisation summary report'.U488"/>
            <calcext:condition calcext:apply-style-name="ConditionalStyle_674" calcext:value="above-average" calcext:base-cell-address="'Organisation summary report'.U488"/>
            <calcext:condition calcext:apply-style-name="ConditionalStyle_673" calcext:value="above-average" calcext:base-cell-address="'Organisation summary report'.U488"/>
          </calcext:conditional-format>
          <calcext:conditional-format calcext:target-range-address="'Organisation summary report'.U479:'Organisation summary report'.U482">
            <calcext:condition calcext:apply-style-name="ConditionalStyle_672" calcext:value="contains-text(&quot;Excellent&quot;)" calcext:base-cell-address="'Organisation summary report'.U479"/>
            <calcext:condition calcext:apply-style-name="ConditionalStyle_671" calcext:value="contains-text(&quot;Good&quot;)" calcext:base-cell-address="'Organisation summary report'.U479"/>
            <calcext:condition calcext:apply-style-name="ConditionalStyle_670" calcext:value="contains-text(&quot;Data not available&quot;)" calcext:base-cell-address="'Organisation summary report'.U479"/>
            <calcext:condition calcext:apply-style-name="ConditionalStyle_669" calcext:value="contains-text(&quot;&gt;10% decrease&quot;)" calcext:base-cell-address="'Organisation summary report'.U479"/>
            <calcext:condition calcext:apply-style-name="ConditionalStyle_668" calcext:value="contains-text(&quot;&gt;20% decrease&quot;)" calcext:base-cell-address="'Organisation summary report'.U479"/>
            <calcext:condition calcext:apply-style-name="ConditionalStyle_667" calcext:value="contains-text(&quot;0-10% decrease&quot;)" calcext:base-cell-address="'Organisation summary report'.U479"/>
            <calcext:condition calcext:apply-style-name="ConditionalStyle_666" calcext:value="contains-text(&quot;0-20% decrease&quot;)" calcext:base-cell-address="'Organisation summary report'.U479"/>
            <calcext:condition calcext:apply-style-name="ConditionalStyle_665" calcext:value="contains-text(&quot;0-10% increase&quot;)" calcext:base-cell-address="'Organisation summary report'.U479"/>
            <calcext:condition calcext:apply-style-name="ConditionalStyle_664" calcext:value="contains-text(&quot;0-20% increase&quot;)" calcext:base-cell-address="'Organisation summary report'.U479"/>
            <calcext:condition calcext:apply-style-name="ConditionalStyle_663" calcext:value="contains-text(&quot;&gt;10% increase&quot;)" calcext:base-cell-address="'Organisation summary report'.U479"/>
            <calcext:condition calcext:apply-style-name="ConditionalStyle_662" calcext:value="contains-text(&quot;&gt;20% increase&quot;)" calcext:base-cell-address="'Organisation summary report'.U479"/>
            <calcext:condition calcext:apply-style-name="ConditionalStyle_661" calcext:value="=&quot;No&quot;" calcext:base-cell-address="'Organisation summary report'.U479"/>
            <calcext:condition calcext:apply-style-name="ConditionalStyle_660" calcext:value="=&quot;Yes&quot;" calcext:base-cell-address="'Organisation summary report'.U479"/>
          </calcext:conditional-format>
          <calcext:conditional-format calcext:target-range-address="'Organisation summary report'.T486:'Organisation summary report'.T489">
            <calcext:condition calcext:apply-style-name="ConditionalStyle_659" calcext:value="contains-text(&quot;Excellent&quot;)" calcext:base-cell-address="'Organisation summary report'.T486"/>
            <calcext:condition calcext:apply-style-name="ConditionalStyle_658" calcext:value="contains-text(&quot;Good&quot;)" calcext:base-cell-address="'Organisation summary report'.T486"/>
            <calcext:condition calcext:apply-style-name="ConditionalStyle_657" calcext:value="contains-text(&quot;Data not available&quot;)" calcext:base-cell-address="'Organisation summary report'.T486"/>
            <calcext:condition calcext:apply-style-name="ConditionalStyle_656" calcext:value="contains-text(&quot;&gt;10% decrease&quot;)" calcext:base-cell-address="'Organisation summary report'.T486"/>
            <calcext:condition calcext:apply-style-name="ConditionalStyle_655" calcext:value="contains-text(&quot;&gt;20% decrease&quot;)" calcext:base-cell-address="'Organisation summary report'.T486"/>
            <calcext:condition calcext:apply-style-name="ConditionalStyle_654" calcext:value="contains-text(&quot;0-10% decrease&quot;)" calcext:base-cell-address="'Organisation summary report'.T486"/>
            <calcext:condition calcext:apply-style-name="ConditionalStyle_653" calcext:value="contains-text(&quot;0-20% decrease&quot;)" calcext:base-cell-address="'Organisation summary report'.T486"/>
            <calcext:condition calcext:apply-style-name="ConditionalStyle_652" calcext:value="contains-text(&quot;0-10% increase&quot;)" calcext:base-cell-address="'Organisation summary report'.T486"/>
            <calcext:condition calcext:apply-style-name="ConditionalStyle_651" calcext:value="contains-text(&quot;0-20% increase&quot;)" calcext:base-cell-address="'Organisation summary report'.T486"/>
            <calcext:condition calcext:apply-style-name="ConditionalStyle_650" calcext:value="contains-text(&quot;&gt;10% increase&quot;)" calcext:base-cell-address="'Organisation summary report'.T486"/>
            <calcext:condition calcext:apply-style-name="ConditionalStyle_649" calcext:value="contains-text(&quot;&gt;20% increase&quot;)" calcext:base-cell-address="'Organisation summary report'.T486"/>
            <calcext:condition calcext:apply-style-name="ConditionalStyle_648" calcext:value="=&quot;No&quot;" calcext:base-cell-address="'Organisation summary report'.T486"/>
            <calcext:condition calcext:apply-style-name="ConditionalStyle_647" calcext:value="=&quot;Yes&quot;" calcext:base-cell-address="'Organisation summary report'.T486"/>
          </calcext:conditional-format>
          <calcext:conditional-format calcext:target-range-address="'Organisation summary report'.U483:'Organisation summary report'.V483">
            <calcext:condition calcext:apply-style-name="ConditionalStyle_646" calcext:value="contains-text(&quot;Excellent&quot;)" calcext:base-cell-address="'Organisation summary report'.U483"/>
            <calcext:condition calcext:apply-style-name="ConditionalStyle_645" calcext:value="contains-text(&quot;Good&quot;)" calcext:base-cell-address="'Organisation summary report'.U483"/>
            <calcext:condition calcext:apply-style-name="ConditionalStyle_644" calcext:value="contains-text(&quot;Data not available&quot;)" calcext:base-cell-address="'Organisation summary report'.U483"/>
            <calcext:condition calcext:apply-style-name="ConditionalStyle_643" calcext:value="contains-text(&quot;&gt;10% decrease&quot;)" calcext:base-cell-address="'Organisation summary report'.U483"/>
            <calcext:condition calcext:apply-style-name="ConditionalStyle_642" calcext:value="contains-text(&quot;&gt;20% decrease&quot;)" calcext:base-cell-address="'Organisation summary report'.U483"/>
            <calcext:condition calcext:apply-style-name="ConditionalStyle_641" calcext:value="contains-text(&quot;0-10% decrease&quot;)" calcext:base-cell-address="'Organisation summary report'.U483"/>
            <calcext:condition calcext:apply-style-name="ConditionalStyle_640" calcext:value="contains-text(&quot;0-20% decrease&quot;)" calcext:base-cell-address="'Organisation summary report'.U483"/>
            <calcext:condition calcext:apply-style-name="ConditionalStyle_639" calcext:value="contains-text(&quot;0-10% increase&quot;)" calcext:base-cell-address="'Organisation summary report'.U483"/>
            <calcext:condition calcext:apply-style-name="ConditionalStyle_638" calcext:value="contains-text(&quot;0-20% increase&quot;)" calcext:base-cell-address="'Organisation summary report'.U483"/>
            <calcext:condition calcext:apply-style-name="ConditionalStyle_637" calcext:value="contains-text(&quot;&gt;10% increase&quot;)" calcext:base-cell-address="'Organisation summary report'.U483"/>
            <calcext:condition calcext:apply-style-name="ConditionalStyle_636" calcext:value="contains-text(&quot;&gt;20% increase&quot;)" calcext:base-cell-address="'Organisation summary report'.U483"/>
            <calcext:condition calcext:apply-style-name="ConditionalStyle_635" calcext:value="=&quot;No&quot;" calcext:base-cell-address="'Organisation summary report'.U483"/>
            <calcext:condition calcext:apply-style-name="ConditionalStyle_634" calcext:value="=&quot;Yes&quot;" calcext:base-cell-address="'Organisation summary report'.U483"/>
          </calcext:conditional-format>
          <calcext:conditional-format calcext:target-range-address="'Organisation summary report'.U488:'Organisation summary report'.U488">
            <calcext:condition calcext:apply-style-name="ConditionalStyle_633" calcext:value="contains-text(&quot;Excellent&quot;)" calcext:base-cell-address="'Organisation summary report'.U488"/>
            <calcext:condition calcext:apply-style-name="ConditionalStyle_632" calcext:value="contains-text(&quot;Good&quot;)" calcext:base-cell-address="'Organisation summary report'.U488"/>
            <calcext:condition calcext:apply-style-name="ConditionalStyle_631" calcext:value="contains-text(&quot;Data not available&quot;)" calcext:base-cell-address="'Organisation summary report'.U488"/>
            <calcext:condition calcext:apply-style-name="ConditionalStyle_630" calcext:value="contains-text(&quot;&gt;10% decrease&quot;)" calcext:base-cell-address="'Organisation summary report'.U488"/>
            <calcext:condition calcext:apply-style-name="ConditionalStyle_629" calcext:value="contains-text(&quot;&gt;20% decrease&quot;)" calcext:base-cell-address="'Organisation summary report'.U488"/>
            <calcext:condition calcext:apply-style-name="ConditionalStyle_628" calcext:value="contains-text(&quot;0-10% decrease&quot;)" calcext:base-cell-address="'Organisation summary report'.U488"/>
            <calcext:condition calcext:apply-style-name="ConditionalStyle_627" calcext:value="contains-text(&quot;0-20% decrease&quot;)" calcext:base-cell-address="'Organisation summary report'.U488"/>
            <calcext:condition calcext:apply-style-name="ConditionalStyle_626" calcext:value="contains-text(&quot;0-10% increase&quot;)" calcext:base-cell-address="'Organisation summary report'.U488"/>
            <calcext:condition calcext:apply-style-name="ConditionalStyle_625" calcext:value="contains-text(&quot;0-20% increase&quot;)" calcext:base-cell-address="'Organisation summary report'.U488"/>
            <calcext:condition calcext:apply-style-name="ConditionalStyle_624" calcext:value="contains-text(&quot;&gt;10% increase&quot;)" calcext:base-cell-address="'Organisation summary report'.U488"/>
            <calcext:condition calcext:apply-style-name="ConditionalStyle_623" calcext:value="contains-text(&quot;&gt;20% increase&quot;)" calcext:base-cell-address="'Organisation summary report'.U488"/>
            <calcext:condition calcext:apply-style-name="ConditionalStyle_622" calcext:value="=&quot;No&quot;" calcext:base-cell-address="'Organisation summary report'.U488"/>
            <calcext:condition calcext:apply-style-name="ConditionalStyle_621" calcext:value="=&quot;Yes&quot;" calcext:base-cell-address="'Organisation summary report'.U488"/>
          </calcext:conditional-format>
          <calcext:conditional-format calcext:target-range-address="'Organisation summary report'.W483:'Organisation summary report'.W483">
            <calcext:condition calcext:apply-style-name="ConditionalStyle_620" calcext:value="contains-text(&quot;Excellent&quot;)" calcext:base-cell-address="'Organisation summary report'.W483"/>
            <calcext:condition calcext:apply-style-name="ConditionalStyle_619" calcext:value="contains-text(&quot;Good&quot;)" calcext:base-cell-address="'Organisation summary report'.W483"/>
            <calcext:condition calcext:apply-style-name="ConditionalStyle_618" calcext:value="contains-text(&quot;Data not available&quot;)" calcext:base-cell-address="'Organisation summary report'.W483"/>
            <calcext:condition calcext:apply-style-name="ConditionalStyle_617" calcext:value="contains-text(&quot;&gt;10% decrease&quot;)" calcext:base-cell-address="'Organisation summary report'.W483"/>
            <calcext:condition calcext:apply-style-name="ConditionalStyle_616" calcext:value="contains-text(&quot;&gt;20% decrease&quot;)" calcext:base-cell-address="'Organisation summary report'.W483"/>
            <calcext:condition calcext:apply-style-name="ConditionalStyle_615" calcext:value="contains-text(&quot;0-10% decrease&quot;)" calcext:base-cell-address="'Organisation summary report'.W483"/>
            <calcext:condition calcext:apply-style-name="ConditionalStyle_614" calcext:value="contains-text(&quot;0-20% decrease&quot;)" calcext:base-cell-address="'Organisation summary report'.W483"/>
            <calcext:condition calcext:apply-style-name="ConditionalStyle_613" calcext:value="contains-text(&quot;0-10% increase&quot;)" calcext:base-cell-address="'Organisation summary report'.W483"/>
            <calcext:condition calcext:apply-style-name="ConditionalStyle_612" calcext:value="contains-text(&quot;0-20% increase&quot;)" calcext:base-cell-address="'Organisation summary report'.W483"/>
            <calcext:condition calcext:apply-style-name="ConditionalStyle_611" calcext:value="contains-text(&quot;&gt;10% increase&quot;)" calcext:base-cell-address="'Organisation summary report'.W483"/>
            <calcext:condition calcext:apply-style-name="ConditionalStyle_610" calcext:value="contains-text(&quot;&gt;20% increase&quot;)" calcext:base-cell-address="'Organisation summary report'.W483"/>
            <calcext:condition calcext:apply-style-name="ConditionalStyle_609" calcext:value="=&quot;No&quot;" calcext:base-cell-address="'Organisation summary report'.W483"/>
            <calcext:condition calcext:apply-style-name="ConditionalStyle_608" calcext:value="=&quot;Yes&quot;" calcext:base-cell-address="'Organisation summary report'.W483"/>
          </calcext:conditional-format>
          <calcext:conditional-format calcext:target-range-address="'Organisation summary report'.W479:'Organisation summary report'.W482">
            <calcext:condition calcext:apply-style-name="ConditionalStyle_607" calcext:value="contains-text(&quot;Excellent&quot;)" calcext:base-cell-address="'Organisation summary report'.W479"/>
            <calcext:condition calcext:apply-style-name="ConditionalStyle_606" calcext:value="contains-text(&quot;Good&quot;)" calcext:base-cell-address="'Organisation summary report'.W479"/>
            <calcext:condition calcext:apply-style-name="ConditionalStyle_605" calcext:value="contains-text(&quot;Data not available&quot;)" calcext:base-cell-address="'Organisation summary report'.W479"/>
            <calcext:condition calcext:apply-style-name="ConditionalStyle_604" calcext:value="contains-text(&quot;&gt;10% decrease&quot;)" calcext:base-cell-address="'Organisation summary report'.W479"/>
            <calcext:condition calcext:apply-style-name="ConditionalStyle_603" calcext:value="contains-text(&quot;&gt;20% decrease&quot;)" calcext:base-cell-address="'Organisation summary report'.W479"/>
            <calcext:condition calcext:apply-style-name="ConditionalStyle_602" calcext:value="contains-text(&quot;0-10% decrease&quot;)" calcext:base-cell-address="'Organisation summary report'.W479"/>
            <calcext:condition calcext:apply-style-name="ConditionalStyle_601" calcext:value="contains-text(&quot;0-20% decrease&quot;)" calcext:base-cell-address="'Organisation summary report'.W479"/>
            <calcext:condition calcext:apply-style-name="ConditionalStyle_600" calcext:value="contains-text(&quot;0-10% increase&quot;)" calcext:base-cell-address="'Organisation summary report'.W479"/>
            <calcext:condition calcext:apply-style-name="ConditionalStyle_599" calcext:value="contains-text(&quot;0-20% increase&quot;)" calcext:base-cell-address="'Organisation summary report'.W479"/>
            <calcext:condition calcext:apply-style-name="ConditionalStyle_598" calcext:value="contains-text(&quot;&gt;10% increase&quot;)" calcext:base-cell-address="'Organisation summary report'.W479"/>
            <calcext:condition calcext:apply-style-name="ConditionalStyle_597" calcext:value="contains-text(&quot;&gt;20% increase&quot;)" calcext:base-cell-address="'Organisation summary report'.W479"/>
            <calcext:condition calcext:apply-style-name="ConditionalStyle_596" calcext:value="=&quot;No&quot;" calcext:base-cell-address="'Organisation summary report'.W479"/>
            <calcext:condition calcext:apply-style-name="ConditionalStyle_595" calcext:value="=&quot;Yes&quot;" calcext:base-cell-address="'Organisation summary report'.W479"/>
          </calcext:conditional-format>
          <calcext:conditional-format calcext:target-range-address="'Organisation summary report'.Z483:'Organisation summary report'.Z483">
            <calcext:condition calcext:apply-style-name="ConditionalStyle_594" calcext:value="contains-text(&quot;Excellent&quot;)" calcext:base-cell-address="'Organisation summary report'.Z483"/>
            <calcext:condition calcext:apply-style-name="ConditionalStyle_593" calcext:value="contains-text(&quot;Good&quot;)" calcext:base-cell-address="'Organisation summary report'.Z483"/>
            <calcext:condition calcext:apply-style-name="ConditionalStyle_592" calcext:value="contains-text(&quot;Data not available&quot;)" calcext:base-cell-address="'Organisation summary report'.Z483"/>
            <calcext:condition calcext:apply-style-name="ConditionalStyle_591" calcext:value="contains-text(&quot;&gt;10% decrease&quot;)" calcext:base-cell-address="'Organisation summary report'.Z483"/>
            <calcext:condition calcext:apply-style-name="ConditionalStyle_590" calcext:value="contains-text(&quot;&gt;20% decrease&quot;)" calcext:base-cell-address="'Organisation summary report'.Z483"/>
            <calcext:condition calcext:apply-style-name="ConditionalStyle_589" calcext:value="contains-text(&quot;0-10% decrease&quot;)" calcext:base-cell-address="'Organisation summary report'.Z483"/>
            <calcext:condition calcext:apply-style-name="ConditionalStyle_588" calcext:value="contains-text(&quot;0-20% decrease&quot;)" calcext:base-cell-address="'Organisation summary report'.Z483"/>
            <calcext:condition calcext:apply-style-name="ConditionalStyle_587" calcext:value="contains-text(&quot;0-10% increase&quot;)" calcext:base-cell-address="'Organisation summary report'.Z483"/>
            <calcext:condition calcext:apply-style-name="ConditionalStyle_586" calcext:value="contains-text(&quot;0-20% increase&quot;)" calcext:base-cell-address="'Organisation summary report'.Z483"/>
            <calcext:condition calcext:apply-style-name="ConditionalStyle_585" calcext:value="contains-text(&quot;&gt;10% increase&quot;)" calcext:base-cell-address="'Organisation summary report'.Z483"/>
            <calcext:condition calcext:apply-style-name="ConditionalStyle_584" calcext:value="contains-text(&quot;&gt;20% increase&quot;)" calcext:base-cell-address="'Organisation summary report'.Z483"/>
            <calcext:condition calcext:apply-style-name="ConditionalStyle_583" calcext:value="=&quot;No&quot;" calcext:base-cell-address="'Organisation summary report'.Z483"/>
            <calcext:condition calcext:apply-style-name="ConditionalStyle_582" calcext:value="=&quot;Yes&quot;" calcext:base-cell-address="'Organisation summary report'.Z483"/>
          </calcext:conditional-format>
          <calcext:conditional-format calcext:target-range-address="'Organisation summary report'.Z479:'Organisation summary report'.Z482">
            <calcext:condition calcext:apply-style-name="ConditionalStyle_581" calcext:value="contains-text(&quot;Excellent&quot;)" calcext:base-cell-address="'Organisation summary report'.Z479"/>
            <calcext:condition calcext:apply-style-name="ConditionalStyle_580" calcext:value="contains-text(&quot;Good&quot;)" calcext:base-cell-address="'Organisation summary report'.Z479"/>
            <calcext:condition calcext:apply-style-name="ConditionalStyle_579" calcext:value="contains-text(&quot;Data not available&quot;)" calcext:base-cell-address="'Organisation summary report'.Z479"/>
            <calcext:condition calcext:apply-style-name="ConditionalStyle_578" calcext:value="contains-text(&quot;&gt;10% decrease&quot;)" calcext:base-cell-address="'Organisation summary report'.Z479"/>
            <calcext:condition calcext:apply-style-name="ConditionalStyle_577" calcext:value="contains-text(&quot;&gt;20% decrease&quot;)" calcext:base-cell-address="'Organisation summary report'.Z479"/>
            <calcext:condition calcext:apply-style-name="ConditionalStyle_576" calcext:value="contains-text(&quot;0-10% decrease&quot;)" calcext:base-cell-address="'Organisation summary report'.Z479"/>
            <calcext:condition calcext:apply-style-name="ConditionalStyle_575" calcext:value="contains-text(&quot;0-20% decrease&quot;)" calcext:base-cell-address="'Organisation summary report'.Z479"/>
            <calcext:condition calcext:apply-style-name="ConditionalStyle_574" calcext:value="contains-text(&quot;0-10% increase&quot;)" calcext:base-cell-address="'Organisation summary report'.Z479"/>
            <calcext:condition calcext:apply-style-name="ConditionalStyle_573" calcext:value="contains-text(&quot;0-20% increase&quot;)" calcext:base-cell-address="'Organisation summary report'.Z479"/>
            <calcext:condition calcext:apply-style-name="ConditionalStyle_572" calcext:value="contains-text(&quot;&gt;10% increase&quot;)" calcext:base-cell-address="'Organisation summary report'.Z479"/>
            <calcext:condition calcext:apply-style-name="ConditionalStyle_571" calcext:value="contains-text(&quot;&gt;20% increase&quot;)" calcext:base-cell-address="'Organisation summary report'.Z479"/>
            <calcext:condition calcext:apply-style-name="ConditionalStyle_570" calcext:value="=&quot;No&quot;" calcext:base-cell-address="'Organisation summary report'.Z479"/>
            <calcext:condition calcext:apply-style-name="ConditionalStyle_569" calcext:value="=&quot;Yes&quot;" calcext:base-cell-address="'Organisation summary report'.Z479"/>
          </calcext:conditional-format>
          <calcext:conditional-format calcext:target-range-address="'Organisation summary report'.AA481:'Organisation summary report'.AA481">
            <calcext:condition calcext:apply-style-name="ConditionalStyle_568" calcext:value="contains-text(&quot;Excellent&quot;)" calcext:base-cell-address="'Organisation summary report'.AA481"/>
            <calcext:condition calcext:apply-style-name="ConditionalStyle_567" calcext:value="contains-text(&quot;Good&quot;)" calcext:base-cell-address="'Organisation summary report'.AA481"/>
            <calcext:condition calcext:apply-style-name="ConditionalStyle_566" calcext:value="contains-text(&quot;Data not available&quot;)" calcext:base-cell-address="'Organisation summary report'.AA481"/>
            <calcext:condition calcext:apply-style-name="ConditionalStyle_565" calcext:value="contains-text(&quot;&gt;10% decrease&quot;)" calcext:base-cell-address="'Organisation summary report'.AA481"/>
            <calcext:condition calcext:apply-style-name="ConditionalStyle_564" calcext:value="contains-text(&quot;&gt;20% decrease&quot;)" calcext:base-cell-address="'Organisation summary report'.AA481"/>
            <calcext:condition calcext:apply-style-name="ConditionalStyle_563" calcext:value="contains-text(&quot;0-10% decrease&quot;)" calcext:base-cell-address="'Organisation summary report'.AA481"/>
            <calcext:condition calcext:apply-style-name="ConditionalStyle_562" calcext:value="contains-text(&quot;0-20% decrease&quot;)" calcext:base-cell-address="'Organisation summary report'.AA481"/>
            <calcext:condition calcext:apply-style-name="ConditionalStyle_561" calcext:value="contains-text(&quot;0-10% increase&quot;)" calcext:base-cell-address="'Organisation summary report'.AA481"/>
            <calcext:condition calcext:apply-style-name="ConditionalStyle_560" calcext:value="contains-text(&quot;0-20% increase&quot;)" calcext:base-cell-address="'Organisation summary report'.AA481"/>
            <calcext:condition calcext:apply-style-name="ConditionalStyle_559" calcext:value="contains-text(&quot;&gt;10% increase&quot;)" calcext:base-cell-address="'Organisation summary report'.AA481"/>
            <calcext:condition calcext:apply-style-name="ConditionalStyle_558" calcext:value="contains-text(&quot;&gt;20% increase&quot;)" calcext:base-cell-address="'Organisation summary report'.AA481"/>
            <calcext:condition calcext:apply-style-name="ConditionalStyle_557" calcext:value="=&quot;No&quot;" calcext:base-cell-address="'Organisation summary report'.AA481"/>
            <calcext:condition calcext:apply-style-name="ConditionalStyle_556" calcext:value="=&quot;Yes&quot;" calcext:base-cell-address="'Organisation summary report'.AA481"/>
          </calcext:conditional-format>
          <calcext:conditional-format calcext:target-range-address="'Organisation summary report'.AA479:'Organisation summary report'.AA480">
            <calcext:condition calcext:apply-style-name="ConditionalStyle_555" calcext:value="contains-text(&quot;Excellent&quot;)" calcext:base-cell-address="'Organisation summary report'.AA479"/>
            <calcext:condition calcext:apply-style-name="ConditionalStyle_554" calcext:value="contains-text(&quot;Good&quot;)" calcext:base-cell-address="'Organisation summary report'.AA479"/>
            <calcext:condition calcext:apply-style-name="ConditionalStyle_553" calcext:value="contains-text(&quot;Data not available&quot;)" calcext:base-cell-address="'Organisation summary report'.AA479"/>
            <calcext:condition calcext:apply-style-name="ConditionalStyle_552" calcext:value="contains-text(&quot;&gt;10% decrease&quot;)" calcext:base-cell-address="'Organisation summary report'.AA479"/>
            <calcext:condition calcext:apply-style-name="ConditionalStyle_551" calcext:value="contains-text(&quot;&gt;20% decrease&quot;)" calcext:base-cell-address="'Organisation summary report'.AA479"/>
            <calcext:condition calcext:apply-style-name="ConditionalStyle_550" calcext:value="contains-text(&quot;0-10% decrease&quot;)" calcext:base-cell-address="'Organisation summary report'.AA479"/>
            <calcext:condition calcext:apply-style-name="ConditionalStyle_549" calcext:value="contains-text(&quot;0-20% decrease&quot;)" calcext:base-cell-address="'Organisation summary report'.AA479"/>
            <calcext:condition calcext:apply-style-name="ConditionalStyle_548" calcext:value="contains-text(&quot;0-10% increase&quot;)" calcext:base-cell-address="'Organisation summary report'.AA479"/>
            <calcext:condition calcext:apply-style-name="ConditionalStyle_547" calcext:value="contains-text(&quot;0-20% increase&quot;)" calcext:base-cell-address="'Organisation summary report'.AA479"/>
            <calcext:condition calcext:apply-style-name="ConditionalStyle_546" calcext:value="contains-text(&quot;&gt;10% increase&quot;)" calcext:base-cell-address="'Organisation summary report'.AA479"/>
            <calcext:condition calcext:apply-style-name="ConditionalStyle_545" calcext:value="contains-text(&quot;&gt;20% increase&quot;)" calcext:base-cell-address="'Organisation summary report'.AA479"/>
            <calcext:condition calcext:apply-style-name="ConditionalStyle_544" calcext:value="=&quot;No&quot;" calcext:base-cell-address="'Organisation summary report'.AA479"/>
            <calcext:condition calcext:apply-style-name="ConditionalStyle_543" calcext:value="=&quot;Yes&quot;" calcext:base-cell-address="'Organisation summary report'.AA479"/>
          </calcext:conditional-format>
          <calcext:conditional-format calcext:target-range-address="'Organisation summary report'.AA482:'Organisation summary report'.AA482">
            <calcext:condition calcext:apply-style-name="ConditionalStyle_542" calcext:value="contains-text(&quot;Excellent&quot;)" calcext:base-cell-address="'Organisation summary report'.AA482"/>
            <calcext:condition calcext:apply-style-name="ConditionalStyle_541" calcext:value="contains-text(&quot;Good&quot;)" calcext:base-cell-address="'Organisation summary report'.AA482"/>
            <calcext:condition calcext:apply-style-name="ConditionalStyle_540" calcext:value="contains-text(&quot;Data not available&quot;)" calcext:base-cell-address="'Organisation summary report'.AA482"/>
            <calcext:condition calcext:apply-style-name="ConditionalStyle_539" calcext:value="contains-text(&quot;&gt;10% decrease&quot;)" calcext:base-cell-address="'Organisation summary report'.AA482"/>
            <calcext:condition calcext:apply-style-name="ConditionalStyle_538" calcext:value="contains-text(&quot;&gt;20% decrease&quot;)" calcext:base-cell-address="'Organisation summary report'.AA482"/>
            <calcext:condition calcext:apply-style-name="ConditionalStyle_537" calcext:value="contains-text(&quot;0-10% decrease&quot;)" calcext:base-cell-address="'Organisation summary report'.AA482"/>
            <calcext:condition calcext:apply-style-name="ConditionalStyle_536" calcext:value="contains-text(&quot;0-20% decrease&quot;)" calcext:base-cell-address="'Organisation summary report'.AA482"/>
            <calcext:condition calcext:apply-style-name="ConditionalStyle_535" calcext:value="contains-text(&quot;0-10% increase&quot;)" calcext:base-cell-address="'Organisation summary report'.AA482"/>
            <calcext:condition calcext:apply-style-name="ConditionalStyle_534" calcext:value="contains-text(&quot;0-20% increase&quot;)" calcext:base-cell-address="'Organisation summary report'.AA482"/>
            <calcext:condition calcext:apply-style-name="ConditionalStyle_533" calcext:value="contains-text(&quot;&gt;10% increase&quot;)" calcext:base-cell-address="'Organisation summary report'.AA482"/>
            <calcext:condition calcext:apply-style-name="ConditionalStyle_532" calcext:value="contains-text(&quot;&gt;20% increase&quot;)" calcext:base-cell-address="'Organisation summary report'.AA482"/>
            <calcext:condition calcext:apply-style-name="ConditionalStyle_531" calcext:value="=&quot;No&quot;" calcext:base-cell-address="'Organisation summary report'.AA482"/>
            <calcext:condition calcext:apply-style-name="ConditionalStyle_530" calcext:value="=&quot;Yes&quot;" calcext:base-cell-address="'Organisation summary report'.AA482"/>
          </calcext:conditional-format>
          <calcext:conditional-format calcext:target-range-address="'Organisation summary report'.J480:'Organisation summary report'.J480">
            <calcext:condition calcext:apply-style-name="ConditionalStyle_36" calcext:value="contains-text(&quot;Excellent&quot;)" calcext:base-cell-address="'Organisation summary report'.J480"/>
            <calcext:condition calcext:apply-style-name="ConditionalStyle_35" calcext:value="contains-text(&quot;Good&quot;)" calcext:base-cell-address="'Organisation summary report'.J480"/>
            <calcext:condition calcext:apply-style-name="ConditionalStyle_34" calcext:value="contains-text(&quot;Poor&quot;)" calcext:base-cell-address="'Organisation summary report'.J480"/>
            <calcext:condition calcext:apply-style-name="ConditionalStyle_33" calcext:value="contains-text(&quot;Minimum&quot;)" calcext:base-cell-address="'Organisation summary report'.J480"/>
            <calcext:condition calcext:apply-style-name="ConditionalStyle_32" calcext:value="contains-text(&quot;Data not available&quot;)" calcext:base-cell-address="'Organisation summary report'.J480"/>
            <calcext:condition calcext:apply-style-name="ConditionalStyle_31" calcext:value="contains-text(&quot;&gt;10% decrease&quot;)" calcext:base-cell-address="'Organisation summary report'.J480"/>
            <calcext:condition calcext:apply-style-name="ConditionalStyle_30" calcext:value="contains-text(&quot;&gt;20% decrease&quot;)" calcext:base-cell-address="'Organisation summary report'.J480"/>
            <calcext:condition calcext:apply-style-name="ConditionalStyle_29" calcext:value="contains-text(&quot;0-10% decrease&quot;)" calcext:base-cell-address="'Organisation summary report'.J480"/>
            <calcext:condition calcext:apply-style-name="ConditionalStyle_28" calcext:value="contains-text(&quot;0-20% decrease&quot;)" calcext:base-cell-address="'Organisation summary report'.J480"/>
            <calcext:condition calcext:apply-style-name="ConditionalStyle_27" calcext:value="contains-text(&quot;0-10% increase&quot;)" calcext:base-cell-address="'Organisation summary report'.J480"/>
            <calcext:condition calcext:apply-style-name="ConditionalStyle_26" calcext:value="contains-text(&quot;0-20% increase&quot;)" calcext:base-cell-address="'Organisation summary report'.J480"/>
            <calcext:condition calcext:apply-style-name="ConditionalStyle_25" calcext:value="contains-text(&quot;&gt;10% increase&quot;)" calcext:base-cell-address="'Organisation summary report'.J480"/>
            <calcext:condition calcext:apply-style-name="ConditionalStyle_24" calcext:value="contains-text(&quot;&gt;20% increase&quot;)" calcext:base-cell-address="'Organisation summary report'.J480"/>
            <calcext:condition calcext:apply-style-name="ConditionalStyle_23" calcext:value="=&quot;No&quot;" calcext:base-cell-address="'Organisation summary report'.J480"/>
            <calcext:condition calcext:apply-style-name="ConditionalStyle_22" calcext:value="=&quot;Yes&quot;" calcext:base-cell-address="'Organisation summary report'.J480"/>
          </calcext:conditional-format>
          <calcext:conditional-format calcext:target-range-address="'Organisation summary report'.J480:'Organisation summary report'.J480">
            <calcext:condition calcext:apply-style-name="ConditionalStyle_6" calcext:value="formula-is(LEFT([.J480];1)=&quot;1&quot;)" calcext:base-cell-address="'Organisation summary report'.J480"/>
            <calcext:condition calcext:apply-style-name="ConditionalStyle_5" calcext:value="formula-is(LEFT([.J480];1)=&quot;2&quot;)" calcext:base-cell-address="'Organisation summary report'.J480"/>
            <calcext:condition calcext:apply-style-name="ConditionalStyle_4" calcext:value="formula-is(OR(LEFT([.J480];1)=&quot;3&quot;;LEFT([.J480];1)=&quot;4&quot;))" calcext:base-cell-address="'Organisation summary report'.J480"/>
          </calcext:conditional-format>
        </calcext:conditional-formats>
      </table:table>
      <table:named-expressions>
        <table:named-expression table:name="CCGs" table:base-cell-address="" table:expression="#REF!"/>
        <table:named-expression table:name="NHS_Providers" table:base-cell-address="" table:expression="#REF!"/>
        <table:named-expression table:name="Organisation_List" table:base-cell-address="" table:expression="#REF!"/>
      </table:named-expressions>
      <table:database-ranges>
        <table:database-range table:name="__Anonymous_Sheet_DB__0" table:target-range-address="'Organisation summary report'.A2:'Organisation summary report'.AA4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eef6d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c0e7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fef8c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d5c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fe5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bdfd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ddedb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81d0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fdf29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ab8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ffcbb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d7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cbe39a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42b8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fdeb6a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815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ffb18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c49e9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a9d15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007ac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fbde0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e63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ff7d4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9b5f5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a9d156" style:diagonal-bl-tr="none" style:diagonal-tl-br="none" fo:border-left="none" fo:border-right="none" fo:border-top="none"/>
      <style:text-properties fo:color="#007ac3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d4e8aa" style:diagonal-bl-tr="none" style:diagonal-tl-br="none" fo:border-left="none" fo:border-right="none" fo:border-top="none"/>
      <style:text-properties fo:color="#007ac3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cbe39a" style:diagonal-bl-tr="none" style:diagonal-tl-br="none" fo:border-left="none" fo:border-right="none" fo:border-top="none"/>
      <style:text-properties fo:color="#007ac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7ac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7ac3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a9d156" style:border-line-width-bottom="0.18mm 0.26mm 0.18mm" style:diagonal-bl-tr="none" style:diagonal-tl-br="none" fo:border-left="none" fo:border-right="none" fo:border-top="0.74pt solid #a9d15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Compiled_5f_tables" style:display-name="Normal_Compiled_tabl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07ac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ConditionalStyle_5f_1020" style:display-name="ConditionalStyle_1020" style:family="table-cell" style:parent-style-name="Default">
      <style:table-cell-properties fo:background-color="#ddedbb"/>
    </style:style>
    <style:style style:name="ConditionalStyle_5f_1019" style:display-name="ConditionalStyle_1019" style:family="table-cell" style:parent-style-name="Default">
      <style:table-cell-properties fo:background-color="#eef6dd"/>
    </style:style>
    <style:style style:name="ConditionalStyle_5f_1018" style:display-name="ConditionalStyle_1018" style:family="table-cell" style:parent-style-name="Default">
      <style:table-cell-properties fo:background-color="#d9d9d9"/>
    </style:style>
    <style:style style:name="ConditionalStyle_5f_1017" style:display-name="ConditionalStyle_1017" style:family="table-cell" style:parent-style-name="Default">
      <style:table-cell-properties fo:background-color="#ddedbb"/>
    </style:style>
    <style:style style:name="ConditionalStyle_5f_1016" style:display-name="ConditionalStyle_1016" style:family="table-cell" style:parent-style-name="Default">
      <style:table-cell-properties fo:background-color="#ddedbb"/>
    </style:style>
    <style:style style:name="ConditionalStyle_5f_1015" style:display-name="ConditionalStyle_1015" style:family="table-cell" style:parent-style-name="Default">
      <style:table-cell-properties fo:background-color="#eef6dd"/>
    </style:style>
    <style:style style:name="ConditionalStyle_5f_1014" style:display-name="ConditionalStyle_1014" style:family="table-cell" style:parent-style-name="Default">
      <style:table-cell-properties fo:background-color="#eef6dd"/>
    </style:style>
    <style:style style:name="ConditionalStyle_5f_1013" style:display-name="ConditionalStyle_1013" style:family="table-cell" style:parent-style-name="Default">
      <style:table-cell-properties fo:background-color="#ffcbb3"/>
    </style:style>
    <style:style style:name="ConditionalStyle_5f_1012" style:display-name="ConditionalStyle_1012" style:family="table-cell" style:parent-style-name="Default">
      <style:table-cell-properties fo:background-color="#ffcbb3"/>
    </style:style>
    <style:style style:name="ConditionalStyle_5f_1011" style:display-name="ConditionalStyle_1011" style:family="table-cell" style:parent-style-name="Default">
      <style:table-cell-properties fo:background-color="#ffb18c"/>
    </style:style>
    <style:style style:name="ConditionalStyle_5f_1010" style:display-name="ConditionalStyle_1010" style:family="table-cell" style:parent-style-name="Default">
      <style:table-cell-properties fo:background-color="#ffb18c"/>
    </style:style>
    <style:style style:name="ConditionalStyle_5f_1009" style:display-name="ConditionalStyle_1009" style:family="table-cell" style:parent-style-name="Default">
      <style:table-cell-properties fo:background-color="#ffb18c"/>
    </style:style>
    <style:style style:name="ConditionalStyle_5f_1008" style:display-name="ConditionalStyle_1008" style:family="table-cell" style:parent-style-name="Default">
      <style:table-cell-properties fo:background-color="#cbe39a"/>
    </style:style>
    <style:style style:name="ConditionalStyle_5f_1007" style:display-name="ConditionalStyle_1007" style:family="table-cell" style:parent-style-name="Default">
      <style:table-cell-properties fo:background-color="#ddedbb"/>
    </style:style>
    <style:style style:name="ConditionalStyle_5f_1006" style:display-name="ConditionalStyle_1006" style:family="table-cell" style:parent-style-name="Default">
      <style:table-cell-properties fo:background-color="#eef6dd"/>
    </style:style>
    <style:style style:name="ConditionalStyle_5f_1005" style:display-name="ConditionalStyle_1005" style:family="table-cell" style:parent-style-name="Default">
      <style:table-cell-properties fo:background-color="#ffe5d9"/>
    </style:style>
    <style:style style:name="ConditionalStyle_5f_1004" style:display-name="ConditionalStyle_1004" style:family="table-cell" style:parent-style-name="Default">
      <style:table-cell-properties fo:background-color="#ffcbb3"/>
    </style:style>
    <style:style style:name="ConditionalStyle_5f_1003" style:display-name="ConditionalStyle_1003" style:family="table-cell" style:parent-style-name="Default">
      <style:table-cell-properties fo:background-color="#d9d9d9"/>
    </style:style>
    <style:style style:name="ConditionalStyle_5f_1002" style:display-name="ConditionalStyle_1002" style:family="table-cell" style:parent-style-name="Default">
      <style:table-cell-properties fo:background-color="#ddedbb"/>
    </style:style>
    <style:style style:name="ConditionalStyle_5f_1001" style:display-name="ConditionalStyle_1001" style:family="table-cell" style:parent-style-name="Default">
      <style:table-cell-properties fo:background-color="#ddedbb"/>
    </style:style>
    <style:style style:name="ConditionalStyle_5f_1000" style:display-name="ConditionalStyle_1000" style:family="table-cell" style:parent-style-name="Default">
      <style:table-cell-properties fo:background-color="#eef6dd"/>
    </style:style>
    <style:style style:name="ConditionalStyle_5f_999" style:display-name="ConditionalStyle_999" style:family="table-cell" style:parent-style-name="Default">
      <style:table-cell-properties fo:background-color="#eef6dd"/>
    </style:style>
    <style:style style:name="ConditionalStyle_5f_998" style:display-name="ConditionalStyle_998" style:family="table-cell" style:parent-style-name="Default">
      <style:table-cell-properties fo:background-color="#ffe5d9"/>
    </style:style>
    <style:style style:name="ConditionalStyle_5f_997" style:display-name="ConditionalStyle_997" style:family="table-cell" style:parent-style-name="Default">
      <style:table-cell-properties fo:background-color="#ffe5d9"/>
    </style:style>
    <style:style style:name="ConditionalStyle_5f_996" style:display-name="ConditionalStyle_996" style:family="table-cell" style:parent-style-name="Default">
      <style:table-cell-properties fo:background-color="#ffcbb3"/>
    </style:style>
    <style:style style:name="ConditionalStyle_5f_995" style:display-name="ConditionalStyle_995" style:family="table-cell" style:parent-style-name="Default">
      <style:table-cell-properties fo:background-color="#ffcbb3"/>
    </style:style>
    <style:style style:name="ConditionalStyle_5f_994" style:display-name="ConditionalStyle_994" style:family="table-cell" style:parent-style-name="Default">
      <style:table-cell-properties fo:background-color="#ffb18c"/>
    </style:style>
    <style:style style:name="ConditionalStyle_5f_993" style:display-name="ConditionalStyle_993" style:family="table-cell" style:parent-style-name="Default">
      <style:table-cell-properties fo:background-color="#cbe39a"/>
    </style:style>
    <style:style style:name="ConditionalStyle_5f_992" style:display-name="ConditionalStyle_992" style:family="table-cell" style:parent-style-name="Default">
      <style:table-cell-properties fo:background-color="#cbe39a"/>
    </style:style>
    <style:style style:name="ConditionalStyle_5f_529" style:display-name="ConditionalStyle_529" style:family="table-cell" style:parent-style-name="Default">
      <style:table-cell-properties fo:background-color="#ffcbb3"/>
    </style:style>
    <style:style style:name="ConditionalStyle_5f_991" style:display-name="ConditionalStyle_991" style:family="table-cell" style:parent-style-name="Default">
      <style:table-cell-properties fo:background-color="#ffab8f"/>
    </style:style>
    <style:style style:name="ConditionalStyle_5f_990" style:display-name="ConditionalStyle_990" style:family="table-cell" style:parent-style-name="Default">
      <style:table-cell-properties fo:background-color="#cbe39a"/>
    </style:style>
    <style:style style:name="ConditionalStyle_5f_989" style:display-name="ConditionalStyle_989" style:family="table-cell" style:parent-style-name="Default">
      <style:table-cell-properties fo:background-color="#eef6dd"/>
    </style:style>
    <style:style style:name="ConditionalStyle_5f_988" style:display-name="ConditionalStyle_988" style:family="table-cell" style:parent-style-name="Default">
      <style:table-cell-properties fo:background-color="#ffab8f"/>
    </style:style>
    <style:style style:name="ConditionalStyle_5f_987" style:display-name="ConditionalStyle_987" style:family="table-cell" style:parent-style-name="Default">
      <style:table-cell-properties fo:background-color="#ffd5c7"/>
    </style:style>
    <style:style style:name="ConditionalStyle_5f_986" style:display-name="ConditionalStyle_986" style:family="table-cell" style:parent-style-name="Default">
      <style:table-cell-properties fo:background-color="#ddedbb"/>
    </style:style>
    <style:style style:name="ConditionalStyle_5f_985" style:display-name="ConditionalStyle_985" style:family="table-cell" style:parent-style-name="Default">
      <style:table-cell-properties fo:background-color="#eef6dd"/>
    </style:style>
    <style:style style:name="ConditionalStyle_5f_984" style:display-name="ConditionalStyle_984" style:family="table-cell" style:parent-style-name="Default">
      <style:table-cell-properties fo:background-color="#ffe5d9"/>
    </style:style>
    <style:style style:name="ConditionalStyle_5f_983" style:display-name="ConditionalStyle_983" style:family="table-cell" style:parent-style-name="Default">
      <style:table-cell-properties fo:background-color="#ffcbb3"/>
    </style:style>
    <style:style style:name="ConditionalStyle_5f_982" style:display-name="ConditionalStyle_982" style:family="table-cell" style:parent-style-name="Default">
      <style:table-cell-properties fo:background-color="#d9d9d9"/>
    </style:style>
    <style:style style:name="ConditionalStyle_5f_981" style:display-name="ConditionalStyle_981" style:family="table-cell" style:parent-style-name="Default">
      <style:table-cell-properties fo:background-color="#ddedbb"/>
    </style:style>
    <style:style style:name="ConditionalStyle_5f_980" style:display-name="ConditionalStyle_980" style:family="table-cell" style:parent-style-name="Default">
      <style:table-cell-properties fo:background-color="#ddedbb"/>
    </style:style>
    <style:style style:name="ConditionalStyle_5f_979" style:display-name="ConditionalStyle_979" style:family="table-cell" style:parent-style-name="Default">
      <style:table-cell-properties fo:background-color="#eef6dd"/>
    </style:style>
    <style:style style:name="ConditionalStyle_5f_978" style:display-name="ConditionalStyle_978" style:family="table-cell" style:parent-style-name="Default">
      <style:table-cell-properties fo:background-color="#eef6dd"/>
    </style:style>
    <style:style style:name="ConditionalStyle_5f_977" style:display-name="ConditionalStyle_977" style:family="table-cell" style:parent-style-name="Default">
      <style:table-cell-properties fo:background-color="#ffe5d9"/>
    </style:style>
    <style:style style:name="ConditionalStyle_5f_976" style:display-name="ConditionalStyle_976" style:family="table-cell" style:parent-style-name="Default">
      <style:table-cell-properties fo:background-color="#ffe5d9"/>
    </style:style>
    <style:style style:name="ConditionalStyle_5f_975" style:display-name="ConditionalStyle_975" style:family="table-cell" style:parent-style-name="Default">
      <style:table-cell-properties fo:background-color="#ffcbb3"/>
    </style:style>
    <style:style style:name="ConditionalStyle_5f_974" style:display-name="ConditionalStyle_974" style:family="table-cell" style:parent-style-name="Default">
      <style:table-cell-properties fo:background-color="#ffcbb3"/>
    </style:style>
    <style:style style:name="ConditionalStyle_5f_973" style:display-name="ConditionalStyle_973" style:family="table-cell" style:parent-style-name="Default">
      <style:table-cell-properties fo:background-color="#ffb18c"/>
    </style:style>
    <style:style style:name="ConditionalStyle_5f_972" style:display-name="ConditionalStyle_972" style:family="table-cell" style:parent-style-name="Default">
      <style:table-cell-properties fo:background-color="#cbe39a"/>
    </style:style>
    <style:style style:name="ConditionalStyle_5f_971" style:display-name="ConditionalStyle_971" style:family="table-cell" style:parent-style-name="Default">
      <style:table-cell-properties fo:background-color="#cbe39a"/>
    </style:style>
    <style:style style:name="ConditionalStyle_5f_970" style:display-name="ConditionalStyle_970" style:family="table-cell" style:parent-style-name="Default">
      <style:table-cell-properties fo:background-color="#eef6dd"/>
    </style:style>
    <style:style style:name="ConditionalStyle_5f_969" style:display-name="ConditionalStyle_969" style:family="table-cell" style:parent-style-name="Default">
      <style:table-cell-properties fo:background-color="#ffab8f"/>
    </style:style>
    <style:style style:name="ConditionalStyle_5f_968" style:display-name="ConditionalStyle_968" style:family="table-cell" style:parent-style-name="Default">
      <style:table-cell-properties fo:background-color="#ffd5c7"/>
    </style:style>
    <style:style style:name="ConditionalStyle_5f_967" style:display-name="ConditionalStyle_967" style:family="table-cell" style:parent-style-name="Default">
      <style:table-cell-properties fo:background-color="#cbe39a"/>
    </style:style>
    <style:style style:name="ConditionalStyle_5f_966" style:display-name="ConditionalStyle_966" style:family="table-cell" style:parent-style-name="Default">
      <style:table-cell-properties fo:background-color="#eef6dd"/>
    </style:style>
    <style:style style:name="ConditionalStyle_5f_965" style:display-name="ConditionalStyle_965" style:family="table-cell" style:parent-style-name="Default">
      <style:table-cell-properties fo:background-color="#ffd5c7"/>
    </style:style>
    <style:style style:name="ConditionalStyle_5f_964" style:display-name="ConditionalStyle_964" style:family="table-cell" style:parent-style-name="Default">
      <style:table-cell-properties fo:background-color="#ffab8f"/>
    </style:style>
    <style:style style:name="ConditionalStyle_5f_963" style:display-name="ConditionalStyle_963" style:family="table-cell" style:parent-style-name="Default">
      <style:table-cell-properties fo:background-color="#eef6dd"/>
    </style:style>
    <style:style style:name="ConditionalStyle_5f_962" style:display-name="ConditionalStyle_962" style:family="table-cell" style:parent-style-name="Default">
      <style:table-cell-properties fo:background-color="#ddedbb"/>
    </style:style>
    <style:style style:name="ConditionalStyle_5f_961" style:display-name="ConditionalStyle_961" style:family="table-cell" style:parent-style-name="Default">
      <style:table-cell-properties fo:background-color="#eef6dd"/>
    </style:style>
    <style:style style:name="ConditionalStyle_5f_960" style:display-name="ConditionalStyle_960" style:family="table-cell" style:parent-style-name="Default">
      <style:table-cell-properties fo:background-color="#ffe5d9"/>
    </style:style>
    <style:style style:name="ConditionalStyle_5f_959" style:display-name="ConditionalStyle_959" style:family="table-cell" style:parent-style-name="Default">
      <style:table-cell-properties fo:background-color="#ffcbb3"/>
    </style:style>
    <style:style style:name="ConditionalStyle_5f_958" style:display-name="ConditionalStyle_958" style:family="table-cell" style:parent-style-name="Default">
      <style:table-cell-properties fo:background-color="#d9d9d9"/>
    </style:style>
    <style:style style:name="ConditionalStyle_5f_957" style:display-name="ConditionalStyle_957" style:family="table-cell" style:parent-style-name="Default">
      <style:table-cell-properties fo:background-color="#ddedbb"/>
    </style:style>
    <style:style style:name="ConditionalStyle_5f_956" style:display-name="ConditionalStyle_956" style:family="table-cell" style:parent-style-name="Default">
      <style:table-cell-properties fo:background-color="#ddedbb"/>
    </style:style>
    <style:style style:name="ConditionalStyle_5f_955" style:display-name="ConditionalStyle_955" style:family="table-cell" style:parent-style-name="Default">
      <style:table-cell-properties fo:background-color="#eef6dd"/>
    </style:style>
    <style:style style:name="ConditionalStyle_5f_954" style:display-name="ConditionalStyle_954" style:family="table-cell" style:parent-style-name="Default">
      <style:table-cell-properties fo:background-color="#eef6dd"/>
    </style:style>
    <style:style style:name="ConditionalStyle_5f_953" style:display-name="ConditionalStyle_953" style:family="table-cell" style:parent-style-name="Default">
      <style:table-cell-properties fo:background-color="#ffcbb3"/>
    </style:style>
    <style:style style:name="ConditionalStyle_5f_952" style:display-name="ConditionalStyle_952" style:family="table-cell" style:parent-style-name="Default">
      <style:table-cell-properties fo:background-color="#ffe5d9"/>
    </style:style>
    <style:style style:name="ConditionalStyle_5f_951" style:display-name="ConditionalStyle_951" style:family="table-cell" style:parent-style-name="Default">
      <style:table-cell-properties fo:background-color="#ffcbb3"/>
    </style:style>
    <style:style style:name="ConditionalStyle_5f_950" style:display-name="ConditionalStyle_950" style:family="table-cell" style:parent-style-name="Default">
      <style:table-cell-properties fo:background-color="#ffcbb3"/>
    </style:style>
    <style:style style:name="ConditionalStyle_5f_949" style:display-name="ConditionalStyle_949" style:family="table-cell" style:parent-style-name="Default">
      <style:table-cell-properties fo:background-color="#ffb18c"/>
    </style:style>
    <style:style style:name="ConditionalStyle_5f_948" style:display-name="ConditionalStyle_948" style:family="table-cell" style:parent-style-name="Default">
      <style:table-cell-properties fo:background-color="#cbe39a"/>
    </style:style>
    <style:style style:name="ConditionalStyle_5f_947" style:display-name="ConditionalStyle_947" style:family="table-cell" style:parent-style-name="Default">
      <style:table-cell-properties fo:background-color="#ddedbb"/>
    </style:style>
    <style:style style:name="ConditionalStyle_5f_946" style:display-name="ConditionalStyle_946" style:family="table-cell" style:parent-style-name="Default">
      <style:table-cell-properties fo:background-color="#eef6dd"/>
    </style:style>
    <style:style style:name="ConditionalStyle_5f_945" style:display-name="ConditionalStyle_945" style:family="table-cell" style:parent-style-name="Default">
      <style:table-cell-properties fo:background-color="#ffb18c"/>
    </style:style>
    <style:style style:name="ConditionalStyle_5f_944" style:display-name="ConditionalStyle_944" style:family="table-cell" style:parent-style-name="Default">
      <style:table-cell-properties fo:background-color="#ffcbb3"/>
    </style:style>
    <style:style style:name="ConditionalStyle_5f_943" style:display-name="ConditionalStyle_943" style:family="table-cell" style:parent-style-name="Default">
      <style:table-cell-properties fo:background-color="#d9d9d9"/>
    </style:style>
    <style:style style:name="ConditionalStyle_5f_942" style:display-name="ConditionalStyle_942" style:family="table-cell" style:parent-style-name="Default">
      <style:table-cell-properties fo:background-color="#ddedbb"/>
    </style:style>
    <style:style style:name="ConditionalStyle_5f_941" style:display-name="ConditionalStyle_941" style:family="table-cell" style:parent-style-name="Default">
      <style:table-cell-properties fo:background-color="#ddedbb"/>
    </style:style>
    <style:style style:name="ConditionalStyle_5f_940" style:display-name="ConditionalStyle_940" style:family="table-cell" style:parent-style-name="Default">
      <style:table-cell-properties fo:background-color="#eef6dd"/>
    </style:style>
    <style:style style:name="ConditionalStyle_5f_939" style:display-name="ConditionalStyle_939" style:family="table-cell" style:parent-style-name="Default">
      <style:table-cell-properties fo:background-color="#eef6dd"/>
    </style:style>
    <style:style style:name="ConditionalStyle_5f_938" style:display-name="ConditionalStyle_938" style:family="table-cell" style:parent-style-name="Default">
      <style:table-cell-properties fo:background-color="#ffcbb3"/>
    </style:style>
    <style:style style:name="ConditionalStyle_5f_937" style:display-name="ConditionalStyle_937" style:family="table-cell" style:parent-style-name="Default">
      <style:table-cell-properties fo:background-color="#ffcbb3"/>
    </style:style>
    <style:style style:name="ConditionalStyle_5f_936" style:display-name="ConditionalStyle_936" style:family="table-cell" style:parent-style-name="Default">
      <style:table-cell-properties fo:background-color="#ffcbb3"/>
    </style:style>
    <style:style style:name="ConditionalStyle_5f_935" style:display-name="ConditionalStyle_935" style:family="table-cell" style:parent-style-name="Default">
      <style:table-cell-properties fo:background-color="#ffcbb3"/>
    </style:style>
    <style:style style:name="ConditionalStyle_5f_934" style:display-name="ConditionalStyle_934" style:family="table-cell" style:parent-style-name="Default">
      <style:table-cell-properties fo:background-color="#ffb18c"/>
    </style:style>
    <style:style style:name="ConditionalStyle_5f_933" style:display-name="ConditionalStyle_933" style:family="table-cell" style:parent-style-name="Default">
      <style:table-cell-properties fo:background-color="#cbe39a"/>
    </style:style>
    <style:style style:name="ConditionalStyle_5f_932" style:display-name="ConditionalStyle_932" style:family="table-cell" style:parent-style-name="Default">
      <style:table-cell-properties fo:background-color="#ddedbb"/>
    </style:style>
    <style:style style:name="ConditionalStyle_5f_931" style:display-name="ConditionalStyle_931" style:family="table-cell" style:parent-style-name="Default">
      <style:table-cell-properties fo:background-color="#eef6dd"/>
    </style:style>
    <style:style style:name="ConditionalStyle_5f_930" style:display-name="ConditionalStyle_930" style:family="table-cell" style:parent-style-name="Default">
      <style:table-cell-properties fo:background-color="#ffe5d9"/>
    </style:style>
    <style:style style:name="ConditionalStyle_5f_929" style:display-name="ConditionalStyle_929" style:family="table-cell" style:parent-style-name="Default">
      <style:table-cell-properties fo:background-color="#ffcbb3"/>
    </style:style>
    <style:style style:name="ConditionalStyle_5f_928" style:display-name="ConditionalStyle_928" style:family="table-cell" style:parent-style-name="Default">
      <style:table-cell-properties fo:background-color="#d9d9d9"/>
    </style:style>
    <style:style style:name="ConditionalStyle_5f_927" style:display-name="ConditionalStyle_927" style:family="table-cell" style:parent-style-name="Default">
      <style:table-cell-properties fo:background-color="#ddedbb"/>
    </style:style>
    <style:style style:name="ConditionalStyle_5f_926" style:display-name="ConditionalStyle_926" style:family="table-cell" style:parent-style-name="Default">
      <style:table-cell-properties fo:background-color="#ddedbb"/>
    </style:style>
    <style:style style:name="ConditionalStyle_5f_925" style:display-name="ConditionalStyle_925" style:family="table-cell" style:parent-style-name="Default">
      <style:table-cell-properties fo:background-color="#eef6dd"/>
    </style:style>
    <style:style style:name="ConditionalStyle_5f_924" style:display-name="ConditionalStyle_924" style:family="table-cell" style:parent-style-name="Default">
      <style:table-cell-properties fo:background-color="#eef6dd"/>
    </style:style>
    <style:style style:name="ConditionalStyle_5f_923" style:display-name="ConditionalStyle_923" style:family="table-cell" style:parent-style-name="Default">
      <style:table-cell-properties fo:background-color="#ffe5d9"/>
    </style:style>
    <style:style style:name="ConditionalStyle_5f_922" style:display-name="ConditionalStyle_922" style:family="table-cell" style:parent-style-name="Default">
      <style:table-cell-properties fo:background-color="#ffe5d9"/>
    </style:style>
    <style:style style:name="ConditionalStyle_5f_921" style:display-name="ConditionalStyle_921" style:family="table-cell" style:parent-style-name="Default">
      <style:table-cell-properties fo:background-color="#ffcbb3"/>
    </style:style>
    <style:style style:name="ConditionalStyle_5f_920" style:display-name="ConditionalStyle_920" style:family="table-cell" style:parent-style-name="Default">
      <style:table-cell-properties fo:background-color="#ffcbb3"/>
    </style:style>
    <style:style style:name="ConditionalStyle_5f_919" style:display-name="ConditionalStyle_919" style:family="table-cell" style:parent-style-name="Default">
      <style:table-cell-properties fo:background-color="#ffb18c"/>
    </style:style>
    <style:style style:name="ConditionalStyle_5f_918" style:display-name="ConditionalStyle_918" style:family="table-cell" style:parent-style-name="Default">
      <style:table-cell-properties fo:background-color="#cbe39a"/>
    </style:style>
    <style:style style:name="ConditionalStyle_5f_917" style:display-name="ConditionalStyle_917" style:family="table-cell" style:parent-style-name="Default">
      <style:table-cell-properties fo:background-color="#ffab8f"/>
    </style:style>
    <style:style style:name="ConditionalStyle_5f_916" style:display-name="ConditionalStyle_916" style:family="table-cell" style:parent-style-name="Default">
      <style:table-cell-properties fo:background-color="#ffd5c7"/>
    </style:style>
    <style:style style:name="ConditionalStyle_5f_915" style:display-name="ConditionalStyle_915" style:family="table-cell" style:parent-style-name="Default">
      <style:table-cell-properties fo:background-color="#eef6dd"/>
    </style:style>
    <style:style style:name="ConditionalStyle_5f_914" style:display-name="ConditionalStyle_914" style:family="table-cell" style:parent-style-name="Default">
      <style:table-cell-properties fo:background-color="#cbe39a"/>
    </style:style>
    <style:style style:name="ConditionalStyle_5f_913" style:display-name="ConditionalStyle_913" style:family="table-cell" style:parent-style-name="Default">
      <style:table-cell-properties fo:background-color="#ffab8f"/>
    </style:style>
    <style:style style:name="ConditionalStyle_5f_912" style:display-name="ConditionalStyle_912" style:family="table-cell" style:parent-style-name="Default">
      <style:table-cell-properties fo:background-color="#eef6dd"/>
    </style:style>
    <style:style style:name="ConditionalStyle_5f_911" style:display-name="ConditionalStyle_911" style:family="table-cell" style:parent-style-name="Default">
      <style:table-cell-properties fo:background-color="#ffd5c7"/>
    </style:style>
    <style:style style:name="ConditionalStyle_5f_910" style:display-name="ConditionalStyle_910" style:family="table-cell" style:parent-style-name="Default">
      <style:table-cell-properties fo:background-color="#ddedbb"/>
    </style:style>
    <style:style style:name="ConditionalStyle_5f_909" style:display-name="ConditionalStyle_909" style:family="table-cell" style:parent-style-name="Default">
      <style:table-cell-properties fo:background-color="#eef6dd"/>
    </style:style>
    <style:style style:name="ConditionalStyle_5f_908" style:display-name="ConditionalStyle_908" style:family="table-cell" style:parent-style-name="Default">
      <style:table-cell-properties fo:background-color="#ffb18c"/>
    </style:style>
    <style:style style:name="ConditionalStyle_5f_907" style:display-name="ConditionalStyle_907" style:family="table-cell" style:parent-style-name="Default">
      <style:table-cell-properties fo:background-color="#ffcbb3"/>
    </style:style>
    <style:style style:name="ConditionalStyle_5f_906" style:display-name="ConditionalStyle_906" style:family="table-cell" style:parent-style-name="Default">
      <style:table-cell-properties fo:background-color="#d9d9d9"/>
    </style:style>
    <style:style style:name="ConditionalStyle_5f_905" style:display-name="ConditionalStyle_905" style:family="table-cell" style:parent-style-name="Default">
      <style:table-cell-properties fo:background-color="#ddedbb"/>
    </style:style>
    <style:style style:name="ConditionalStyle_5f_904" style:display-name="ConditionalStyle_904" style:family="table-cell" style:parent-style-name="Default">
      <style:table-cell-properties fo:background-color="#ddedbb"/>
    </style:style>
    <style:style style:name="ConditionalStyle_5f_903" style:display-name="ConditionalStyle_903" style:family="table-cell" style:parent-style-name="Default">
      <style:table-cell-properties fo:background-color="#eef6dd"/>
    </style:style>
    <style:style style:name="ConditionalStyle_5f_902" style:display-name="ConditionalStyle_902" style:family="table-cell" style:parent-style-name="Default">
      <style:table-cell-properties fo:background-color="#eef6dd"/>
    </style:style>
    <style:style style:name="ConditionalStyle_5f_901" style:display-name="ConditionalStyle_901" style:family="table-cell" style:parent-style-name="Default">
      <style:table-cell-properties fo:background-color="#ffe5d9"/>
    </style:style>
    <style:style style:name="ConditionalStyle_5f_900" style:display-name="ConditionalStyle_900" style:family="table-cell" style:parent-style-name="Default">
      <style:table-cell-properties fo:background-color="#ffe5d9"/>
    </style:style>
    <style:style style:name="ConditionalStyle_5f_899" style:display-name="ConditionalStyle_899" style:family="table-cell" style:parent-style-name="Default">
      <style:table-cell-properties fo:background-color="#ffcbb3"/>
    </style:style>
    <style:style style:name="ConditionalStyle_5f_898" style:display-name="ConditionalStyle_898" style:family="table-cell" style:parent-style-name="Default">
      <style:table-cell-properties fo:background-color="#ffcbb3"/>
    </style:style>
    <style:style style:name="ConditionalStyle_5f_897" style:display-name="ConditionalStyle_897" style:family="table-cell" style:parent-style-name="Default">
      <style:table-cell-properties fo:background-color="#ffb18c"/>
    </style:style>
    <style:style style:name="ConditionalStyle_5f_896" style:display-name="ConditionalStyle_896" style:family="table-cell" style:parent-style-name="Default">
      <style:table-cell-properties fo:background-color="#cbe39a"/>
    </style:style>
    <style:style style:name="ConditionalStyle_5f_895" style:display-name="ConditionalStyle_895" style:family="table-cell" style:parent-style-name="Default">
      <style:table-cell-properties fo:background-color="#ffb18c"/>
    </style:style>
    <style:style style:name="ConditionalStyle_5f_894" style:display-name="ConditionalStyle_894" style:family="table-cell" style:parent-style-name="Default">
      <style:table-cell-properties fo:background-color="#ffcbb3"/>
    </style:style>
    <style:style style:name="ConditionalStyle_5f_893" style:display-name="ConditionalStyle_893" style:family="table-cell" style:parent-style-name="Default">
      <style:table-cell-properties fo:background-color="#ddedbb"/>
    </style:style>
    <style:style style:name="ConditionalStyle_5f_892" style:display-name="ConditionalStyle_892" style:family="table-cell" style:parent-style-name="Default">
      <style:table-cell-properties fo:background-color="#eef6dd"/>
    </style:style>
    <style:style style:name="ConditionalStyle_5f_891" style:display-name="ConditionalStyle_891" style:family="table-cell" style:parent-style-name="Default">
      <style:table-cell-properties fo:background-color="#d9d9d9"/>
    </style:style>
    <style:style style:name="ConditionalStyle_5f_890" style:display-name="ConditionalStyle_890" style:family="table-cell" style:parent-style-name="Default">
      <style:table-cell-properties fo:background-color="#ddedbb"/>
    </style:style>
    <style:style style:name="ConditionalStyle_5f_889" style:display-name="ConditionalStyle_889" style:family="table-cell" style:parent-style-name="Default">
      <style:table-cell-properties fo:background-color="#ddedbb"/>
    </style:style>
    <style:style style:name="ConditionalStyle_5f_888" style:display-name="ConditionalStyle_888" style:family="table-cell" style:parent-style-name="Default">
      <style:table-cell-properties fo:background-color="#eef6dd"/>
    </style:style>
    <style:style style:name="ConditionalStyle_5f_887" style:display-name="ConditionalStyle_887" style:family="table-cell" style:parent-style-name="Default">
      <style:table-cell-properties fo:background-color="#eef6dd"/>
    </style:style>
    <style:style style:name="ConditionalStyle_5f_886" style:display-name="ConditionalStyle_886" style:family="table-cell" style:parent-style-name="Default">
      <style:table-cell-properties fo:background-color="#ffe5d9"/>
    </style:style>
    <style:style style:name="ConditionalStyle_5f_885" style:display-name="ConditionalStyle_885" style:family="table-cell" style:parent-style-name="Default">
      <style:table-cell-properties fo:background-color="#ffe5d9"/>
    </style:style>
    <style:style style:name="ConditionalStyle_5f_884" style:display-name="ConditionalStyle_884" style:family="table-cell" style:parent-style-name="Default">
      <style:table-cell-properties fo:background-color="#ffcbb3"/>
    </style:style>
    <style:style style:name="ConditionalStyle_5f_883" style:display-name="ConditionalStyle_883" style:family="table-cell" style:parent-style-name="Default">
      <style:table-cell-properties fo:background-color="#ffb18c"/>
    </style:style>
    <style:style style:name="ConditionalStyle_5f_882" style:display-name="ConditionalStyle_882" style:family="table-cell" style:parent-style-name="Default">
      <style:table-cell-properties fo:background-color="#ffb18c"/>
    </style:style>
    <style:style style:name="ConditionalStyle_5f_881" style:display-name="ConditionalStyle_881" style:family="table-cell" style:parent-style-name="Default">
      <style:table-cell-properties fo:background-color="#cbe39a"/>
    </style:style>
    <style:style style:name="ConditionalStyle_5f_880" style:display-name="ConditionalStyle_880" style:family="table-cell" style:parent-style-name="Default">
      <style:table-cell-properties fo:background-color="#ddedbb"/>
    </style:style>
    <style:style style:name="ConditionalStyle_5f_879" style:display-name="ConditionalStyle_879" style:family="table-cell" style:parent-style-name="Default">
      <style:table-cell-properties fo:background-color="#eef6dd"/>
    </style:style>
    <style:style style:name="ConditionalStyle_5f_878" style:display-name="ConditionalStyle_878" style:family="table-cell" style:parent-style-name="Default">
      <style:table-cell-properties fo:background-color="#d9d9d9"/>
    </style:style>
    <style:style style:name="ConditionalStyle_5f_877" style:display-name="ConditionalStyle_877" style:family="table-cell" style:parent-style-name="Default">
      <style:table-cell-properties fo:background-color="#ddedbb"/>
    </style:style>
    <style:style style:name="ConditionalStyle_5f_876" style:display-name="ConditionalStyle_876" style:family="table-cell" style:parent-style-name="Default">
      <style:table-cell-properties fo:background-color="#ddedbb"/>
    </style:style>
    <style:style style:name="ConditionalStyle_5f_875" style:display-name="ConditionalStyle_875" style:family="table-cell" style:parent-style-name="Default">
      <style:table-cell-properties fo:background-color="#eef6dd"/>
    </style:style>
    <style:style style:name="ConditionalStyle_5f_874" style:display-name="ConditionalStyle_874" style:family="table-cell" style:parent-style-name="Default">
      <style:table-cell-properties fo:background-color="#eef6dd"/>
    </style:style>
    <style:style style:name="ConditionalStyle_5f_873" style:display-name="ConditionalStyle_873" style:family="table-cell" style:parent-style-name="Default">
      <style:table-cell-properties fo:background-color="#ffe5d9"/>
    </style:style>
    <style:style style:name="ConditionalStyle_5f_872" style:display-name="ConditionalStyle_872" style:family="table-cell" style:parent-style-name="Default">
      <style:table-cell-properties fo:background-color="#ffe5d9"/>
    </style:style>
    <style:style style:name="ConditionalStyle_5f_871" style:display-name="ConditionalStyle_871" style:family="table-cell" style:parent-style-name="Default">
      <style:table-cell-properties fo:background-color="#ffcbb3"/>
    </style:style>
    <style:style style:name="ConditionalStyle_5f_870" style:display-name="ConditionalStyle_870" style:family="table-cell" style:parent-style-name="Default">
      <style:table-cell-properties fo:background-color="#ffb18c"/>
    </style:style>
    <style:style style:name="ConditionalStyle_5f_869" style:display-name="ConditionalStyle_869" style:family="table-cell" style:parent-style-name="Default">
      <style:table-cell-properties fo:background-color="#ffb18c"/>
    </style:style>
    <style:style style:name="ConditionalStyle_5f_868" style:display-name="ConditionalStyle_868" style:family="table-cell" style:parent-style-name="Default">
      <style:table-cell-properties fo:background-color="#cbe39a"/>
    </style:style>
    <style:style style:name="ConditionalStyle_5f_867" style:display-name="ConditionalStyle_867" style:family="table-cell" style:parent-style-name="Default">
      <style:table-cell-properties fo:background-color="#ddedbb"/>
    </style:style>
    <style:style style:name="ConditionalStyle_5f_866" style:display-name="ConditionalStyle_866" style:family="table-cell" style:parent-style-name="Default">
      <style:table-cell-properties fo:background-color="#eef6dd"/>
    </style:style>
    <style:style style:name="ConditionalStyle_5f_865" style:display-name="ConditionalStyle_865" style:family="table-cell" style:parent-style-name="Default">
      <style:table-cell-properties fo:background-color="#d9d9d9"/>
    </style:style>
    <style:style style:name="ConditionalStyle_5f_864" style:display-name="ConditionalStyle_864" style:family="table-cell" style:parent-style-name="Default">
      <style:table-cell-properties fo:background-color="#ddedbb"/>
    </style:style>
    <style:style style:name="ConditionalStyle_5f_863" style:display-name="ConditionalStyle_863" style:family="table-cell" style:parent-style-name="Default">
      <style:table-cell-properties fo:background-color="#ddedbb"/>
    </style:style>
    <style:style style:name="ConditionalStyle_5f_862" style:display-name="ConditionalStyle_862" style:family="table-cell" style:parent-style-name="Default">
      <style:table-cell-properties fo:background-color="#eef6dd"/>
    </style:style>
    <style:style style:name="ConditionalStyle_5f_861" style:display-name="ConditionalStyle_861" style:family="table-cell" style:parent-style-name="Default">
      <style:table-cell-properties fo:background-color="#eef6dd"/>
    </style:style>
    <style:style style:name="ConditionalStyle_5f_860" style:display-name="ConditionalStyle_860" style:family="table-cell" style:parent-style-name="Default">
      <style:table-cell-properties fo:background-color="#ffe5d9"/>
    </style:style>
    <style:style style:name="ConditionalStyle_5f_859" style:display-name="ConditionalStyle_859" style:family="table-cell" style:parent-style-name="Default">
      <style:table-cell-properties fo:background-color="#ffe5d9"/>
    </style:style>
    <style:style style:name="ConditionalStyle_5f_858" style:display-name="ConditionalStyle_858" style:family="table-cell" style:parent-style-name="Default">
      <style:table-cell-properties fo:background-color="#ffcbb3"/>
    </style:style>
    <style:style style:name="ConditionalStyle_5f_857" style:display-name="ConditionalStyle_857" style:family="table-cell" style:parent-style-name="Default">
      <style:table-cell-properties fo:background-color="#ffb18c"/>
    </style:style>
    <style:style style:name="ConditionalStyle_5f_856" style:display-name="ConditionalStyle_856" style:family="table-cell" style:parent-style-name="Default">
      <style:table-cell-properties fo:background-color="#ffb18c"/>
    </style:style>
    <style:style style:name="ConditionalStyle_5f_855" style:display-name="ConditionalStyle_855" style:family="table-cell" style:parent-style-name="Default">
      <style:table-cell-properties fo:background-color="#cbe39a"/>
    </style:style>
    <style:style style:name="ConditionalStyle_5f_854" style:display-name="ConditionalStyle_854" style:family="table-cell" style:parent-style-name="Default">
      <style:table-cell-properties fo:background-color="#ddedbb"/>
    </style:style>
    <style:style style:name="ConditionalStyle_5f_853" style:display-name="ConditionalStyle_853" style:family="table-cell" style:parent-style-name="Default">
      <style:table-cell-properties fo:background-color="#eef6dd"/>
    </style:style>
    <style:style style:name="ConditionalStyle_5f_852" style:display-name="ConditionalStyle_852" style:family="table-cell" style:parent-style-name="Default">
      <style:table-cell-properties fo:background-color="#d9d9d9"/>
    </style:style>
    <style:style style:name="ConditionalStyle_5f_851" style:display-name="ConditionalStyle_851" style:family="table-cell" style:parent-style-name="Default">
      <style:table-cell-properties fo:background-color="#ddedbb"/>
    </style:style>
    <style:style style:name="ConditionalStyle_5f_850" style:display-name="ConditionalStyle_850" style:family="table-cell" style:parent-style-name="Default">
      <style:table-cell-properties fo:background-color="#ddedbb"/>
    </style:style>
    <style:style style:name="ConditionalStyle_5f_849" style:display-name="ConditionalStyle_849" style:family="table-cell" style:parent-style-name="Default">
      <style:table-cell-properties fo:background-color="#eef6dd"/>
    </style:style>
    <style:style style:name="ConditionalStyle_5f_848" style:display-name="ConditionalStyle_848" style:family="table-cell" style:parent-style-name="Default">
      <style:table-cell-properties fo:background-color="#eef6dd"/>
    </style:style>
    <style:style style:name="ConditionalStyle_5f_847" style:display-name="ConditionalStyle_847" style:family="table-cell" style:parent-style-name="Default">
      <style:table-cell-properties fo:background-color="#ffe5d9"/>
    </style:style>
    <style:style style:name="ConditionalStyle_5f_846" style:display-name="ConditionalStyle_846" style:family="table-cell" style:parent-style-name="Default">
      <style:table-cell-properties fo:background-color="#ffe5d9"/>
    </style:style>
    <style:style style:name="ConditionalStyle_5f_845" style:display-name="ConditionalStyle_845" style:family="table-cell" style:parent-style-name="Default">
      <style:table-cell-properties fo:background-color="#ffcbb3"/>
    </style:style>
    <style:style style:name="ConditionalStyle_5f_844" style:display-name="ConditionalStyle_844" style:family="table-cell" style:parent-style-name="Default">
      <style:table-cell-properties fo:background-color="#ffb18c"/>
    </style:style>
    <style:style style:name="ConditionalStyle_5f_843" style:display-name="ConditionalStyle_843" style:family="table-cell" style:parent-style-name="Default">
      <style:table-cell-properties fo:background-color="#ffb18c"/>
    </style:style>
    <style:style style:name="ConditionalStyle_5f_842" style:display-name="ConditionalStyle_842" style:family="table-cell" style:parent-style-name="Default">
      <style:table-cell-properties fo:background-color="#cbe39a"/>
    </style:style>
    <style:style style:name="ConditionalStyle_5f_841" style:display-name="ConditionalStyle_841" style:family="table-cell" style:parent-style-name="Default">
      <style:table-cell-properties fo:background-color="#ddedbb"/>
    </style:style>
    <style:style style:name="ConditionalStyle_5f_840" style:display-name="ConditionalStyle_840" style:family="table-cell" style:parent-style-name="Default">
      <style:table-cell-properties fo:background-color="#eef6dd"/>
    </style:style>
    <style:style style:name="ConditionalStyle_5f_839" style:display-name="ConditionalStyle_839" style:family="table-cell" style:parent-style-name="Default">
      <style:table-cell-properties fo:background-color="#ffe5d9"/>
    </style:style>
    <style:style style:name="ConditionalStyle_5f_838" style:display-name="ConditionalStyle_838" style:family="table-cell" style:parent-style-name="Default">
      <style:table-cell-properties fo:background-color="#ffcbb3"/>
    </style:style>
    <style:style style:name="ConditionalStyle_5f_837" style:display-name="ConditionalStyle_837" style:family="table-cell" style:parent-style-name="Default">
      <style:table-cell-properties fo:background-color="#d9d9d9"/>
    </style:style>
    <style:style style:name="ConditionalStyle_5f_836" style:display-name="ConditionalStyle_836" style:family="table-cell" style:parent-style-name="Default">
      <style:table-cell-properties fo:background-color="#ddedbb"/>
    </style:style>
    <style:style style:name="ConditionalStyle_5f_835" style:display-name="ConditionalStyle_835" style:family="table-cell" style:parent-style-name="Default">
      <style:table-cell-properties fo:background-color="#ddedbb"/>
    </style:style>
    <style:style style:name="ConditionalStyle_5f_834" style:display-name="ConditionalStyle_834" style:family="table-cell" style:parent-style-name="Default">
      <style:table-cell-properties fo:background-color="#eef6dd"/>
    </style:style>
    <style:style style:name="ConditionalStyle_5f_833" style:display-name="ConditionalStyle_833" style:family="table-cell" style:parent-style-name="Default">
      <style:table-cell-properties fo:background-color="#eef6dd"/>
    </style:style>
    <style:style style:name="ConditionalStyle_5f_832" style:display-name="ConditionalStyle_832" style:family="table-cell" style:parent-style-name="Default">
      <style:table-cell-properties fo:background-color="#ffe5d9"/>
    </style:style>
    <style:style style:name="ConditionalStyle_5f_831" style:display-name="ConditionalStyle_831" style:family="table-cell" style:parent-style-name="Default">
      <style:table-cell-properties fo:background-color="#ffe5d9"/>
    </style:style>
    <style:style style:name="ConditionalStyle_5f_830" style:display-name="ConditionalStyle_830" style:family="table-cell" style:parent-style-name="Default">
      <style:table-cell-properties fo:background-color="#ffcbb3"/>
    </style:style>
    <style:style style:name="ConditionalStyle_5f_829" style:display-name="ConditionalStyle_829" style:family="table-cell" style:parent-style-name="Default">
      <style:table-cell-properties fo:background-color="#ffcbb3"/>
    </style:style>
    <style:style style:name="ConditionalStyle_5f_828" style:display-name="ConditionalStyle_828" style:family="table-cell" style:parent-style-name="Default">
      <style:table-cell-properties fo:background-color="#ffb18c"/>
    </style:style>
    <style:style style:name="ConditionalStyle_5f_827" style:display-name="ConditionalStyle_827" style:family="table-cell" style:parent-style-name="Default">
      <style:table-cell-properties fo:background-color="#cbe39a"/>
    </style:style>
    <style:style style:name="ConditionalStyle_5f_826" style:display-name="ConditionalStyle_826" style:family="table-cell" style:parent-style-name="Default">
      <style:table-cell-properties fo:background-color="#cbe39a"/>
    </style:style>
    <style:style style:name="ConditionalStyle_5f_825" style:display-name="ConditionalStyle_825" style:family="table-cell" style:parent-style-name="Default">
      <style:table-cell-properties fo:background-color="#eef6dd"/>
    </style:style>
    <style:style style:name="ConditionalStyle_5f_824" style:display-name="ConditionalStyle_824" style:family="table-cell" style:parent-style-name="Default">
      <style:table-cell-properties fo:background-color="#ffab8f"/>
    </style:style>
    <style:style style:name="ConditionalStyle_5f_823" style:display-name="ConditionalStyle_823" style:family="table-cell" style:parent-style-name="Default">
      <style:table-cell-properties fo:background-color="#ddedbb"/>
    </style:style>
    <style:style style:name="ConditionalStyle_5f_822" style:display-name="ConditionalStyle_822" style:family="table-cell" style:parent-style-name="Default">
      <style:table-cell-properties fo:background-color="#eef6dd"/>
    </style:style>
    <style:style style:name="ConditionalStyle_5f_821" style:display-name="ConditionalStyle_821" style:family="table-cell" style:parent-style-name="Default">
      <style:table-cell-properties fo:background-color="#d9d9d9"/>
    </style:style>
    <style:style style:name="ConditionalStyle_5f_820" style:display-name="ConditionalStyle_820" style:family="table-cell" style:parent-style-name="Default">
      <style:table-cell-properties fo:background-color="#ddedbb"/>
    </style:style>
    <style:style style:name="ConditionalStyle_5f_819" style:display-name="ConditionalStyle_819" style:family="table-cell" style:parent-style-name="Default">
      <style:table-cell-properties fo:background-color="#ddedbb"/>
    </style:style>
    <style:style style:name="ConditionalStyle_5f_818" style:display-name="ConditionalStyle_818" style:family="table-cell" style:parent-style-name="Default">
      <style:table-cell-properties fo:background-color="#eef6dd"/>
    </style:style>
    <style:style style:name="ConditionalStyle_5f_817" style:display-name="ConditionalStyle_817" style:family="table-cell" style:parent-style-name="Default">
      <style:table-cell-properties fo:background-color="#eef6dd"/>
    </style:style>
    <style:style style:name="ConditionalStyle_5f_816" style:display-name="ConditionalStyle_816" style:family="table-cell" style:parent-style-name="Default">
      <style:table-cell-properties fo:background-color="#ffe5d9"/>
    </style:style>
    <style:style style:name="ConditionalStyle_5f_815" style:display-name="ConditionalStyle_815" style:family="table-cell" style:parent-style-name="Default">
      <style:table-cell-properties fo:background-color="#ffe5d9"/>
    </style:style>
    <style:style style:name="ConditionalStyle_5f_814" style:display-name="ConditionalStyle_814" style:family="table-cell" style:parent-style-name="Default">
      <style:table-cell-properties fo:background-color="#ffcbb3"/>
    </style:style>
    <style:style style:name="ConditionalStyle_5f_813" style:display-name="ConditionalStyle_813" style:family="table-cell" style:parent-style-name="Default">
      <style:table-cell-properties fo:background-color="#ffb18c"/>
    </style:style>
    <style:style style:name="ConditionalStyle_5f_812" style:display-name="ConditionalStyle_812" style:family="table-cell" style:parent-style-name="Default">
      <style:table-cell-properties fo:background-color="#ffb18c"/>
    </style:style>
    <style:style style:name="ConditionalStyle_5f_811" style:display-name="ConditionalStyle_811" style:family="table-cell" style:parent-style-name="Default">
      <style:table-cell-properties fo:background-color="#cbe39a"/>
    </style:style>
    <style:style style:name="ConditionalStyle_5f_810" style:display-name="ConditionalStyle_810" style:family="table-cell" style:parent-style-name="Default">
      <style:table-cell-properties fo:background-color="#ddedbb"/>
    </style:style>
    <style:style style:name="ConditionalStyle_5f_809" style:display-name="ConditionalStyle_809" style:family="table-cell" style:parent-style-name="Default">
      <style:table-cell-properties fo:background-color="#eef6dd"/>
    </style:style>
    <style:style style:name="ConditionalStyle_5f_808" style:display-name="ConditionalStyle_808" style:family="table-cell" style:parent-style-name="Default">
      <style:table-cell-properties fo:background-color="#ffb18c"/>
    </style:style>
    <style:style style:name="ConditionalStyle_5f_807" style:display-name="ConditionalStyle_807" style:family="table-cell" style:parent-style-name="Default">
      <style:table-cell-properties fo:background-color="#ffcbb3"/>
    </style:style>
    <style:style style:name="ConditionalStyle_5f_806" style:display-name="ConditionalStyle_806" style:family="table-cell" style:parent-style-name="Default">
      <style:table-cell-properties fo:background-color="#d9d9d9"/>
    </style:style>
    <style:style style:name="ConditionalStyle_5f_805" style:display-name="ConditionalStyle_805" style:family="table-cell" style:parent-style-name="Default">
      <style:table-cell-properties fo:background-color="#ddedbb"/>
    </style:style>
    <style:style style:name="ConditionalStyle_5f_804" style:display-name="ConditionalStyle_804" style:family="table-cell" style:parent-style-name="Default">
      <style:table-cell-properties fo:background-color="#ddedbb"/>
    </style:style>
    <style:style style:name="ConditionalStyle_5f_803" style:display-name="ConditionalStyle_803" style:family="table-cell" style:parent-style-name="Default">
      <style:table-cell-properties fo:background-color="#eef6dd"/>
    </style:style>
    <style:style style:name="ConditionalStyle_5f_802" style:display-name="ConditionalStyle_802" style:family="table-cell" style:parent-style-name="Default">
      <style:table-cell-properties fo:background-color="#eef6dd"/>
    </style:style>
    <style:style style:name="ConditionalStyle_5f_801" style:display-name="ConditionalStyle_801" style:family="table-cell" style:parent-style-name="Default">
      <style:table-cell-properties fo:background-color="#ffe5d9"/>
    </style:style>
    <style:style style:name="ConditionalStyle_5f_800" style:display-name="ConditionalStyle_800" style:family="table-cell" style:parent-style-name="Default">
      <style:table-cell-properties fo:background-color="#ffe5d9"/>
    </style:style>
    <style:style style:name="ConditionalStyle_5f_799" style:display-name="ConditionalStyle_799" style:family="table-cell" style:parent-style-name="Default">
      <style:table-cell-properties fo:background-color="#ffcbb3"/>
    </style:style>
    <style:style style:name="ConditionalStyle_5f_798" style:display-name="ConditionalStyle_798" style:family="table-cell" style:parent-style-name="Default">
      <style:table-cell-properties fo:background-color="#ffcbb3"/>
    </style:style>
    <style:style style:name="ConditionalStyle_5f_797" style:display-name="ConditionalStyle_797" style:family="table-cell" style:parent-style-name="Default">
      <style:table-cell-properties fo:background-color="#ffb18c"/>
    </style:style>
    <style:style style:name="ConditionalStyle_5f_796" style:display-name="ConditionalStyle_796" style:family="table-cell" style:parent-style-name="Default">
      <style:table-cell-properties fo:background-color="#cbe39a"/>
    </style:style>
    <style:style style:name="ConditionalStyle_5f_795" style:display-name="ConditionalStyle_795" style:family="table-cell" style:parent-style-name="Default">
      <style:table-cell-properties fo:background-color="#ffb18c"/>
    </style:style>
    <style:style style:name="ConditionalStyle_5f_794" style:display-name="ConditionalStyle_794" style:family="table-cell" style:parent-style-name="Default">
      <style:table-cell-properties fo:background-color="#ffcbb3"/>
    </style:style>
    <style:style style:name="ConditionalStyle_5f_793" style:display-name="ConditionalStyle_793" style:family="table-cell" style:parent-style-name="Default">
      <style:table-cell-properties fo:background-color="#ddedbb"/>
    </style:style>
    <style:style style:name="ConditionalStyle_5f_792" style:display-name="ConditionalStyle_792" style:family="table-cell" style:parent-style-name="Default">
      <style:table-cell-properties fo:background-color="#eef6dd"/>
    </style:style>
    <style:style style:name="ConditionalStyle_5f_791" style:display-name="ConditionalStyle_791" style:family="table-cell" style:parent-style-name="Default">
      <style:table-cell-properties fo:background-color="#ffb18c"/>
    </style:style>
    <style:style style:name="ConditionalStyle_5f_790" style:display-name="ConditionalStyle_790" style:family="table-cell" style:parent-style-name="Default">
      <style:table-cell-properties fo:background-color="#ffcbb3"/>
    </style:style>
    <style:style style:name="ConditionalStyle_5f_789" style:display-name="ConditionalStyle_789" style:family="table-cell" style:parent-style-name="Default">
      <style:table-cell-properties fo:background-color="#d9d9d9"/>
    </style:style>
    <style:style style:name="ConditionalStyle_5f_788" style:display-name="ConditionalStyle_788" style:family="table-cell" style:parent-style-name="Default">
      <style:table-cell-properties fo:background-color="#ddedbb"/>
    </style:style>
    <style:style style:name="ConditionalStyle_5f_787" style:display-name="ConditionalStyle_787" style:family="table-cell" style:parent-style-name="Default">
      <style:table-cell-properties fo:background-color="#ddedbb"/>
    </style:style>
    <style:style style:name="ConditionalStyle_5f_786" style:display-name="ConditionalStyle_786" style:family="table-cell" style:parent-style-name="Default">
      <style:table-cell-properties fo:background-color="#eef6dd"/>
    </style:style>
    <style:style style:name="ConditionalStyle_5f_785" style:display-name="ConditionalStyle_785" style:family="table-cell" style:parent-style-name="Default">
      <style:table-cell-properties fo:background-color="#eef6dd"/>
    </style:style>
    <style:style style:name="ConditionalStyle_5f_784" style:display-name="ConditionalStyle_784" style:family="table-cell" style:parent-style-name="Default">
      <style:table-cell-properties fo:background-color="#ffe5d9"/>
    </style:style>
    <style:style style:name="ConditionalStyle_5f_783" style:display-name="ConditionalStyle_783" style:family="table-cell" style:parent-style-name="Default">
      <style:table-cell-properties fo:background-color="#ffe5d9"/>
    </style:style>
    <style:style style:name="ConditionalStyle_5f_782" style:display-name="ConditionalStyle_782" style:family="table-cell" style:parent-style-name="Default">
      <style:table-cell-properties fo:background-color="#ffcbb3"/>
    </style:style>
    <style:style style:name="ConditionalStyle_5f_781" style:display-name="ConditionalStyle_781" style:family="table-cell" style:parent-style-name="Default">
      <style:table-cell-properties fo:background-color="#ffcbb3"/>
    </style:style>
    <style:style style:name="ConditionalStyle_5f_780" style:display-name="ConditionalStyle_780" style:family="table-cell" style:parent-style-name="Default">
      <style:table-cell-properties fo:background-color="#ffb18c"/>
    </style:style>
    <style:style style:name="ConditionalStyle_5f_779" style:display-name="ConditionalStyle_779" style:family="table-cell" style:parent-style-name="Default">
      <style:table-cell-properties fo:background-color="#cbe39a"/>
    </style:style>
    <style:style style:name="ConditionalStyle_5f_778" style:display-name="ConditionalStyle_778" style:family="table-cell" style:parent-style-name="Default">
      <style:table-cell-properties fo:background-color="#ddedbb"/>
    </style:style>
    <style:style style:name="ConditionalStyle_5f_777" style:display-name="ConditionalStyle_777" style:family="table-cell" style:parent-style-name="Default">
      <style:table-cell-properties fo:background-color="#eef6dd"/>
    </style:style>
    <style:style style:name="ConditionalStyle_5f_776" style:display-name="ConditionalStyle_776" style:family="table-cell" style:parent-style-name="Default">
      <style:table-cell-properties fo:background-color="#ffb18c"/>
    </style:style>
    <style:style style:name="ConditionalStyle_5f_775" style:display-name="ConditionalStyle_775" style:family="table-cell" style:parent-style-name="Default">
      <style:table-cell-properties fo:background-color="#ffcbb3"/>
    </style:style>
    <style:style style:name="ConditionalStyle_5f_774" style:display-name="ConditionalStyle_774" style:family="table-cell" style:parent-style-name="Default">
      <style:table-cell-properties fo:background-color="#d9d9d9"/>
    </style:style>
    <style:style style:name="ConditionalStyle_5f_773" style:display-name="ConditionalStyle_773" style:family="table-cell" style:parent-style-name="Default">
      <style:table-cell-properties fo:background-color="#ddedbb"/>
    </style:style>
    <style:style style:name="ConditionalStyle_5f_772" style:display-name="ConditionalStyle_772" style:family="table-cell" style:parent-style-name="Default">
      <style:table-cell-properties fo:background-color="#ddedbb"/>
    </style:style>
    <style:style style:name="ConditionalStyle_5f_771" style:display-name="ConditionalStyle_771" style:family="table-cell" style:parent-style-name="Default">
      <style:table-cell-properties fo:background-color="#eef6dd"/>
    </style:style>
    <style:style style:name="ConditionalStyle_5f_770" style:display-name="ConditionalStyle_770" style:family="table-cell" style:parent-style-name="Default">
      <style:table-cell-properties fo:background-color="#eef6dd"/>
    </style:style>
    <style:style style:name="ConditionalStyle_5f_769" style:display-name="ConditionalStyle_769" style:family="table-cell" style:parent-style-name="Default">
      <style:table-cell-properties fo:background-color="#ffe5d9"/>
    </style:style>
    <style:style style:name="ConditionalStyle_5f_768" style:display-name="ConditionalStyle_768" style:family="table-cell" style:parent-style-name="Default">
      <style:table-cell-properties fo:background-color="#ffe5d9"/>
    </style:style>
    <style:style style:name="ConditionalStyle_5f_767" style:display-name="ConditionalStyle_767" style:family="table-cell" style:parent-style-name="Default">
      <style:table-cell-properties fo:background-color="#ffcbb3"/>
    </style:style>
    <style:style style:name="ConditionalStyle_5f_766" style:display-name="ConditionalStyle_766" style:family="table-cell" style:parent-style-name="Default">
      <style:table-cell-properties fo:background-color="#ffcbb3"/>
    </style:style>
    <style:style style:name="ConditionalStyle_5f_765" style:display-name="ConditionalStyle_765" style:family="table-cell" style:parent-style-name="Default">
      <style:table-cell-properties fo:background-color="#ffb18c"/>
    </style:style>
    <style:style style:name="ConditionalStyle_5f_764" style:display-name="ConditionalStyle_764" style:family="table-cell" style:parent-style-name="Default">
      <style:table-cell-properties fo:background-color="#cbe39a"/>
    </style:style>
    <style:style style:name="ConditionalStyle_5f_763" style:display-name="ConditionalStyle_763" style:family="table-cell" style:parent-style-name="Default">
      <style:table-cell-properties fo:background-color="#ffb18c"/>
    </style:style>
    <style:style style:name="ConditionalStyle_5f_762" style:display-name="ConditionalStyle_762" style:family="table-cell" style:parent-style-name="Default">
      <style:table-cell-properties fo:background-color="#ffcbb3"/>
    </style:style>
    <style:style style:name="ConditionalStyle_5f_761" style:display-name="ConditionalStyle_761" style:family="table-cell" style:parent-style-name="Default">
      <style:table-cell-properties fo:background-color="#ddedbb"/>
    </style:style>
    <style:style style:name="ConditionalStyle_5f_760" style:display-name="ConditionalStyle_760" style:family="table-cell" style:parent-style-name="Default">
      <style:table-cell-properties fo:background-color="#eef6dd"/>
    </style:style>
    <style:style style:name="ConditionalStyle_5f_759" style:display-name="ConditionalStyle_759" style:family="table-cell" style:parent-style-name="Default">
      <style:table-cell-properties fo:background-color="#ffb18c"/>
    </style:style>
    <style:style style:name="ConditionalStyle_5f_758" style:display-name="ConditionalStyle_758" style:family="table-cell" style:parent-style-name="Default">
      <style:table-cell-properties fo:background-color="#ffcbb3"/>
    </style:style>
    <style:style style:name="ConditionalStyle_5f_757" style:display-name="ConditionalStyle_757" style:family="table-cell" style:parent-style-name="Default">
      <style:table-cell-properties fo:background-color="#d9d9d9"/>
    </style:style>
    <style:style style:name="ConditionalStyle_5f_756" style:display-name="ConditionalStyle_756" style:family="table-cell" style:parent-style-name="Default">
      <style:table-cell-properties fo:background-color="#ddedbb"/>
    </style:style>
    <style:style style:name="ConditionalStyle_5f_755" style:display-name="ConditionalStyle_755" style:family="table-cell" style:parent-style-name="Default">
      <style:table-cell-properties fo:background-color="#ddedbb"/>
    </style:style>
    <style:style style:name="ConditionalStyle_5f_754" style:display-name="ConditionalStyle_754" style:family="table-cell" style:parent-style-name="Default">
      <style:table-cell-properties fo:background-color="#eef6dd"/>
    </style:style>
    <style:style style:name="ConditionalStyle_5f_753" style:display-name="ConditionalStyle_753" style:family="table-cell" style:parent-style-name="Default">
      <style:table-cell-properties fo:background-color="#eef6dd"/>
    </style:style>
    <style:style style:name="ConditionalStyle_5f_752" style:display-name="ConditionalStyle_752" style:family="table-cell" style:parent-style-name="Default">
      <style:table-cell-properties fo:background-color="#ffe5d9"/>
    </style:style>
    <style:style style:name="ConditionalStyle_5f_751" style:display-name="ConditionalStyle_751" style:family="table-cell" style:parent-style-name="Default">
      <style:table-cell-properties fo:background-color="#ffe5d9"/>
    </style:style>
    <style:style style:name="ConditionalStyle_5f_750" style:display-name="ConditionalStyle_750" style:family="table-cell" style:parent-style-name="Default">
      <style:table-cell-properties fo:background-color="#ffcbb3"/>
    </style:style>
    <style:style style:name="ConditionalStyle_5f_749" style:display-name="ConditionalStyle_749" style:family="table-cell" style:parent-style-name="Default">
      <style:table-cell-properties fo:background-color="#ffcbb3"/>
    </style:style>
    <style:style style:name="ConditionalStyle_5f_748" style:display-name="ConditionalStyle_748" style:family="table-cell" style:parent-style-name="Default">
      <style:table-cell-properties fo:background-color="#ffb18c"/>
    </style:style>
    <style:style style:name="ConditionalStyle_5f_747" style:display-name="ConditionalStyle_747" style:family="table-cell" style:parent-style-name="Default">
      <style:table-cell-properties fo:background-color="#cbe39a"/>
    </style:style>
    <style:style style:name="ConditionalStyle_5f_746" style:display-name="ConditionalStyle_746" style:family="table-cell" style:parent-style-name="Default">
      <style:table-cell-properties fo:background-color="#ffb18c"/>
    </style:style>
    <style:style style:name="ConditionalStyle_5f_745" style:display-name="ConditionalStyle_745" style:family="table-cell" style:parent-style-name="Default">
      <style:table-cell-properties fo:background-color="#ffcbb3"/>
    </style:style>
    <style:style style:name="ConditionalStyle_5f_744" style:display-name="ConditionalStyle_744" style:family="table-cell" style:parent-style-name="Default">
      <style:table-cell-properties fo:background-color="#ddedbb"/>
    </style:style>
    <style:style style:name="ConditionalStyle_5f_743" style:display-name="ConditionalStyle_743" style:family="table-cell" style:parent-style-name="Default">
      <style:table-cell-properties fo:background-color="#eef6dd"/>
    </style:style>
    <style:style style:name="ConditionalStyle_5f_742" style:display-name="ConditionalStyle_742" style:family="table-cell" style:parent-style-name="Default">
      <style:table-cell-properties fo:background-color="#ffb18c"/>
    </style:style>
    <style:style style:name="ConditionalStyle_5f_741" style:display-name="ConditionalStyle_741" style:family="table-cell" style:parent-style-name="Default">
      <style:table-cell-properties fo:background-color="#ffcbb3"/>
    </style:style>
    <style:style style:name="ConditionalStyle_5f_740" style:display-name="ConditionalStyle_740" style:family="table-cell" style:parent-style-name="Default">
      <style:table-cell-properties fo:background-color="#d9d9d9"/>
    </style:style>
    <style:style style:name="ConditionalStyle_5f_739" style:display-name="ConditionalStyle_739" style:family="table-cell" style:parent-style-name="Default">
      <style:table-cell-properties fo:background-color="#ddedbb"/>
    </style:style>
    <style:style style:name="ConditionalStyle_5f_738" style:display-name="ConditionalStyle_738" style:family="table-cell" style:parent-style-name="Default">
      <style:table-cell-properties fo:background-color="#ddedbb"/>
    </style:style>
    <style:style style:name="ConditionalStyle_5f_737" style:display-name="ConditionalStyle_737" style:family="table-cell" style:parent-style-name="Default">
      <style:table-cell-properties fo:background-color="#eef6dd"/>
    </style:style>
    <style:style style:name="ConditionalStyle_5f_736" style:display-name="ConditionalStyle_736" style:family="table-cell" style:parent-style-name="Default">
      <style:table-cell-properties fo:background-color="#eef6dd"/>
    </style:style>
    <style:style style:name="ConditionalStyle_5f_735" style:display-name="ConditionalStyle_735" style:family="table-cell" style:parent-style-name="Default">
      <style:table-cell-properties fo:background-color="#ffe5d9"/>
    </style:style>
    <style:style style:name="ConditionalStyle_5f_734" style:display-name="ConditionalStyle_734" style:family="table-cell" style:parent-style-name="Default">
      <style:table-cell-properties fo:background-color="#ffe5d9"/>
    </style:style>
    <style:style style:name="ConditionalStyle_5f_733" style:display-name="ConditionalStyle_733" style:family="table-cell" style:parent-style-name="Default">
      <style:table-cell-properties fo:background-color="#ffcbb3"/>
    </style:style>
    <style:style style:name="ConditionalStyle_5f_732" style:display-name="ConditionalStyle_732" style:family="table-cell" style:parent-style-name="Default">
      <style:table-cell-properties fo:background-color="#ffcbb3"/>
    </style:style>
    <style:style style:name="ConditionalStyle_5f_731" style:display-name="ConditionalStyle_731" style:family="table-cell" style:parent-style-name="Default">
      <style:table-cell-properties fo:background-color="#ffb18c"/>
    </style:style>
    <style:style style:name="ConditionalStyle_5f_730" style:display-name="ConditionalStyle_730" style:family="table-cell" style:parent-style-name="Default">
      <style:table-cell-properties fo:background-color="#cbe39a"/>
    </style:style>
    <style:style style:name="ConditionalStyle_5f_729" style:display-name="ConditionalStyle_729" style:family="table-cell" style:parent-style-name="Default">
      <style:table-cell-properties fo:background-color="#ffb18c"/>
    </style:style>
    <style:style style:name="ConditionalStyle_5f_728" style:display-name="ConditionalStyle_728" style:family="table-cell" style:parent-style-name="Default">
      <style:table-cell-properties fo:background-color="#ffcbb3"/>
    </style:style>
    <style:style style:name="ConditionalStyle_5f_727" style:display-name="ConditionalStyle_727" style:family="table-cell" style:parent-style-name="Default">
      <style:table-cell-properties fo:background-color="#ddedbb"/>
    </style:style>
    <style:style style:name="ConditionalStyle_5f_726" style:display-name="ConditionalStyle_726" style:family="table-cell" style:parent-style-name="Default">
      <style:table-cell-properties fo:background-color="#eef6dd"/>
    </style:style>
    <style:style style:name="ConditionalStyle_5f_725" style:display-name="ConditionalStyle_725" style:family="table-cell" style:parent-style-name="Default">
      <style:table-cell-properties fo:background-color="#ffb18c"/>
    </style:style>
    <style:style style:name="ConditionalStyle_5f_724" style:display-name="ConditionalStyle_724" style:family="table-cell" style:parent-style-name="Default">
      <style:table-cell-properties fo:background-color="#ffcbb3"/>
    </style:style>
    <style:style style:name="ConditionalStyle_5f_723" style:display-name="ConditionalStyle_723" style:family="table-cell" style:parent-style-name="Default">
      <style:table-cell-properties fo:background-color="#d9d9d9"/>
    </style:style>
    <style:style style:name="ConditionalStyle_5f_722" style:display-name="ConditionalStyle_722" style:family="table-cell" style:parent-style-name="Default">
      <style:table-cell-properties fo:background-color="#ddedbb"/>
    </style:style>
    <style:style style:name="ConditionalStyle_5f_721" style:display-name="ConditionalStyle_721" style:family="table-cell" style:parent-style-name="Default">
      <style:table-cell-properties fo:background-color="#ddedbb"/>
    </style:style>
    <style:style style:name="ConditionalStyle_5f_720" style:display-name="ConditionalStyle_720" style:family="table-cell" style:parent-style-name="Default">
      <style:table-cell-properties fo:background-color="#eef6dd"/>
    </style:style>
    <style:style style:name="ConditionalStyle_5f_719" style:display-name="ConditionalStyle_719" style:family="table-cell" style:parent-style-name="Default">
      <style:table-cell-properties fo:background-color="#eef6dd"/>
    </style:style>
    <style:style style:name="ConditionalStyle_5f_718" style:display-name="ConditionalStyle_718" style:family="table-cell" style:parent-style-name="Default">
      <style:table-cell-properties fo:background-color="#ffe5d9"/>
    </style:style>
    <style:style style:name="ConditionalStyle_5f_717" style:display-name="ConditionalStyle_717" style:family="table-cell" style:parent-style-name="Default">
      <style:table-cell-properties fo:background-color="#ffe5d9"/>
    </style:style>
    <style:style style:name="ConditionalStyle_5f_716" style:display-name="ConditionalStyle_716" style:family="table-cell" style:parent-style-name="Default">
      <style:table-cell-properties fo:background-color="#ffcbb3"/>
    </style:style>
    <style:style style:name="ConditionalStyle_5f_715" style:display-name="ConditionalStyle_715" style:family="table-cell" style:parent-style-name="Default">
      <style:table-cell-properties fo:background-color="#ffcbb3"/>
    </style:style>
    <style:style style:name="ConditionalStyle_5f_714" style:display-name="ConditionalStyle_714" style:family="table-cell" style:parent-style-name="Default">
      <style:table-cell-properties fo:background-color="#ffb18c"/>
    </style:style>
    <style:style style:name="ConditionalStyle_5f_713" style:display-name="ConditionalStyle_713" style:family="table-cell" style:parent-style-name="Default">
      <style:table-cell-properties fo:background-color="#cbe39a"/>
    </style:style>
    <style:style style:name="ConditionalStyle_5f_712" style:display-name="ConditionalStyle_712" style:family="table-cell" style:parent-style-name="Default">
      <style:table-cell-properties fo:background-color="#ffb18c"/>
    </style:style>
    <style:style style:name="ConditionalStyle_5f_711" style:display-name="ConditionalStyle_711" style:family="table-cell" style:parent-style-name="Default">
      <style:table-cell-properties fo:background-color="#ffcbb3"/>
    </style:style>
    <style:style style:name="ConditionalStyle_5f_710" style:display-name="ConditionalStyle_710" style:family="table-cell" style:parent-style-name="Default">
      <style:table-cell-properties fo:background-color="#ddedbb"/>
    </style:style>
    <style:style style:name="ConditionalStyle_5f_709" style:display-name="ConditionalStyle_709" style:family="table-cell" style:parent-style-name="Default">
      <style:table-cell-properties fo:background-color="#eef6dd"/>
    </style:style>
    <style:style style:name="ConditionalStyle_5f_708" style:display-name="ConditionalStyle_708" style:family="table-cell" style:parent-style-name="Default">
      <style:table-cell-properties fo:background-color="#ffb18c"/>
    </style:style>
    <style:style style:name="ConditionalStyle_5f_707" style:display-name="ConditionalStyle_707" style:family="table-cell" style:parent-style-name="Default">
      <style:table-cell-properties fo:background-color="#ffcbb3"/>
    </style:style>
    <style:style style:name="ConditionalStyle_5f_706" style:display-name="ConditionalStyle_706" style:family="table-cell" style:parent-style-name="Default">
      <style:table-cell-properties fo:background-color="#d9d9d9"/>
    </style:style>
    <style:style style:name="ConditionalStyle_5f_705" style:display-name="ConditionalStyle_705" style:family="table-cell" style:parent-style-name="Default">
      <style:table-cell-properties fo:background-color="#ddedbb"/>
    </style:style>
    <style:style style:name="ConditionalStyle_5f_704" style:display-name="ConditionalStyle_704" style:family="table-cell" style:parent-style-name="Default">
      <style:table-cell-properties fo:background-color="#ddedbb"/>
    </style:style>
    <style:style style:name="ConditionalStyle_5f_703" style:display-name="ConditionalStyle_703" style:family="table-cell" style:parent-style-name="Default">
      <style:table-cell-properties fo:background-color="#eef6dd"/>
    </style:style>
    <style:style style:name="ConditionalStyle_5f_702" style:display-name="ConditionalStyle_702" style:family="table-cell" style:parent-style-name="Default">
      <style:table-cell-properties fo:background-color="#eef6dd"/>
    </style:style>
    <style:style style:name="ConditionalStyle_5f_701" style:display-name="ConditionalStyle_701" style:family="table-cell" style:parent-style-name="Default">
      <style:table-cell-properties fo:background-color="#ffe5d9"/>
    </style:style>
    <style:style style:name="ConditionalStyle_5f_700" style:display-name="ConditionalStyle_700" style:family="table-cell" style:parent-style-name="Default">
      <style:table-cell-properties fo:background-color="#ffe5d9"/>
    </style:style>
    <style:style style:name="ConditionalStyle_5f_699" style:display-name="ConditionalStyle_699" style:family="table-cell" style:parent-style-name="Default">
      <style:table-cell-properties fo:background-color="#ffcbb3"/>
    </style:style>
    <style:style style:name="ConditionalStyle_5f_698" style:display-name="ConditionalStyle_698" style:family="table-cell" style:parent-style-name="Default">
      <style:table-cell-properties fo:background-color="#ffcbb3"/>
    </style:style>
    <style:style style:name="ConditionalStyle_5f_697" style:display-name="ConditionalStyle_697" style:family="table-cell" style:parent-style-name="Default">
      <style:table-cell-properties fo:background-color="#ffb18c"/>
    </style:style>
    <style:style style:name="ConditionalStyle_5f_696" style:display-name="ConditionalStyle_696" style:family="table-cell" style:parent-style-name="Default">
      <style:table-cell-properties fo:background-color="#cbe39a"/>
    </style:style>
    <style:style style:name="ConditionalStyle_5f_695" style:display-name="ConditionalStyle_695" style:family="table-cell" style:parent-style-name="Default">
      <style:table-cell-properties fo:background-color="#ffb18c"/>
    </style:style>
    <style:style style:name="ConditionalStyle_5f_694" style:display-name="ConditionalStyle_694" style:family="table-cell" style:parent-style-name="Default">
      <style:table-cell-properties fo:background-color="#ffcbb3"/>
    </style:style>
    <style:style style:name="ConditionalStyle_5f_693" style:display-name="ConditionalStyle_693" style:family="table-cell" style:parent-style-name="Default">
      <style:table-cell-properties fo:background-color="#ddedbb"/>
    </style:style>
    <style:style style:name="ConditionalStyle_5f_692" style:display-name="ConditionalStyle_692" style:family="table-cell" style:parent-style-name="Default">
      <style:table-cell-properties fo:background-color="#eef6dd"/>
    </style:style>
    <style:style style:name="ConditionalStyle_5f_691" style:display-name="ConditionalStyle_691" style:family="table-cell" style:parent-style-name="Default">
      <style:table-cell-properties fo:background-color="#d9d9d9"/>
    </style:style>
    <style:style style:name="ConditionalStyle_5f_690" style:display-name="ConditionalStyle_690" style:family="table-cell" style:parent-style-name="Default">
      <style:table-cell-properties fo:background-color="#ddedbb"/>
    </style:style>
    <style:style style:name="ConditionalStyle_5f_689" style:display-name="ConditionalStyle_689" style:family="table-cell" style:parent-style-name="Default">
      <style:table-cell-properties fo:background-color="#ddedbb"/>
    </style:style>
    <style:style style:name="ConditionalStyle_5f_688" style:display-name="ConditionalStyle_688" style:family="table-cell" style:parent-style-name="Default">
      <style:table-cell-properties fo:background-color="#eef6dd"/>
    </style:style>
    <style:style style:name="ConditionalStyle_5f_687" style:display-name="ConditionalStyle_687" style:family="table-cell" style:parent-style-name="Default">
      <style:table-cell-properties fo:background-color="#eef6dd"/>
    </style:style>
    <style:style style:name="ConditionalStyle_5f_686" style:display-name="ConditionalStyle_686" style:family="table-cell" style:parent-style-name="Default">
      <style:table-cell-properties fo:background-color="#ffcbb3"/>
    </style:style>
    <style:style style:name="ConditionalStyle_5f_685" style:display-name="ConditionalStyle_685" style:family="table-cell" style:parent-style-name="Default">
      <style:table-cell-properties fo:background-color="#ffe5d9"/>
    </style:style>
    <style:style style:name="ConditionalStyle_5f_684" style:display-name="ConditionalStyle_684" style:family="table-cell" style:parent-style-name="Default">
      <style:table-cell-properties fo:background-color="#ffb18c"/>
    </style:style>
    <style:style style:name="ConditionalStyle_5f_683" style:display-name="ConditionalStyle_683" style:family="table-cell" style:parent-style-name="Default">
      <style:table-cell-properties fo:background-color="#ffb18c"/>
    </style:style>
    <style:style style:name="ConditionalStyle_5f_682" style:display-name="ConditionalStyle_682" style:family="table-cell" style:parent-style-name="Default">
      <style:table-cell-properties fo:background-color="#ffb18c"/>
    </style:style>
    <style:style style:name="ConditionalStyle_5f_681" style:display-name="ConditionalStyle_681" style:family="table-cell" style:parent-style-name="Default">
      <style:table-cell-properties fo:background-color="#cbe39a"/>
    </style:style>
    <style:style style:name="ConditionalStyle_5f_680" style:display-name="ConditionalStyle_680" style:family="table-cell" style:parent-style-name="Default">
      <style:table-cell-properties fo:background-color="#cbe39a"/>
    </style:style>
    <style:style style:name="ConditionalStyle_5f_679" style:display-name="ConditionalStyle_679" style:family="table-cell" style:parent-style-name="Default">
      <style:table-cell-properties fo:background-color="#eef6dd"/>
    </style:style>
    <style:style style:name="ConditionalStyle_5f_678" style:display-name="ConditionalStyle_678" style:family="table-cell" style:parent-style-name="Default">
      <style:table-cell-properties fo:background-color="#ffab8f"/>
    </style:style>
    <style:style style:name="ConditionalStyle_5f_677" style:display-name="ConditionalStyle_677" style:family="table-cell" style:parent-style-name="Default">
      <style:table-cell-properties fo:background-color="#ffd5c7"/>
    </style:style>
    <style:style style:name="ConditionalStyle_5f_676" style:display-name="ConditionalStyle_676" style:family="table-cell" style:parent-style-name="Default">
      <style:table-cell-properties fo:background-color="#cbe39a"/>
    </style:style>
    <style:style style:name="ConditionalStyle_5f_675" style:display-name="ConditionalStyle_675" style:family="table-cell" style:parent-style-name="Default">
      <style:table-cell-properties fo:background-color="#eef6dd"/>
    </style:style>
    <style:style style:name="ConditionalStyle_5f_674" style:display-name="ConditionalStyle_674" style:family="table-cell" style:parent-style-name="Default">
      <style:table-cell-properties fo:background-color="#ffab8f"/>
    </style:style>
    <style:style style:name="ConditionalStyle_5f_673" style:display-name="ConditionalStyle_673" style:family="table-cell" style:parent-style-name="Default">
      <style:table-cell-properties fo:background-color="#ffd5c7"/>
    </style:style>
    <style:style style:name="ConditionalStyle_5f_672" style:display-name="ConditionalStyle_672" style:family="table-cell" style:parent-style-name="Default">
      <style:table-cell-properties fo:background-color="#ddedbb"/>
    </style:style>
    <style:style style:name="ConditionalStyle_5f_671" style:display-name="ConditionalStyle_671" style:family="table-cell" style:parent-style-name="Default">
      <style:table-cell-properties fo:background-color="#eef6dd"/>
    </style:style>
    <style:style style:name="ConditionalStyle_5f_670" style:display-name="ConditionalStyle_670" style:family="table-cell" style:parent-style-name="Default">
      <style:table-cell-properties fo:background-color="#d9d9d9"/>
    </style:style>
    <style:style style:name="ConditionalStyle_5f_669" style:display-name="ConditionalStyle_669" style:family="table-cell" style:parent-style-name="Default">
      <style:table-cell-properties fo:background-color="#ddedbb"/>
    </style:style>
    <style:style style:name="ConditionalStyle_5f_668" style:display-name="ConditionalStyle_668" style:family="table-cell" style:parent-style-name="Default">
      <style:table-cell-properties fo:background-color="#ddedbb"/>
    </style:style>
    <style:style style:name="ConditionalStyle_5f_667" style:display-name="ConditionalStyle_667" style:family="table-cell" style:parent-style-name="Default">
      <style:table-cell-properties fo:background-color="#eef6dd"/>
    </style:style>
    <style:style style:name="ConditionalStyle_5f_666" style:display-name="ConditionalStyle_666" style:family="table-cell" style:parent-style-name="Default">
      <style:table-cell-properties fo:background-color="#eef6dd"/>
    </style:style>
    <style:style style:name="ConditionalStyle_5f_665" style:display-name="ConditionalStyle_665" style:family="table-cell" style:parent-style-name="Default">
      <style:table-cell-properties fo:background-color="#ffcbb3"/>
    </style:style>
    <style:style style:name="ConditionalStyle_5f_664" style:display-name="ConditionalStyle_664" style:family="table-cell" style:parent-style-name="Default">
      <style:table-cell-properties fo:background-color="#ffe5d9"/>
    </style:style>
    <style:style style:name="ConditionalStyle_5f_663" style:display-name="ConditionalStyle_663" style:family="table-cell" style:parent-style-name="Default">
      <style:table-cell-properties fo:background-color="#ffb18c"/>
    </style:style>
    <style:style style:name="ConditionalStyle_5f_662" style:display-name="ConditionalStyle_662" style:family="table-cell" style:parent-style-name="Default">
      <style:table-cell-properties fo:background-color="#ffb18c"/>
    </style:style>
    <style:style style:name="ConditionalStyle_5f_661" style:display-name="ConditionalStyle_661" style:family="table-cell" style:parent-style-name="Default">
      <style:table-cell-properties fo:background-color="#ffb18c"/>
    </style:style>
    <style:style style:name="ConditionalStyle_5f_660" style:display-name="ConditionalStyle_660" style:family="table-cell" style:parent-style-name="Default">
      <style:table-cell-properties fo:background-color="#cbe39a"/>
    </style:style>
    <style:style style:name="ConditionalStyle_5f_659" style:display-name="ConditionalStyle_659" style:family="table-cell" style:parent-style-name="Default">
      <style:table-cell-properties fo:background-color="#ddedbb"/>
    </style:style>
    <style:style style:name="ConditionalStyle_5f_658" style:display-name="ConditionalStyle_658" style:family="table-cell" style:parent-style-name="Default">
      <style:table-cell-properties fo:background-color="#eef6dd"/>
    </style:style>
    <style:style style:name="ConditionalStyle_5f_657" style:display-name="ConditionalStyle_657" style:family="table-cell" style:parent-style-name="Default">
      <style:table-cell-properties fo:background-color="#d9d9d9"/>
    </style:style>
    <style:style style:name="ConditionalStyle_5f_656" style:display-name="ConditionalStyle_656" style:family="table-cell" style:parent-style-name="Default">
      <style:table-cell-properties fo:background-color="#ddedbb"/>
    </style:style>
    <style:style style:name="ConditionalStyle_5f_655" style:display-name="ConditionalStyle_655" style:family="table-cell" style:parent-style-name="Default">
      <style:table-cell-properties fo:background-color="#ddedbb"/>
    </style:style>
    <style:style style:name="ConditionalStyle_5f_654" style:display-name="ConditionalStyle_654" style:family="table-cell" style:parent-style-name="Default">
      <style:table-cell-properties fo:background-color="#eef6dd"/>
    </style:style>
    <style:style style:name="ConditionalStyle_5f_653" style:display-name="ConditionalStyle_653" style:family="table-cell" style:parent-style-name="Default">
      <style:table-cell-properties fo:background-color="#eef6dd"/>
    </style:style>
    <style:style style:name="ConditionalStyle_5f_652" style:display-name="ConditionalStyle_652" style:family="table-cell" style:parent-style-name="Default">
      <style:table-cell-properties fo:background-color="#ffcbb3"/>
    </style:style>
    <style:style style:name="ConditionalStyle_5f_651" style:display-name="ConditionalStyle_651" style:family="table-cell" style:parent-style-name="Default">
      <style:table-cell-properties fo:background-color="#ffe5d9"/>
    </style:style>
    <style:style style:name="ConditionalStyle_5f_650" style:display-name="ConditionalStyle_650" style:family="table-cell" style:parent-style-name="Default">
      <style:table-cell-properties fo:background-color="#ffb18c"/>
    </style:style>
    <style:style style:name="ConditionalStyle_5f_649" style:display-name="ConditionalStyle_649" style:family="table-cell" style:parent-style-name="Default">
      <style:table-cell-properties fo:background-color="#ffb18c"/>
    </style:style>
    <style:style style:name="ConditionalStyle_5f_648" style:display-name="ConditionalStyle_648" style:family="table-cell" style:parent-style-name="Default">
      <style:table-cell-properties fo:background-color="#ffb18c"/>
    </style:style>
    <style:style style:name="ConditionalStyle_5f_647" style:display-name="ConditionalStyle_647" style:family="table-cell" style:parent-style-name="Default">
      <style:table-cell-properties fo:background-color="#cbe39a"/>
    </style:style>
    <style:style style:name="ConditionalStyle_5f_646" style:display-name="ConditionalStyle_646" style:family="table-cell" style:parent-style-name="Default">
      <style:table-cell-properties fo:background-color="#ddedbb"/>
    </style:style>
    <style:style style:name="ConditionalStyle_5f_645" style:display-name="ConditionalStyle_645" style:family="table-cell" style:parent-style-name="Default">
      <style:table-cell-properties fo:background-color="#eef6dd"/>
    </style:style>
    <style:style style:name="ConditionalStyle_5f_644" style:display-name="ConditionalStyle_644" style:family="table-cell" style:parent-style-name="Default">
      <style:table-cell-properties fo:background-color="#d9d9d9"/>
    </style:style>
    <style:style style:name="ConditionalStyle_5f_643" style:display-name="ConditionalStyle_643" style:family="table-cell" style:parent-style-name="Default">
      <style:table-cell-properties fo:background-color="#ddedbb"/>
    </style:style>
    <style:style style:name="ConditionalStyle_5f_642" style:display-name="ConditionalStyle_642" style:family="table-cell" style:parent-style-name="Default">
      <style:table-cell-properties fo:background-color="#ddedbb"/>
    </style:style>
    <style:style style:name="ConditionalStyle_5f_641" style:display-name="ConditionalStyle_641" style:family="table-cell" style:parent-style-name="Default">
      <style:table-cell-properties fo:background-color="#eef6dd"/>
    </style:style>
    <style:style style:name="ConditionalStyle_5f_640" style:display-name="ConditionalStyle_640" style:family="table-cell" style:parent-style-name="Default">
      <style:table-cell-properties fo:background-color="#eef6dd"/>
    </style:style>
    <style:style style:name="ConditionalStyle_5f_639" style:display-name="ConditionalStyle_639" style:family="table-cell" style:parent-style-name="Default">
      <style:table-cell-properties fo:background-color="#ffcbb3"/>
    </style:style>
    <style:style style:name="ConditionalStyle_5f_638" style:display-name="ConditionalStyle_638" style:family="table-cell" style:parent-style-name="Default">
      <style:table-cell-properties fo:background-color="#ffcbb3"/>
    </style:style>
    <style:style style:name="ConditionalStyle_5f_637" style:display-name="ConditionalStyle_637" style:family="table-cell" style:parent-style-name="Default">
      <style:table-cell-properties fo:background-color="#ffb18c"/>
    </style:style>
    <style:style style:name="ConditionalStyle_5f_636" style:display-name="ConditionalStyle_636" style:family="table-cell" style:parent-style-name="Default">
      <style:table-cell-properties fo:background-color="#ffb18c"/>
    </style:style>
    <style:style style:name="ConditionalStyle_5f_635" style:display-name="ConditionalStyle_635" style:family="table-cell" style:parent-style-name="Default">
      <style:table-cell-properties fo:background-color="#ffb18c"/>
    </style:style>
    <style:style style:name="ConditionalStyle_5f_634" style:display-name="ConditionalStyle_634" style:family="table-cell" style:parent-style-name="Default">
      <style:table-cell-properties fo:background-color="#cbe39a"/>
    </style:style>
    <style:style style:name="ConditionalStyle_5f_633" style:display-name="ConditionalStyle_633" style:family="table-cell" style:parent-style-name="Default">
      <style:table-cell-properties fo:background-color="#ddedbb"/>
    </style:style>
    <style:style style:name="ConditionalStyle_5f_632" style:display-name="ConditionalStyle_632" style:family="table-cell" style:parent-style-name="Default">
      <style:table-cell-properties fo:background-color="#eef6dd"/>
    </style:style>
    <style:style style:name="ConditionalStyle_5f_631" style:display-name="ConditionalStyle_631" style:family="table-cell" style:parent-style-name="Default">
      <style:table-cell-properties fo:background-color="#d9d9d9"/>
    </style:style>
    <style:style style:name="ConditionalStyle_5f_630" style:display-name="ConditionalStyle_630" style:family="table-cell" style:parent-style-name="Default">
      <style:table-cell-properties fo:background-color="#ddedbb"/>
    </style:style>
    <style:style style:name="ConditionalStyle_5f_629" style:display-name="ConditionalStyle_629" style:family="table-cell" style:parent-style-name="Default">
      <style:table-cell-properties fo:background-color="#ddedbb"/>
    </style:style>
    <style:style style:name="ConditionalStyle_5f_628" style:display-name="ConditionalStyle_628" style:family="table-cell" style:parent-style-name="Default">
      <style:table-cell-properties fo:background-color="#eef6dd"/>
    </style:style>
    <style:style style:name="ConditionalStyle_5f_627" style:display-name="ConditionalStyle_627" style:family="table-cell" style:parent-style-name="Default">
      <style:table-cell-properties fo:background-color="#eef6dd"/>
    </style:style>
    <style:style style:name="ConditionalStyle_5f_626" style:display-name="ConditionalStyle_626" style:family="table-cell" style:parent-style-name="Default">
      <style:table-cell-properties fo:background-color="#ffcbb3"/>
    </style:style>
    <style:style style:name="ConditionalStyle_5f_625" style:display-name="ConditionalStyle_625" style:family="table-cell" style:parent-style-name="Default">
      <style:table-cell-properties fo:background-color="#ffe5d9"/>
    </style:style>
    <style:style style:name="ConditionalStyle_5f_624" style:display-name="ConditionalStyle_624" style:family="table-cell" style:parent-style-name="Default">
      <style:table-cell-properties fo:background-color="#ffb18c"/>
    </style:style>
    <style:style style:name="ConditionalStyle_5f_623" style:display-name="ConditionalStyle_623" style:family="table-cell" style:parent-style-name="Default">
      <style:table-cell-properties fo:background-color="#ffb18c"/>
    </style:style>
    <style:style style:name="ConditionalStyle_5f_622" style:display-name="ConditionalStyle_622" style:family="table-cell" style:parent-style-name="Default">
      <style:table-cell-properties fo:background-color="#ffb18c"/>
    </style:style>
    <style:style style:name="ConditionalStyle_5f_621" style:display-name="ConditionalStyle_621" style:family="table-cell" style:parent-style-name="Default">
      <style:table-cell-properties fo:background-color="#cbe39a"/>
    </style:style>
    <style:style style:name="ConditionalStyle_5f_620" style:display-name="ConditionalStyle_620" style:family="table-cell" style:parent-style-name="Default">
      <style:table-cell-properties fo:background-color="#ddedbb"/>
    </style:style>
    <style:style style:name="ConditionalStyle_5f_619" style:display-name="ConditionalStyle_619" style:family="table-cell" style:parent-style-name="Default">
      <style:table-cell-properties fo:background-color="#eef6dd"/>
    </style:style>
    <style:style style:name="ConditionalStyle_5f_618" style:display-name="ConditionalStyle_618" style:family="table-cell" style:parent-style-name="Default">
      <style:table-cell-properties fo:background-color="#d9d9d9"/>
    </style:style>
    <style:style style:name="ConditionalStyle_5f_617" style:display-name="ConditionalStyle_617" style:family="table-cell" style:parent-style-name="Default">
      <style:table-cell-properties fo:background-color="#ddedbb"/>
    </style:style>
    <style:style style:name="ConditionalStyle_5f_616" style:display-name="ConditionalStyle_616" style:family="table-cell" style:parent-style-name="Default">
      <style:table-cell-properties fo:background-color="#ddedbb"/>
    </style:style>
    <style:style style:name="ConditionalStyle_5f_615" style:display-name="ConditionalStyle_615" style:family="table-cell" style:parent-style-name="Default">
      <style:table-cell-properties fo:background-color="#eef6dd"/>
    </style:style>
    <style:style style:name="ConditionalStyle_5f_614" style:display-name="ConditionalStyle_614" style:family="table-cell" style:parent-style-name="Default">
      <style:table-cell-properties fo:background-color="#eef6dd"/>
    </style:style>
    <style:style style:name="ConditionalStyle_5f_613" style:display-name="ConditionalStyle_613" style:family="table-cell" style:parent-style-name="Default">
      <style:table-cell-properties fo:background-color="#ffcbb3"/>
    </style:style>
    <style:style style:name="ConditionalStyle_5f_612" style:display-name="ConditionalStyle_612" style:family="table-cell" style:parent-style-name="Default">
      <style:table-cell-properties fo:background-color="#ffe5d9"/>
    </style:style>
    <style:style style:name="ConditionalStyle_5f_611" style:display-name="ConditionalStyle_611" style:family="table-cell" style:parent-style-name="Default">
      <style:table-cell-properties fo:background-color="#ffb18c"/>
    </style:style>
    <style:style style:name="ConditionalStyle_5f_610" style:display-name="ConditionalStyle_610" style:family="table-cell" style:parent-style-name="Default">
      <style:table-cell-properties fo:background-color="#ffb18c"/>
    </style:style>
    <style:style style:name="ConditionalStyle_5f_609" style:display-name="ConditionalStyle_609" style:family="table-cell" style:parent-style-name="Default">
      <style:table-cell-properties fo:background-color="#ffb18c"/>
    </style:style>
    <style:style style:name="ConditionalStyle_5f_608" style:display-name="ConditionalStyle_608" style:family="table-cell" style:parent-style-name="Default">
      <style:table-cell-properties fo:background-color="#cbe39a"/>
    </style:style>
    <style:style style:name="ConditionalStyle_5f_607" style:display-name="ConditionalStyle_607" style:family="table-cell" style:parent-style-name="Default">
      <style:table-cell-properties fo:background-color="#ddedbb"/>
    </style:style>
    <style:style style:name="ConditionalStyle_5f_606" style:display-name="ConditionalStyle_606" style:family="table-cell" style:parent-style-name="Default">
      <style:table-cell-properties fo:background-color="#eef6dd"/>
    </style:style>
    <style:style style:name="ConditionalStyle_5f_605" style:display-name="ConditionalStyle_605" style:family="table-cell" style:parent-style-name="Default">
      <style:table-cell-properties fo:background-color="#d9d9d9"/>
    </style:style>
    <style:style style:name="ConditionalStyle_5f_604" style:display-name="ConditionalStyle_604" style:family="table-cell" style:parent-style-name="Default">
      <style:table-cell-properties fo:background-color="#ddedbb"/>
    </style:style>
    <style:style style:name="ConditionalStyle_5f_603" style:display-name="ConditionalStyle_603" style:family="table-cell" style:parent-style-name="Default">
      <style:table-cell-properties fo:background-color="#ddedbb"/>
    </style:style>
    <style:style style:name="ConditionalStyle_5f_602" style:display-name="ConditionalStyle_602" style:family="table-cell" style:parent-style-name="Default">
      <style:table-cell-properties fo:background-color="#eef6dd"/>
    </style:style>
    <style:style style:name="ConditionalStyle_5f_601" style:display-name="ConditionalStyle_601" style:family="table-cell" style:parent-style-name="Default">
      <style:table-cell-properties fo:background-color="#eef6dd"/>
    </style:style>
    <style:style style:name="ConditionalStyle_5f_600" style:display-name="ConditionalStyle_600" style:family="table-cell" style:parent-style-name="Default">
      <style:table-cell-properties fo:background-color="#ffcbb3"/>
    </style:style>
    <style:style style:name="ConditionalStyle_5f_599" style:display-name="ConditionalStyle_599" style:family="table-cell" style:parent-style-name="Default">
      <style:table-cell-properties fo:background-color="#ffe5d9"/>
    </style:style>
    <style:style style:name="ConditionalStyle_5f_598" style:display-name="ConditionalStyle_598" style:family="table-cell" style:parent-style-name="Default">
      <style:table-cell-properties fo:background-color="#ffb18c"/>
    </style:style>
    <style:style style:name="ConditionalStyle_5f_597" style:display-name="ConditionalStyle_597" style:family="table-cell" style:parent-style-name="Default">
      <style:table-cell-properties fo:background-color="#ffb18c"/>
    </style:style>
    <style:style style:name="ConditionalStyle_5f_596" style:display-name="ConditionalStyle_596" style:family="table-cell" style:parent-style-name="Default">
      <style:table-cell-properties fo:background-color="#ffb18c"/>
    </style:style>
    <style:style style:name="ConditionalStyle_5f_595" style:display-name="ConditionalStyle_595" style:family="table-cell" style:parent-style-name="Default">
      <style:table-cell-properties fo:background-color="#cbe39a"/>
    </style:style>
    <style:style style:name="ConditionalStyle_5f_594" style:display-name="ConditionalStyle_594" style:family="table-cell" style:parent-style-name="Default">
      <style:table-cell-properties fo:background-color="#ddedbb"/>
    </style:style>
    <style:style style:name="ConditionalStyle_5f_593" style:display-name="ConditionalStyle_593" style:family="table-cell" style:parent-style-name="Default">
      <style:table-cell-properties fo:background-color="#eef6dd"/>
    </style:style>
    <style:style style:name="ConditionalStyle_5f_592" style:display-name="ConditionalStyle_592" style:family="table-cell" style:parent-style-name="Default">
      <style:table-cell-properties fo:background-color="#d9d9d9"/>
    </style:style>
    <style:style style:name="ConditionalStyle_5f_591" style:display-name="ConditionalStyle_591" style:family="table-cell" style:parent-style-name="Default">
      <style:table-cell-properties fo:background-color="#ddedbb"/>
    </style:style>
    <style:style style:name="ConditionalStyle_5f_590" style:display-name="ConditionalStyle_590" style:family="table-cell" style:parent-style-name="Default">
      <style:table-cell-properties fo:background-color="#ddedbb"/>
    </style:style>
    <style:style style:name="ConditionalStyle_5f_589" style:display-name="ConditionalStyle_589" style:family="table-cell" style:parent-style-name="Default">
      <style:table-cell-properties fo:background-color="#eef6dd"/>
    </style:style>
    <style:style style:name="ConditionalStyle_5f_588" style:display-name="ConditionalStyle_588" style:family="table-cell" style:parent-style-name="Default">
      <style:table-cell-properties fo:background-color="#eef6dd"/>
    </style:style>
    <style:style style:name="ConditionalStyle_5f_587" style:display-name="ConditionalStyle_587" style:family="table-cell" style:parent-style-name="Default">
      <style:table-cell-properties fo:background-color="#ffcbb3"/>
    </style:style>
    <style:style style:name="ConditionalStyle_5f_586" style:display-name="ConditionalStyle_586" style:family="table-cell" style:parent-style-name="Default">
      <style:table-cell-properties fo:background-color="#ffe5d9"/>
    </style:style>
    <style:style style:name="ConditionalStyle_5f_585" style:display-name="ConditionalStyle_585" style:family="table-cell" style:parent-style-name="Default">
      <style:table-cell-properties fo:background-color="#ffb18c"/>
    </style:style>
    <style:style style:name="ConditionalStyle_5f_584" style:display-name="ConditionalStyle_584" style:family="table-cell" style:parent-style-name="Default">
      <style:table-cell-properties fo:background-color="#ffb18c"/>
    </style:style>
    <style:style style:name="ConditionalStyle_5f_583" style:display-name="ConditionalStyle_583" style:family="table-cell" style:parent-style-name="Default">
      <style:table-cell-properties fo:background-color="#ffb18c"/>
    </style:style>
    <style:style style:name="ConditionalStyle_5f_582" style:display-name="ConditionalStyle_582" style:family="table-cell" style:parent-style-name="Default">
      <style:table-cell-properties fo:background-color="#cbe39a"/>
    </style:style>
    <style:style style:name="ConditionalStyle_5f_581" style:display-name="ConditionalStyle_581" style:family="table-cell" style:parent-style-name="Default">
      <style:table-cell-properties fo:background-color="#ddedbb"/>
    </style:style>
    <style:style style:name="ConditionalStyle_5f_580" style:display-name="ConditionalStyle_580" style:family="table-cell" style:parent-style-name="Default">
      <style:table-cell-properties fo:background-color="#eef6dd"/>
    </style:style>
    <style:style style:name="ConditionalStyle_5f_579" style:display-name="ConditionalStyle_579" style:family="table-cell" style:parent-style-name="Default">
      <style:table-cell-properties fo:background-color="#d9d9d9"/>
    </style:style>
    <style:style style:name="ConditionalStyle_5f_578" style:display-name="ConditionalStyle_578" style:family="table-cell" style:parent-style-name="Default">
      <style:table-cell-properties fo:background-color="#ddedbb"/>
    </style:style>
    <style:style style:name="ConditionalStyle_5f_577" style:display-name="ConditionalStyle_577" style:family="table-cell" style:parent-style-name="Default">
      <style:table-cell-properties fo:background-color="#ddedbb"/>
    </style:style>
    <style:style style:name="ConditionalStyle_5f_576" style:display-name="ConditionalStyle_576" style:family="table-cell" style:parent-style-name="Default">
      <style:table-cell-properties fo:background-color="#eef6dd"/>
    </style:style>
    <style:style style:name="ConditionalStyle_5f_575" style:display-name="ConditionalStyle_575" style:family="table-cell" style:parent-style-name="Default">
      <style:table-cell-properties fo:background-color="#eef6dd"/>
    </style:style>
    <style:style style:name="ConditionalStyle_5f_574" style:display-name="ConditionalStyle_574" style:family="table-cell" style:parent-style-name="Default">
      <style:table-cell-properties fo:background-color="#ffcbb3"/>
    </style:style>
    <style:style style:name="ConditionalStyle_5f_573" style:display-name="ConditionalStyle_573" style:family="table-cell" style:parent-style-name="Default">
      <style:table-cell-properties fo:background-color="#ffe5d9"/>
    </style:style>
    <style:style style:name="ConditionalStyle_5f_572" style:display-name="ConditionalStyle_572" style:family="table-cell" style:parent-style-name="Default">
      <style:table-cell-properties fo:background-color="#ffb18c"/>
    </style:style>
    <style:style style:name="ConditionalStyle_5f_571" style:display-name="ConditionalStyle_571" style:family="table-cell" style:parent-style-name="Default">
      <style:table-cell-properties fo:background-color="#ffb18c"/>
    </style:style>
    <style:style style:name="ConditionalStyle_5f_570" style:display-name="ConditionalStyle_570" style:family="table-cell" style:parent-style-name="Default">
      <style:table-cell-properties fo:background-color="#ffb18c"/>
    </style:style>
    <style:style style:name="ConditionalStyle_5f_569" style:display-name="ConditionalStyle_569" style:family="table-cell" style:parent-style-name="Default">
      <style:table-cell-properties fo:background-color="#cbe39a"/>
    </style:style>
    <style:style style:name="ConditionalStyle_5f_568" style:display-name="ConditionalStyle_568" style:family="table-cell" style:parent-style-name="Default">
      <style:table-cell-properties fo:background-color="#ddedbb"/>
    </style:style>
    <style:style style:name="ConditionalStyle_5f_567" style:display-name="ConditionalStyle_567" style:family="table-cell" style:parent-style-name="Default">
      <style:table-cell-properties fo:background-color="#eef6dd"/>
    </style:style>
    <style:style style:name="ConditionalStyle_5f_566" style:display-name="ConditionalStyle_566" style:family="table-cell" style:parent-style-name="Default">
      <style:table-cell-properties fo:background-color="#d9d9d9"/>
    </style:style>
    <style:style style:name="ConditionalStyle_5f_565" style:display-name="ConditionalStyle_565" style:family="table-cell" style:parent-style-name="Default">
      <style:table-cell-properties fo:background-color="#ddedbb"/>
    </style:style>
    <style:style style:name="ConditionalStyle_5f_564" style:display-name="ConditionalStyle_564" style:family="table-cell" style:parent-style-name="Default">
      <style:table-cell-properties fo:background-color="#ddedbb"/>
    </style:style>
    <style:style style:name="ConditionalStyle_5f_563" style:display-name="ConditionalStyle_563" style:family="table-cell" style:parent-style-name="Default">
      <style:table-cell-properties fo:background-color="#eef6dd"/>
    </style:style>
    <style:style style:name="ConditionalStyle_5f_562" style:display-name="ConditionalStyle_562" style:family="table-cell" style:parent-style-name="Default">
      <style:table-cell-properties fo:background-color="#eef6dd"/>
    </style:style>
    <style:style style:name="ConditionalStyle_5f_561" style:display-name="ConditionalStyle_561" style:family="table-cell" style:parent-style-name="Default">
      <style:table-cell-properties fo:background-color="#ffcbb3"/>
    </style:style>
    <style:style style:name="ConditionalStyle_5f_560" style:display-name="ConditionalStyle_560" style:family="table-cell" style:parent-style-name="Default">
      <style:table-cell-properties fo:background-color="#ffe5d9"/>
    </style:style>
    <style:style style:name="ConditionalStyle_5f_559" style:display-name="ConditionalStyle_559" style:family="table-cell" style:parent-style-name="Default">
      <style:table-cell-properties fo:background-color="#ffb18c"/>
    </style:style>
    <style:style style:name="ConditionalStyle_5f_558" style:display-name="ConditionalStyle_558" style:family="table-cell" style:parent-style-name="Default">
      <style:table-cell-properties fo:background-color="#ffb18c"/>
    </style:style>
    <style:style style:name="ConditionalStyle_5f_557" style:display-name="ConditionalStyle_557" style:family="table-cell" style:parent-style-name="Default">
      <style:table-cell-properties fo:background-color="#ffb18c"/>
    </style:style>
    <style:style style:name="ConditionalStyle_5f_556" style:display-name="ConditionalStyle_556" style:family="table-cell" style:parent-style-name="Default">
      <style:table-cell-properties fo:background-color="#cbe39a"/>
    </style:style>
    <style:style style:name="ConditionalStyle_5f_555" style:display-name="ConditionalStyle_555" style:family="table-cell" style:parent-style-name="Default">
      <style:table-cell-properties fo:background-color="#ddedbb"/>
    </style:style>
    <style:style style:name="ConditionalStyle_5f_554" style:display-name="ConditionalStyle_554" style:family="table-cell" style:parent-style-name="Default">
      <style:table-cell-properties fo:background-color="#eef6dd"/>
    </style:style>
    <style:style style:name="ConditionalStyle_5f_553" style:display-name="ConditionalStyle_553" style:family="table-cell" style:parent-style-name="Default">
      <style:table-cell-properties fo:background-color="#d9d9d9"/>
    </style:style>
    <style:style style:name="ConditionalStyle_5f_552" style:display-name="ConditionalStyle_552" style:family="table-cell" style:parent-style-name="Default">
      <style:table-cell-properties fo:background-color="#ddedbb"/>
    </style:style>
    <style:style style:name="ConditionalStyle_5f_551" style:display-name="ConditionalStyle_551" style:family="table-cell" style:parent-style-name="Default">
      <style:table-cell-properties fo:background-color="#ddedbb"/>
    </style:style>
    <style:style style:name="ConditionalStyle_5f_550" style:display-name="ConditionalStyle_550" style:family="table-cell" style:parent-style-name="Default">
      <style:table-cell-properties fo:background-color="#eef6dd"/>
    </style:style>
    <style:style style:name="ConditionalStyle_5f_549" style:display-name="ConditionalStyle_549" style:family="table-cell" style:parent-style-name="Default">
      <style:table-cell-properties fo:background-color="#eef6dd"/>
    </style:style>
    <style:style style:name="ConditionalStyle_5f_548" style:display-name="ConditionalStyle_548" style:family="table-cell" style:parent-style-name="Default">
      <style:table-cell-properties fo:background-color="#ffcbb3"/>
    </style:style>
    <style:style style:name="ConditionalStyle_5f_547" style:display-name="ConditionalStyle_547" style:family="table-cell" style:parent-style-name="Default">
      <style:table-cell-properties fo:background-color="#ffe5d9"/>
    </style:style>
    <style:style style:name="ConditionalStyle_5f_546" style:display-name="ConditionalStyle_546" style:family="table-cell" style:parent-style-name="Default">
      <style:table-cell-properties fo:background-color="#ffb18c"/>
    </style:style>
    <style:style style:name="ConditionalStyle_5f_545" style:display-name="ConditionalStyle_545" style:family="table-cell" style:parent-style-name="Default">
      <style:table-cell-properties fo:background-color="#ffb18c"/>
    </style:style>
    <style:style style:name="ConditionalStyle_5f_544" style:display-name="ConditionalStyle_544" style:family="table-cell" style:parent-style-name="Default">
      <style:table-cell-properties fo:background-color="#ffb18c"/>
    </style:style>
    <style:style style:name="ConditionalStyle_5f_543" style:display-name="ConditionalStyle_543" style:family="table-cell" style:parent-style-name="Default">
      <style:table-cell-properties fo:background-color="#cbe39a"/>
    </style:style>
    <style:style style:name="ConditionalStyle_5f_542" style:display-name="ConditionalStyle_542" style:family="table-cell" style:parent-style-name="Default">
      <style:table-cell-properties fo:background-color="#ddedbb"/>
    </style:style>
    <style:style style:name="ConditionalStyle_5f_541" style:display-name="ConditionalStyle_541" style:family="table-cell" style:parent-style-name="Default">
      <style:table-cell-properties fo:background-color="#eef6dd"/>
    </style:style>
    <style:style style:name="ConditionalStyle_5f_540" style:display-name="ConditionalStyle_540" style:family="table-cell" style:parent-style-name="Default">
      <style:table-cell-properties fo:background-color="#d9d9d9"/>
    </style:style>
    <style:style style:name="ConditionalStyle_5f_539" style:display-name="ConditionalStyle_539" style:family="table-cell" style:parent-style-name="Default">
      <style:table-cell-properties fo:background-color="#ddedbb"/>
    </style:style>
    <style:style style:name="ConditionalStyle_5f_538" style:display-name="ConditionalStyle_538" style:family="table-cell" style:parent-style-name="Default">
      <style:table-cell-properties fo:background-color="#ddedbb"/>
    </style:style>
    <style:style style:name="ConditionalStyle_5f_537" style:display-name="ConditionalStyle_537" style:family="table-cell" style:parent-style-name="Default">
      <style:table-cell-properties fo:background-color="#eef6dd"/>
    </style:style>
    <style:style style:name="ConditionalStyle_5f_536" style:display-name="ConditionalStyle_536" style:family="table-cell" style:parent-style-name="Default">
      <style:table-cell-properties fo:background-color="#eef6dd"/>
    </style:style>
    <style:style style:name="ConditionalStyle_5f_535" style:display-name="ConditionalStyle_535" style:family="table-cell" style:parent-style-name="Default">
      <style:table-cell-properties fo:background-color="#ffcbb3"/>
    </style:style>
    <style:style style:name="ConditionalStyle_5f_534" style:display-name="ConditionalStyle_534" style:family="table-cell" style:parent-style-name="Default">
      <style:table-cell-properties fo:background-color="#ffe5d9"/>
    </style:style>
    <style:style style:name="ConditionalStyle_5f_533" style:display-name="ConditionalStyle_533" style:family="table-cell" style:parent-style-name="Default">
      <style:table-cell-properties fo:background-color="#ffb18c"/>
    </style:style>
    <style:style style:name="ConditionalStyle_5f_532" style:display-name="ConditionalStyle_532" style:family="table-cell" style:parent-style-name="Default">
      <style:table-cell-properties fo:background-color="#ffb18c"/>
    </style:style>
    <style:style style:name="ConditionalStyle_5f_531" style:display-name="ConditionalStyle_531" style:family="table-cell" style:parent-style-name="Default">
      <style:table-cell-properties fo:background-color="#ffb18c"/>
    </style:style>
    <style:style style:name="ConditionalStyle_5f_530" style:display-name="ConditionalStyle_530" style:family="table-cell" style:parent-style-name="Default">
      <style:table-cell-properties fo:background-color="#cbe39a"/>
    </style:style>
    <style:style style:name="ConditionalStyle_5f_36" style:display-name="ConditionalStyle_36" style:family="table-cell" style:parent-style-name="Default">
      <style:table-cell-properties fo:background-color="#ddedbb"/>
    </style:style>
    <style:style style:name="ConditionalStyle_5f_35" style:display-name="ConditionalStyle_35" style:family="table-cell" style:parent-style-name="Default">
      <style:table-cell-properties fo:background-color="#eef6dd"/>
    </style:style>
    <style:style style:name="ConditionalStyle_5f_34" style:display-name="ConditionalStyle_34" style:family="table-cell" style:parent-style-name="Default">
      <style:table-cell-properties fo:background-color="#ffe5d9"/>
    </style:style>
    <style:style style:name="ConditionalStyle_5f_33" style:display-name="ConditionalStyle_33" style:family="table-cell" style:parent-style-name="Default">
      <style:table-cell-properties fo:background-color="#ffcbb3"/>
    </style:style>
    <style:style style:name="ConditionalStyle_5f_32" style:display-name="ConditionalStyle_32" style:family="table-cell" style:parent-style-name="Default">
      <style:table-cell-properties fo:background-color="#d9d9d9"/>
    </style:style>
    <style:style style:name="ConditionalStyle_5f_31" style:display-name="ConditionalStyle_31" style:family="table-cell" style:parent-style-name="Default">
      <style:table-cell-properties fo:background-color="#ddedbb"/>
    </style:style>
    <style:style style:name="ConditionalStyle_5f_30" style:display-name="ConditionalStyle_30" style:family="table-cell" style:parent-style-name="Default">
      <style:table-cell-properties fo:background-color="#ddedbb"/>
    </style:style>
    <style:style style:name="ConditionalStyle_5f_29" style:display-name="ConditionalStyle_29" style:family="table-cell" style:parent-style-name="Default">
      <style:table-cell-properties fo:background-color="#eef6dd"/>
    </style:style>
    <style:style style:name="ConditionalStyle_5f_28" style:display-name="ConditionalStyle_28" style:family="table-cell" style:parent-style-name="Default">
      <style:table-cell-properties fo:background-color="#eef6dd"/>
    </style:style>
    <style:style style:name="ConditionalStyle_5f_27" style:display-name="ConditionalStyle_27" style:family="table-cell" style:parent-style-name="Default">
      <style:table-cell-properties fo:background-color="#ffe5d9"/>
    </style:style>
    <style:style style:name="ConditionalStyle_5f_26" style:display-name="ConditionalStyle_26" style:family="table-cell" style:parent-style-name="Default">
      <style:table-cell-properties fo:background-color="#ffe5d9"/>
    </style:style>
    <style:style style:name="ConditionalStyle_5f_25" style:display-name="ConditionalStyle_25" style:family="table-cell" style:parent-style-name="Default">
      <style:table-cell-properties fo:background-color="#ffcbb3"/>
    </style:style>
    <style:style style:name="ConditionalStyle_5f_24" style:display-name="ConditionalStyle_24" style:family="table-cell" style:parent-style-name="Default">
      <style:table-cell-properties fo:background-color="#ffcbb3"/>
    </style:style>
    <style:style style:name="ConditionalStyle_5f_23" style:display-name="ConditionalStyle_23" style:family="table-cell" style:parent-style-name="Default">
      <style:table-cell-properties fo:background-color="#ffb18c"/>
    </style:style>
    <style:style style:name="ConditionalStyle_5f_22" style:display-name="ConditionalStyle_22" style:family="table-cell" style:parent-style-name="Default">
      <style:table-cell-properties fo:background-color="#cbe39a"/>
    </style:style>
    <style:style style:name="ConditionalStyle_5f_6" style:display-name="ConditionalStyle_6" style:family="table-cell" style:parent-style-name="Default">
      <style:table-cell-properties fo:background-color="#cbe39a"/>
    </style:style>
    <style:style style:name="ConditionalStyle_5f_5" style:display-name="ConditionalStyle_5" style:family="table-cell" style:parent-style-name="Default">
      <style:table-cell-properties fo:background-color="#ffcbb3"/>
    </style:style>
    <style:style style:name="ConditionalStyle_5f_4" style:display-name="ConditionalStyle_4" style:family="table-cell" style:parent-style-name="Default">
      <style:table-cell-properties fo:background-color="#ffab8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loext:scale-to-Y="99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ganisation_20_summary_20_report" style:display-name="PageStyle_Organisation summary repor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.lomax@nhs.net</meta:initial-creator>
    <meta:print-date>2014-08-01T13:20:08</meta:print-date>
    <meta:creation-date>2014-06-05T08:09:28</meta:creation-date>
    <dc:date>2017-11-24T17:50:34.922711916</dc:date>
    <meta:generator>LibreOffice/5.4.1.2$Linux_X86_64 LibreOffice_project/40m0$Build-2</meta:generator>
    <meta:editing-duration>PT9M57S</meta:editing-duration>
    <meta:editing-cycles>1</meta:editing-cycles>
    <meta:document-statistic meta:table-count="1" meta:cell-count="11912" meta:object-count="0"/>
    <meta:user-defined meta:name="AppVersion">14.0300</meta:user-defined>
    <meta:user-defined meta:name="Company">IMS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